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21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</office:automatic-styles>
  <office:body>
    <office:spreadsheet>
      <table:calculation-settings table:automatic-find-labels="false"/>
      <table:table table:name="merge_obj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36" table:default-cell-style-name="Default"/>
        <table:table-column table:style-name="co4" table:number-columns-repeated="3" table:default-cell-style-name="Default"/>
        <table:table-column table:style-name="co4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PARALLEL MERGE</text:p>
          </table:table-cell>
          <table:table-cell table:number-columns-repeated="347"/>
        </table:table-row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office:value-type="string" calcext:value-type="string">
            <text:p>ITER_INCR</text:p>
          </table:table-cell>
          <table:table-cell table:number-columns-repeated="341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41"/>
        </table:table-row>
        <table:table-row table:style-name="ro1">
          <table:table-cell office:value-type="float" office:value="821825000" calcext:value-type="float">
            <text:p>821825000</text:p>
          </table:table-cell>
          <table:table-cell office:value-type="float" office:value="814099000" calcext:value-type="float">
            <text:p>814099000</text:p>
          </table:table-cell>
          <table:table-cell office:value-type="float" office:value="824749000" calcext:value-type="float">
            <text:p>824749000</text:p>
          </table:table-cell>
          <table:table-cell office:value-type="float" office:value="829446000" calcext:value-type="float">
            <text:p>829446000</text:p>
          </table:table-cell>
          <table:table-cell office:value-type="float" office:value="822114000" calcext:value-type="float">
            <text:p>822114000</text:p>
          </table:table-cell>
          <table:table-cell office:value-type="float" office:value="814342000" calcext:value-type="float">
            <text:p>814342000</text:p>
          </table:table-cell>
          <table:table-cell office:value-type="float" office:value="823597000" calcext:value-type="float">
            <text:p>823597000</text:p>
          </table:table-cell>
          <table:table-cell office:value-type="float" office:value="829548000" calcext:value-type="float">
            <text:p>829548000</text:p>
          </table:table-cell>
          <table:table-cell office:value-type="float" office:value="821477000" calcext:value-type="float">
            <text:p>821477000</text:p>
          </table:table-cell>
          <table:table-cell office:value-type="float" office:value="816446000" calcext:value-type="float">
            <text:p>816446000</text:p>
          </table:table-cell>
          <table:table-cell office:value-type="float" office:value="823926000" calcext:value-type="float">
            <text:p>823926000</text:p>
          </table:table-cell>
          <table:table-cell office:value-type="float" office:value="829324000" calcext:value-type="float">
            <text:p>829324000</text:p>
          </table:table-cell>
          <table:table-cell office:value-type="float" office:value="821972000" calcext:value-type="float">
            <text:p>821972000</text:p>
          </table:table-cell>
          <table:table-cell office:value-type="float" office:value="814712000" calcext:value-type="float">
            <text:p>814712000</text:p>
          </table:table-cell>
          <table:table-cell office:value-type="float" office:value="824388000" calcext:value-type="float">
            <text:p>824388000</text:p>
          </table:table-cell>
          <table:table-cell office:value-type="float" office:value="828373000" calcext:value-type="float">
            <text:p>828373000</text:p>
          </table:table-cell>
          <table:table-cell office:value-type="float" office:value="822568000" calcext:value-type="float">
            <text:p>822568000</text:p>
          </table:table-cell>
          <table:table-cell office:value-type="float" office:value="814453000" calcext:value-type="float">
            <text:p>814453000</text:p>
          </table:table-cell>
          <table:table-cell office:value-type="float" office:value="824618000" calcext:value-type="float">
            <text:p>824618000</text:p>
          </table:table-cell>
          <table:table-cell office:value-type="float" office:value="829197000" calcext:value-type="float">
            <text:p>829197000</text:p>
          </table:table-cell>
          <table:table-cell office:value-type="float" office:value="821513000" calcext:value-type="float">
            <text:p>821513000</text:p>
          </table:table-cell>
          <table:table-cell office:value-type="float" office:value="814658000" calcext:value-type="float">
            <text:p>814658000</text:p>
          </table:table-cell>
          <table:table-cell office:value-type="float" office:value="824461000" calcext:value-type="float">
            <text:p>824461000</text:p>
          </table:table-cell>
          <table:table-cell office:value-type="float" office:value="821772000" calcext:value-type="float">
            <text:p>821772000</text:p>
          </table:table-cell>
          <table:table-cell office:value-type="float" office:value="828787000" calcext:value-type="float">
            <text:p>828787000</text:p>
          </table:table-cell>
          <table:table-cell office:value-type="float" office:value="815593000" calcext:value-type="float">
            <text:p>815593000</text:p>
          </table:table-cell>
          <table:table-cell office:value-type="float" office:value="823969000" calcext:value-type="float">
            <text:p>823969000</text:p>
          </table:table-cell>
          <table:table-cell office:value-type="float" office:value="822352000" calcext:value-type="float">
            <text:p>822352000</text:p>
          </table:table-cell>
          <table:table-cell office:value-type="float" office:value="817128000" calcext:value-type="float">
            <text:p>817128000</text:p>
          </table:table-cell>
          <table:table-cell office:value-type="float" office:value="829063000" calcext:value-type="float">
            <text:p>829063000</text:p>
          </table:table-cell>
          <table:table-cell office:value-type="float" office:value="824083000" calcext:value-type="float">
            <text:p>824083000</text:p>
          </table:table-cell>
          <table:table-cell office:value-type="float" office:value="821563000" calcext:value-type="float">
            <text:p>821563000</text:p>
          </table:table-cell>
          <table:table-cell office:value-type="float" office:value="815964000" calcext:value-type="float">
            <text:p>815964000</text:p>
          </table:table-cell>
          <table:table-cell office:value-type="float" office:value="824409000" calcext:value-type="float">
            <text:p>824409000</text:p>
          </table:table-cell>
          <table:table-cell office:value-type="float" office:value="828713000" calcext:value-type="float">
            <text:p>828713000</text:p>
          </table:table-cell>
          <table:table-cell office:value-type="float" office:value="821714000" calcext:value-type="float">
            <text:p>821714000</text:p>
          </table:table-cell>
          <table:table-cell office:value-type="float" office:value="815095000" calcext:value-type="float">
            <text:p>815095000</text:p>
          </table:table-cell>
          <table:table-cell office:value-type="float" office:value="825320000" calcext:value-type="float">
            <text:p>825320000</text:p>
          </table:table-cell>
          <table:table-cell office:value-type="float" office:value="829425000" calcext:value-type="float">
            <text:p>829425000</text:p>
          </table:table-cell>
          <table:table-cell office:value-type="float" office:value="821623000" calcext:value-type="float">
            <text:p>821623000</text:p>
          </table:table-cell>
          <table:table-cell office:value-type="float" office:value="813669000" calcext:value-type="float">
            <text:p>813669000</text:p>
          </table:table-cell>
          <table:table-cell office:value-type="float" office:value="824967000" calcext:value-type="float">
            <text:p>824967000</text:p>
          </table:table-cell>
          <table:table-cell office:value-type="float" office:value="829300000" calcext:value-type="float">
            <text:p>829300000</text:p>
          </table:table-cell>
          <table:table-cell office:value-type="float" office:value="821716000" calcext:value-type="float">
            <text:p>821716000</text:p>
          </table:table-cell>
          <table:table-cell office:value-type="float" office:value="815137000" calcext:value-type="float">
            <text:p>815137000</text:p>
          </table:table-cell>
          <table:table-cell office:value-type="float" office:value="824874000" calcext:value-type="float">
            <text:p>824874000</text:p>
          </table:table-cell>
          <table:table-cell office:value-type="float" office:value="821113000" calcext:value-type="float">
            <text:p>821113000</text:p>
          </table:table-cell>
          <table:table-cell office:value-type="float" office:value="828648000" calcext:value-type="float">
            <text:p>828648000</text:p>
          </table:table-cell>
          <table:table-cell office:value-type="float" office:value="814357000" calcext:value-type="float">
            <text:p>814357000</text:p>
          </table:table-cell>
          <table:table-cell office:value-type="float" office:value="823670000" calcext:value-type="float">
            <text:p>823670000</text:p>
          </table:table-cell>
          <table:table-cell office:value-type="float" office:value="821983000" calcext:value-type="float">
            <text:p>821983000</text:p>
          </table:table-cell>
          <table:table-cell office:value-type="float" office:value="828993000" calcext:value-type="float">
            <text:p>828993000</text:p>
          </table:table-cell>
          <table:table-cell office:value-type="float" office:value="814386000" calcext:value-type="float">
            <text:p>814386000</text:p>
          </table:table-cell>
          <table:table-cell office:value-type="float" office:value="825368000" calcext:value-type="float">
            <text:p>825368000</text:p>
          </table:table-cell>
          <table:table-cell office:value-type="float" office:value="822263000" calcext:value-type="float">
            <text:p>822263000</text:p>
          </table:table-cell>
          <table:table-cell office:value-type="float" office:value="816145000" calcext:value-type="float">
            <text:p>816145000</text:p>
          </table:table-cell>
          <table:table-cell office:value-type="float" office:value="829123000" calcext:value-type="float">
            <text:p>829123000</text:p>
          </table:table-cell>
          <table:table-cell office:value-type="float" office:value="824409000" calcext:value-type="float">
            <text:p>824409000</text:p>
          </table:table-cell>
          <table:table-cell office:value-type="float" office:value="821928000" calcext:value-type="float">
            <text:p>821928000</text:p>
          </table:table-cell>
          <table:table-cell office:value-type="float" office:value="817287000" calcext:value-type="float">
            <text:p>817287000</text:p>
          </table:table-cell>
          <table:table-cell office:value-type="float" office:value="829245000" calcext:value-type="float">
            <text:p>829245000</text:p>
          </table:table-cell>
          <table:table-cell office:value-type="float" office:value="823701000" calcext:value-type="float">
            <text:p>823701000</text:p>
          </table:table-cell>
          <table:table-cell office:value-type="float" office:value="821894000" calcext:value-type="float">
            <text:p>821894000</text:p>
          </table:table-cell>
          <table:table-cell office:value-type="float" office:value="814658000" calcext:value-type="float">
            <text:p>814658000</text:p>
          </table:table-cell>
          <table:table-cell office:value-type="float" office:value="828867000" calcext:value-type="float">
            <text:p>828867000</text:p>
          </table:table-cell>
          <table:table-cell office:value-type="float" office:value="824279000" calcext:value-type="float">
            <text:p>824279000</text:p>
          </table:table-cell>
          <table:table-cell office:value-type="float" office:value="822491000" calcext:value-type="float">
            <text:p>822491000</text:p>
          </table:table-cell>
          <table:table-cell office:value-type="float" office:value="814823000" calcext:value-type="float">
            <text:p>814823000</text:p>
          </table:table-cell>
          <table:table-cell office:value-type="float" office:value="823866000" calcext:value-type="float">
            <text:p>823866000</text:p>
          </table:table-cell>
          <table:table-cell office:value-type="float" office:value="821657000" calcext:value-type="float">
            <text:p>821657000</text:p>
          </table:table-cell>
          <table:table-cell office:value-type="float" office:value="828195000" calcext:value-type="float">
            <text:p>828195000</text:p>
          </table:table-cell>
          <table:table-cell office:value-type="float" office:value="814152000" calcext:value-type="float">
            <text:p>814152000</text:p>
          </table:table-cell>
          <table:table-cell office:value-type="float" office:value="824326000" calcext:value-type="float">
            <text:p>824326000</text:p>
          </table:table-cell>
          <table:table-cell office:value-type="float" office:value="821847000" calcext:value-type="float">
            <text:p>821847000</text:p>
          </table:table-cell>
          <table:table-cell office:value-type="float" office:value="828855000" calcext:value-type="float">
            <text:p>828855000</text:p>
          </table:table-cell>
          <table:table-cell office:value-type="float" office:value="815173000" calcext:value-type="float">
            <text:p>815173000</text:p>
          </table:table-cell>
          <table:table-cell office:value-type="float" office:value="824731000" calcext:value-type="float">
            <text:p>824731000</text:p>
          </table:table-cell>
          <table:table-cell office:value-type="float" office:value="828761000" calcext:value-type="float">
            <text:p>828761000</text:p>
          </table:table-cell>
          <table:table-cell office:value-type="float" office:value="829778000" calcext:value-type="float">
            <text:p>829778000</text:p>
          </table:table-cell>
          <table:table-cell office:value-type="float" office:value="828845000" calcext:value-type="float">
            <text:p>828845000</text:p>
          </table:table-cell>
          <table:table-cell office:value-type="float" office:value="829753000" calcext:value-type="float">
            <text:p>829753000</text:p>
          </table:table-cell>
          <table:table-cell office:value-type="float" office:value="829374000" calcext:value-type="float">
            <text:p>829374000</text:p>
          </table:table-cell>
          <table:table-cell office:value-type="float" office:value="824869000" calcext:value-type="float">
            <text:p>824869000</text:p>
          </table:table-cell>
          <table:table-cell office:value-type="float" office:value="829753000" calcext:value-type="float">
            <text:p>829753000</text:p>
          </table:table-cell>
          <table:table-cell office:value-type="float" office:value="829371000" calcext:value-type="float">
            <text:p>829371000</text:p>
          </table:table-cell>
          <table:table-cell office:value-type="float" office:value="824433000" calcext:value-type="float">
            <text:p>824433000</text:p>
          </table:table-cell>
          <table:table-cell office:value-type="float" office:value="829753000" calcext:value-type="float">
            <text:p>829753000</text:p>
          </table:table-cell>
          <table:table-cell office:value-type="float" office:value="824130000" calcext:value-type="float">
            <text:p>824130000</text:p>
          </table:table-cell>
          <table:table-cell office:value-type="float" office:value="829371000" calcext:value-type="float">
            <text:p>829371000</text:p>
          </table:table-cell>
          <table:table-cell office:value-type="float" office:value="829753000" calcext:value-type="float">
            <text:p>829753000</text:p>
          </table:table-cell>
          <table:table-cell office:value-type="float" office:value="824098000" calcext:value-type="float">
            <text:p>824098000</text:p>
          </table:table-cell>
          <table:table-cell office:value-type="float" office:value="829374000" calcext:value-type="float">
            <text:p>829374000</text:p>
          </table:table-cell>
          <table:table-cell office:value-type="float" office:value="834509000" calcext:value-type="float">
            <text:p>834509000</text:p>
          </table:table-cell>
          <table:table-cell office:value-type="float" office:value="829753000" calcext:value-type="float">
            <text:p>829753000</text:p>
          </table:table-cell>
          <table:table-cell office:value-type="float" office:value="824893000" calcext:value-type="float">
            <text:p>824893000</text:p>
          </table:table-cell>
          <table:table-cell office:value-type="float" office:value="829372000" calcext:value-type="float">
            <text:p>829372000</text:p>
          </table:table-cell>
          <table:table-cell office:value-type="float" office:value="834510000" calcext:value-type="float">
            <text:p>834510000</text:p>
          </table:table-cell>
          <table:table-cell office:value-type="float" office:value="829753000" calcext:value-type="float">
            <text:p>829753000</text:p>
          </table:table-cell>
          <table:table-cell office:value-type="float" office:value="825713000" calcext:value-type="float">
            <text:p>825713000</text:p>
          </table:table-cell>
          <table:table-cell office:value-type="float" office:value="829373000" calcext:value-type="float">
            <text:p>829373000</text:p>
          </table:table-cell>
          <table:table-cell office:value-type="float" office:value="834511000" calcext:value-type="float">
            <text:p>834511000</text:p>
          </table:table-cell>
          <table:table-cell office:value-type="float" office:value="829753000" calcext:value-type="float">
            <text:p>829753000</text:p>
          </table:table-cell>
          <table:table-cell office:value-type="float" office:value="823700000" calcext:value-type="float">
            <text:p>823700000</text:p>
          </table:table-cell>
          <table:table-cell office:value-type="float" office:value="829374000" calcext:value-type="float">
            <text:p>829374000</text:p>
          </table:table-cell>
          <table:table-cell office:value-type="float" office:value="829753000" calcext:value-type="float">
            <text:p>829753000</text:p>
          </table:table-cell>
          <table:table-cell office:value-type="float" office:value="834509000" calcext:value-type="float">
            <text:p>834509000</text:p>
          </table:table-cell>
          <table:table-cell office:value-type="float" office:value="823532000" calcext:value-type="float">
            <text:p>823532000</text:p>
          </table:table-cell>
          <table:table-cell office:value-type="float" office:value="829372000" calcext:value-type="float">
            <text:p>829372000</text:p>
          </table:table-cell>
          <table:table-cell office:value-type="float" office:value="829753000" calcext:value-type="float">
            <text:p>829753000</text:p>
          </table:table-cell>
          <table:table-cell office:value-type="float" office:value="824059000" calcext:value-type="float">
            <text:p>824059000</text:p>
          </table:table-cell>
          <table:table-cell office:value-type="float" office:value="834511000" calcext:value-type="float">
            <text:p>834511000</text:p>
          </table:table-cell>
          <table:table-cell office:value-type="float" office:value="829371000" calcext:value-type="float">
            <text:p>829371000</text:p>
          </table:table-cell>
          <table:table-cell office:value-type="float" office:value="829753000" calcext:value-type="float">
            <text:p>829753000</text:p>
          </table:table-cell>
          <table:table-cell office:value-type="float" office:value="825293000" calcext:value-type="float">
            <text:p>825293000</text:p>
          </table:table-cell>
          <table:table-cell office:value-type="float" office:value="834510000" calcext:value-type="float">
            <text:p>834510000</text:p>
          </table:table-cell>
          <table:table-cell office:value-type="float" office:value="829374000" calcext:value-type="float">
            <text:p>829374000</text:p>
          </table:table-cell>
          <table:table-cell office:value-type="float" office:value="829753000" calcext:value-type="float">
            <text:p>829753000</text:p>
          </table:table-cell>
          <table:table-cell office:value-type="float" office:value="823894000" calcext:value-type="float">
            <text:p>823894000</text:p>
          </table:table-cell>
          <table:table-cell office:value-type="float" office:value="834511000" calcext:value-type="float">
            <text:p>834511000</text:p>
          </table:table-cell>
          <table:table-cell office:value-type="float" office:value="829371000" calcext:value-type="float">
            <text:p>829371000</text:p>
          </table:table-cell>
          <table:table-cell office:value-type="float" office:value="829753000" calcext:value-type="float">
            <text:p>829753000</text:p>
          </table:table-cell>
          <table:table-cell office:value-type="float" office:value="824709000" calcext:value-type="float">
            <text:p>824709000</text:p>
          </table:table-cell>
          <table:table-cell office:value-type="float" office:value="834508000" calcext:value-type="float">
            <text:p>834508000</text:p>
          </table:table-cell>
          <table:table-cell office:value-type="float" office:value="829374000" calcext:value-type="float">
            <text:p>829374000</text:p>
          </table:table-cell>
          <table:table-cell office:value-type="float" office:value="829753000" calcext:value-type="float">
            <text:p>829753000</text:p>
          </table:table-cell>
          <table:table-cell office:value-type="float" office:value="824459000" calcext:value-type="float">
            <text:p>824459000</text:p>
          </table:table-cell>
          <table:table-cell office:value-type="float" office:value="834511000" calcext:value-type="float">
            <text:p>834511000</text:p>
          </table:table-cell>
          <table:table-cell office:value-type="float" office:value="829374000" calcext:value-type="float">
            <text:p>829374000</text:p>
          </table:table-cell>
          <table:table-cell office:value-type="float" office:value="829753000" calcext:value-type="float">
            <text:p>829753000</text:p>
          </table:table-cell>
          <table:table-cell office:value-type="float" office:value="823077000" calcext:value-type="float">
            <text:p>823077000</text:p>
          </table:table-cell>
          <table:table-cell office:value-type="float" office:value="834511000" calcext:value-type="float">
            <text:p>834511000</text:p>
          </table:table-cell>
          <table:table-cell office:value-type="float" office:value="829373000" calcext:value-type="float">
            <text:p>829373000</text:p>
          </table:table-cell>
          <table:table-cell office:value-type="float" office:value="824453000" calcext:value-type="float">
            <text:p>824453000</text:p>
          </table:table-cell>
          <table:table-cell office:value-type="float" office:value="829753000" calcext:value-type="float">
            <text:p>829753000</text:p>
          </table:table-cell>
          <table:table-cell office:value-type="float" office:value="825127000" calcext:value-type="float">
            <text:p>825127000</text:p>
          </table:table-cell>
          <table:table-cell office:value-type="float" office:value="829371000" calcext:value-type="float">
            <text:p>829371000</text:p>
          </table:table-cell>
          <table:table-cell office:value-type="float" office:value="829752000" calcext:value-type="float">
            <text:p>829752000</text:p>
          </table:table-cell>
          <table:table-cell office:value-type="float" office:value="834511000" calcext:value-type="float">
            <text:p>834511000</text:p>
          </table:table-cell>
          <table:table-cell office:value-type="float" office:value="824973000" calcext:value-type="float">
            <text:p>824973000</text:p>
          </table:table-cell>
          <table:table-cell office:value-type="float" office:value="829752000" calcext:value-type="float">
            <text:p>829752000</text:p>
          </table:table-cell>
          <table:table-cell office:value-type="float" office:value="829373000" calcext:value-type="float">
            <text:p>829373000</text:p>
          </table:table-cell>
          <table:table-cell office:value-type="float" office:value="834509000" calcext:value-type="float">
            <text:p>834509000</text:p>
          </table:table-cell>
          <table:table-cell office:value-type="float" office:value="824603000" calcext:value-type="float">
            <text:p>824603000</text:p>
          </table:table-cell>
          <table:table-cell office:value-type="float" office:value="829753000" calcext:value-type="float">
            <text:p>829753000</text:p>
          </table:table-cell>
          <table:table-cell office:value-type="float" office:value="829374000" calcext:value-type="float">
            <text:p>829374000</text:p>
          </table:table-cell>
          <table:table-cell office:value-type="float" office:value="834511000" calcext:value-type="float">
            <text:p>834511000</text:p>
          </table:table-cell>
          <table:table-cell office:value-type="float" office:value="824737000" calcext:value-type="float">
            <text:p>824737000</text:p>
          </table:table-cell>
          <table:table-cell office:value-type="float" office:value="829753000" calcext:value-type="float">
            <text:p>829753000</text:p>
          </table:table-cell>
          <table:table-cell office:value-type="float" office:value="829374000" calcext:value-type="float">
            <text:p>829374000</text:p>
          </table:table-cell>
          <table:table-cell office:value-type="float" office:value="834509000" calcext:value-type="float">
            <text:p>834509000</text:p>
          </table:table-cell>
          <table:table-cell office:value-type="float" office:value="824462000" calcext:value-type="float">
            <text:p>824462000</text:p>
          </table:table-cell>
          <table:table-cell office:value-type="float" office:value="829753000" calcext:value-type="float">
            <text:p>829753000</text:p>
          </table:table-cell>
          <table:table-cell office:value-type="float" office:value="829374000" calcext:value-type="float">
            <text:p>829374000</text:p>
          </table:table-cell>
          <table:table-cell office:value-type="float" office:value="834509000" calcext:value-type="float">
            <text:p>834509000</text:p>
          </table:table-cell>
          <table:table-cell office:value-type="float" office:value="829373000" calcext:value-type="float">
            <text:p>829373000</text:p>
          </table:table-cell>
          <table:table-cell office:value-type="float" office:value="834509000" calcext:value-type="float">
            <text:p>834509000</text:p>
          </table:table-cell>
          <table:table-cell office:value-type="float" office:value="831035000" calcext:value-type="float">
            <text:p>831035000</text:p>
          </table:table-cell>
          <table:table-cell office:value-type="float" office:value="834511000" calcext:value-type="float">
            <text:p>834511000</text:p>
          </table:table-cell>
          <table:table-cell office:value-type="float" office:value="830965000" calcext:value-type="float">
            <text:p>830965000</text:p>
          </table:table-cell>
          <table:table-cell office:value-type="float" office:value="830425000" calcext:value-type="float">
            <text:p>830425000</text:p>
          </table:table-cell>
          <table:table-cell office:value-type="float" office:value="834509000" calcext:value-type="float">
            <text:p>834509000</text:p>
          </table:table-cell>
          <table:table-cell office:value-type="float" office:value="830984000" calcext:value-type="float">
            <text:p>830984000</text:p>
          </table:table-cell>
          <table:table-cell office:value-type="float" office:value="830622000" calcext:value-type="float">
            <text:p>830622000</text:p>
          </table:table-cell>
          <table:table-cell office:value-type="float" office:value="834508000" calcext:value-type="float">
            <text:p>834508000</text:p>
          </table:table-cell>
          <table:table-cell office:value-type="float" office:value="831059000" calcext:value-type="float">
            <text:p>831059000</text:p>
          </table:table-cell>
          <table:table-cell office:value-type="float" office:value="830307000" calcext:value-type="float">
            <text:p>830307000</text:p>
          </table:table-cell>
          <table:table-cell office:value-type="float" office:value="834510000" calcext:value-type="float">
            <text:p>834510000</text:p>
          </table:table-cell>
          <table:table-cell office:value-type="float" office:value="830846000" calcext:value-type="float">
            <text:p>830846000</text:p>
          </table:table-cell>
          <table:table-cell office:value-type="float" office:value="830678000" calcext:value-type="float">
            <text:p>830678000</text:p>
          </table:table-cell>
          <table:table-cell office:value-type="float" office:value="831077000" calcext:value-type="float">
            <text:p>831077000</text:p>
          </table:table-cell>
          <table:table-cell office:value-type="float" office:value="830795000" calcext:value-type="float">
            <text:p>830795000</text:p>
          </table:table-cell>
          <table:table-cell office:value-type="float" office:value="830965000" calcext:value-type="float">
            <text:p>830965000</text:p>
          </table:table-cell>
          <table:table-cell office:value-type="float" office:value="834789000" calcext:value-type="float">
            <text:p>834789000</text:p>
          </table:table-cell>
          <table:table-cell office:value-type="float" office:value="830796000" calcext:value-type="float">
            <text:p>830796000</text:p>
          </table:table-cell>
          <table:table-cell office:value-type="float" office:value="831980000" calcext:value-type="float">
            <text:p>831980000</text:p>
          </table:table-cell>
          <table:table-cell office:value-type="float" office:value="831125000" calcext:value-type="float">
            <text:p>831125000</text:p>
          </table:table-cell>
          <table:table-cell office:value-type="float" office:value="834821000" calcext:value-type="float">
            <text:p>834821000</text:p>
          </table:table-cell>
          <table:table-cell office:value-type="float" office:value="830470000" calcext:value-type="float">
            <text:p>830470000</text:p>
          </table:table-cell>
          <table:table-cell office:value-type="float" office:value="831980000" calcext:value-type="float">
            <text:p>831980000</text:p>
          </table:table-cell>
          <table:table-cell office:value-type="float" office:value="831018000" calcext:value-type="float">
            <text:p>831018000</text:p>
          </table:table-cell>
          <table:table-cell office:value-type="float" office:value="834829000" calcext:value-type="float">
            <text:p>834829000</text:p>
          </table:table-cell>
          <table:table-cell office:value-type="float" office:value="830565000" calcext:value-type="float">
            <text:p>830565000</text:p>
          </table:table-cell>
          <table:table-cell office:value-type="float" office:value="831980000" calcext:value-type="float">
            <text:p>831980000</text:p>
          </table:table-cell>
          <table:table-cell office:value-type="float" office:value="831012000" calcext:value-type="float">
            <text:p>831012000</text:p>
          </table:table-cell>
          <table:table-cell office:value-type="float" office:value="834782000" calcext:value-type="float">
            <text:p>834782000</text:p>
          </table:table-cell>
          <table:table-cell office:value-type="float" office:value="830916000" calcext:value-type="float">
            <text:p>830916000</text:p>
          </table:table-cell>
          <table:table-cell office:value-type="float" office:value="830935000" calcext:value-type="float">
            <text:p>830935000</text:p>
          </table:table-cell>
          <table:table-cell office:value-type="float" office:value="831965000" calcext:value-type="float">
            <text:p>831965000</text:p>
          </table:table-cell>
          <table:table-cell office:value-type="float" office:value="834769000" calcext:value-type="float">
            <text:p>834769000</text:p>
          </table:table-cell>
          <table:table-cell office:value-type="float" office:value="830523000" calcext:value-type="float">
            <text:p>830523000</text:p>
          </table:table-cell>
          <table:table-cell office:value-type="float" office:value="831130000" calcext:value-type="float">
            <text:p>831130000</text:p>
          </table:table-cell>
          <table:table-cell office:value-type="float" office:value="831980000" calcext:value-type="float">
            <text:p>831980000</text:p>
          </table:table-cell>
          <table:table-cell office:value-type="float" office:value="834815000" calcext:value-type="float">
            <text:p>834815000</text:p>
          </table:table-cell>
          <table:table-cell office:value-type="float" office:value="830916000" calcext:value-type="float">
            <text:p>830916000</text:p>
          </table:table-cell>
          <table:table-cell office:value-type="float" office:value="830736000" calcext:value-type="float">
            <text:p>830736000</text:p>
          </table:table-cell>
          <table:table-cell office:value-type="float" office:value="831983000" calcext:value-type="float">
            <text:p>831983000</text:p>
          </table:table-cell>
          <table:table-cell office:value-type="float" office:value="830550000" calcext:value-type="float">
            <text:p>830550000</text:p>
          </table:table-cell>
          <table:table-cell office:value-type="float" office:value="834791000" calcext:value-type="float">
            <text:p>834791000</text:p>
          </table:table-cell>
          <table:table-cell office:value-type="float" office:value="830906000" calcext:value-type="float">
            <text:p>830906000</text:p>
          </table:table-cell>
          <table:table-cell office:value-type="float" office:value="831970000" calcext:value-type="float">
            <text:p>831970000</text:p>
          </table:table-cell>
          <table:table-cell office:value-type="float" office:value="830475000" calcext:value-type="float">
            <text:p>830475000</text:p>
          </table:table-cell>
          <table:table-cell office:value-type="float" office:value="834802000" calcext:value-type="float">
            <text:p>834802000</text:p>
          </table:table-cell>
          <table:table-cell office:value-type="float" office:value="830941000" calcext:value-type="float">
            <text:p>830941000</text:p>
          </table:table-cell>
          <table:table-cell office:value-type="float" office:value="831980000" calcext:value-type="float">
            <text:p>831980000</text:p>
          </table:table-cell>
          <table:table-cell office:value-type="float" office:value="830613000" calcext:value-type="float">
            <text:p>830613000</text:p>
          </table:table-cell>
          <table:table-cell office:value-type="float" office:value="834811000" calcext:value-type="float">
            <text:p>834811000</text:p>
          </table:table-cell>
          <table:table-cell office:value-type="float" office:value="831076000" calcext:value-type="float">
            <text:p>831076000</text:p>
          </table:table-cell>
          <table:table-cell office:value-type="float" office:value="831970000" calcext:value-type="float">
            <text:p>831970000</text:p>
          </table:table-cell>
          <table:table-cell office:value-type="float" office:value="830707000" calcext:value-type="float">
            <text:p>830707000</text:p>
          </table:table-cell>
          <table:table-cell office:value-type="float" office:value="834849000" calcext:value-type="float">
            <text:p>834849000</text:p>
          </table:table-cell>
          <table:table-cell office:value-type="float" office:value="830933000" calcext:value-type="float">
            <text:p>830933000</text:p>
          </table:table-cell>
          <table:table-cell office:value-type="float" office:value="831970000" calcext:value-type="float">
            <text:p>831970000</text:p>
          </table:table-cell>
          <table:table-cell office:value-type="float" office:value="830409000" calcext:value-type="float">
            <text:p>830409000</text:p>
          </table:table-cell>
          <table:table-cell office:value-type="float" office:value="834782000" calcext:value-type="float">
            <text:p>834782000</text:p>
          </table:table-cell>
          <table:table-cell office:value-type="float" office:value="831081000" calcext:value-type="float">
            <text:p>831081000</text:p>
          </table:table-cell>
          <table:table-cell office:value-type="float" office:value="830547000" calcext:value-type="float">
            <text:p>830547000</text:p>
          </table:table-cell>
          <table:table-cell office:value-type="float" office:value="831980000" calcext:value-type="float">
            <text:p>831980000</text:p>
          </table:table-cell>
          <table:table-cell office:value-type="float" office:value="831084000" calcext:value-type="float">
            <text:p>831084000</text:p>
          </table:table-cell>
          <table:table-cell office:value-type="float" office:value="834803000" calcext:value-type="float">
            <text:p>834803000</text:p>
          </table:table-cell>
          <table:table-cell office:value-type="float" office:value="830841000" calcext:value-type="float">
            <text:p>830841000</text:p>
          </table:table-cell>
          <table:table-cell office:value-type="float" office:value="831965000" calcext:value-type="float">
            <text:p>831965000</text:p>
          </table:table-cell>
          <table:table-cell office:value-type="float" office:value="831078000" calcext:value-type="float">
            <text:p>831078000</text:p>
          </table:table-cell>
          <table:table-cell office:value-type="float" office:value="834782000" calcext:value-type="float">
            <text:p>834782000</text:p>
          </table:table-cell>
          <table:table-cell office:value-type="float" office:value="830487000" calcext:value-type="float">
            <text:p>830487000</text:p>
          </table:table-cell>
          <table:table-cell office:value-type="float" office:value="831983000" calcext:value-type="float">
            <text:p>831983000</text:p>
          </table:table-cell>
          <table:table-cell office:value-type="float" office:value="834812000" calcext:value-type="float">
            <text:p>834812000</text:p>
          </table:table-cell>
          <table:table-cell office:value-type="float" office:value="830524000" calcext:value-type="float">
            <text:p>830524000</text:p>
          </table:table-cell>
          <table:table-cell office:value-type="float" office:value="831967000" calcext:value-type="float">
            <text:p>831967000</text:p>
          </table:table-cell>
          <table:table-cell office:value-type="float" office:value="834832000" calcext:value-type="float">
            <text:p>834832000</text:p>
          </table:table-cell>
          <table:table-cell office:value-type="float" office:value="831983000" calcext:value-type="float">
            <text:p>831983000</text:p>
          </table:table-cell>
          <table:table-cell office:value-type="float" office:value="834725000" calcext:value-type="float">
            <text:p>834725000</text:p>
          </table:table-cell>
          <table:table-cell office:value-type="float" office:value="831970000" calcext:value-type="float">
            <text:p>831970000</text:p>
          </table:table-cell>
          <table:table-cell office:value-type="float" office:value="834818000" calcext:value-type="float">
            <text:p>834818000</text:p>
          </table:table-cell>
          <table:table-cell office:value-type="float" office:value="831970000" calcext:value-type="float">
            <text:p>831970000</text:p>
          </table:table-cell>
          <table:table-cell office:value-type="float" office:value="834784000" calcext:value-type="float">
            <text:p>834784000</text:p>
          </table:table-cell>
          <table:table-cell office:value-type="float" office:value="831980000" calcext:value-type="float">
            <text:p>831980000</text:p>
          </table:table-cell>
          <table:table-cell office:value-type="float" office:value="834843000" calcext:value-type="float">
            <text:p>834843000</text:p>
          </table:table-cell>
          <table:table-cell office:value-type="float" office:value="831967000" calcext:value-type="float">
            <text:p>831967000</text:p>
          </table:table-cell>
          <table:table-cell office:value-type="float" office:value="834800000" calcext:value-type="float">
            <text:p>834800000</text:p>
          </table:table-cell>
          <table:table-cell office:value-type="float" office:value="834966000" calcext:value-type="float">
            <text:p>834966000</text:p>
          </table:table-cell>
          <table:table-cell office:value-type="float" office:value="831970000" calcext:value-type="float">
            <text:p>831970000</text:p>
          </table:table-cell>
          <table:table-cell office:value-type="float" office:value="835577000" calcext:value-type="float">
            <text:p>835577000</text:p>
          </table:table-cell>
          <table:table-cell office:value-type="float" office:value="834966000" calcext:value-type="float">
            <text:p>834966000</text:p>
          </table:table-cell>
          <table:table-cell office:value-type="float" office:value="835577000" calcext:value-type="float">
            <text:p>835577000</text:p>
          </table:table-cell>
          <table:table-cell office:value-type="float" office:value="834968000" calcext:value-type="float">
            <text:p>834968000</text:p>
          </table:table-cell>
          <table:table-cell office:value-type="float" office:value="835577000" calcext:value-type="float">
            <text:p>835577000</text:p>
          </table:table-cell>
          <table:table-cell office:value-type="float" office:value="835200000" calcext:value-type="float">
            <text:p>835200000</text:p>
          </table:table-cell>
          <table:table-cell office:value-type="float" office:value="834968000" calcext:value-type="float">
            <text:p>834968000</text:p>
          </table:table-cell>
          <table:table-cell office:value-type="float" office:value="833345000" calcext:value-type="float">
            <text:p>833345000</text:p>
          </table:table-cell>
          <table:table-cell office:value-type="float" office:value="835577000" calcext:value-type="float">
            <text:p>835577000</text:p>
          </table:table-cell>
          <table:table-cell office:value-type="float" office:value="834966000" calcext:value-type="float">
            <text:p>834966000</text:p>
          </table:table-cell>
          <table:table-cell office:value-type="float" office:value="835200000" calcext:value-type="float">
            <text:p>835200000</text:p>
          </table:table-cell>
          <table:table-cell office:value-type="float" office:value="833205000" calcext:value-type="float">
            <text:p>833205000</text:p>
          </table:table-cell>
          <table:table-cell office:value-type="float" office:value="835577000" calcext:value-type="float">
            <text:p>835577000</text:p>
          </table:table-cell>
          <table:table-cell office:value-type="float" office:value="834966000" calcext:value-type="float">
            <text:p>834966000</text:p>
          </table:table-cell>
          <table:table-cell office:value-type="float" office:value="835200000" calcext:value-type="float">
            <text:p>835200000</text:p>
          </table:table-cell>
          <table:table-cell office:value-type="float" office:value="833427000" calcext:value-type="float">
            <text:p>833427000</text:p>
          </table:table-cell>
          <table:table-cell office:value-type="float" office:value="835577000" calcext:value-type="float">
            <text:p>835577000</text:p>
          </table:table-cell>
          <table:table-cell office:value-type="float" office:value="834966000" calcext:value-type="float">
            <text:p>834966000</text:p>
          </table:table-cell>
          <table:table-cell office:value-type="float" office:value="835200000" calcext:value-type="float">
            <text:p>835200000</text:p>
          </table:table-cell>
          <table:table-cell office:value-type="float" office:value="833417000" calcext:value-type="float">
            <text:p>833417000</text:p>
          </table:table-cell>
          <table:table-cell office:value-type="float" office:value="835577000" calcext:value-type="float">
            <text:p>835577000</text:p>
          </table:table-cell>
          <table:table-cell office:value-type="float" office:value="834966000" calcext:value-type="float">
            <text:p>834966000</text:p>
          </table:table-cell>
          <table:table-cell office:value-type="float" office:value="833390000" calcext:value-type="float">
            <text:p>833390000</text:p>
          </table:table-cell>
          <table:table-cell office:value-type="float" office:value="835200000" calcext:value-type="float">
            <text:p>835200000</text:p>
          </table:table-cell>
          <table:table-cell office:value-type="float" office:value="835577000" calcext:value-type="float">
            <text:p>835577000</text:p>
          </table:table-cell>
          <table:table-cell office:value-type="float" office:value="834966000" calcext:value-type="float">
            <text:p>834966000</text:p>
          </table:table-cell>
          <table:table-cell office:value-type="float" office:value="833396000" calcext:value-type="float">
            <text:p>833396000</text:p>
          </table:table-cell>
          <table:table-cell office:value-type="float" office:value="835200000" calcext:value-type="float">
            <text:p>835200000</text:p>
          </table:table-cell>
          <table:table-cell office:value-type="float" office:value="835577000" calcext:value-type="float">
            <text:p>835577000</text:p>
          </table:table-cell>
          <table:table-cell office:value-type="float" office:value="834966000" calcext:value-type="float">
            <text:p>834966000</text:p>
          </table:table-cell>
          <table:table-cell office:value-type="float" office:value="833251000" calcext:value-type="float">
            <text:p>833251000</text:p>
          </table:table-cell>
          <table:table-cell office:value-type="float" office:value="835200000" calcext:value-type="float">
            <text:p>835200000</text:p>
          </table:table-cell>
          <table:table-cell office:value-type="float" office:value="835577000" calcext:value-type="float">
            <text:p>835577000</text:p>
          </table:table-cell>
          <table:table-cell office:value-type="float" office:value="834966000" calcext:value-type="float">
            <text:p>834966000</text:p>
          </table:table-cell>
          <table:table-cell office:value-type="float" office:value="833194000" calcext:value-type="float">
            <text:p>833194000</text:p>
          </table:table-cell>
          <table:table-cell office:value-type="float" office:value="835200000" calcext:value-type="float">
            <text:p>835200000</text:p>
          </table:table-cell>
          <table:table-cell office:value-type="float" office:value="834968000" calcext:value-type="float">
            <text:p>834968000</text:p>
          </table:table-cell>
          <table:table-cell office:value-type="float" office:value="835577000" calcext:value-type="float">
            <text:p>835577000</text:p>
          </table:table-cell>
          <table:table-cell office:value-type="float" office:value="833371000" calcext:value-type="float">
            <text:p>833371000</text:p>
          </table:table-cell>
          <table:table-cell office:value-type="float" office:value="835200000" calcext:value-type="float">
            <text:p>835200000</text:p>
          </table:table-cell>
          <table:table-cell office:value-type="float" office:value="834966000" calcext:value-type="float">
            <text:p>834966000</text:p>
          </table:table-cell>
          <table:table-cell office:value-type="float" office:value="835577000" calcext:value-type="float">
            <text:p>835577000</text:p>
          </table:table-cell>
          <table:table-cell office:value-type="float" office:value="833459000" calcext:value-type="float">
            <text:p>833459000</text:p>
          </table:table-cell>
          <table:table-cell office:value-type="float" office:value="834968000" calcext:value-type="float">
            <text:p>834968000</text:p>
          </table:table-cell>
          <table:table-cell office:value-type="float" office:value="835577000" calcext:value-type="float">
            <text:p>835577000</text:p>
          </table:table-cell>
          <table:table-cell office:value-type="float" office:value="835200000" calcext:value-type="float">
            <text:p>835200000</text:p>
          </table:table-cell>
          <table:table-cell office:value-type="float" office:value="833360000" calcext:value-type="float">
            <text:p>833360000</text:p>
          </table:table-cell>
          <table:table-cell office:value-type="float" office:value="834966000" calcext:value-type="float">
            <text:p>834966000</text:p>
          </table:table-cell>
          <table:table-cell office:value-type="float" office:value="835577000" calcext:value-type="float">
            <text:p>835577000</text:p>
          </table:table-cell>
          <table:table-cell office:value-type="float" office:value="835200000" calcext:value-type="float">
            <text:p>835200000</text:p>
          </table:table-cell>
          <table:table-cell office:value-type="float" office:value="833633000" calcext:value-type="float">
            <text:p>833633000</text:p>
          </table:table-cell>
          <table:table-cell office:value-type="float" office:value="834966000" calcext:value-type="float">
            <text:p>834966000</text:p>
          </table:table-cell>
          <table:table-cell office:value-type="float" office:value="835577000" calcext:value-type="float">
            <text:p>835577000</text:p>
          </table:table-cell>
          <table:table-cell office:value-type="float" office:value="835200000" calcext:value-type="float">
            <text:p>835200000</text:p>
          </table:table-cell>
          <table:table-cell office:value-type="float" office:value="833285000" calcext:value-type="float">
            <text:p>833285000</text:p>
          </table:table-cell>
          <table:table-cell office:value-type="float" office:value="834966000" calcext:value-type="float">
            <text:p>834966000</text:p>
          </table:table-cell>
          <table:table-cell office:value-type="float" office:value="835577000" calcext:value-type="float">
            <text:p>835577000</text:p>
          </table:table-cell>
          <table:table-cell office:value-type="float" office:value="835200000" calcext:value-type="float">
            <text:p>835200000</text:p>
          </table:table-cell>
          <table:table-cell office:value-type="float" office:value="833346000" calcext:value-type="float">
            <text:p>833346000</text:p>
          </table:table-cell>
          <table:table-cell office:value-type="float" office:value="834968000" calcext:value-type="float">
            <text:p>834968000</text:p>
          </table:table-cell>
          <table:table-cell office:value-type="float" office:value="835577000" calcext:value-type="float">
            <text:p>835577000</text:p>
          </table:table-cell>
          <table:table-cell office:value-type="float" office:value="835200000" calcext:value-type="float">
            <text:p>835200000</text:p>
          </table:table-cell>
          <table:table-cell office:value-type="float" office:value="833476000" calcext:value-type="float">
            <text:p>833476000</text:p>
          </table:table-cell>
          <table:table-cell office:value-type="float" office:value="834966000" calcext:value-type="float">
            <text:p>834966000</text:p>
          </table:table-cell>
          <table:table-cell office:value-type="float" office:value="835577000" calcext:value-type="float">
            <text:p>835577000</text:p>
          </table:table-cell>
          <table:table-cell office:value-type="float" office:value="835200000" calcext:value-type="float">
            <text:p>835200000</text:p>
          </table:table-cell>
          <table:table-cell office:value-type="float" office:value="834966000" calcext:value-type="float">
            <text:p>834966000</text:p>
          </table:table-cell>
          <table:table-cell office:value-type="float" office:value="833332000" calcext:value-type="float">
            <text:p>833332000</text:p>
          </table:table-cell>
          <table:table-cell office:value-type="float" office:value="835577000" calcext:value-type="float">
            <text:p>835577000</text:p>
          </table:table-cell>
          <table:table-cell office:value-type="float" office:value="835200000" calcext:value-type="float">
            <text:p>835200000</text:p>
          </table:table-cell>
          <table:table-cell office:value-type="float" office:value="833468000" calcext:value-type="float">
            <text:p>833468000</text:p>
          </table:table-cell>
          <table:table-cell office:value-type="float" office:value="835577000" calcext:value-type="float">
            <text:p>835577000</text:p>
          </table:table-cell>
          <table:table-cell office:value-type="float" office:value="835200000" calcext:value-type="float">
            <text:p>835200000</text:p>
          </table:table-cell>
          <table:table-cell office:value-type="float" office:value="833326000" calcext:value-type="float">
            <text:p>833326000</text:p>
          </table:table-cell>
          <table:table-cell office:value-type="float" office:value="835200000" calcext:value-type="float">
            <text:p>835200000</text:p>
          </table:table-cell>
          <table:table-cell office:value-type="float" office:value="833355000" calcext:value-type="float">
            <text:p>833355000</text:p>
          </table:table-cell>
          <table:table-cell office:value-type="float" office:value="835200000" calcext:value-type="float">
            <text:p>835200000</text:p>
          </table:table-cell>
          <table:table-cell office:value-type="float" office:value="833458000" calcext:value-type="float">
            <text:p>833458000</text:p>
          </table:table-cell>
          <table:table-cell office:value-type="float" office:value="835200000" calcext:value-type="float">
            <text:p>835200000</text:p>
          </table:table-cell>
          <table:table-cell table:number-columns-repeated="22" office:value-type="float" office:value="838989000" calcext:value-type="float">
            <text:p>838989000</text:p>
          </table:table-cell>
          <table:table-cell table:number-columns-repeated="2"/>
          <table:table-cell table:formula="of:=MAX([.A4:.MD4])" office:value-type="float" office:value="838989000" calcext:value-type="float">
            <text:p>838989000</text:p>
          </table:table-cell>
          <table:table-cell table:number-columns-repeated="3"/>
        </table:table-row>
        <table:table-row table:style-name="ro1">
          <table:table-cell office:value-type="float" office:value="815053000" calcext:value-type="float">
            <text:p>815053000</text:p>
          </table:table-cell>
          <table:table-cell office:value-type="float" office:value="821667000" calcext:value-type="float">
            <text:p>821667000</text:p>
          </table:table-cell>
          <table:table-cell office:value-type="float" office:value="823192000" calcext:value-type="float">
            <text:p>823192000</text:p>
          </table:table-cell>
          <table:table-cell office:value-type="float" office:value="825699000" calcext:value-type="float">
            <text:p>825699000</text:p>
          </table:table-cell>
          <table:table-cell office:value-type="float" office:value="813614000" calcext:value-type="float">
            <text:p>813614000</text:p>
          </table:table-cell>
          <table:table-cell office:value-type="float" office:value="821422000" calcext:value-type="float">
            <text:p>821422000</text:p>
          </table:table-cell>
          <table:table-cell office:value-type="float" office:value="822867000" calcext:value-type="float">
            <text:p>822867000</text:p>
          </table:table-cell>
          <table:table-cell office:value-type="float" office:value="825216000" calcext:value-type="float">
            <text:p>825216000</text:p>
          </table:table-cell>
          <table:table-cell office:value-type="float" office:value="816501000" calcext:value-type="float">
            <text:p>816501000</text:p>
          </table:table-cell>
          <table:table-cell office:value-type="float" office:value="821775000" calcext:value-type="float">
            <text:p>821775000</text:p>
          </table:table-cell>
          <table:table-cell office:value-type="float" office:value="823519000" calcext:value-type="float">
            <text:p>823519000</text:p>
          </table:table-cell>
          <table:table-cell office:value-type="float" office:value="824881000" calcext:value-type="float">
            <text:p>824881000</text:p>
          </table:table-cell>
          <table:table-cell office:value-type="float" office:value="816566000" calcext:value-type="float">
            <text:p>816566000</text:p>
          </table:table-cell>
          <table:table-cell office:value-type="float" office:value="821528000" calcext:value-type="float">
            <text:p>821528000</text:p>
          </table:table-cell>
          <table:table-cell office:value-type="float" office:value="821601000" calcext:value-type="float">
            <text:p>821601000</text:p>
          </table:table-cell>
          <table:table-cell office:value-type="float" office:value="825071000" calcext:value-type="float">
            <text:p>825071000</text:p>
          </table:table-cell>
          <table:table-cell office:value-type="float" office:value="814918000" calcext:value-type="float">
            <text:p>814918000</text:p>
          </table:table-cell>
          <table:table-cell office:value-type="float" office:value="821899000" calcext:value-type="float">
            <text:p>821899000</text:p>
          </table:table-cell>
          <table:table-cell office:value-type="float" office:value="822227000" calcext:value-type="float">
            <text:p>822227000</text:p>
          </table:table-cell>
          <table:table-cell office:value-type="float" office:value="825959000" calcext:value-type="float">
            <text:p>825959000</text:p>
          </table:table-cell>
          <table:table-cell office:value-type="float" office:value="815558000" calcext:value-type="float">
            <text:p>815558000</text:p>
          </table:table-cell>
          <table:table-cell office:value-type="float" office:value="821878000" calcext:value-type="float">
            <text:p>821878000</text:p>
          </table:table-cell>
          <table:table-cell office:value-type="float" office:value="821920000" calcext:value-type="float">
            <text:p>821920000</text:p>
          </table:table-cell>
          <table:table-cell office:value-type="float" office:value="825646000" calcext:value-type="float">
            <text:p>825646000</text:p>
          </table:table-cell>
          <table:table-cell office:value-type="float" office:value="815639000" calcext:value-type="float">
            <text:p>815639000</text:p>
          </table:table-cell>
          <table:table-cell office:value-type="float" office:value="821632000" calcext:value-type="float">
            <text:p>821632000</text:p>
          </table:table-cell>
          <table:table-cell office:value-type="float" office:value="822616000" calcext:value-type="float">
            <text:p>822616000</text:p>
          </table:table-cell>
          <table:table-cell office:value-type="float" office:value="813330000" calcext:value-type="float">
            <text:p>813330000</text:p>
          </table:table-cell>
          <table:table-cell office:value-type="float" office:value="824504000" calcext:value-type="float">
            <text:p>824504000</text:p>
          </table:table-cell>
          <table:table-cell office:value-type="float" office:value="820611000" calcext:value-type="float">
            <text:p>820611000</text:p>
          </table:table-cell>
          <table:table-cell office:value-type="float" office:value="822275000" calcext:value-type="float">
            <text:p>822275000</text:p>
          </table:table-cell>
          <table:table-cell office:value-type="float" office:value="814908000" calcext:value-type="float">
            <text:p>814908000</text:p>
          </table:table-cell>
          <table:table-cell office:value-type="float" office:value="823996000" calcext:value-type="float">
            <text:p>823996000</text:p>
          </table:table-cell>
          <table:table-cell office:value-type="float" office:value="821569000" calcext:value-type="float">
            <text:p>821569000</text:p>
          </table:table-cell>
          <table:table-cell office:value-type="float" office:value="823081000" calcext:value-type="float">
            <text:p>823081000</text:p>
          </table:table-cell>
          <table:table-cell office:value-type="float" office:value="815090000" calcext:value-type="float">
            <text:p>815090000</text:p>
          </table:table-cell>
          <table:table-cell office:value-type="float" office:value="825789000" calcext:value-type="float">
            <text:p>825789000</text:p>
          </table:table-cell>
          <table:table-cell office:value-type="float" office:value="821361000" calcext:value-type="float">
            <text:p>821361000</text:p>
          </table:table-cell>
          <table:table-cell office:value-type="float" office:value="822426000" calcext:value-type="float">
            <text:p>822426000</text:p>
          </table:table-cell>
          <table:table-cell office:value-type="float" office:value="814468000" calcext:value-type="float">
            <text:p>814468000</text:p>
          </table:table-cell>
          <table:table-cell office:value-type="float" office:value="825290000" calcext:value-type="float">
            <text:p>825290000</text:p>
          </table:table-cell>
          <table:table-cell office:value-type="float" office:value="821093000" calcext:value-type="float">
            <text:p>821093000</text:p>
          </table:table-cell>
          <table:table-cell office:value-type="float" office:value="815274000" calcext:value-type="float">
            <text:p>815274000</text:p>
          </table:table-cell>
          <table:table-cell office:value-type="float" office:value="822167000" calcext:value-type="float">
            <text:p>822167000</text:p>
          </table:table-cell>
          <table:table-cell office:value-type="float" office:value="825700000" calcext:value-type="float">
            <text:p>825700000</text:p>
          </table:table-cell>
          <table:table-cell office:value-type="float" office:value="822264000" calcext:value-type="float">
            <text:p>822264000</text:p>
          </table:table-cell>
          <table:table-cell office:value-type="float" office:value="816539000" calcext:value-type="float">
            <text:p>816539000</text:p>
          </table:table-cell>
          <table:table-cell office:value-type="float" office:value="822983000" calcext:value-type="float">
            <text:p>822983000</text:p>
          </table:table-cell>
          <table:table-cell office:value-type="float" office:value="825078000" calcext:value-type="float">
            <text:p>825078000</text:p>
          </table:table-cell>
          <table:table-cell office:value-type="float" office:value="814817000" calcext:value-type="float">
            <text:p>814817000</text:p>
          </table:table-cell>
          <table:table-cell office:value-type="float" office:value="821442000" calcext:value-type="float">
            <text:p>821442000</text:p>
          </table:table-cell>
          <table:table-cell office:value-type="float" office:value="823269000" calcext:value-type="float">
            <text:p>823269000</text:p>
          </table:table-cell>
          <table:table-cell office:value-type="float" office:value="814575000" calcext:value-type="float">
            <text:p>814575000</text:p>
          </table:table-cell>
          <table:table-cell office:value-type="float" office:value="825813000" calcext:value-type="float">
            <text:p>825813000</text:p>
          </table:table-cell>
          <table:table-cell office:value-type="float" office:value="822839000" calcext:value-type="float">
            <text:p>822839000</text:p>
          </table:table-cell>
          <table:table-cell office:value-type="float" office:value="822646000" calcext:value-type="float">
            <text:p>822646000</text:p>
          </table:table-cell>
          <table:table-cell office:value-type="float" office:value="816006000" calcext:value-type="float">
            <text:p>816006000</text:p>
          </table:table-cell>
          <table:table-cell office:value-type="float" office:value="824626000" calcext:value-type="float">
            <text:p>824626000</text:p>
          </table:table-cell>
          <table:table-cell office:value-type="float" office:value="821406000" calcext:value-type="float">
            <text:p>821406000</text:p>
          </table:table-cell>
          <table:table-cell office:value-type="float" office:value="821935000" calcext:value-type="float">
            <text:p>821935000</text:p>
          </table:table-cell>
          <table:table-cell office:value-type="float" office:value="813775000" calcext:value-type="float">
            <text:p>813775000</text:p>
          </table:table-cell>
          <table:table-cell office:value-type="float" office:value="821415000" calcext:value-type="float">
            <text:p>821415000</text:p>
          </table:table-cell>
          <table:table-cell office:value-type="float" office:value="826331000" calcext:value-type="float">
            <text:p>826331000</text:p>
          </table:table-cell>
          <table:table-cell office:value-type="float" office:value="822544000" calcext:value-type="float">
            <text:p>822544000</text:p>
          </table:table-cell>
          <table:table-cell office:value-type="float" office:value="814492000" calcext:value-type="float">
            <text:p>814492000</text:p>
          </table:table-cell>
          <table:table-cell office:value-type="float" office:value="821703000" calcext:value-type="float">
            <text:p>821703000</text:p>
          </table:table-cell>
          <table:table-cell office:value-type="float" office:value="825809000" calcext:value-type="float">
            <text:p>825809000</text:p>
          </table:table-cell>
          <table:table-cell office:value-type="float" office:value="822316000" calcext:value-type="float">
            <text:p>822316000</text:p>
          </table:table-cell>
          <table:table-cell office:value-type="float" office:value="814027000" calcext:value-type="float">
            <text:p>814027000</text:p>
          </table:table-cell>
          <table:table-cell office:value-type="float" office:value="821426000" calcext:value-type="float">
            <text:p>821426000</text:p>
          </table:table-cell>
          <table:table-cell office:value-type="float" office:value="825178000" calcext:value-type="float">
            <text:p>825178000</text:p>
          </table:table-cell>
          <table:table-cell office:value-type="float" office:value="821705000" calcext:value-type="float">
            <text:p>821705000</text:p>
          </table:table-cell>
          <table:table-cell office:value-type="float" office:value="813995000" calcext:value-type="float">
            <text:p>813995000</text:p>
          </table:table-cell>
          <table:table-cell office:value-type="float" office:value="820987000" calcext:value-type="float">
            <text:p>820987000</text:p>
          </table:table-cell>
          <table:table-cell office:value-type="float" office:value="825605000" calcext:value-type="float">
            <text:p>825605000</text:p>
          </table:table-cell>
          <table:table-cell office:value-type="float" office:value="822751000" calcext:value-type="float">
            <text:p>822751000</text:p>
          </table:table-cell>
          <table:table-cell office:value-type="float" office:value="821675000" calcext:value-type="float">
            <text:p>821675000</text:p>
          </table:table-cell>
          <table:table-cell office:value-type="float" office:value="822163000" calcext:value-type="float">
            <text:p>822163000</text:p>
          </table:table-cell>
          <table:table-cell office:value-type="float" office:value="825458000" calcext:value-type="float">
            <text:p>825458000</text:p>
          </table:table-cell>
          <table:table-cell office:value-type="float" office:value="824758000" calcext:value-type="float">
            <text:p>824758000</text:p>
          </table:table-cell>
          <table:table-cell office:value-type="float" office:value="826451000" calcext:value-type="float">
            <text:p>826451000</text:p>
          </table:table-cell>
          <table:table-cell office:value-type="float" office:value="821503000" calcext:value-type="float">
            <text:p>821503000</text:p>
          </table:table-cell>
          <table:table-cell office:value-type="float" office:value="831764000" calcext:value-type="float">
            <text:p>831764000</text:p>
          </table:table-cell>
          <table:table-cell office:value-type="float" office:value="826451000" calcext:value-type="float">
            <text:p>826451000</text:p>
          </table:table-cell>
          <table:table-cell office:value-type="float" office:value="822920000" calcext:value-type="float">
            <text:p>822920000</text:p>
          </table:table-cell>
          <table:table-cell office:value-type="float" office:value="831793000" calcext:value-type="float">
            <text:p>831793000</text:p>
          </table:table-cell>
          <table:table-cell office:value-type="float" office:value="825756000" calcext:value-type="float">
            <text:p>825756000</text:p>
          </table:table-cell>
          <table:table-cell office:value-type="float" office:value="826451000" calcext:value-type="float">
            <text:p>826451000</text:p>
          </table:table-cell>
          <table:table-cell office:value-type="float" office:value="820896000" calcext:value-type="float">
            <text:p>820896000</text:p>
          </table:table-cell>
          <table:table-cell office:value-type="float" office:value="831795000" calcext:value-type="float">
            <text:p>831795000</text:p>
          </table:table-cell>
          <table:table-cell office:value-type="float" office:value="825947000" calcext:value-type="float">
            <text:p>825947000</text:p>
          </table:table-cell>
          <table:table-cell office:value-type="float" office:value="826451000" calcext:value-type="float">
            <text:p>826451000</text:p>
          </table:table-cell>
          <table:table-cell office:value-type="float" office:value="822004000" calcext:value-type="float">
            <text:p>822004000</text:p>
          </table:table-cell>
          <table:table-cell office:value-type="float" office:value="826451000" calcext:value-type="float">
            <text:p>826451000</text:p>
          </table:table-cell>
          <table:table-cell office:value-type="float" office:value="831799000" calcext:value-type="float">
            <text:p>831799000</text:p>
          </table:table-cell>
          <table:table-cell office:value-type="float" office:value="825297000" calcext:value-type="float">
            <text:p>825297000</text:p>
          </table:table-cell>
          <table:table-cell office:value-type="float" office:value="821823000" calcext:value-type="float">
            <text:p>821823000</text:p>
          </table:table-cell>
          <table:table-cell office:value-type="float" office:value="826451000" calcext:value-type="float">
            <text:p>826451000</text:p>
          </table:table-cell>
          <table:table-cell office:value-type="float" office:value="831813000" calcext:value-type="float">
            <text:p>831813000</text:p>
          </table:table-cell>
          <table:table-cell office:value-type="float" office:value="825983000" calcext:value-type="float">
            <text:p>825983000</text:p>
          </table:table-cell>
          <table:table-cell office:value-type="float" office:value="821998000" calcext:value-type="float">
            <text:p>821998000</text:p>
          </table:table-cell>
          <table:table-cell office:value-type="float" office:value="826451000" calcext:value-type="float">
            <text:p>826451000</text:p>
          </table:table-cell>
          <table:table-cell office:value-type="float" office:value="825455000" calcext:value-type="float">
            <text:p>825455000</text:p>
          </table:table-cell>
          <table:table-cell office:value-type="float" office:value="831850000" calcext:value-type="float">
            <text:p>831850000</text:p>
          </table:table-cell>
          <table:table-cell office:value-type="float" office:value="821615000" calcext:value-type="float">
            <text:p>821615000</text:p>
          </table:table-cell>
          <table:table-cell office:value-type="float" office:value="826451000" calcext:value-type="float">
            <text:p>826451000</text:p>
          </table:table-cell>
          <table:table-cell office:value-type="float" office:value="825101000" calcext:value-type="float">
            <text:p>825101000</text:p>
          </table:table-cell>
          <table:table-cell office:value-type="float" office:value="831795000" calcext:value-type="float">
            <text:p>831795000</text:p>
          </table:table-cell>
          <table:table-cell office:value-type="float" office:value="821309000" calcext:value-type="float">
            <text:p>821309000</text:p>
          </table:table-cell>
          <table:table-cell office:value-type="float" office:value="826451000" calcext:value-type="float">
            <text:p>826451000</text:p>
          </table:table-cell>
          <table:table-cell office:value-type="float" office:value="826595000" calcext:value-type="float">
            <text:p>826595000</text:p>
          </table:table-cell>
          <table:table-cell office:value-type="float" office:value="831775000" calcext:value-type="float">
            <text:p>831775000</text:p>
          </table:table-cell>
          <table:table-cell office:value-type="float" office:value="821511000" calcext:value-type="float">
            <text:p>821511000</text:p>
          </table:table-cell>
          <table:table-cell office:value-type="float" office:value="826451000" calcext:value-type="float">
            <text:p>826451000</text:p>
          </table:table-cell>
          <table:table-cell office:value-type="float" office:value="821258000" calcext:value-type="float">
            <text:p>821258000</text:p>
          </table:table-cell>
          <table:table-cell office:value-type="float" office:value="825248000" calcext:value-type="float">
            <text:p>825248000</text:p>
          </table:table-cell>
          <table:table-cell office:value-type="float" office:value="831820000" calcext:value-type="float">
            <text:p>831820000</text:p>
          </table:table-cell>
          <table:table-cell office:value-type="float" office:value="826451000" calcext:value-type="float">
            <text:p>826451000</text:p>
          </table:table-cell>
          <table:table-cell office:value-type="float" office:value="821329000" calcext:value-type="float">
            <text:p>821329000</text:p>
          </table:table-cell>
          <table:table-cell office:value-type="float" office:value="825740000" calcext:value-type="float">
            <text:p>825740000</text:p>
          </table:table-cell>
          <table:table-cell office:value-type="float" office:value="831814000" calcext:value-type="float">
            <text:p>831814000</text:p>
          </table:table-cell>
          <table:table-cell office:value-type="float" office:value="826451000" calcext:value-type="float">
            <text:p>826451000</text:p>
          </table:table-cell>
          <table:table-cell office:value-type="float" office:value="820793000" calcext:value-type="float">
            <text:p>820793000</text:p>
          </table:table-cell>
          <table:table-cell office:value-type="float" office:value="826183000" calcext:value-type="float">
            <text:p>826183000</text:p>
          </table:table-cell>
          <table:table-cell office:value-type="float" office:value="831782000" calcext:value-type="float">
            <text:p>831782000</text:p>
          </table:table-cell>
          <table:table-cell office:value-type="float" office:value="826451000" calcext:value-type="float">
            <text:p>826451000</text:p>
          </table:table-cell>
          <table:table-cell office:value-type="float" office:value="821921000" calcext:value-type="float">
            <text:p>821921000</text:p>
          </table:table-cell>
          <table:table-cell office:value-type="float" office:value="831734000" calcext:value-type="float">
            <text:p>831734000</text:p>
          </table:table-cell>
          <table:table-cell office:value-type="float" office:value="826046000" calcext:value-type="float">
            <text:p>826046000</text:p>
          </table:table-cell>
          <table:table-cell office:value-type="float" office:value="826451000" calcext:value-type="float">
            <text:p>826451000</text:p>
          </table:table-cell>
          <table:table-cell office:value-type="float" office:value="822106000" calcext:value-type="float">
            <text:p>822106000</text:p>
          </table:table-cell>
          <table:table-cell office:value-type="float" office:value="831791000" calcext:value-type="float">
            <text:p>831791000</text:p>
          </table:table-cell>
          <table:table-cell office:value-type="float" office:value="825845000" calcext:value-type="float">
            <text:p>825845000</text:p>
          </table:table-cell>
          <table:table-cell office:value-type="float" office:value="826451000" calcext:value-type="float">
            <text:p>826451000</text:p>
          </table:table-cell>
          <table:table-cell office:value-type="float" office:value="821218000" calcext:value-type="float">
            <text:p>821218000</text:p>
          </table:table-cell>
          <table:table-cell office:value-type="float" office:value="831829000" calcext:value-type="float">
            <text:p>831829000</text:p>
          </table:table-cell>
          <table:table-cell office:value-type="float" office:value="826451000" calcext:value-type="float">
            <text:p>826451000</text:p>
          </table:table-cell>
          <table:table-cell office:value-type="float" office:value="825898000" calcext:value-type="float">
            <text:p>825898000</text:p>
          </table:table-cell>
          <table:table-cell office:value-type="float" office:value="822347000" calcext:value-type="float">
            <text:p>822347000</text:p>
          </table:table-cell>
          <table:table-cell office:value-type="float" office:value="826451000" calcext:value-type="float">
            <text:p>826451000</text:p>
          </table:table-cell>
          <table:table-cell office:value-type="float" office:value="831755000" calcext:value-type="float">
            <text:p>831755000</text:p>
          </table:table-cell>
          <table:table-cell office:value-type="float" office:value="825190000" calcext:value-type="float">
            <text:p>825190000</text:p>
          </table:table-cell>
          <table:table-cell office:value-type="float" office:value="822393000" calcext:value-type="float">
            <text:p>822393000</text:p>
          </table:table-cell>
          <table:table-cell office:value-type="float" office:value="826451000" calcext:value-type="float">
            <text:p>826451000</text:p>
          </table:table-cell>
          <table:table-cell office:value-type="float" office:value="831770000" calcext:value-type="float">
            <text:p>831770000</text:p>
          </table:table-cell>
          <table:table-cell office:value-type="float" office:value="825100000" calcext:value-type="float">
            <text:p>825100000</text:p>
          </table:table-cell>
          <table:table-cell office:value-type="float" office:value="820845000" calcext:value-type="float">
            <text:p>820845000</text:p>
          </table:table-cell>
          <table:table-cell office:value-type="float" office:value="826451000" calcext:value-type="float">
            <text:p>826451000</text:p>
          </table:table-cell>
          <table:table-cell office:value-type="float" office:value="831751000" calcext:value-type="float">
            <text:p>831751000</text:p>
          </table:table-cell>
          <table:table-cell office:value-type="float" office:value="821977000" calcext:value-type="float">
            <text:p>821977000</text:p>
          </table:table-cell>
          <table:table-cell office:value-type="float" office:value="826022000" calcext:value-type="float">
            <text:p>826022000</text:p>
          </table:table-cell>
          <table:table-cell office:value-type="float" office:value="826451000" calcext:value-type="float">
            <text:p>826451000</text:p>
          </table:table-cell>
          <table:table-cell office:value-type="float" office:value="831875000" calcext:value-type="float">
            <text:p>831875000</text:p>
          </table:table-cell>
          <table:table-cell office:value-type="float" office:value="821445000" calcext:value-type="float">
            <text:p>821445000</text:p>
          </table:table-cell>
          <table:table-cell office:value-type="float" office:value="825324000" calcext:value-type="float">
            <text:p>825324000</text:p>
          </table:table-cell>
          <table:table-cell office:value-type="float" office:value="831840000" calcext:value-type="float">
            <text:p>831840000</text:p>
          </table:table-cell>
          <table:table-cell office:value-type="float" office:value="825502000" calcext:value-type="float">
            <text:p>825502000</text:p>
          </table:table-cell>
          <table:table-cell office:value-type="float" office:value="831728000" calcext:value-type="float">
            <text:p>831728000</text:p>
          </table:table-cell>
          <table:table-cell office:value-type="float" office:value="824727000" calcext:value-type="float">
            <text:p>824727000</text:p>
          </table:table-cell>
          <table:table-cell office:value-type="float" office:value="828274000" calcext:value-type="float">
            <text:p>828274000</text:p>
          </table:table-cell>
          <table:table-cell office:value-type="float" office:value="825337000" calcext:value-type="float">
            <text:p>825337000</text:p>
          </table:table-cell>
          <table:table-cell office:value-type="float" office:value="828283000" calcext:value-type="float">
            <text:p>828283000</text:p>
          </table:table-cell>
          <table:table-cell office:value-type="float" office:value="828684000" calcext:value-type="float">
            <text:p>828684000</text:p>
          </table:table-cell>
          <table:table-cell office:value-type="float" office:value="833021000" calcext:value-type="float">
            <text:p>833021000</text:p>
          </table:table-cell>
          <table:table-cell office:value-type="float" office:value="828323000" calcext:value-type="float">
            <text:p>828323000</text:p>
          </table:table-cell>
          <table:table-cell office:value-type="float" office:value="833001000" calcext:value-type="float">
            <text:p>833001000</text:p>
          </table:table-cell>
          <table:table-cell office:value-type="float" office:value="828065000" calcext:value-type="float">
            <text:p>828065000</text:p>
          </table:table-cell>
          <table:table-cell office:value-type="float" office:value="833068000" calcext:value-type="float">
            <text:p>833068000</text:p>
          </table:table-cell>
          <table:table-cell office:value-type="float" office:value="828366000" calcext:value-type="float">
            <text:p>828366000</text:p>
          </table:table-cell>
          <table:table-cell office:value-type="float" office:value="833060000" calcext:value-type="float">
            <text:p>833060000</text:p>
          </table:table-cell>
          <table:table-cell office:value-type="float" office:value="828858000" calcext:value-type="float">
            <text:p>828858000</text:p>
          </table:table-cell>
          <table:table-cell office:value-type="float" office:value="832996000" calcext:value-type="float">
            <text:p>832996000</text:p>
          </table:table-cell>
          <table:table-cell office:value-type="float" office:value="829100000" calcext:value-type="float">
            <text:p>829100000</text:p>
          </table:table-cell>
          <table:table-cell office:value-type="float" office:value="828076000" calcext:value-type="float">
            <text:p>828076000</text:p>
          </table:table-cell>
          <table:table-cell office:value-type="float" office:value="833011000" calcext:value-type="float">
            <text:p>833011000</text:p>
          </table:table-cell>
          <table:table-cell office:value-type="float" office:value="829100000" calcext:value-type="float">
            <text:p>829100000</text:p>
          </table:table-cell>
          <table:table-cell office:value-type="float" office:value="828201000" calcext:value-type="float">
            <text:p>828201000</text:p>
          </table:table-cell>
          <table:table-cell office:value-type="float" office:value="833022000" calcext:value-type="float">
            <text:p>833022000</text:p>
          </table:table-cell>
          <table:table-cell office:value-type="float" office:value="829100000" calcext:value-type="float">
            <text:p>829100000</text:p>
          </table:table-cell>
          <table:table-cell office:value-type="float" office:value="828769000" calcext:value-type="float">
            <text:p>828769000</text:p>
          </table:table-cell>
          <table:table-cell office:value-type="float" office:value="831904000" calcext:value-type="float">
            <text:p>831904000</text:p>
          </table:table-cell>
          <table:table-cell office:value-type="float" office:value="833026000" calcext:value-type="float">
            <text:p>833026000</text:p>
          </table:table-cell>
          <table:table-cell office:value-type="float" office:value="829100000" calcext:value-type="float">
            <text:p>829100000</text:p>
          </table:table-cell>
          <table:table-cell office:value-type="float" office:value="828378000" calcext:value-type="float">
            <text:p>828378000</text:p>
          </table:table-cell>
          <table:table-cell office:value-type="float" office:value="833042000" calcext:value-type="float">
            <text:p>833042000</text:p>
          </table:table-cell>
          <table:table-cell office:value-type="float" office:value="831904000" calcext:value-type="float">
            <text:p>831904000</text:p>
          </table:table-cell>
          <table:table-cell office:value-type="float" office:value="829100000" calcext:value-type="float">
            <text:p>829100000</text:p>
          </table:table-cell>
          <table:table-cell office:value-type="float" office:value="828687000" calcext:value-type="float">
            <text:p>828687000</text:p>
          </table:table-cell>
          <table:table-cell office:value-type="float" office:value="833046000" calcext:value-type="float">
            <text:p>833046000</text:p>
          </table:table-cell>
          <table:table-cell office:value-type="float" office:value="831904000" calcext:value-type="float">
            <text:p>831904000</text:p>
          </table:table-cell>
          <table:table-cell office:value-type="float" office:value="829100000" calcext:value-type="float">
            <text:p>829100000</text:p>
          </table:table-cell>
          <table:table-cell office:value-type="float" office:value="828060000" calcext:value-type="float">
            <text:p>828060000</text:p>
          </table:table-cell>
          <table:table-cell office:value-type="float" office:value="833002000" calcext:value-type="float">
            <text:p>833002000</text:p>
          </table:table-cell>
          <table:table-cell office:value-type="float" office:value="831904000" calcext:value-type="float">
            <text:p>831904000</text:p>
          </table:table-cell>
          <table:table-cell office:value-type="float" office:value="829100000" calcext:value-type="float">
            <text:p>829100000</text:p>
          </table:table-cell>
          <table:table-cell office:value-type="float" office:value="828681000" calcext:value-type="float">
            <text:p>828681000</text:p>
          </table:table-cell>
          <table:table-cell office:value-type="float" office:value="833004000" calcext:value-type="float">
            <text:p>833004000</text:p>
          </table:table-cell>
          <table:table-cell office:value-type="float" office:value="831904000" calcext:value-type="float">
            <text:p>831904000</text:p>
          </table:table-cell>
          <table:table-cell office:value-type="float" office:value="829100000" calcext:value-type="float">
            <text:p>829100000</text:p>
          </table:table-cell>
          <table:table-cell office:value-type="float" office:value="828213000" calcext:value-type="float">
            <text:p>828213000</text:p>
          </table:table-cell>
          <table:table-cell office:value-type="float" office:value="833025000" calcext:value-type="float">
            <text:p>833025000</text:p>
          </table:table-cell>
          <table:table-cell office:value-type="float" office:value="831904000" calcext:value-type="float">
            <text:p>831904000</text:p>
          </table:table-cell>
          <table:table-cell office:value-type="float" office:value="829100000" calcext:value-type="float">
            <text:p>829100000</text:p>
          </table:table-cell>
          <table:table-cell office:value-type="float" office:value="828306000" calcext:value-type="float">
            <text:p>828306000</text:p>
          </table:table-cell>
          <table:table-cell office:value-type="float" office:value="833009000" calcext:value-type="float">
            <text:p>833009000</text:p>
          </table:table-cell>
          <table:table-cell office:value-type="float" office:value="829100000" calcext:value-type="float">
            <text:p>829100000</text:p>
          </table:table-cell>
          <table:table-cell office:value-type="float" office:value="831904000" calcext:value-type="float">
            <text:p>831904000</text:p>
          </table:table-cell>
          <table:table-cell office:value-type="float" office:value="828306000" calcext:value-type="float">
            <text:p>828306000</text:p>
          </table:table-cell>
          <table:table-cell office:value-type="float" office:value="833039000" calcext:value-type="float">
            <text:p>833039000</text:p>
          </table:table-cell>
          <table:table-cell office:value-type="float" office:value="829100000" calcext:value-type="float">
            <text:p>829100000</text:p>
          </table:table-cell>
          <table:table-cell office:value-type="float" office:value="831904000" calcext:value-type="float">
            <text:p>831904000</text:p>
          </table:table-cell>
          <table:table-cell office:value-type="float" office:value="828511000" calcext:value-type="float">
            <text:p>828511000</text:p>
          </table:table-cell>
          <table:table-cell office:value-type="float" office:value="833002000" calcext:value-type="float">
            <text:p>833002000</text:p>
          </table:table-cell>
          <table:table-cell office:value-type="float" office:value="829100000" calcext:value-type="float">
            <text:p>829100000</text:p>
          </table:table-cell>
          <table:table-cell office:value-type="float" office:value="831904000" calcext:value-type="float">
            <text:p>831904000</text:p>
          </table:table-cell>
          <table:table-cell office:value-type="float" office:value="827878000" calcext:value-type="float">
            <text:p>827878000</text:p>
          </table:table-cell>
          <table:table-cell office:value-type="float" office:value="833017000" calcext:value-type="float">
            <text:p>833017000</text:p>
          </table:table-cell>
          <table:table-cell office:value-type="float" office:value="829100000" calcext:value-type="float">
            <text:p>829100000</text:p>
          </table:table-cell>
          <table:table-cell office:value-type="float" office:value="828353000" calcext:value-type="float">
            <text:p>828353000</text:p>
          </table:table-cell>
          <table:table-cell office:value-type="float" office:value="831904000" calcext:value-type="float">
            <text:p>831904000</text:p>
          </table:table-cell>
          <table:table-cell office:value-type="float" office:value="833014000" calcext:value-type="float">
            <text:p>833014000</text:p>
          </table:table-cell>
          <table:table-cell office:value-type="float" office:value="829100000" calcext:value-type="float">
            <text:p>829100000</text:p>
          </table:table-cell>
          <table:table-cell office:value-type="float" office:value="831904000" calcext:value-type="float">
            <text:p>831904000</text:p>
          </table:table-cell>
          <table:table-cell office:value-type="float" office:value="833015000" calcext:value-type="float">
            <text:p>833015000</text:p>
          </table:table-cell>
          <table:table-cell office:value-type="float" office:value="829100000" calcext:value-type="float">
            <text:p>829100000</text:p>
          </table:table-cell>
          <table:table-cell office:value-type="float" office:value="831904000" calcext:value-type="float">
            <text:p>831904000</text:p>
          </table:table-cell>
          <table:table-cell office:value-type="float" office:value="833023000" calcext:value-type="float">
            <text:p>833023000</text:p>
          </table:table-cell>
          <table:table-cell office:value-type="float" office:value="829100000" calcext:value-type="float">
            <text:p>829100000</text:p>
          </table:table-cell>
          <table:table-cell office:value-type="float" office:value="831904000" calcext:value-type="float">
            <text:p>831904000</text:p>
          </table:table-cell>
          <table:table-cell office:value-type="float" office:value="829100000" calcext:value-type="float">
            <text:p>829100000</text:p>
          </table:table-cell>
          <table:table-cell office:value-type="float" office:value="831904000" calcext:value-type="float">
            <text:p>831904000</text:p>
          </table:table-cell>
          <table:table-cell office:value-type="float" office:value="833308000" calcext:value-type="float">
            <text:p>833308000</text:p>
          </table:table-cell>
          <table:table-cell office:value-type="float" office:value="829100000" calcext:value-type="float">
            <text:p>829100000</text:p>
          </table:table-cell>
          <table:table-cell office:value-type="float" office:value="831904000" calcext:value-type="float">
            <text:p>831904000</text:p>
          </table:table-cell>
          <table:table-cell office:value-type="float" office:value="833308000" calcext:value-type="float">
            <text:p>833308000</text:p>
          </table:table-cell>
          <table:table-cell office:value-type="float" office:value="829100000" calcext:value-type="float">
            <text:p>829100000</text:p>
          </table:table-cell>
          <table:table-cell office:value-type="float" office:value="831904000" calcext:value-type="float">
            <text:p>831904000</text:p>
          </table:table-cell>
          <table:table-cell office:value-type="float" office:value="833308000" calcext:value-type="float">
            <text:p>833308000</text:p>
          </table:table-cell>
          <table:table-cell office:value-type="float" office:value="829100000" calcext:value-type="float">
            <text:p>829100000</text:p>
          </table:table-cell>
          <table:table-cell office:value-type="float" office:value="831904000" calcext:value-type="float">
            <text:p>831904000</text:p>
          </table:table-cell>
          <table:table-cell office:value-type="float" office:value="833308000" calcext:value-type="float">
            <text:p>833308000</text:p>
          </table:table-cell>
          <table:table-cell office:value-type="float" office:value="831904000" calcext:value-type="float">
            <text:p>831904000</text:p>
          </table:table-cell>
          <table:table-cell office:value-type="float" office:value="833308000" calcext:value-type="float">
            <text:p>833308000</text:p>
          </table:table-cell>
          <table:table-cell office:value-type="float" office:value="831904000" calcext:value-type="float">
            <text:p>831904000</text:p>
          </table:table-cell>
          <table:table-cell office:value-type="float" office:value="830572000" calcext:value-type="float">
            <text:p>830572000</text:p>
          </table:table-cell>
          <table:table-cell office:value-type="float" office:value="832314000" calcext:value-type="float">
            <text:p>832314000</text:p>
          </table:table-cell>
          <table:table-cell office:value-type="float" office:value="833308000" calcext:value-type="float">
            <text:p>833308000</text:p>
          </table:table-cell>
          <table:table-cell office:value-type="float" office:value="831904000" calcext:value-type="float">
            <text:p>831904000</text:p>
          </table:table-cell>
          <table:table-cell office:value-type="float" office:value="830331000" calcext:value-type="float">
            <text:p>830331000</text:p>
          </table:table-cell>
          <table:table-cell office:value-type="float" office:value="832314000" calcext:value-type="float">
            <text:p>832314000</text:p>
          </table:table-cell>
          <table:table-cell office:value-type="float" office:value="833308000" calcext:value-type="float">
            <text:p>833308000</text:p>
          </table:table-cell>
          <table:table-cell office:value-type="float" office:value="830278000" calcext:value-type="float">
            <text:p>830278000</text:p>
          </table:table-cell>
          <table:table-cell office:value-type="float" office:value="832314000" calcext:value-type="float">
            <text:p>832314000</text:p>
          </table:table-cell>
          <table:table-cell office:value-type="float" office:value="833308000" calcext:value-type="float">
            <text:p>833308000</text:p>
          </table:table-cell>
          <table:table-cell office:value-type="float" office:value="830597000" calcext:value-type="float">
            <text:p>830597000</text:p>
          </table:table-cell>
          <table:table-cell office:value-type="float" office:value="832314000" calcext:value-type="float">
            <text:p>832314000</text:p>
          </table:table-cell>
          <table:table-cell office:value-type="float" office:value="833308000" calcext:value-type="float">
            <text:p>833308000</text:p>
          </table:table-cell>
          <table:table-cell office:value-type="float" office:value="832497000" calcext:value-type="float">
            <text:p>832497000</text:p>
          </table:table-cell>
          <table:table-cell office:value-type="float" office:value="830825000" calcext:value-type="float">
            <text:p>830825000</text:p>
          </table:table-cell>
          <table:table-cell office:value-type="float" office:value="832314000" calcext:value-type="float">
            <text:p>832314000</text:p>
          </table:table-cell>
          <table:table-cell office:value-type="float" office:value="833308000" calcext:value-type="float">
            <text:p>833308000</text:p>
          </table:table-cell>
          <table:table-cell office:value-type="float" office:value="832587000" calcext:value-type="float">
            <text:p>832587000</text:p>
          </table:table-cell>
          <table:table-cell office:value-type="float" office:value="830523000" calcext:value-type="float">
            <text:p>830523000</text:p>
          </table:table-cell>
          <table:table-cell office:value-type="float" office:value="832314000" calcext:value-type="float">
            <text:p>832314000</text:p>
          </table:table-cell>
          <table:table-cell office:value-type="float" office:value="833308000" calcext:value-type="float">
            <text:p>833308000</text:p>
          </table:table-cell>
          <table:table-cell office:value-type="float" office:value="830519000" calcext:value-type="float">
            <text:p>830519000</text:p>
          </table:table-cell>
          <table:table-cell office:value-type="float" office:value="832619000" calcext:value-type="float">
            <text:p>832619000</text:p>
          </table:table-cell>
          <table:table-cell office:value-type="float" office:value="832314000" calcext:value-type="float">
            <text:p>832314000</text:p>
          </table:table-cell>
          <table:table-cell office:value-type="float" office:value="833308000" calcext:value-type="float">
            <text:p>833308000</text:p>
          </table:table-cell>
          <table:table-cell office:value-type="float" office:value="830518000" calcext:value-type="float">
            <text:p>830518000</text:p>
          </table:table-cell>
          <table:table-cell office:value-type="float" office:value="832561000" calcext:value-type="float">
            <text:p>832561000</text:p>
          </table:table-cell>
          <table:table-cell office:value-type="float" office:value="832314000" calcext:value-type="float">
            <text:p>832314000</text:p>
          </table:table-cell>
          <table:table-cell office:value-type="float" office:value="833308000" calcext:value-type="float">
            <text:p>833308000</text:p>
          </table:table-cell>
          <table:table-cell office:value-type="float" office:value="830583000" calcext:value-type="float">
            <text:p>830583000</text:p>
          </table:table-cell>
          <table:table-cell office:value-type="float" office:value="832661000" calcext:value-type="float">
            <text:p>832661000</text:p>
          </table:table-cell>
          <table:table-cell office:value-type="float" office:value="832314000" calcext:value-type="float">
            <text:p>832314000</text:p>
          </table:table-cell>
          <table:table-cell office:value-type="float" office:value="833308000" calcext:value-type="float">
            <text:p>833308000</text:p>
          </table:table-cell>
          <table:table-cell office:value-type="float" office:value="830316000" calcext:value-type="float">
            <text:p>830316000</text:p>
          </table:table-cell>
          <table:table-cell office:value-type="float" office:value="832601000" calcext:value-type="float">
            <text:p>832601000</text:p>
          </table:table-cell>
          <table:table-cell office:value-type="float" office:value="832314000" calcext:value-type="float">
            <text:p>832314000</text:p>
          </table:table-cell>
          <table:table-cell office:value-type="float" office:value="833308000" calcext:value-type="float">
            <text:p>833308000</text:p>
          </table:table-cell>
          <table:table-cell office:value-type="float" office:value="830626000" calcext:value-type="float">
            <text:p>830626000</text:p>
          </table:table-cell>
          <table:table-cell office:value-type="float" office:value="832534000" calcext:value-type="float">
            <text:p>832534000</text:p>
          </table:table-cell>
          <table:table-cell office:value-type="float" office:value="832314000" calcext:value-type="float">
            <text:p>832314000</text:p>
          </table:table-cell>
          <table:table-cell office:value-type="float" office:value="833308000" calcext:value-type="float">
            <text:p>833308000</text:p>
          </table:table-cell>
          <table:table-cell office:value-type="float" office:value="830486000" calcext:value-type="float">
            <text:p>830486000</text:p>
          </table:table-cell>
          <table:table-cell office:value-type="float" office:value="832580000" calcext:value-type="float">
            <text:p>832580000</text:p>
          </table:table-cell>
          <table:table-cell office:value-type="float" office:value="832314000" calcext:value-type="float">
            <text:p>832314000</text:p>
          </table:table-cell>
          <table:table-cell office:value-type="float" office:value="833308000" calcext:value-type="float">
            <text:p>833308000</text:p>
          </table:table-cell>
          <table:table-cell office:value-type="float" office:value="830536000" calcext:value-type="float">
            <text:p>830536000</text:p>
          </table:table-cell>
          <table:table-cell office:value-type="float" office:value="832314000" calcext:value-type="float">
            <text:p>832314000</text:p>
          </table:table-cell>
          <table:table-cell office:value-type="float" office:value="832761000" calcext:value-type="float">
            <text:p>832761000</text:p>
          </table:table-cell>
          <table:table-cell office:value-type="float" office:value="833308000" calcext:value-type="float">
            <text:p>833308000</text:p>
          </table:table-cell>
          <table:table-cell office:value-type="float" office:value="830463000" calcext:value-type="float">
            <text:p>830463000</text:p>
          </table:table-cell>
          <table:table-cell office:value-type="float" office:value="832314000" calcext:value-type="float">
            <text:p>832314000</text:p>
          </table:table-cell>
          <table:table-cell office:value-type="float" office:value="832543000" calcext:value-type="float">
            <text:p>832543000</text:p>
          </table:table-cell>
          <table:table-cell office:value-type="float" office:value="833308000" calcext:value-type="float">
            <text:p>833308000</text:p>
          </table:table-cell>
          <table:table-cell office:value-type="float" office:value="830494000" calcext:value-type="float">
            <text:p>830494000</text:p>
          </table:table-cell>
          <table:table-cell office:value-type="float" office:value="832314000" calcext:value-type="float">
            <text:p>832314000</text:p>
          </table:table-cell>
          <table:table-cell office:value-type="float" office:value="832597000" calcext:value-type="float">
            <text:p>832597000</text:p>
          </table:table-cell>
          <table:table-cell office:value-type="float" office:value="833308000" calcext:value-type="float">
            <text:p>833308000</text:p>
          </table:table-cell>
          <table:table-cell office:value-type="float" office:value="830635000" calcext:value-type="float">
            <text:p>830635000</text:p>
          </table:table-cell>
          <table:table-cell office:value-type="float" office:value="832314000" calcext:value-type="float">
            <text:p>832314000</text:p>
          </table:table-cell>
          <table:table-cell office:value-type="float" office:value="832502000" calcext:value-type="float">
            <text:p>832502000</text:p>
          </table:table-cell>
          <table:table-cell office:value-type="float" office:value="830452000" calcext:value-type="float">
            <text:p>830452000</text:p>
          </table:table-cell>
          <table:table-cell office:value-type="float" office:value="832314000" calcext:value-type="float">
            <text:p>832314000</text:p>
          </table:table-cell>
          <table:table-cell office:value-type="float" office:value="832676000" calcext:value-type="float">
            <text:p>832676000</text:p>
          </table:table-cell>
          <table:table-cell office:value-type="float" office:value="830530000" calcext:value-type="float">
            <text:p>830530000</text:p>
          </table:table-cell>
          <table:table-cell office:value-type="float" office:value="832314000" calcext:value-type="float">
            <text:p>832314000</text:p>
          </table:table-cell>
          <table:table-cell office:value-type="float" office:value="832547000" calcext:value-type="float">
            <text:p>832547000</text:p>
          </table:table-cell>
          <table:table-cell office:value-type="float" office:value="830609000" calcext:value-type="float">
            <text:p>830609000</text:p>
          </table:table-cell>
          <table:table-cell office:value-type="float" office:value="832314000" calcext:value-type="float">
            <text:p>832314000</text:p>
          </table:table-cell>
          <table:table-cell office:value-type="float" office:value="832555000" calcext:value-type="float">
            <text:p>832555000</text:p>
          </table:table-cell>
          <table:table-cell office:value-type="float" office:value="832314000" calcext:value-type="float">
            <text:p>832314000</text:p>
          </table:table-cell>
          <table:table-cell office:value-type="float" office:value="830373000" calcext:value-type="float">
            <text:p>830373000</text:p>
          </table:table-cell>
          <table:table-cell office:value-type="float" office:value="832436000" calcext:value-type="float">
            <text:p>832436000</text:p>
          </table:table-cell>
          <table:table-cell office:value-type="float" office:value="832433000" calcext:value-type="float">
            <text:p>832433000</text:p>
          </table:table-cell>
          <table:table-cell office:value-type="float" office:value="832674000" calcext:value-type="float">
            <text:p>832674000</text:p>
          </table:table-cell>
          <table:table-cell office:value-type="float" office:value="832560000" calcext:value-type="float">
            <text:p>832560000</text:p>
          </table:table-cell>
          <table:table-cell office:value-type="float" office:value="832461000" calcext:value-type="float">
            <text:p>832461000</text:p>
          </table:table-cell>
          <table:table-cell table:number-columns-repeated="22" office:value-type="float" office:value="836808000" calcext:value-type="float">
            <text:p>836808000</text:p>
          </table:table-cell>
          <table:table-cell table:number-columns-repeated="2"/>
          <table:table-cell table:formula="of:=MAX([.A5:.MD5])" office:value-type="float" office:value="836808000" calcext:value-type="float">
            <text:p>836808000</text:p>
          </table:table-cell>
          <table:table-cell table:number-columns-repeated="3"/>
        </table:table-row>
        <table:table-row table:style-name="ro1">
          <table:table-cell office:value-type="float" office:value="821669000" calcext:value-type="float">
            <text:p>821669000</text:p>
          </table:table-cell>
          <table:table-cell office:value-type="float" office:value="826653000" calcext:value-type="float">
            <text:p>826653000</text:p>
          </table:table-cell>
          <table:table-cell office:value-type="float" office:value="829145000" calcext:value-type="float">
            <text:p>829145000</text:p>
          </table:table-cell>
          <table:table-cell office:value-type="float" office:value="827215000" calcext:value-type="float">
            <text:p>827215000</text:p>
          </table:table-cell>
          <table:table-cell office:value-type="float" office:value="821514000" calcext:value-type="float">
            <text:p>821514000</text:p>
          </table:table-cell>
          <table:table-cell office:value-type="float" office:value="827086000" calcext:value-type="float">
            <text:p>827086000</text:p>
          </table:table-cell>
          <table:table-cell office:value-type="float" office:value="829381000" calcext:value-type="float">
            <text:p>829381000</text:p>
          </table:table-cell>
          <table:table-cell office:value-type="float" office:value="826902000" calcext:value-type="float">
            <text:p>826902000</text:p>
          </table:table-cell>
          <table:table-cell office:value-type="float" office:value="821355000" calcext:value-type="float">
            <text:p>821355000</text:p>
          </table:table-cell>
          <table:table-cell office:value-type="float" office:value="829194000" calcext:value-type="float">
            <text:p>829194000</text:p>
          </table:table-cell>
          <table:table-cell office:value-type="float" office:value="826729000" calcext:value-type="float">
            <text:p>826729000</text:p>
          </table:table-cell>
          <table:table-cell office:value-type="float" office:value="826779000" calcext:value-type="float">
            <text:p>826779000</text:p>
          </table:table-cell>
          <table:table-cell office:value-type="float" office:value="821350000" calcext:value-type="float">
            <text:p>821350000</text:p>
          </table:table-cell>
          <table:table-cell office:value-type="float" office:value="829372000" calcext:value-type="float">
            <text:p>829372000</text:p>
          </table:table-cell>
          <table:table-cell office:value-type="float" office:value="826507000" calcext:value-type="float">
            <text:p>826507000</text:p>
          </table:table-cell>
          <table:table-cell office:value-type="float" office:value="827088000" calcext:value-type="float">
            <text:p>827088000</text:p>
          </table:table-cell>
          <table:table-cell office:value-type="float" office:value="821373000" calcext:value-type="float">
            <text:p>821373000</text:p>
          </table:table-cell>
          <table:table-cell office:value-type="float" office:value="826673000" calcext:value-type="float">
            <text:p>826673000</text:p>
          </table:table-cell>
          <table:table-cell office:value-type="float" office:value="828978000" calcext:value-type="float">
            <text:p>828978000</text:p>
          </table:table-cell>
          <table:table-cell office:value-type="float" office:value="826604000" calcext:value-type="float">
            <text:p>826604000</text:p>
          </table:table-cell>
          <table:table-cell office:value-type="float" office:value="821732000" calcext:value-type="float">
            <text:p>821732000</text:p>
          </table:table-cell>
          <table:table-cell office:value-type="float" office:value="826717000" calcext:value-type="float">
            <text:p>826717000</text:p>
          </table:table-cell>
          <table:table-cell office:value-type="float" office:value="828432000" calcext:value-type="float">
            <text:p>828432000</text:p>
          </table:table-cell>
          <table:table-cell office:value-type="float" office:value="826926000" calcext:value-type="float">
            <text:p>826926000</text:p>
          </table:table-cell>
          <table:table-cell office:value-type="float" office:value="820806000" calcext:value-type="float">
            <text:p>820806000</text:p>
          </table:table-cell>
          <table:table-cell office:value-type="float" office:value="827111000" calcext:value-type="float">
            <text:p>827111000</text:p>
          </table:table-cell>
          <table:table-cell office:value-type="float" office:value="828622000" calcext:value-type="float">
            <text:p>828622000</text:p>
          </table:table-cell>
          <table:table-cell office:value-type="float" office:value="826056000" calcext:value-type="float">
            <text:p>826056000</text:p>
          </table:table-cell>
          <table:table-cell office:value-type="float" office:value="820668000" calcext:value-type="float">
            <text:p>820668000</text:p>
          </table:table-cell>
          <table:table-cell office:value-type="float" office:value="826997000" calcext:value-type="float">
            <text:p>826997000</text:p>
          </table:table-cell>
          <table:table-cell office:value-type="float" office:value="827396000" calcext:value-type="float">
            <text:p>827396000</text:p>
          </table:table-cell>
          <table:table-cell office:value-type="float" office:value="826326000" calcext:value-type="float">
            <text:p>826326000</text:p>
          </table:table-cell>
          <table:table-cell office:value-type="float" office:value="820705000" calcext:value-type="float">
            <text:p>820705000</text:p>
          </table:table-cell>
          <table:table-cell office:value-type="float" office:value="826633000" calcext:value-type="float">
            <text:p>826633000</text:p>
          </table:table-cell>
          <table:table-cell office:value-type="float" office:value="828446000" calcext:value-type="float">
            <text:p>828446000</text:p>
          </table:table-cell>
          <table:table-cell office:value-type="float" office:value="826431000" calcext:value-type="float">
            <text:p>826431000</text:p>
          </table:table-cell>
          <table:table-cell office:value-type="float" office:value="820722000" calcext:value-type="float">
            <text:p>820722000</text:p>
          </table:table-cell>
          <table:table-cell office:value-type="float" office:value="827160000" calcext:value-type="float">
            <text:p>827160000</text:p>
          </table:table-cell>
          <table:table-cell office:value-type="float" office:value="828864000" calcext:value-type="float">
            <text:p>828864000</text:p>
          </table:table-cell>
          <table:table-cell office:value-type="float" office:value="827217000" calcext:value-type="float">
            <text:p>827217000</text:p>
          </table:table-cell>
          <table:table-cell office:value-type="float" office:value="821096000" calcext:value-type="float">
            <text:p>821096000</text:p>
          </table:table-cell>
          <table:table-cell office:value-type="float" office:value="826772000" calcext:value-type="float">
            <text:p>826772000</text:p>
          </table:table-cell>
          <table:table-cell office:value-type="float" office:value="829257000" calcext:value-type="float">
            <text:p>829257000</text:p>
          </table:table-cell>
          <table:table-cell office:value-type="float" office:value="827465000" calcext:value-type="float">
            <text:p>827465000</text:p>
          </table:table-cell>
          <table:table-cell office:value-type="float" office:value="821429000" calcext:value-type="float">
            <text:p>821429000</text:p>
          </table:table-cell>
          <table:table-cell office:value-type="float" office:value="826037000" calcext:value-type="float">
            <text:p>826037000</text:p>
          </table:table-cell>
          <table:table-cell office:value-type="float" office:value="828604000" calcext:value-type="float">
            <text:p>828604000</text:p>
          </table:table-cell>
          <table:table-cell office:value-type="float" office:value="827014000" calcext:value-type="float">
            <text:p>827014000</text:p>
          </table:table-cell>
          <table:table-cell office:value-type="float" office:value="821744000" calcext:value-type="float">
            <text:p>821744000</text:p>
          </table:table-cell>
          <table:table-cell office:value-type="float" office:value="826574000" calcext:value-type="float">
            <text:p>826574000</text:p>
          </table:table-cell>
          <table:table-cell office:value-type="float" office:value="829174000" calcext:value-type="float">
            <text:p>829174000</text:p>
          </table:table-cell>
          <table:table-cell office:value-type="float" office:value="821166000" calcext:value-type="float">
            <text:p>821166000</text:p>
          </table:table-cell>
          <table:table-cell office:value-type="float" office:value="827042000" calcext:value-type="float">
            <text:p>827042000</text:p>
          </table:table-cell>
          <table:table-cell office:value-type="float" office:value="826397000" calcext:value-type="float">
            <text:p>826397000</text:p>
          </table:table-cell>
          <table:table-cell office:value-type="float" office:value="828593000" calcext:value-type="float">
            <text:p>828593000</text:p>
          </table:table-cell>
          <table:table-cell office:value-type="float" office:value="820259000" calcext:value-type="float">
            <text:p>820259000</text:p>
          </table:table-cell>
          <table:table-cell office:value-type="float" office:value="826790000" calcext:value-type="float">
            <text:p>826790000</text:p>
          </table:table-cell>
          <table:table-cell office:value-type="float" office:value="826785000" calcext:value-type="float">
            <text:p>826785000</text:p>
          </table:table-cell>
          <table:table-cell office:value-type="float" office:value="828538000" calcext:value-type="float">
            <text:p>828538000</text:p>
          </table:table-cell>
          <table:table-cell office:value-type="float" office:value="820816000" calcext:value-type="float">
            <text:p>820816000</text:p>
          </table:table-cell>
          <table:table-cell office:value-type="float" office:value="826333000" calcext:value-type="float">
            <text:p>826333000</text:p>
          </table:table-cell>
          <table:table-cell office:value-type="float" office:value="826507000" calcext:value-type="float">
            <text:p>826507000</text:p>
          </table:table-cell>
          <table:table-cell office:value-type="float" office:value="827780000" calcext:value-type="float">
            <text:p>827780000</text:p>
          </table:table-cell>
          <table:table-cell office:value-type="float" office:value="822010000" calcext:value-type="float">
            <text:p>822010000</text:p>
          </table:table-cell>
          <table:table-cell office:value-type="float" office:value="826417000" calcext:value-type="float">
            <text:p>826417000</text:p>
          </table:table-cell>
          <table:table-cell office:value-type="float" office:value="826707000" calcext:value-type="float">
            <text:p>826707000</text:p>
          </table:table-cell>
          <table:table-cell office:value-type="float" office:value="828585000" calcext:value-type="float">
            <text:p>828585000</text:p>
          </table:table-cell>
          <table:table-cell office:value-type="float" office:value="820718000" calcext:value-type="float">
            <text:p>820718000</text:p>
          </table:table-cell>
          <table:table-cell office:value-type="float" office:value="827146000" calcext:value-type="float">
            <text:p>827146000</text:p>
          </table:table-cell>
          <table:table-cell office:value-type="float" office:value="826403000" calcext:value-type="float">
            <text:p>826403000</text:p>
          </table:table-cell>
          <table:table-cell office:value-type="float" office:value="828768000" calcext:value-type="float">
            <text:p>828768000</text:p>
          </table:table-cell>
          <table:table-cell office:value-type="float" office:value="821883000" calcext:value-type="float">
            <text:p>821883000</text:p>
          </table:table-cell>
          <table:table-cell office:value-type="float" office:value="825869000" calcext:value-type="float">
            <text:p>825869000</text:p>
          </table:table-cell>
          <table:table-cell office:value-type="float" office:value="826710000" calcext:value-type="float">
            <text:p>826710000</text:p>
          </table:table-cell>
          <table:table-cell office:value-type="float" office:value="829277000" calcext:value-type="float">
            <text:p>829277000</text:p>
          </table:table-cell>
          <table:table-cell office:value-type="float" office:value="820964000" calcext:value-type="float">
            <text:p>820964000</text:p>
          </table:table-cell>
          <table:table-cell office:value-type="float" office:value="827129000" calcext:value-type="float">
            <text:p>827129000</text:p>
          </table:table-cell>
          <table:table-cell office:value-type="float" office:value="827109000" calcext:value-type="float">
            <text:p>827109000</text:p>
          </table:table-cell>
          <table:table-cell office:value-type="float" office:value="830119000" calcext:value-type="float">
            <text:p>830119000</text:p>
          </table:table-cell>
          <table:table-cell office:value-type="float" office:value="826512000" calcext:value-type="float">
            <text:p>826512000</text:p>
          </table:table-cell>
          <table:table-cell office:value-type="float" office:value="828987000" calcext:value-type="float">
            <text:p>828987000</text:p>
          </table:table-cell>
          <table:table-cell office:value-type="float" office:value="831759000" calcext:value-type="float">
            <text:p>831759000</text:p>
          </table:table-cell>
          <table:table-cell office:value-type="float" office:value="834376000" calcext:value-type="float">
            <text:p>834376000</text:p>
          </table:table-cell>
          <table:table-cell office:value-type="float" office:value="826763000" calcext:value-type="float">
            <text:p>826763000</text:p>
          </table:table-cell>
          <table:table-cell office:value-type="float" office:value="828988000" calcext:value-type="float">
            <text:p>828988000</text:p>
          </table:table-cell>
          <table:table-cell office:value-type="float" office:value="831759000" calcext:value-type="float">
            <text:p>831759000</text:p>
          </table:table-cell>
          <table:table-cell office:value-type="float" office:value="834376000" calcext:value-type="float">
            <text:p>834376000</text:p>
          </table:table-cell>
          <table:table-cell office:value-type="float" office:value="826512000" calcext:value-type="float">
            <text:p>826512000</text:p>
          </table:table-cell>
          <table:table-cell office:value-type="float" office:value="828975000" calcext:value-type="float">
            <text:p>828975000</text:p>
          </table:table-cell>
          <table:table-cell office:value-type="float" office:value="831759000" calcext:value-type="float">
            <text:p>831759000</text:p>
          </table:table-cell>
          <table:table-cell office:value-type="float" office:value="834376000" calcext:value-type="float">
            <text:p>834376000</text:p>
          </table:table-cell>
          <table:table-cell office:value-type="float" office:value="826375000" calcext:value-type="float">
            <text:p>826375000</text:p>
          </table:table-cell>
          <table:table-cell office:value-type="float" office:value="828975000" calcext:value-type="float">
            <text:p>828975000</text:p>
          </table:table-cell>
          <table:table-cell office:value-type="float" office:value="831759000" calcext:value-type="float">
            <text:p>831759000</text:p>
          </table:table-cell>
          <table:table-cell office:value-type="float" office:value="834376000" calcext:value-type="float">
            <text:p>834376000</text:p>
          </table:table-cell>
          <table:table-cell office:value-type="float" office:value="826584000" calcext:value-type="float">
            <text:p>826584000</text:p>
          </table:table-cell>
          <table:table-cell office:value-type="float" office:value="828989000" calcext:value-type="float">
            <text:p>828989000</text:p>
          </table:table-cell>
          <table:table-cell office:value-type="float" office:value="831759000" calcext:value-type="float">
            <text:p>831759000</text:p>
          </table:table-cell>
          <table:table-cell office:value-type="float" office:value="834376000" calcext:value-type="float">
            <text:p>834376000</text:p>
          </table:table-cell>
          <table:table-cell office:value-type="float" office:value="826466000" calcext:value-type="float">
            <text:p>826466000</text:p>
          </table:table-cell>
          <table:table-cell office:value-type="float" office:value="828988000" calcext:value-type="float">
            <text:p>828988000</text:p>
          </table:table-cell>
          <table:table-cell office:value-type="float" office:value="831759000" calcext:value-type="float">
            <text:p>831759000</text:p>
          </table:table-cell>
          <table:table-cell office:value-type="float" office:value="834376000" calcext:value-type="float">
            <text:p>834376000</text:p>
          </table:table-cell>
          <table:table-cell office:value-type="float" office:value="826854000" calcext:value-type="float">
            <text:p>826854000</text:p>
          </table:table-cell>
          <table:table-cell office:value-type="float" office:value="828988000" calcext:value-type="float">
            <text:p>828988000</text:p>
          </table:table-cell>
          <table:table-cell office:value-type="float" office:value="831759000" calcext:value-type="float">
            <text:p>831759000</text:p>
          </table:table-cell>
          <table:table-cell office:value-type="float" office:value="834376000" calcext:value-type="float">
            <text:p>834376000</text:p>
          </table:table-cell>
          <table:table-cell office:value-type="float" office:value="826966000" calcext:value-type="float">
            <text:p>826966000</text:p>
          </table:table-cell>
          <table:table-cell office:value-type="float" office:value="828981000" calcext:value-type="float">
            <text:p>828981000</text:p>
          </table:table-cell>
          <table:table-cell office:value-type="float" office:value="831759000" calcext:value-type="float">
            <text:p>831759000</text:p>
          </table:table-cell>
          <table:table-cell office:value-type="float" office:value="834376000" calcext:value-type="float">
            <text:p>834376000</text:p>
          </table:table-cell>
          <table:table-cell office:value-type="float" office:value="826437000" calcext:value-type="float">
            <text:p>826437000</text:p>
          </table:table-cell>
          <table:table-cell office:value-type="float" office:value="828975000" calcext:value-type="float">
            <text:p>828975000</text:p>
          </table:table-cell>
          <table:table-cell office:value-type="float" office:value="831759000" calcext:value-type="float">
            <text:p>831759000</text:p>
          </table:table-cell>
          <table:table-cell office:value-type="float" office:value="834376000" calcext:value-type="float">
            <text:p>834376000</text:p>
          </table:table-cell>
          <table:table-cell office:value-type="float" office:value="825936000" calcext:value-type="float">
            <text:p>825936000</text:p>
          </table:table-cell>
          <table:table-cell office:value-type="float" office:value="828975000" calcext:value-type="float">
            <text:p>828975000</text:p>
          </table:table-cell>
          <table:table-cell office:value-type="float" office:value="831759000" calcext:value-type="float">
            <text:p>831759000</text:p>
          </table:table-cell>
          <table:table-cell office:value-type="float" office:value="834376000" calcext:value-type="float">
            <text:p>834376000</text:p>
          </table:table-cell>
          <table:table-cell office:value-type="float" office:value="828975000" calcext:value-type="float">
            <text:p>828975000</text:p>
          </table:table-cell>
          <table:table-cell office:value-type="float" office:value="826827000" calcext:value-type="float">
            <text:p>826827000</text:p>
          </table:table-cell>
          <table:table-cell office:value-type="float" office:value="831759000" calcext:value-type="float">
            <text:p>831759000</text:p>
          </table:table-cell>
          <table:table-cell office:value-type="float" office:value="834376000" calcext:value-type="float">
            <text:p>834376000</text:p>
          </table:table-cell>
          <table:table-cell office:value-type="float" office:value="828988000" calcext:value-type="float">
            <text:p>828988000</text:p>
          </table:table-cell>
          <table:table-cell office:value-type="float" office:value="826250000" calcext:value-type="float">
            <text:p>826250000</text:p>
          </table:table-cell>
          <table:table-cell office:value-type="float" office:value="831759000" calcext:value-type="float">
            <text:p>831759000</text:p>
          </table:table-cell>
          <table:table-cell office:value-type="float" office:value="834376000" calcext:value-type="float">
            <text:p>834376000</text:p>
          </table:table-cell>
          <table:table-cell office:value-type="float" office:value="828975000" calcext:value-type="float">
            <text:p>828975000</text:p>
          </table:table-cell>
          <table:table-cell office:value-type="float" office:value="826395000" calcext:value-type="float">
            <text:p>826395000</text:p>
          </table:table-cell>
          <table:table-cell office:value-type="float" office:value="831759000" calcext:value-type="float">
            <text:p>831759000</text:p>
          </table:table-cell>
          <table:table-cell office:value-type="float" office:value="834376000" calcext:value-type="float">
            <text:p>834376000</text:p>
          </table:table-cell>
          <table:table-cell office:value-type="float" office:value="826957000" calcext:value-type="float">
            <text:p>826957000</text:p>
          </table:table-cell>
          <table:table-cell office:value-type="float" office:value="828988000" calcext:value-type="float">
            <text:p>828988000</text:p>
          </table:table-cell>
          <table:table-cell office:value-type="float" office:value="831759000" calcext:value-type="float">
            <text:p>831759000</text:p>
          </table:table-cell>
          <table:table-cell office:value-type="float" office:value="834376000" calcext:value-type="float">
            <text:p>834376000</text:p>
          </table:table-cell>
          <table:table-cell office:value-type="float" office:value="826488000" calcext:value-type="float">
            <text:p>826488000</text:p>
          </table:table-cell>
          <table:table-cell office:value-type="float" office:value="828975000" calcext:value-type="float">
            <text:p>828975000</text:p>
          </table:table-cell>
          <table:table-cell office:value-type="float" office:value="831759000" calcext:value-type="float">
            <text:p>831759000</text:p>
          </table:table-cell>
          <table:table-cell office:value-type="float" office:value="834376000" calcext:value-type="float">
            <text:p>834376000</text:p>
          </table:table-cell>
          <table:table-cell office:value-type="float" office:value="825989000" calcext:value-type="float">
            <text:p>825989000</text:p>
          </table:table-cell>
          <table:table-cell office:value-type="float" office:value="828980000" calcext:value-type="float">
            <text:p>828980000</text:p>
          </table:table-cell>
          <table:table-cell office:value-type="float" office:value="831759000" calcext:value-type="float">
            <text:p>831759000</text:p>
          </table:table-cell>
          <table:table-cell office:value-type="float" office:value="834376000" calcext:value-type="float">
            <text:p>834376000</text:p>
          </table:table-cell>
          <table:table-cell office:value-type="float" office:value="826934000" calcext:value-type="float">
            <text:p>826934000</text:p>
          </table:table-cell>
          <table:table-cell office:value-type="float" office:value="828988000" calcext:value-type="float">
            <text:p>828988000</text:p>
          </table:table-cell>
          <table:table-cell office:value-type="float" office:value="831759000" calcext:value-type="float">
            <text:p>831759000</text:p>
          </table:table-cell>
          <table:table-cell office:value-type="float" office:value="834376000" calcext:value-type="float">
            <text:p>834376000</text:p>
          </table:table-cell>
          <table:table-cell office:value-type="float" office:value="826904000" calcext:value-type="float">
            <text:p>826904000</text:p>
          </table:table-cell>
          <table:table-cell office:value-type="float" office:value="828975000" calcext:value-type="float">
            <text:p>828975000</text:p>
          </table:table-cell>
          <table:table-cell office:value-type="float" office:value="831759000" calcext:value-type="float">
            <text:p>831759000</text:p>
          </table:table-cell>
          <table:table-cell office:value-type="float" office:value="834376000" calcext:value-type="float">
            <text:p>834376000</text:p>
          </table:table-cell>
          <table:table-cell office:value-type="float" office:value="827526000" calcext:value-type="float">
            <text:p>827526000</text:p>
          </table:table-cell>
          <table:table-cell office:value-type="float" office:value="828974000" calcext:value-type="float">
            <text:p>828974000</text:p>
          </table:table-cell>
          <table:table-cell office:value-type="float" office:value="831759000" calcext:value-type="float">
            <text:p>831759000</text:p>
          </table:table-cell>
          <table:table-cell office:value-type="float" office:value="834376000" calcext:value-type="float">
            <text:p>834376000</text:p>
          </table:table-cell>
          <table:table-cell office:value-type="float" office:value="826137000" calcext:value-type="float">
            <text:p>826137000</text:p>
          </table:table-cell>
          <table:table-cell office:value-type="float" office:value="828988000" calcext:value-type="float">
            <text:p>828988000</text:p>
          </table:table-cell>
          <table:table-cell office:value-type="float" office:value="831759000" calcext:value-type="float">
            <text:p>831759000</text:p>
          </table:table-cell>
          <table:table-cell office:value-type="float" office:value="834376000" calcext:value-type="float">
            <text:p>834376000</text:p>
          </table:table-cell>
          <table:table-cell office:value-type="float" office:value="827252000" calcext:value-type="float">
            <text:p>827252000</text:p>
          </table:table-cell>
          <table:table-cell office:value-type="float" office:value="830585000" calcext:value-type="float">
            <text:p>830585000</text:p>
          </table:table-cell>
          <table:table-cell office:value-type="float" office:value="834961000" calcext:value-type="float">
            <text:p>834961000</text:p>
          </table:table-cell>
          <table:table-cell office:value-type="float" office:value="832907000" calcext:value-type="float">
            <text:p>832907000</text:p>
          </table:table-cell>
          <table:table-cell office:value-type="float" office:value="830494000" calcext:value-type="float">
            <text:p>830494000</text:p>
          </table:table-cell>
          <table:table-cell office:value-type="float" office:value="835030000" calcext:value-type="float">
            <text:p>835030000</text:p>
          </table:table-cell>
          <table:table-cell office:value-type="float" office:value="832714000" calcext:value-type="float">
            <text:p>832714000</text:p>
          </table:table-cell>
          <table:table-cell office:value-type="float" office:value="830519000" calcext:value-type="float">
            <text:p>830519000</text:p>
          </table:table-cell>
          <table:table-cell office:value-type="float" office:value="834989000" calcext:value-type="float">
            <text:p>834989000</text:p>
          </table:table-cell>
          <table:table-cell office:value-type="float" office:value="832693000" calcext:value-type="float">
            <text:p>832693000</text:p>
          </table:table-cell>
          <table:table-cell office:value-type="float" office:value="830829000" calcext:value-type="float">
            <text:p>830829000</text:p>
          </table:table-cell>
          <table:table-cell office:value-type="float" office:value="835019000" calcext:value-type="float">
            <text:p>835019000</text:p>
          </table:table-cell>
          <table:table-cell office:value-type="float" office:value="832867000" calcext:value-type="float">
            <text:p>832867000</text:p>
          </table:table-cell>
          <table:table-cell office:value-type="float" office:value="830473000" calcext:value-type="float">
            <text:p>830473000</text:p>
          </table:table-cell>
          <table:table-cell office:value-type="float" office:value="835099000" calcext:value-type="float">
            <text:p>835099000</text:p>
          </table:table-cell>
          <table:table-cell office:value-type="float" office:value="832689000" calcext:value-type="float">
            <text:p>832689000</text:p>
          </table:table-cell>
          <table:table-cell office:value-type="float" office:value="830672000" calcext:value-type="float">
            <text:p>830672000</text:p>
          </table:table-cell>
          <table:table-cell office:value-type="float" office:value="832620000" calcext:value-type="float">
            <text:p>832620000</text:p>
          </table:table-cell>
          <table:table-cell office:value-type="float" office:value="835031000" calcext:value-type="float">
            <text:p>835031000</text:p>
          </table:table-cell>
          <table:table-cell office:value-type="float" office:value="830320000" calcext:value-type="float">
            <text:p>830320000</text:p>
          </table:table-cell>
          <table:table-cell office:value-type="float" office:value="832791000" calcext:value-type="float">
            <text:p>832791000</text:p>
          </table:table-cell>
          <table:table-cell office:value-type="float" office:value="835311000" calcext:value-type="float">
            <text:p>835311000</text:p>
          </table:table-cell>
          <table:table-cell office:value-type="float" office:value="830690000" calcext:value-type="float">
            <text:p>830690000</text:p>
          </table:table-cell>
          <table:table-cell office:value-type="float" office:value="833382000" calcext:value-type="float">
            <text:p>833382000</text:p>
          </table:table-cell>
          <table:table-cell office:value-type="float" office:value="832756000" calcext:value-type="float">
            <text:p>832756000</text:p>
          </table:table-cell>
          <table:table-cell office:value-type="float" office:value="834834000" calcext:value-type="float">
            <text:p>834834000</text:p>
          </table:table-cell>
          <table:table-cell office:value-type="float" office:value="830713000" calcext:value-type="float">
            <text:p>830713000</text:p>
          </table:table-cell>
          <table:table-cell office:value-type="float" office:value="833382000" calcext:value-type="float">
            <text:p>833382000</text:p>
          </table:table-cell>
          <table:table-cell office:value-type="float" office:value="832595000" calcext:value-type="float">
            <text:p>832595000</text:p>
          </table:table-cell>
          <table:table-cell office:value-type="float" office:value="835063000" calcext:value-type="float">
            <text:p>835063000</text:p>
          </table:table-cell>
          <table:table-cell office:value-type="float" office:value="830511000" calcext:value-type="float">
            <text:p>830511000</text:p>
          </table:table-cell>
          <table:table-cell office:value-type="float" office:value="833382000" calcext:value-type="float">
            <text:p>833382000</text:p>
          </table:table-cell>
          <table:table-cell office:value-type="float" office:value="832620000" calcext:value-type="float">
            <text:p>832620000</text:p>
          </table:table-cell>
          <table:table-cell office:value-type="float" office:value="835117000" calcext:value-type="float">
            <text:p>835117000</text:p>
          </table:table-cell>
          <table:table-cell office:value-type="float" office:value="830803000" calcext:value-type="float">
            <text:p>830803000</text:p>
          </table:table-cell>
          <table:table-cell office:value-type="float" office:value="833382000" calcext:value-type="float">
            <text:p>833382000</text:p>
          </table:table-cell>
          <table:table-cell office:value-type="float" office:value="832770000" calcext:value-type="float">
            <text:p>832770000</text:p>
          </table:table-cell>
          <table:table-cell office:value-type="float" office:value="835009000" calcext:value-type="float">
            <text:p>835009000</text:p>
          </table:table-cell>
          <table:table-cell office:value-type="float" office:value="830539000" calcext:value-type="float">
            <text:p>830539000</text:p>
          </table:table-cell>
          <table:table-cell office:value-type="float" office:value="833382000" calcext:value-type="float">
            <text:p>833382000</text:p>
          </table:table-cell>
          <table:table-cell office:value-type="float" office:value="832623000" calcext:value-type="float">
            <text:p>832623000</text:p>
          </table:table-cell>
          <table:table-cell office:value-type="float" office:value="835149000" calcext:value-type="float">
            <text:p>835149000</text:p>
          </table:table-cell>
          <table:table-cell office:value-type="float" office:value="830535000" calcext:value-type="float">
            <text:p>830535000</text:p>
          </table:table-cell>
          <table:table-cell office:value-type="float" office:value="833382000" calcext:value-type="float">
            <text:p>833382000</text:p>
          </table:table-cell>
          <table:table-cell office:value-type="float" office:value="832622000" calcext:value-type="float">
            <text:p>832622000</text:p>
          </table:table-cell>
          <table:table-cell office:value-type="float" office:value="835111000" calcext:value-type="float">
            <text:p>835111000</text:p>
          </table:table-cell>
          <table:table-cell office:value-type="float" office:value="830438000" calcext:value-type="float">
            <text:p>830438000</text:p>
          </table:table-cell>
          <table:table-cell office:value-type="float" office:value="833382000" calcext:value-type="float">
            <text:p>833382000</text:p>
          </table:table-cell>
          <table:table-cell office:value-type="float" office:value="832810000" calcext:value-type="float">
            <text:p>832810000</text:p>
          </table:table-cell>
          <table:table-cell office:value-type="float" office:value="835147000" calcext:value-type="float">
            <text:p>835147000</text:p>
          </table:table-cell>
          <table:table-cell office:value-type="float" office:value="830622000" calcext:value-type="float">
            <text:p>830622000</text:p>
          </table:table-cell>
          <table:table-cell office:value-type="float" office:value="833382000" calcext:value-type="float">
            <text:p>833382000</text:p>
          </table:table-cell>
          <table:table-cell office:value-type="float" office:value="832499000" calcext:value-type="float">
            <text:p>832499000</text:p>
          </table:table-cell>
          <table:table-cell office:value-type="float" office:value="835046000" calcext:value-type="float">
            <text:p>835046000</text:p>
          </table:table-cell>
          <table:table-cell office:value-type="float" office:value="830731000" calcext:value-type="float">
            <text:p>830731000</text:p>
          </table:table-cell>
          <table:table-cell office:value-type="float" office:value="833382000" calcext:value-type="float">
            <text:p>833382000</text:p>
          </table:table-cell>
          <table:table-cell office:value-type="float" office:value="832828000" calcext:value-type="float">
            <text:p>832828000</text:p>
          </table:table-cell>
          <table:table-cell office:value-type="float" office:value="835077000" calcext:value-type="float">
            <text:p>835077000</text:p>
          </table:table-cell>
          <table:table-cell office:value-type="float" office:value="830820000" calcext:value-type="float">
            <text:p>830820000</text:p>
          </table:table-cell>
          <table:table-cell office:value-type="float" office:value="833382000" calcext:value-type="float">
            <text:p>833382000</text:p>
          </table:table-cell>
          <table:table-cell office:value-type="float" office:value="832688000" calcext:value-type="float">
            <text:p>832688000</text:p>
          </table:table-cell>
          <table:table-cell office:value-type="float" office:value="834964000" calcext:value-type="float">
            <text:p>834964000</text:p>
          </table:table-cell>
          <table:table-cell office:value-type="float" office:value="830563000" calcext:value-type="float">
            <text:p>830563000</text:p>
          </table:table-cell>
          <table:table-cell office:value-type="float" office:value="833382000" calcext:value-type="float">
            <text:p>833382000</text:p>
          </table:table-cell>
          <table:table-cell office:value-type="float" office:value="832568000" calcext:value-type="float">
            <text:p>832568000</text:p>
          </table:table-cell>
          <table:table-cell office:value-type="float" office:value="834969000" calcext:value-type="float">
            <text:p>834969000</text:p>
          </table:table-cell>
          <table:table-cell office:value-type="float" office:value="830822000" calcext:value-type="float">
            <text:p>830822000</text:p>
          </table:table-cell>
          <table:table-cell office:value-type="float" office:value="833382000" calcext:value-type="float">
            <text:p>833382000</text:p>
          </table:table-cell>
          <table:table-cell office:value-type="float" office:value="832674000" calcext:value-type="float">
            <text:p>832674000</text:p>
          </table:table-cell>
          <table:table-cell office:value-type="float" office:value="834877000" calcext:value-type="float">
            <text:p>834877000</text:p>
          </table:table-cell>
          <table:table-cell office:value-type="float" office:value="830471000" calcext:value-type="float">
            <text:p>830471000</text:p>
          </table:table-cell>
          <table:table-cell office:value-type="float" office:value="833382000" calcext:value-type="float">
            <text:p>833382000</text:p>
          </table:table-cell>
          <table:table-cell office:value-type="float" office:value="832666000" calcext:value-type="float">
            <text:p>832666000</text:p>
          </table:table-cell>
          <table:table-cell office:value-type="float" office:value="835261000" calcext:value-type="float">
            <text:p>835261000</text:p>
          </table:table-cell>
          <table:table-cell table:number-columns-repeated="5" office:value-type="float" office:value="833382000" calcext:value-type="float">
            <text:p>833382000</text:p>
          </table:table-cell>
          <table:table-cell office:value-type="float" office:value="835970000" calcext:value-type="float">
            <text:p>835970000</text:p>
          </table:table-cell>
          <table:table-cell office:value-type="float" office:value="835412000" calcext:value-type="float">
            <text:p>835412000</text:p>
          </table:table-cell>
          <table:table-cell office:value-type="float" office:value="837467000" calcext:value-type="float">
            <text:p>837467000</text:p>
          </table:table-cell>
          <table:table-cell office:value-type="float" office:value="833382000" calcext:value-type="float">
            <text:p>833382000</text:p>
          </table:table-cell>
          <table:table-cell office:value-type="float" office:value="835970000" calcext:value-type="float">
            <text:p>835970000</text:p>
          </table:table-cell>
          <table:table-cell office:value-type="float" office:value="835412000" calcext:value-type="float">
            <text:p>835412000</text:p>
          </table:table-cell>
          <table:table-cell office:value-type="float" office:value="833382000" calcext:value-type="float">
            <text:p>833382000</text:p>
          </table:table-cell>
          <table:table-cell office:value-type="float" office:value="837467000" calcext:value-type="float">
            <text:p>837467000</text:p>
          </table:table-cell>
          <table:table-cell office:value-type="float" office:value="835970000" calcext:value-type="float">
            <text:p>835970000</text:p>
          </table:table-cell>
          <table:table-cell office:value-type="float" office:value="835412000" calcext:value-type="float">
            <text:p>835412000</text:p>
          </table:table-cell>
          <table:table-cell office:value-type="float" office:value="837467000" calcext:value-type="float">
            <text:p>837467000</text:p>
          </table:table-cell>
          <table:table-cell office:value-type="float" office:value="835970000" calcext:value-type="float">
            <text:p>835970000</text:p>
          </table:table-cell>
          <table:table-cell office:value-type="float" office:value="835412000" calcext:value-type="float">
            <text:p>835412000</text:p>
          </table:table-cell>
          <table:table-cell office:value-type="float" office:value="837467000" calcext:value-type="float">
            <text:p>837467000</text:p>
          </table:table-cell>
          <table:table-cell office:value-type="float" office:value="835970000" calcext:value-type="float">
            <text:p>835970000</text:p>
          </table:table-cell>
          <table:table-cell office:value-type="float" office:value="833862000" calcext:value-type="float">
            <text:p>833862000</text:p>
          </table:table-cell>
          <table:table-cell office:value-type="float" office:value="835412000" calcext:value-type="float">
            <text:p>835412000</text:p>
          </table:table-cell>
          <table:table-cell office:value-type="float" office:value="837467000" calcext:value-type="float">
            <text:p>837467000</text:p>
          </table:table-cell>
          <table:table-cell office:value-type="float" office:value="835970000" calcext:value-type="float">
            <text:p>835970000</text:p>
          </table:table-cell>
          <table:table-cell office:value-type="float" office:value="833945000" calcext:value-type="float">
            <text:p>833945000</text:p>
          </table:table-cell>
          <table:table-cell office:value-type="float" office:value="835412000" calcext:value-type="float">
            <text:p>835412000</text:p>
          </table:table-cell>
          <table:table-cell office:value-type="float" office:value="837467000" calcext:value-type="float">
            <text:p>837467000</text:p>
          </table:table-cell>
          <table:table-cell office:value-type="float" office:value="835970000" calcext:value-type="float">
            <text:p>835970000</text:p>
          </table:table-cell>
          <table:table-cell office:value-type="float" office:value="835412000" calcext:value-type="float">
            <text:p>835412000</text:p>
          </table:table-cell>
          <table:table-cell office:value-type="float" office:value="833944000" calcext:value-type="float">
            <text:p>833944000</text:p>
          </table:table-cell>
          <table:table-cell office:value-type="float" office:value="837467000" calcext:value-type="float">
            <text:p>837467000</text:p>
          </table:table-cell>
          <table:table-cell office:value-type="float" office:value="835970000" calcext:value-type="float">
            <text:p>835970000</text:p>
          </table:table-cell>
          <table:table-cell office:value-type="float" office:value="835412000" calcext:value-type="float">
            <text:p>835412000</text:p>
          </table:table-cell>
          <table:table-cell office:value-type="float" office:value="833866000" calcext:value-type="float">
            <text:p>833866000</text:p>
          </table:table-cell>
          <table:table-cell office:value-type="float" office:value="837467000" calcext:value-type="float">
            <text:p>837467000</text:p>
          </table:table-cell>
          <table:table-cell office:value-type="float" office:value="835970000" calcext:value-type="float">
            <text:p>835970000</text:p>
          </table:table-cell>
          <table:table-cell office:value-type="float" office:value="835412000" calcext:value-type="float">
            <text:p>835412000</text:p>
          </table:table-cell>
          <table:table-cell office:value-type="float" office:value="833887000" calcext:value-type="float">
            <text:p>833887000</text:p>
          </table:table-cell>
          <table:table-cell office:value-type="float" office:value="835970000" calcext:value-type="float">
            <text:p>835970000</text:p>
          </table:table-cell>
          <table:table-cell office:value-type="float" office:value="837467000" calcext:value-type="float">
            <text:p>837467000</text:p>
          </table:table-cell>
          <table:table-cell office:value-type="float" office:value="835412000" calcext:value-type="float">
            <text:p>835412000</text:p>
          </table:table-cell>
          <table:table-cell office:value-type="float" office:value="835970000" calcext:value-type="float">
            <text:p>835970000</text:p>
          </table:table-cell>
          <table:table-cell office:value-type="float" office:value="833859000" calcext:value-type="float">
            <text:p>833859000</text:p>
          </table:table-cell>
          <table:table-cell office:value-type="float" office:value="837467000" calcext:value-type="float">
            <text:p>837467000</text:p>
          </table:table-cell>
          <table:table-cell office:value-type="float" office:value="835412000" calcext:value-type="float">
            <text:p>835412000</text:p>
          </table:table-cell>
          <table:table-cell office:value-type="float" office:value="835970000" calcext:value-type="float">
            <text:p>835970000</text:p>
          </table:table-cell>
          <table:table-cell office:value-type="float" office:value="837467000" calcext:value-type="float">
            <text:p>837467000</text:p>
          </table:table-cell>
          <table:table-cell office:value-type="float" office:value="833902000" calcext:value-type="float">
            <text:p>833902000</text:p>
          </table:table-cell>
          <table:table-cell office:value-type="float" office:value="835412000" calcext:value-type="float">
            <text:p>835412000</text:p>
          </table:table-cell>
          <table:table-cell office:value-type="float" office:value="835970000" calcext:value-type="float">
            <text:p>835970000</text:p>
          </table:table-cell>
          <table:table-cell office:value-type="float" office:value="837467000" calcext:value-type="float">
            <text:p>837467000</text:p>
          </table:table-cell>
          <table:table-cell office:value-type="float" office:value="833938000" calcext:value-type="float">
            <text:p>833938000</text:p>
          </table:table-cell>
          <table:table-cell office:value-type="float" office:value="835412000" calcext:value-type="float">
            <text:p>835412000</text:p>
          </table:table-cell>
          <table:table-cell office:value-type="float" office:value="835970000" calcext:value-type="float">
            <text:p>835970000</text:p>
          </table:table-cell>
          <table:table-cell office:value-type="float" office:value="837467000" calcext:value-type="float">
            <text:p>837467000</text:p>
          </table:table-cell>
          <table:table-cell office:value-type="float" office:value="833907000" calcext:value-type="float">
            <text:p>833907000</text:p>
          </table:table-cell>
          <table:table-cell office:value-type="float" office:value="835412000" calcext:value-type="float">
            <text:p>835412000</text:p>
          </table:table-cell>
          <table:table-cell office:value-type="float" office:value="835970000" calcext:value-type="float">
            <text:p>835970000</text:p>
          </table:table-cell>
          <table:table-cell office:value-type="float" office:value="837467000" calcext:value-type="float">
            <text:p>837467000</text:p>
          </table:table-cell>
          <table:table-cell office:value-type="float" office:value="833943000" calcext:value-type="float">
            <text:p>833943000</text:p>
          </table:table-cell>
          <table:table-cell office:value-type="float" office:value="835412000" calcext:value-type="float">
            <text:p>835412000</text:p>
          </table:table-cell>
          <table:table-cell office:value-type="float" office:value="835970000" calcext:value-type="float">
            <text:p>835970000</text:p>
          </table:table-cell>
          <table:table-cell office:value-type="float" office:value="837467000" calcext:value-type="float">
            <text:p>837467000</text:p>
          </table:table-cell>
          <table:table-cell office:value-type="float" office:value="833896000" calcext:value-type="float">
            <text:p>833896000</text:p>
          </table:table-cell>
          <table:table-cell office:value-type="float" office:value="835412000" calcext:value-type="float">
            <text:p>835412000</text:p>
          </table:table-cell>
          <table:table-cell office:value-type="float" office:value="835970000" calcext:value-type="float">
            <text:p>835970000</text:p>
          </table:table-cell>
          <table:table-cell office:value-type="float" office:value="837467000" calcext:value-type="float">
            <text:p>837467000</text:p>
          </table:table-cell>
          <table:table-cell office:value-type="float" office:value="833912000" calcext:value-type="float">
            <text:p>833912000</text:p>
          </table:table-cell>
          <table:table-cell office:value-type="float" office:value="835412000" calcext:value-type="float">
            <text:p>835412000</text:p>
          </table:table-cell>
          <table:table-cell office:value-type="float" office:value="835970000" calcext:value-type="float">
            <text:p>835970000</text:p>
          </table:table-cell>
          <table:table-cell office:value-type="float" office:value="837467000" calcext:value-type="float">
            <text:p>837467000</text:p>
          </table:table-cell>
          <table:table-cell office:value-type="float" office:value="833993000" calcext:value-type="float">
            <text:p>833993000</text:p>
          </table:table-cell>
          <table:table-cell office:value-type="float" office:value="835970000" calcext:value-type="float">
            <text:p>835970000</text:p>
          </table:table-cell>
          <table:table-cell office:value-type="float" office:value="835412000" calcext:value-type="float">
            <text:p>835412000</text:p>
          </table:table-cell>
          <table:table-cell office:value-type="float" office:value="837467000" calcext:value-type="float">
            <text:p>837467000</text:p>
          </table:table-cell>
          <table:table-cell office:value-type="float" office:value="835970000" calcext:value-type="float">
            <text:p>835970000</text:p>
          </table:table-cell>
          <table:table-cell office:value-type="float" office:value="835412000" calcext:value-type="float">
            <text:p>835412000</text:p>
          </table:table-cell>
          <table:table-cell office:value-type="float" office:value="833886000" calcext:value-type="float">
            <text:p>833886000</text:p>
          </table:table-cell>
          <table:table-cell office:value-type="float" office:value="837467000" calcext:value-type="float">
            <text:p>837467000</text:p>
          </table:table-cell>
          <table:table-cell office:value-type="float" office:value="835412000" calcext:value-type="float">
            <text:p>835412000</text:p>
          </table:table-cell>
          <table:table-cell office:value-type="float" office:value="833890000" calcext:value-type="float">
            <text:p>833890000</text:p>
          </table:table-cell>
          <table:table-cell office:value-type="float" office:value="837467000" calcext:value-type="float">
            <text:p>837467000</text:p>
          </table:table-cell>
          <table:table-cell office:value-type="float" office:value="833873000" calcext:value-type="float">
            <text:p>833873000</text:p>
          </table:table-cell>
          <table:table-cell office:value-type="float" office:value="833930000" calcext:value-type="float">
            <text:p>833930000</text:p>
          </table:table-cell>
          <table:table-cell office:value-type="float" office:value="833879000" calcext:value-type="float">
            <text:p>833879000</text:p>
          </table:table-cell>
          <table:table-cell office:value-type="float" office:value="833967000" calcext:value-type="float">
            <text:p>833967000</text:p>
          </table:table-cell>
          <table:table-cell office:value-type="float" office:value="833858000" calcext:value-type="float">
            <text:p>833858000</text:p>
          </table:table-cell>
          <table:table-cell table:number-columns-repeated="22" office:value-type="float" office:value="838585000" calcext:value-type="float">
            <text:p>838585000</text:p>
          </table:table-cell>
          <table:table-cell table:number-columns-repeated="2"/>
          <table:table-cell table:formula="of:=MAX([.A6:.MD6])" office:value-type="float" office:value="838585000" calcext:value-type="float">
            <text:p>838585000</text:p>
          </table:table-cell>
          <table:table-cell/>
          <table:table-cell table:formula="of:=MAX([.MG4:.MG13])" office:value-type="float" office:value="838989000" calcext:value-type="float">
            <text:p>8.390E+08</text:p>
          </table:table-cell>
          <table:table-cell office:value-type="string" calcext:value-type="string">
            <text:p><text:s/>= max</text:p>
          </table:table-cell>
        </table:table-row>
        <table:table-row table:style-name="ro1">
          <table:table-cell office:value-type="float" office:value="817370000" calcext:value-type="float">
            <text:p>817370000</text:p>
          </table:table-cell>
          <table:table-cell office:value-type="float" office:value="823651000" calcext:value-type="float">
            <text:p>823651000</text:p>
          </table:table-cell>
          <table:table-cell office:value-type="float" office:value="821904000" calcext:value-type="float">
            <text:p>821904000</text:p>
          </table:table-cell>
          <table:table-cell office:value-type="float" office:value="824167000" calcext:value-type="float">
            <text:p>824167000</text:p>
          </table:table-cell>
          <table:table-cell office:value-type="float" office:value="818999000" calcext:value-type="float">
            <text:p>818999000</text:p>
          </table:table-cell>
          <table:table-cell office:value-type="float" office:value="824230000" calcext:value-type="float">
            <text:p>824230000</text:p>
          </table:table-cell>
          <table:table-cell office:value-type="float" office:value="825513000" calcext:value-type="float">
            <text:p>825513000</text:p>
          </table:table-cell>
          <table:table-cell office:value-type="float" office:value="821476000" calcext:value-type="float">
            <text:p>821476000</text:p>
          </table:table-cell>
          <table:table-cell office:value-type="float" office:value="819241000" calcext:value-type="float">
            <text:p>819241000</text:p>
          </table:table-cell>
          <table:table-cell office:value-type="float" office:value="824401000" calcext:value-type="float">
            <text:p>824401000</text:p>
          </table:table-cell>
          <table:table-cell office:value-type="float" office:value="825624000" calcext:value-type="float">
            <text:p>825624000</text:p>
          </table:table-cell>
          <table:table-cell office:value-type="float" office:value="822166000" calcext:value-type="float">
            <text:p>822166000</text:p>
          </table:table-cell>
          <table:table-cell office:value-type="float" office:value="818133000" calcext:value-type="float">
            <text:p>818133000</text:p>
          </table:table-cell>
          <table:table-cell office:value-type="float" office:value="824989000" calcext:value-type="float">
            <text:p>824989000</text:p>
          </table:table-cell>
          <table:table-cell office:value-type="float" office:value="822502000" calcext:value-type="float">
            <text:p>822502000</text:p>
          </table:table-cell>
          <table:table-cell office:value-type="float" office:value="824850000" calcext:value-type="float">
            <text:p>824850000</text:p>
          </table:table-cell>
          <table:table-cell office:value-type="float" office:value="819144000" calcext:value-type="float">
            <text:p>819144000</text:p>
          </table:table-cell>
          <table:table-cell office:value-type="float" office:value="824610000" calcext:value-type="float">
            <text:p>824610000</text:p>
          </table:table-cell>
          <table:table-cell office:value-type="float" office:value="822627000" calcext:value-type="float">
            <text:p>822627000</text:p>
          </table:table-cell>
          <table:table-cell office:value-type="float" office:value="825090000" calcext:value-type="float">
            <text:p>825090000</text:p>
          </table:table-cell>
          <table:table-cell office:value-type="float" office:value="817759000" calcext:value-type="float">
            <text:p>817759000</text:p>
          </table:table-cell>
          <table:table-cell office:value-type="float" office:value="824413000" calcext:value-type="float">
            <text:p>824413000</text:p>
          </table:table-cell>
          <table:table-cell office:value-type="float" office:value="823501000" calcext:value-type="float">
            <text:p>823501000</text:p>
          </table:table-cell>
          <table:table-cell office:value-type="float" office:value="825865000" calcext:value-type="float">
            <text:p>825865000</text:p>
          </table:table-cell>
          <table:table-cell office:value-type="float" office:value="819289000" calcext:value-type="float">
            <text:p>819289000</text:p>
          </table:table-cell>
          <table:table-cell office:value-type="float" office:value="822644000" calcext:value-type="float">
            <text:p>822644000</text:p>
          </table:table-cell>
          <table:table-cell office:value-type="float" office:value="824495000" calcext:value-type="float">
            <text:p>824495000</text:p>
          </table:table-cell>
          <table:table-cell office:value-type="float" office:value="824232000" calcext:value-type="float">
            <text:p>824232000</text:p>
          </table:table-cell>
          <table:table-cell office:value-type="float" office:value="818108000" calcext:value-type="float">
            <text:p>818108000</text:p>
          </table:table-cell>
          <table:table-cell office:value-type="float" office:value="822631000" calcext:value-type="float">
            <text:p>822631000</text:p>
          </table:table-cell>
          <table:table-cell office:value-type="float" office:value="824428000" calcext:value-type="float">
            <text:p>824428000</text:p>
          </table:table-cell>
          <table:table-cell office:value-type="float" office:value="824778000" calcext:value-type="float">
            <text:p>824778000</text:p>
          </table:table-cell>
          <table:table-cell office:value-type="float" office:value="817559000" calcext:value-type="float">
            <text:p>817559000</text:p>
          </table:table-cell>
          <table:table-cell office:value-type="float" office:value="823282000" calcext:value-type="float">
            <text:p>823282000</text:p>
          </table:table-cell>
          <table:table-cell office:value-type="float" office:value="824799000" calcext:value-type="float">
            <text:p>824799000</text:p>
          </table:table-cell>
          <table:table-cell office:value-type="float" office:value="825123000" calcext:value-type="float">
            <text:p>825123000</text:p>
          </table:table-cell>
          <table:table-cell office:value-type="float" office:value="819240000" calcext:value-type="float">
            <text:p>819240000</text:p>
          </table:table-cell>
          <table:table-cell office:value-type="float" office:value="822447000" calcext:value-type="float">
            <text:p>822447000</text:p>
          </table:table-cell>
          <table:table-cell office:value-type="float" office:value="823593000" calcext:value-type="float">
            <text:p>823593000</text:p>
          </table:table-cell>
          <table:table-cell office:value-type="float" office:value="825510000" calcext:value-type="float">
            <text:p>825510000</text:p>
          </table:table-cell>
          <table:table-cell office:value-type="float" office:value="818219000" calcext:value-type="float">
            <text:p>818219000</text:p>
          </table:table-cell>
          <table:table-cell office:value-type="float" office:value="822504000" calcext:value-type="float">
            <text:p>822504000</text:p>
          </table:table-cell>
          <table:table-cell office:value-type="float" office:value="823556000" calcext:value-type="float">
            <text:p>823556000</text:p>
          </table:table-cell>
          <table:table-cell office:value-type="float" office:value="824413000" calcext:value-type="float">
            <text:p>824413000</text:p>
          </table:table-cell>
          <table:table-cell office:value-type="float" office:value="816778000" calcext:value-type="float">
            <text:p>816778000</text:p>
          </table:table-cell>
          <table:table-cell office:value-type="float" office:value="822270000" calcext:value-type="float">
            <text:p>822270000</text:p>
          </table:table-cell>
          <table:table-cell office:value-type="float" office:value="823551000" calcext:value-type="float">
            <text:p>823551000</text:p>
          </table:table-cell>
          <table:table-cell office:value-type="float" office:value="818589000" calcext:value-type="float">
            <text:p>818589000</text:p>
          </table:table-cell>
          <table:table-cell office:value-type="float" office:value="824396000" calcext:value-type="float">
            <text:p>824396000</text:p>
          </table:table-cell>
          <table:table-cell office:value-type="float" office:value="822010000" calcext:value-type="float">
            <text:p>822010000</text:p>
          </table:table-cell>
          <table:table-cell office:value-type="float" office:value="822984000" calcext:value-type="float">
            <text:p>822984000</text:p>
          </table:table-cell>
          <table:table-cell office:value-type="float" office:value="818865000" calcext:value-type="float">
            <text:p>818865000</text:p>
          </table:table-cell>
          <table:table-cell office:value-type="float" office:value="825922000" calcext:value-type="float">
            <text:p>825922000</text:p>
          </table:table-cell>
          <table:table-cell office:value-type="float" office:value="822084000" calcext:value-type="float">
            <text:p>822084000</text:p>
          </table:table-cell>
          <table:table-cell office:value-type="float" office:value="824314000" calcext:value-type="float">
            <text:p>824314000</text:p>
          </table:table-cell>
          <table:table-cell office:value-type="float" office:value="816920000" calcext:value-type="float">
            <text:p>816920000</text:p>
          </table:table-cell>
          <table:table-cell office:value-type="float" office:value="824905000" calcext:value-type="float">
            <text:p>824905000</text:p>
          </table:table-cell>
          <table:table-cell office:value-type="float" office:value="821736000" calcext:value-type="float">
            <text:p>821736000</text:p>
          </table:table-cell>
          <table:table-cell office:value-type="float" office:value="823831000" calcext:value-type="float">
            <text:p>823831000</text:p>
          </table:table-cell>
          <table:table-cell office:value-type="float" office:value="818280000" calcext:value-type="float">
            <text:p>818280000</text:p>
          </table:table-cell>
          <table:table-cell office:value-type="float" office:value="825415000" calcext:value-type="float">
            <text:p>825415000</text:p>
          </table:table-cell>
          <table:table-cell office:value-type="float" office:value="822242000" calcext:value-type="float">
            <text:p>822242000</text:p>
          </table:table-cell>
          <table:table-cell office:value-type="float" office:value="817124000" calcext:value-type="float">
            <text:p>817124000</text:p>
          </table:table-cell>
          <table:table-cell office:value-type="float" office:value="823994000" calcext:value-type="float">
            <text:p>823994000</text:p>
          </table:table-cell>
          <table:table-cell office:value-type="float" office:value="824942000" calcext:value-type="float">
            <text:p>824942000</text:p>
          </table:table-cell>
          <table:table-cell office:value-type="float" office:value="816447000" calcext:value-type="float">
            <text:p>816447000</text:p>
          </table:table-cell>
          <table:table-cell office:value-type="float" office:value="823206000" calcext:value-type="float">
            <text:p>823206000</text:p>
          </table:table-cell>
          <table:table-cell office:value-type="float" office:value="822963000" calcext:value-type="float">
            <text:p>822963000</text:p>
          </table:table-cell>
          <table:table-cell office:value-type="float" office:value="825521000" calcext:value-type="float">
            <text:p>825521000</text:p>
          </table:table-cell>
          <table:table-cell office:value-type="float" office:value="817285000" calcext:value-type="float">
            <text:p>817285000</text:p>
          </table:table-cell>
          <table:table-cell office:value-type="float" office:value="823106000" calcext:value-type="float">
            <text:p>823106000</text:p>
          </table:table-cell>
          <table:table-cell office:value-type="float" office:value="821803000" calcext:value-type="float">
            <text:p>821803000</text:p>
          </table:table-cell>
          <table:table-cell office:value-type="float" office:value="825834000" calcext:value-type="float">
            <text:p>825834000</text:p>
          </table:table-cell>
          <table:table-cell office:value-type="float" office:value="817747000" calcext:value-type="float">
            <text:p>817747000</text:p>
          </table:table-cell>
          <table:table-cell office:value-type="float" office:value="823387000" calcext:value-type="float">
            <text:p>823387000</text:p>
          </table:table-cell>
          <table:table-cell office:value-type="float" office:value="821881000" calcext:value-type="float">
            <text:p>821881000</text:p>
          </table:table-cell>
          <table:table-cell office:value-type="float" office:value="824589000" calcext:value-type="float">
            <text:p>824589000</text:p>
          </table:table-cell>
          <table:table-cell office:value-type="float" office:value="823842000" calcext:value-type="float">
            <text:p>823842000</text:p>
          </table:table-cell>
          <table:table-cell office:value-type="float" office:value="821410000" calcext:value-type="float">
            <text:p>821410000</text:p>
          </table:table-cell>
          <table:table-cell office:value-type="float" office:value="824876000" calcext:value-type="float">
            <text:p>824876000</text:p>
          </table:table-cell>
          <table:table-cell office:value-type="float" office:value="834017000" calcext:value-type="float">
            <text:p>834017000</text:p>
          </table:table-cell>
          <table:table-cell office:value-type="float" office:value="830042000" calcext:value-type="float">
            <text:p>830042000</text:p>
          </table:table-cell>
          <table:table-cell office:value-type="float" office:value="822612000" calcext:value-type="float">
            <text:p>822612000</text:p>
          </table:table-cell>
          <table:table-cell office:value-type="float" office:value="833996000" calcext:value-type="float">
            <text:p>833996000</text:p>
          </table:table-cell>
          <table:table-cell office:value-type="float" office:value="830597000" calcext:value-type="float">
            <text:p>830597000</text:p>
          </table:table-cell>
          <table:table-cell office:value-type="float" office:value="822689000" calcext:value-type="float">
            <text:p>822689000</text:p>
          </table:table-cell>
          <table:table-cell office:value-type="float" office:value="830060000" calcext:value-type="float">
            <text:p>830060000</text:p>
          </table:table-cell>
          <table:table-cell office:value-type="float" office:value="833990000" calcext:value-type="float">
            <text:p>833990000</text:p>
          </table:table-cell>
          <table:table-cell office:value-type="float" office:value="830448000" calcext:value-type="float">
            <text:p>830448000</text:p>
          </table:table-cell>
          <table:table-cell office:value-type="float" office:value="822309000" calcext:value-type="float">
            <text:p>822309000</text:p>
          </table:table-cell>
          <table:table-cell office:value-type="float" office:value="830060000" calcext:value-type="float">
            <text:p>830060000</text:p>
          </table:table-cell>
          <table:table-cell office:value-type="float" office:value="834036000" calcext:value-type="float">
            <text:p>834036000</text:p>
          </table:table-cell>
          <table:table-cell office:value-type="float" office:value="830457000" calcext:value-type="float">
            <text:p>830457000</text:p>
          </table:table-cell>
          <table:table-cell office:value-type="float" office:value="822456000" calcext:value-type="float">
            <text:p>822456000</text:p>
          </table:table-cell>
          <table:table-cell office:value-type="float" office:value="830042000" calcext:value-type="float">
            <text:p>830042000</text:p>
          </table:table-cell>
          <table:table-cell office:value-type="float" office:value="834030000" calcext:value-type="float">
            <text:p>834030000</text:p>
          </table:table-cell>
          <table:table-cell office:value-type="float" office:value="830448000" calcext:value-type="float">
            <text:p>830448000</text:p>
          </table:table-cell>
          <table:table-cell office:value-type="float" office:value="823073000" calcext:value-type="float">
            <text:p>823073000</text:p>
          </table:table-cell>
          <table:table-cell office:value-type="float" office:value="830043000" calcext:value-type="float">
            <text:p>830043000</text:p>
          </table:table-cell>
          <table:table-cell office:value-type="float" office:value="833993000" calcext:value-type="float">
            <text:p>833993000</text:p>
          </table:table-cell>
          <table:table-cell office:value-type="float" office:value="830449000" calcext:value-type="float">
            <text:p>830449000</text:p>
          </table:table-cell>
          <table:table-cell office:value-type="float" office:value="822916000" calcext:value-type="float">
            <text:p>822916000</text:p>
          </table:table-cell>
          <table:table-cell office:value-type="float" office:value="833971000" calcext:value-type="float">
            <text:p>833971000</text:p>
          </table:table-cell>
          <table:table-cell office:value-type="float" office:value="830059000" calcext:value-type="float">
            <text:p>830059000</text:p>
          </table:table-cell>
          <table:table-cell office:value-type="float" office:value="830451000" calcext:value-type="float">
            <text:p>830451000</text:p>
          </table:table-cell>
          <table:table-cell office:value-type="float" office:value="833954000" calcext:value-type="float">
            <text:p>833954000</text:p>
          </table:table-cell>
          <table:table-cell office:value-type="float" office:value="823442000" calcext:value-type="float">
            <text:p>823442000</text:p>
          </table:table-cell>
          <table:table-cell office:value-type="float" office:value="830043000" calcext:value-type="float">
            <text:p>830043000</text:p>
          </table:table-cell>
          <table:table-cell office:value-type="float" office:value="830571000" calcext:value-type="float">
            <text:p>830571000</text:p>
          </table:table-cell>
          <table:table-cell office:value-type="float" office:value="833991000" calcext:value-type="float">
            <text:p>833991000</text:p>
          </table:table-cell>
          <table:table-cell office:value-type="float" office:value="822428000" calcext:value-type="float">
            <text:p>822428000</text:p>
          </table:table-cell>
          <table:table-cell office:value-type="float" office:value="830043000" calcext:value-type="float">
            <text:p>830043000</text:p>
          </table:table-cell>
          <table:table-cell office:value-type="float" office:value="834053000" calcext:value-type="float">
            <text:p>834053000</text:p>
          </table:table-cell>
          <table:table-cell office:value-type="float" office:value="830448000" calcext:value-type="float">
            <text:p>830448000</text:p>
          </table:table-cell>
          <table:table-cell office:value-type="float" office:value="822434000" calcext:value-type="float">
            <text:p>822434000</text:p>
          </table:table-cell>
          <table:table-cell office:value-type="float" office:value="830060000" calcext:value-type="float">
            <text:p>830060000</text:p>
          </table:table-cell>
          <table:table-cell office:value-type="float" office:value="834019000" calcext:value-type="float">
            <text:p>834019000</text:p>
          </table:table-cell>
          <table:table-cell office:value-type="float" office:value="830454000" calcext:value-type="float">
            <text:p>830454000</text:p>
          </table:table-cell>
          <table:table-cell office:value-type="float" office:value="822223000" calcext:value-type="float">
            <text:p>822223000</text:p>
          </table:table-cell>
          <table:table-cell office:value-type="float" office:value="830059000" calcext:value-type="float">
            <text:p>830059000</text:p>
          </table:table-cell>
          <table:table-cell office:value-type="float" office:value="834039000" calcext:value-type="float">
            <text:p>834039000</text:p>
          </table:table-cell>
          <table:table-cell office:value-type="float" office:value="830451000" calcext:value-type="float">
            <text:p>830451000</text:p>
          </table:table-cell>
          <table:table-cell office:value-type="float" office:value="822724000" calcext:value-type="float">
            <text:p>822724000</text:p>
          </table:table-cell>
          <table:table-cell office:value-type="float" office:value="830042000" calcext:value-type="float">
            <text:p>830042000</text:p>
          </table:table-cell>
          <table:table-cell office:value-type="float" office:value="834035000" calcext:value-type="float">
            <text:p>834035000</text:p>
          </table:table-cell>
          <table:table-cell office:value-type="float" office:value="822438000" calcext:value-type="float">
            <text:p>822438000</text:p>
          </table:table-cell>
          <table:table-cell office:value-type="float" office:value="830451000" calcext:value-type="float">
            <text:p>830451000</text:p>
          </table:table-cell>
          <table:table-cell office:value-type="float" office:value="830060000" calcext:value-type="float">
            <text:p>830060000</text:p>
          </table:table-cell>
          <table:table-cell office:value-type="float" office:value="834070000" calcext:value-type="float">
            <text:p>834070000</text:p>
          </table:table-cell>
          <table:table-cell office:value-type="float" office:value="821887000" calcext:value-type="float">
            <text:p>821887000</text:p>
          </table:table-cell>
          <table:table-cell office:value-type="float" office:value="830060000" calcext:value-type="float">
            <text:p>830060000</text:p>
          </table:table-cell>
          <table:table-cell office:value-type="float" office:value="830448000" calcext:value-type="float">
            <text:p>830448000</text:p>
          </table:table-cell>
          <table:table-cell office:value-type="float" office:value="834070000" calcext:value-type="float">
            <text:p>834070000</text:p>
          </table:table-cell>
          <table:table-cell office:value-type="float" office:value="821878000" calcext:value-type="float">
            <text:p>821878000</text:p>
          </table:table-cell>
          <table:table-cell office:value-type="float" office:value="830059000" calcext:value-type="float">
            <text:p>830059000</text:p>
          </table:table-cell>
          <table:table-cell office:value-type="float" office:value="830448000" calcext:value-type="float">
            <text:p>830448000</text:p>
          </table:table-cell>
          <table:table-cell office:value-type="float" office:value="834044000" calcext:value-type="float">
            <text:p>834044000</text:p>
          </table:table-cell>
          <table:table-cell office:value-type="float" office:value="821158000" calcext:value-type="float">
            <text:p>821158000</text:p>
          </table:table-cell>
          <table:table-cell office:value-type="float" office:value="830043000" calcext:value-type="float">
            <text:p>830043000</text:p>
          </table:table-cell>
          <table:table-cell office:value-type="float" office:value="830455000" calcext:value-type="float">
            <text:p>830455000</text:p>
          </table:table-cell>
          <table:table-cell office:value-type="float" office:value="834003000" calcext:value-type="float">
            <text:p>834003000</text:p>
          </table:table-cell>
          <table:table-cell office:value-type="float" office:value="822903000" calcext:value-type="float">
            <text:p>822903000</text:p>
          </table:table-cell>
          <table:table-cell office:value-type="float" office:value="830060000" calcext:value-type="float">
            <text:p>830060000</text:p>
          </table:table-cell>
          <table:table-cell office:value-type="float" office:value="830453000" calcext:value-type="float">
            <text:p>830453000</text:p>
          </table:table-cell>
          <table:table-cell office:value-type="float" office:value="834006000" calcext:value-type="float">
            <text:p>834006000</text:p>
          </table:table-cell>
          <table:table-cell office:value-type="float" office:value="822313000" calcext:value-type="float">
            <text:p>822313000</text:p>
          </table:table-cell>
          <table:table-cell office:value-type="float" office:value="830042000" calcext:value-type="float">
            <text:p>830042000</text:p>
          </table:table-cell>
          <table:table-cell office:value-type="float" office:value="834029000" calcext:value-type="float">
            <text:p>834029000</text:p>
          </table:table-cell>
          <table:table-cell office:value-type="float" office:value="830453000" calcext:value-type="float">
            <text:p>830453000</text:p>
          </table:table-cell>
          <table:table-cell office:value-type="float" office:value="822037000" calcext:value-type="float">
            <text:p>822037000</text:p>
          </table:table-cell>
          <table:table-cell office:value-type="float" office:value="830061000" calcext:value-type="float">
            <text:p>830061000</text:p>
          </table:table-cell>
          <table:table-cell office:value-type="float" office:value="834131000" calcext:value-type="float">
            <text:p>834131000</text:p>
          </table:table-cell>
          <table:table-cell office:value-type="float" office:value="830451000" calcext:value-type="float">
            <text:p>830451000</text:p>
          </table:table-cell>
          <table:table-cell office:value-type="float" office:value="823016000" calcext:value-type="float">
            <text:p>823016000</text:p>
          </table:table-cell>
          <table:table-cell office:value-type="float" office:value="830059000" calcext:value-type="float">
            <text:p>830059000</text:p>
          </table:table-cell>
          <table:table-cell office:value-type="float" office:value="830452000" calcext:value-type="float">
            <text:p>830452000</text:p>
          </table:table-cell>
          <table:table-cell office:value-type="float" office:value="822390000" calcext:value-type="float">
            <text:p>822390000</text:p>
          </table:table-cell>
          <table:table-cell office:value-type="float" office:value="830060000" calcext:value-type="float">
            <text:p>830060000</text:p>
          </table:table-cell>
          <table:table-cell office:value-type="float" office:value="830446000" calcext:value-type="float">
            <text:p>830446000</text:p>
          </table:table-cell>
          <table:table-cell office:value-type="float" office:value="835010000" calcext:value-type="float">
            <text:p>835010000</text:p>
          </table:table-cell>
          <table:table-cell office:value-type="float" office:value="830453000" calcext:value-type="float">
            <text:p>830453000</text:p>
          </table:table-cell>
          <table:table-cell office:value-type="float" office:value="835010000" calcext:value-type="float">
            <text:p>835010000</text:p>
          </table:table-cell>
          <table:table-cell office:value-type="float" office:value="831312000" calcext:value-type="float">
            <text:p>831312000</text:p>
          </table:table-cell>
          <table:table-cell table:number-columns-repeated="2" office:value-type="float" office:value="835010000" calcext:value-type="float">
            <text:p>835010000</text:p>
          </table:table-cell>
          <table:table-cell office:value-type="float" office:value="831515000" calcext:value-type="float">
            <text:p>831515000</text:p>
          </table:table-cell>
          <table:table-cell office:value-type="float" office:value="831849000" calcext:value-type="float">
            <text:p>831849000</text:p>
          </table:table-cell>
          <table:table-cell office:value-type="float" office:value="835010000" calcext:value-type="float">
            <text:p>835010000</text:p>
          </table:table-cell>
          <table:table-cell office:value-type="float" office:value="831401000" calcext:value-type="float">
            <text:p>831401000</text:p>
          </table:table-cell>
          <table:table-cell office:value-type="float" office:value="831981000" calcext:value-type="float">
            <text:p>831981000</text:p>
          </table:table-cell>
          <table:table-cell office:value-type="float" office:value="835010000" calcext:value-type="float">
            <text:p>835010000</text:p>
          </table:table-cell>
          <table:table-cell office:value-type="float" office:value="831563000" calcext:value-type="float">
            <text:p>831563000</text:p>
          </table:table-cell>
          <table:table-cell office:value-type="float" office:value="832043000" calcext:value-type="float">
            <text:p>832043000</text:p>
          </table:table-cell>
          <table:table-cell office:value-type="float" office:value="835010000" calcext:value-type="float">
            <text:p>835010000</text:p>
          </table:table-cell>
          <table:table-cell office:value-type="float" office:value="831326000" calcext:value-type="float">
            <text:p>831326000</text:p>
          </table:table-cell>
          <table:table-cell office:value-type="float" office:value="835010000" calcext:value-type="float">
            <text:p>835010000</text:p>
          </table:table-cell>
          <table:table-cell office:value-type="float" office:value="832138000" calcext:value-type="float">
            <text:p>832138000</text:p>
          </table:table-cell>
          <table:table-cell office:value-type="float" office:value="831585000" calcext:value-type="float">
            <text:p>831585000</text:p>
          </table:table-cell>
          <table:table-cell office:value-type="float" office:value="835010000" calcext:value-type="float">
            <text:p>835010000</text:p>
          </table:table-cell>
          <table:table-cell office:value-type="float" office:value="832016000" calcext:value-type="float">
            <text:p>832016000</text:p>
          </table:table-cell>
          <table:table-cell office:value-type="float" office:value="831318000" calcext:value-type="float">
            <text:p>831318000</text:p>
          </table:table-cell>
          <table:table-cell office:value-type="float" office:value="835010000" calcext:value-type="float">
            <text:p>835010000</text:p>
          </table:table-cell>
          <table:table-cell office:value-type="float" office:value="831777000" calcext:value-type="float">
            <text:p>831777000</text:p>
          </table:table-cell>
          <table:table-cell office:value-type="float" office:value="833440000" calcext:value-type="float">
            <text:p>833440000</text:p>
          </table:table-cell>
          <table:table-cell office:value-type="float" office:value="831413000" calcext:value-type="float">
            <text:p>831413000</text:p>
          </table:table-cell>
          <table:table-cell office:value-type="float" office:value="835010000" calcext:value-type="float">
            <text:p>835010000</text:p>
          </table:table-cell>
          <table:table-cell office:value-type="float" office:value="832046000" calcext:value-type="float">
            <text:p>832046000</text:p>
          </table:table-cell>
          <table:table-cell office:value-type="float" office:value="833440000" calcext:value-type="float">
            <text:p>833440000</text:p>
          </table:table-cell>
          <table:table-cell office:value-type="float" office:value="831409000" calcext:value-type="float">
            <text:p>831409000</text:p>
          </table:table-cell>
          <table:table-cell office:value-type="float" office:value="835010000" calcext:value-type="float">
            <text:p>835010000</text:p>
          </table:table-cell>
          <table:table-cell office:value-type="float" office:value="833440000" calcext:value-type="float">
            <text:p>833440000</text:p>
          </table:table-cell>
          <table:table-cell office:value-type="float" office:value="832014000" calcext:value-type="float">
            <text:p>832014000</text:p>
          </table:table-cell>
          <table:table-cell office:value-type="float" office:value="831274000" calcext:value-type="float">
            <text:p>831274000</text:p>
          </table:table-cell>
          <table:table-cell office:value-type="float" office:value="835010000" calcext:value-type="float">
            <text:p>835010000</text:p>
          </table:table-cell>
          <table:table-cell office:value-type="float" office:value="833440000" calcext:value-type="float">
            <text:p>833440000</text:p>
          </table:table-cell>
          <table:table-cell office:value-type="float" office:value="831334000" calcext:value-type="float">
            <text:p>831334000</text:p>
          </table:table-cell>
          <table:table-cell office:value-type="float" office:value="832066000" calcext:value-type="float">
            <text:p>832066000</text:p>
          </table:table-cell>
          <table:table-cell office:value-type="float" office:value="835010000" calcext:value-type="float">
            <text:p>835010000</text:p>
          </table:table-cell>
          <table:table-cell office:value-type="float" office:value="831455000" calcext:value-type="float">
            <text:p>831455000</text:p>
          </table:table-cell>
          <table:table-cell office:value-type="float" office:value="833440000" calcext:value-type="float">
            <text:p>833440000</text:p>
          </table:table-cell>
          <table:table-cell office:value-type="float" office:value="835010000" calcext:value-type="float">
            <text:p>835010000</text:p>
          </table:table-cell>
          <table:table-cell office:value-type="float" office:value="831665000" calcext:value-type="float">
            <text:p>831665000</text:p>
          </table:table-cell>
          <table:table-cell office:value-type="float" office:value="835010000" calcext:value-type="float">
            <text:p>835010000</text:p>
          </table:table-cell>
          <table:table-cell office:value-type="float" office:value="831453000" calcext:value-type="float">
            <text:p>831453000</text:p>
          </table:table-cell>
          <table:table-cell office:value-type="float" office:value="833440000" calcext:value-type="float">
            <text:p>833440000</text:p>
          </table:table-cell>
          <table:table-cell office:value-type="float" office:value="831994000" calcext:value-type="float">
            <text:p>831994000</text:p>
          </table:table-cell>
          <table:table-cell office:value-type="float" office:value="835010000" calcext:value-type="float">
            <text:p>835010000</text:p>
          </table:table-cell>
          <table:table-cell office:value-type="float" office:value="831298000" calcext:value-type="float">
            <text:p>831298000</text:p>
          </table:table-cell>
          <table:table-cell office:value-type="float" office:value="833440000" calcext:value-type="float">
            <text:p>833440000</text:p>
          </table:table-cell>
          <table:table-cell office:value-type="float" office:value="831966000" calcext:value-type="float">
            <text:p>831966000</text:p>
          </table:table-cell>
          <table:table-cell office:value-type="float" office:value="835010000" calcext:value-type="float">
            <text:p>835010000</text:p>
          </table:table-cell>
          <table:table-cell office:value-type="float" office:value="831522000" calcext:value-type="float">
            <text:p>831522000</text:p>
          </table:table-cell>
          <table:table-cell office:value-type="float" office:value="833440000" calcext:value-type="float">
            <text:p>833440000</text:p>
          </table:table-cell>
          <table:table-cell office:value-type="float" office:value="831779000" calcext:value-type="float">
            <text:p>831779000</text:p>
          </table:table-cell>
          <table:table-cell office:value-type="float" office:value="835010000" calcext:value-type="float">
            <text:p>835010000</text:p>
          </table:table-cell>
          <table:table-cell office:value-type="float" office:value="831256000" calcext:value-type="float">
            <text:p>831256000</text:p>
          </table:table-cell>
          <table:table-cell office:value-type="float" office:value="833440000" calcext:value-type="float">
            <text:p>833440000</text:p>
          </table:table-cell>
          <table:table-cell office:value-type="float" office:value="831974000" calcext:value-type="float">
            <text:p>831974000</text:p>
          </table:table-cell>
          <table:table-cell office:value-type="float" office:value="835010000" calcext:value-type="float">
            <text:p>835010000</text:p>
          </table:table-cell>
          <table:table-cell office:value-type="float" office:value="831512000" calcext:value-type="float">
            <text:p>831512000</text:p>
          </table:table-cell>
          <table:table-cell office:value-type="float" office:value="833440000" calcext:value-type="float">
            <text:p>833440000</text:p>
          </table:table-cell>
          <table:table-cell office:value-type="float" office:value="832022000" calcext:value-type="float">
            <text:p>832022000</text:p>
          </table:table-cell>
          <table:table-cell office:value-type="float" office:value="831348000" calcext:value-type="float">
            <text:p>831348000</text:p>
          </table:table-cell>
          <table:table-cell office:value-type="float" office:value="833440000" calcext:value-type="float">
            <text:p>833440000</text:p>
          </table:table-cell>
          <table:table-cell office:value-type="float" office:value="831996000" calcext:value-type="float">
            <text:p>831996000</text:p>
          </table:table-cell>
          <table:table-cell office:value-type="float" office:value="831298000" calcext:value-type="float">
            <text:p>831298000</text:p>
          </table:table-cell>
          <table:table-cell office:value-type="float" office:value="835010000" calcext:value-type="float">
            <text:p>835010000</text:p>
          </table:table-cell>
          <table:table-cell office:value-type="float" office:value="833440000" calcext:value-type="float">
            <text:p>833440000</text:p>
          </table:table-cell>
          <table:table-cell office:value-type="float" office:value="831966000" calcext:value-type="float">
            <text:p>831966000</text:p>
          </table:table-cell>
          <table:table-cell office:value-type="float" office:value="831261000" calcext:value-type="float">
            <text:p>831261000</text:p>
          </table:table-cell>
          <table:table-cell office:value-type="float" office:value="835010000" calcext:value-type="float">
            <text:p>835010000</text:p>
          </table:table-cell>
          <table:table-cell office:value-type="float" office:value="833440000" calcext:value-type="float">
            <text:p>833440000</text:p>
          </table:table-cell>
          <table:table-cell office:value-type="float" office:value="831972000" calcext:value-type="float">
            <text:p>831972000</text:p>
          </table:table-cell>
          <table:table-cell office:value-type="float" office:value="835010000" calcext:value-type="float">
            <text:p>835010000</text:p>
          </table:table-cell>
          <table:table-cell office:value-type="float" office:value="833440000" calcext:value-type="float">
            <text:p>833440000</text:p>
          </table:table-cell>
          <table:table-cell office:value-type="float" office:value="831837000" calcext:value-type="float">
            <text:p>831837000</text:p>
          </table:table-cell>
          <table:table-cell office:value-type="float" office:value="835010000" calcext:value-type="float">
            <text:p>835010000</text:p>
          </table:table-cell>
          <table:table-cell office:value-type="float" office:value="833440000" calcext:value-type="float">
            <text:p>833440000</text:p>
          </table:table-cell>
          <table:table-cell office:value-type="float" office:value="831876000" calcext:value-type="float">
            <text:p>831876000</text:p>
          </table:table-cell>
          <table:table-cell office:value-type="float" office:value="835010000" calcext:value-type="float">
            <text:p>835010000</text:p>
          </table:table-cell>
          <table:table-cell office:value-type="float" office:value="833440000" calcext:value-type="float">
            <text:p>833440000</text:p>
          </table:table-cell>
          <table:table-cell office:value-type="float" office:value="835010000" calcext:value-type="float">
            <text:p>835010000</text:p>
          </table:table-cell>
          <table:table-cell office:value-type="float" office:value="833440000" calcext:value-type="float">
            <text:p>833440000</text:p>
          </table:table-cell>
          <table:table-cell office:value-type="float" office:value="835010000" calcext:value-type="float">
            <text:p>835010000</text:p>
          </table:table-cell>
          <table:table-cell office:value-type="float" office:value="834785000" calcext:value-type="float">
            <text:p>834785000</text:p>
          </table:table-cell>
          <table:table-cell office:value-type="float" office:value="833440000" calcext:value-type="float">
            <text:p>833440000</text:p>
          </table:table-cell>
          <table:table-cell office:value-type="float" office:value="835010000" calcext:value-type="float">
            <text:p>835010000</text:p>
          </table:table-cell>
          <table:table-cell office:value-type="float" office:value="834785000" calcext:value-type="float">
            <text:p>834785000</text:p>
          </table:table-cell>
          <table:table-cell office:value-type="float" office:value="833440000" calcext:value-type="float">
            <text:p>833440000</text:p>
          </table:table-cell>
          <table:table-cell office:value-type="float" office:value="835010000" calcext:value-type="float">
            <text:p>835010000</text:p>
          </table:table-cell>
          <table:table-cell office:value-type="float" office:value="834785000" calcext:value-type="float">
            <text:p>834785000</text:p>
          </table:table-cell>
          <table:table-cell office:value-type="float" office:value="835010000" calcext:value-type="float">
            <text:p>835010000</text:p>
          </table:table-cell>
          <table:table-cell office:value-type="float" office:value="833440000" calcext:value-type="float">
            <text:p>833440000</text:p>
          </table:table-cell>
          <table:table-cell office:value-type="float" office:value="834785000" calcext:value-type="float">
            <text:p>834785000</text:p>
          </table:table-cell>
          <table:table-cell office:value-type="float" office:value="835010000" calcext:value-type="float">
            <text:p>835010000</text:p>
          </table:table-cell>
          <table:table-cell office:value-type="float" office:value="834785000" calcext:value-type="float">
            <text:p>834785000</text:p>
          </table:table-cell>
          <table:table-cell office:value-type="float" office:value="835010000" calcext:value-type="float">
            <text:p>835010000</text:p>
          </table:table-cell>
          <table:table-cell office:value-type="float" office:value="834785000" calcext:value-type="float">
            <text:p>834785000</text:p>
          </table:table-cell>
          <table:table-cell office:value-type="float" office:value="835010000" calcext:value-type="float">
            <text:p>835010000</text:p>
          </table:table-cell>
          <table:table-cell office:value-type="float" office:value="833740000" calcext:value-type="float">
            <text:p>833740000</text:p>
          </table:table-cell>
          <table:table-cell office:value-type="float" office:value="834785000" calcext:value-type="float">
            <text:p>834785000</text:p>
          </table:table-cell>
          <table:table-cell office:value-type="float" office:value="835010000" calcext:value-type="float">
            <text:p>835010000</text:p>
          </table:table-cell>
          <table:table-cell office:value-type="float" office:value="833749000" calcext:value-type="float">
            <text:p>833749000</text:p>
          </table:table-cell>
          <table:table-cell office:value-type="float" office:value="835653000" calcext:value-type="float">
            <text:p>835653000</text:p>
          </table:table-cell>
          <table:table-cell office:value-type="float" office:value="834785000" calcext:value-type="float">
            <text:p>834785000</text:p>
          </table:table-cell>
          <table:table-cell office:value-type="float" office:value="835010000" calcext:value-type="float">
            <text:p>835010000</text:p>
          </table:table-cell>
          <table:table-cell office:value-type="float" office:value="833649000" calcext:value-type="float">
            <text:p>833649000</text:p>
          </table:table-cell>
          <table:table-cell office:value-type="float" office:value="835653000" calcext:value-type="float">
            <text:p>835653000</text:p>
          </table:table-cell>
          <table:table-cell office:value-type="float" office:value="834785000" calcext:value-type="float">
            <text:p>834785000</text:p>
          </table:table-cell>
          <table:table-cell office:value-type="float" office:value="835010000" calcext:value-type="float">
            <text:p>835010000</text:p>
          </table:table-cell>
          <table:table-cell office:value-type="float" office:value="833768000" calcext:value-type="float">
            <text:p>833768000</text:p>
          </table:table-cell>
          <table:table-cell office:value-type="float" office:value="835653000" calcext:value-type="float">
            <text:p>835653000</text:p>
          </table:table-cell>
          <table:table-cell office:value-type="float" office:value="835010000" calcext:value-type="float">
            <text:p>835010000</text:p>
          </table:table-cell>
          <table:table-cell office:value-type="float" office:value="834785000" calcext:value-type="float">
            <text:p>834785000</text:p>
          </table:table-cell>
          <table:table-cell office:value-type="float" office:value="833715000" calcext:value-type="float">
            <text:p>833715000</text:p>
          </table:table-cell>
          <table:table-cell office:value-type="float" office:value="835653000" calcext:value-type="float">
            <text:p>835653000</text:p>
          </table:table-cell>
          <table:table-cell office:value-type="float" office:value="835010000" calcext:value-type="float">
            <text:p>835010000</text:p>
          </table:table-cell>
          <table:table-cell office:value-type="float" office:value="834785000" calcext:value-type="float">
            <text:p>834785000</text:p>
          </table:table-cell>
          <table:table-cell office:value-type="float" office:value="833732000" calcext:value-type="float">
            <text:p>833732000</text:p>
          </table:table-cell>
          <table:table-cell office:value-type="float" office:value="835653000" calcext:value-type="float">
            <text:p>835653000</text:p>
          </table:table-cell>
          <table:table-cell office:value-type="float" office:value="835010000" calcext:value-type="float">
            <text:p>835010000</text:p>
          </table:table-cell>
          <table:table-cell office:value-type="float" office:value="834785000" calcext:value-type="float">
            <text:p>834785000</text:p>
          </table:table-cell>
          <table:table-cell office:value-type="float" office:value="833679000" calcext:value-type="float">
            <text:p>833679000</text:p>
          </table:table-cell>
          <table:table-cell office:value-type="float" office:value="835653000" calcext:value-type="float">
            <text:p>835653000</text:p>
          </table:table-cell>
          <table:table-cell office:value-type="float" office:value="835010000" calcext:value-type="float">
            <text:p>835010000</text:p>
          </table:table-cell>
          <table:table-cell office:value-type="float" office:value="834785000" calcext:value-type="float">
            <text:p>834785000</text:p>
          </table:table-cell>
          <table:table-cell office:value-type="float" office:value="833651000" calcext:value-type="float">
            <text:p>833651000</text:p>
          </table:table-cell>
          <table:table-cell office:value-type="float" office:value="835653000" calcext:value-type="float">
            <text:p>835653000</text:p>
          </table:table-cell>
          <table:table-cell office:value-type="float" office:value="834785000" calcext:value-type="float">
            <text:p>834785000</text:p>
          </table:table-cell>
          <table:table-cell office:value-type="float" office:value="833734000" calcext:value-type="float">
            <text:p>833734000</text:p>
          </table:table-cell>
          <table:table-cell office:value-type="float" office:value="835653000" calcext:value-type="float">
            <text:p>835653000</text:p>
          </table:table-cell>
          <table:table-cell office:value-type="float" office:value="834785000" calcext:value-type="float">
            <text:p>834785000</text:p>
          </table:table-cell>
          <table:table-cell office:value-type="float" office:value="833702000" calcext:value-type="float">
            <text:p>833702000</text:p>
          </table:table-cell>
          <table:table-cell office:value-type="float" office:value="834785000" calcext:value-type="float">
            <text:p>834785000</text:p>
          </table:table-cell>
          <table:table-cell office:value-type="float" office:value="835653000" calcext:value-type="float">
            <text:p>835653000</text:p>
          </table:table-cell>
          <table:table-cell office:value-type="float" office:value="833747000" calcext:value-type="float">
            <text:p>833747000</text:p>
          </table:table-cell>
          <table:table-cell office:value-type="float" office:value="834785000" calcext:value-type="float">
            <text:p>834785000</text:p>
          </table:table-cell>
          <table:table-cell office:value-type="float" office:value="835653000" calcext:value-type="float">
            <text:p>835653000</text:p>
          </table:table-cell>
          <table:table-cell office:value-type="float" office:value="833673000" calcext:value-type="float">
            <text:p>833673000</text:p>
          </table:table-cell>
          <table:table-cell office:value-type="float" office:value="835653000" calcext:value-type="float">
            <text:p>835653000</text:p>
          </table:table-cell>
          <table:table-cell office:value-type="float" office:value="834785000" calcext:value-type="float">
            <text:p>834785000</text:p>
          </table:table-cell>
          <table:table-cell office:value-type="float" office:value="835653000" calcext:value-type="float">
            <text:p>835653000</text:p>
          </table:table-cell>
          <table:table-cell office:value-type="float" office:value="833692000" calcext:value-type="float">
            <text:p>833692000</text:p>
          </table:table-cell>
          <table:table-cell office:value-type="float" office:value="834785000" calcext:value-type="float">
            <text:p>834785000</text:p>
          </table:table-cell>
          <table:table-cell office:value-type="float" office:value="835653000" calcext:value-type="float">
            <text:p>835653000</text:p>
          </table:table-cell>
          <table:table-cell office:value-type="float" office:value="833699000" calcext:value-type="float">
            <text:p>833699000</text:p>
          </table:table-cell>
          <table:table-cell office:value-type="float" office:value="834785000" calcext:value-type="float">
            <text:p>834785000</text:p>
          </table:table-cell>
          <table:table-cell office:value-type="float" office:value="835653000" calcext:value-type="float">
            <text:p>835653000</text:p>
          </table:table-cell>
          <table:table-cell office:value-type="float" office:value="833709000" calcext:value-type="float">
            <text:p>833709000</text:p>
          </table:table-cell>
          <table:table-cell office:value-type="float" office:value="835653000" calcext:value-type="float">
            <text:p>835653000</text:p>
          </table:table-cell>
          <table:table-cell office:value-type="float" office:value="833749000" calcext:value-type="float">
            <text:p>833749000</text:p>
          </table:table-cell>
          <table:table-cell office:value-type="float" office:value="835653000" calcext:value-type="float">
            <text:p>835653000</text:p>
          </table:table-cell>
          <table:table-cell office:value-type="float" office:value="833737000" calcext:value-type="float">
            <text:p>833737000</text:p>
          </table:table-cell>
          <table:table-cell table:number-columns-repeated="2" office:value-type="float" office:value="835653000" calcext:value-type="float">
            <text:p>835653000</text:p>
          </table:table-cell>
          <table:table-cell office:value-type="float" office:value="833713000" calcext:value-type="float">
            <text:p>833713000</text:p>
          </table:table-cell>
          <table:table-cell office:value-type="float" office:value="835653000" calcext:value-type="float">
            <text:p>835653000</text:p>
          </table:table-cell>
          <table:table-cell office:value-type="float" office:value="833664000" calcext:value-type="float">
            <text:p>833664000</text:p>
          </table:table-cell>
          <table:table-cell office:value-type="float" office:value="835653000" calcext:value-type="float">
            <text:p>835653000</text:p>
          </table:table-cell>
          <table:table-cell office:value-type="float" office:value="833664000" calcext:value-type="float">
            <text:p>833664000</text:p>
          </table:table-cell>
          <table:table-cell table:number-columns-repeated="22" office:value-type="float" office:value="836500000" calcext:value-type="float">
            <text:p>836500000</text:p>
          </table:table-cell>
          <table:table-cell table:number-columns-repeated="2"/>
          <table:table-cell table:formula="of:=MAX([.A7:.MD7])" office:value-type="float" office:value="836500000" calcext:value-type="float">
            <text:p>836500000</text:p>
          </table:table-cell>
          <table:table-cell table:number-columns-repeated="3"/>
        </table:table-row>
        <table:table-row table:style-name="ro1">
          <table:table-cell office:value-type="float" office:value="826401000" calcext:value-type="float">
            <text:p>826401000</text:p>
          </table:table-cell>
          <table:table-cell office:value-type="float" office:value="820546000" calcext:value-type="float">
            <text:p>820546000</text:p>
          </table:table-cell>
          <table:table-cell office:value-type="float" office:value="826765000" calcext:value-type="float">
            <text:p>826765000</text:p>
          </table:table-cell>
          <table:table-cell office:value-type="float" office:value="828494000" calcext:value-type="float">
            <text:p>828494000</text:p>
          </table:table-cell>
          <table:table-cell office:value-type="float" office:value="826617000" calcext:value-type="float">
            <text:p>826617000</text:p>
          </table:table-cell>
          <table:table-cell office:value-type="float" office:value="820916000" calcext:value-type="float">
            <text:p>820916000</text:p>
          </table:table-cell>
          <table:table-cell office:value-type="float" office:value="825969000" calcext:value-type="float">
            <text:p>825969000</text:p>
          </table:table-cell>
          <table:table-cell office:value-type="float" office:value="828334000" calcext:value-type="float">
            <text:p>828334000</text:p>
          </table:table-cell>
          <table:table-cell office:value-type="float" office:value="827477000" calcext:value-type="float">
            <text:p>827477000</text:p>
          </table:table-cell>
          <table:table-cell office:value-type="float" office:value="819206000" calcext:value-type="float">
            <text:p>819206000</text:p>
          </table:table-cell>
          <table:table-cell office:value-type="float" office:value="825206000" calcext:value-type="float">
            <text:p>825206000</text:p>
          </table:table-cell>
          <table:table-cell office:value-type="float" office:value="827543000" calcext:value-type="float">
            <text:p>827543000</text:p>
          </table:table-cell>
          <table:table-cell office:value-type="float" office:value="826887000" calcext:value-type="float">
            <text:p>826887000</text:p>
          </table:table-cell>
          <table:table-cell office:value-type="float" office:value="820140000" calcext:value-type="float">
            <text:p>820140000</text:p>
          </table:table-cell>
          <table:table-cell office:value-type="float" office:value="826523000" calcext:value-type="float">
            <text:p>826523000</text:p>
          </table:table-cell>
          <table:table-cell office:value-type="float" office:value="827989000" calcext:value-type="float">
            <text:p>827989000</text:p>
          </table:table-cell>
          <table:table-cell office:value-type="float" office:value="826399000" calcext:value-type="float">
            <text:p>826399000</text:p>
          </table:table-cell>
          <table:table-cell office:value-type="float" office:value="820810000" calcext:value-type="float">
            <text:p>820810000</text:p>
          </table:table-cell>
          <table:table-cell office:value-type="float" office:value="826271000" calcext:value-type="float">
            <text:p>826271000</text:p>
          </table:table-cell>
          <table:table-cell office:value-type="float" office:value="828404000" calcext:value-type="float">
            <text:p>828404000</text:p>
          </table:table-cell>
          <table:table-cell office:value-type="float" office:value="826529000" calcext:value-type="float">
            <text:p>826529000</text:p>
          </table:table-cell>
          <table:table-cell office:value-type="float" office:value="820645000" calcext:value-type="float">
            <text:p>820645000</text:p>
          </table:table-cell>
          <table:table-cell office:value-type="float" office:value="825075000" calcext:value-type="float">
            <text:p>825075000</text:p>
          </table:table-cell>
          <table:table-cell office:value-type="float" office:value="826998000" calcext:value-type="float">
            <text:p>826998000</text:p>
          </table:table-cell>
          <table:table-cell office:value-type="float" office:value="828229000" calcext:value-type="float">
            <text:p>828229000</text:p>
          </table:table-cell>
          <table:table-cell office:value-type="float" office:value="820173000" calcext:value-type="float">
            <text:p>820173000</text:p>
          </table:table-cell>
          <table:table-cell office:value-type="float" office:value="825690000" calcext:value-type="float">
            <text:p>825690000</text:p>
          </table:table-cell>
          <table:table-cell office:value-type="float" office:value="826766000" calcext:value-type="float">
            <text:p>826766000</text:p>
          </table:table-cell>
          <table:table-cell office:value-type="float" office:value="827855000" calcext:value-type="float">
            <text:p>827855000</text:p>
          </table:table-cell>
          <table:table-cell office:value-type="float" office:value="821146000" calcext:value-type="float">
            <text:p>821146000</text:p>
          </table:table-cell>
          <table:table-cell office:value-type="float" office:value="825714000" calcext:value-type="float">
            <text:p>825714000</text:p>
          </table:table-cell>
          <table:table-cell office:value-type="float" office:value="827977000" calcext:value-type="float">
            <text:p>827977000</text:p>
          </table:table-cell>
          <table:table-cell office:value-type="float" office:value="827919000" calcext:value-type="float">
            <text:p>827919000</text:p>
          </table:table-cell>
          <table:table-cell office:value-type="float" office:value="821005000" calcext:value-type="float">
            <text:p>821005000</text:p>
          </table:table-cell>
          <table:table-cell office:value-type="float" office:value="826070000" calcext:value-type="float">
            <text:p>826070000</text:p>
          </table:table-cell>
          <table:table-cell office:value-type="float" office:value="827007000" calcext:value-type="float">
            <text:p>827007000</text:p>
          </table:table-cell>
          <table:table-cell office:value-type="float" office:value="828398000" calcext:value-type="float">
            <text:p>828398000</text:p>
          </table:table-cell>
          <table:table-cell office:value-type="float" office:value="819995000" calcext:value-type="float">
            <text:p>819995000</text:p>
          </table:table-cell>
          <table:table-cell office:value-type="float" office:value="826353000" calcext:value-type="float">
            <text:p>826353000</text:p>
          </table:table-cell>
          <table:table-cell office:value-type="float" office:value="825937000" calcext:value-type="float">
            <text:p>825937000</text:p>
          </table:table-cell>
          <table:table-cell office:value-type="float" office:value="828754000" calcext:value-type="float">
            <text:p>828754000</text:p>
          </table:table-cell>
          <table:table-cell office:value-type="float" office:value="820693000" calcext:value-type="float">
            <text:p>820693000</text:p>
          </table:table-cell>
          <table:table-cell office:value-type="float" office:value="826291000" calcext:value-type="float">
            <text:p>826291000</text:p>
          </table:table-cell>
          <table:table-cell office:value-type="float" office:value="825652000" calcext:value-type="float">
            <text:p>825652000</text:p>
          </table:table-cell>
          <table:table-cell office:value-type="float" office:value="827695000" calcext:value-type="float">
            <text:p>827695000</text:p>
          </table:table-cell>
          <table:table-cell office:value-type="float" office:value="820105000" calcext:value-type="float">
            <text:p>820105000</text:p>
          </table:table-cell>
          <table:table-cell office:value-type="float" office:value="827560000" calcext:value-type="float">
            <text:p>827560000</text:p>
          </table:table-cell>
          <table:table-cell office:value-type="float" office:value="826070000" calcext:value-type="float">
            <text:p>826070000</text:p>
          </table:table-cell>
          <table:table-cell office:value-type="float" office:value="820370000" calcext:value-type="float">
            <text:p>820370000</text:p>
          </table:table-cell>
          <table:table-cell office:value-type="float" office:value="828016000" calcext:value-type="float">
            <text:p>828016000</text:p>
          </table:table-cell>
          <table:table-cell office:value-type="float" office:value="826169000" calcext:value-type="float">
            <text:p>826169000</text:p>
          </table:table-cell>
          <table:table-cell office:value-type="float" office:value="825779000" calcext:value-type="float">
            <text:p>825779000</text:p>
          </table:table-cell>
          <table:table-cell office:value-type="float" office:value="827440000" calcext:value-type="float">
            <text:p>827440000</text:p>
          </table:table-cell>
          <table:table-cell office:value-type="float" office:value="821568000" calcext:value-type="float">
            <text:p>821568000</text:p>
          </table:table-cell>
          <table:table-cell office:value-type="float" office:value="828630000" calcext:value-type="float">
            <text:p>828630000</text:p>
          </table:table-cell>
          <table:table-cell office:value-type="float" office:value="825418000" calcext:value-type="float">
            <text:p>825418000</text:p>
          </table:table-cell>
          <table:table-cell office:value-type="float" office:value="827779000" calcext:value-type="float">
            <text:p>827779000</text:p>
          </table:table-cell>
          <table:table-cell office:value-type="float" office:value="819362000" calcext:value-type="float">
            <text:p>819362000</text:p>
          </table:table-cell>
          <table:table-cell office:value-type="float" office:value="828167000" calcext:value-type="float">
            <text:p>828167000</text:p>
          </table:table-cell>
          <table:table-cell office:value-type="float" office:value="825771000" calcext:value-type="float">
            <text:p>825771000</text:p>
          </table:table-cell>
          <table:table-cell office:value-type="float" office:value="826401000" calcext:value-type="float">
            <text:p>826401000</text:p>
          </table:table-cell>
          <table:table-cell office:value-type="float" office:value="821133000" calcext:value-type="float">
            <text:p>821133000</text:p>
          </table:table-cell>
          <table:table-cell office:value-type="float" office:value="828457000" calcext:value-type="float">
            <text:p>828457000</text:p>
          </table:table-cell>
          <table:table-cell office:value-type="float" office:value="825363000" calcext:value-type="float">
            <text:p>825363000</text:p>
          </table:table-cell>
          <table:table-cell office:value-type="float" office:value="826716000" calcext:value-type="float">
            <text:p>826716000</text:p>
          </table:table-cell>
          <table:table-cell office:value-type="float" office:value="821329000" calcext:value-type="float">
            <text:p>821329000</text:p>
          </table:table-cell>
          <table:table-cell office:value-type="float" office:value="827898000" calcext:value-type="float">
            <text:p>827898000</text:p>
          </table:table-cell>
          <table:table-cell office:value-type="float" office:value="825879000" calcext:value-type="float">
            <text:p>825879000</text:p>
          </table:table-cell>
          <table:table-cell office:value-type="float" office:value="826239000" calcext:value-type="float">
            <text:p>826239000</text:p>
          </table:table-cell>
          <table:table-cell office:value-type="float" office:value="822135000" calcext:value-type="float">
            <text:p>822135000</text:p>
          </table:table-cell>
          <table:table-cell office:value-type="float" office:value="828474000" calcext:value-type="float">
            <text:p>828474000</text:p>
          </table:table-cell>
          <table:table-cell office:value-type="float" office:value="825499000" calcext:value-type="float">
            <text:p>825499000</text:p>
          </table:table-cell>
          <table:table-cell office:value-type="float" office:value="826447000" calcext:value-type="float">
            <text:p>826447000</text:p>
          </table:table-cell>
          <table:table-cell office:value-type="float" office:value="820000000" calcext:value-type="float">
            <text:p>820000000</text:p>
          </table:table-cell>
          <table:table-cell office:value-type="float" office:value="828764000" calcext:value-type="float">
            <text:p>828764000</text:p>
          </table:table-cell>
          <table:table-cell office:value-type="float" office:value="825904000" calcext:value-type="float">
            <text:p>825904000</text:p>
          </table:table-cell>
          <table:table-cell office:value-type="float" office:value="820459000" calcext:value-type="float">
            <text:p>820459000</text:p>
          </table:table-cell>
          <table:table-cell office:value-type="float" office:value="828420000" calcext:value-type="float">
            <text:p>828420000</text:p>
          </table:table-cell>
          <table:table-cell office:value-type="float" office:value="825605000" calcext:value-type="float">
            <text:p>825605000</text:p>
          </table:table-cell>
          <table:table-cell office:value-type="float" office:value="828256000" calcext:value-type="float">
            <text:p>828256000</text:p>
          </table:table-cell>
          <table:table-cell office:value-type="float" office:value="832996000" calcext:value-type="float">
            <text:p>832996000</text:p>
          </table:table-cell>
          <table:table-cell office:value-type="float" office:value="820365000" calcext:value-type="float">
            <text:p>820365000</text:p>
          </table:table-cell>
          <table:table-cell office:value-type="float" office:value="833000000" calcext:value-type="float">
            <text:p>833000000</text:p>
          </table:table-cell>
          <table:table-cell office:value-type="float" office:value="833228000" calcext:value-type="float">
            <text:p>833228000</text:p>
          </table:table-cell>
          <table:table-cell office:value-type="float" office:value="820027000" calcext:value-type="float">
            <text:p>820027000</text:p>
          </table:table-cell>
          <table:table-cell office:value-type="float" office:value="832998000" calcext:value-type="float">
            <text:p>832998000</text:p>
          </table:table-cell>
          <table:table-cell office:value-type="float" office:value="832364000" calcext:value-type="float">
            <text:p>832364000</text:p>
          </table:table-cell>
          <table:table-cell office:value-type="float" office:value="833207000" calcext:value-type="float">
            <text:p>833207000</text:p>
          </table:table-cell>
          <table:table-cell office:value-type="float" office:value="821015000" calcext:value-type="float">
            <text:p>821015000</text:p>
          </table:table-cell>
          <table:table-cell office:value-type="float" office:value="832996000" calcext:value-type="float">
            <text:p>832996000</text:p>
          </table:table-cell>
          <table:table-cell office:value-type="float" office:value="832364000" calcext:value-type="float">
            <text:p>832364000</text:p>
          </table:table-cell>
          <table:table-cell office:value-type="float" office:value="833207000" calcext:value-type="float">
            <text:p>833207000</text:p>
          </table:table-cell>
          <table:table-cell office:value-type="float" office:value="821067000" calcext:value-type="float">
            <text:p>821067000</text:p>
          </table:table-cell>
          <table:table-cell office:value-type="float" office:value="833000000" calcext:value-type="float">
            <text:p>833000000</text:p>
          </table:table-cell>
          <table:table-cell office:value-type="float" office:value="832364000" calcext:value-type="float">
            <text:p>832364000</text:p>
          </table:table-cell>
          <table:table-cell office:value-type="float" office:value="819499000" calcext:value-type="float">
            <text:p>819499000</text:p>
          </table:table-cell>
          <table:table-cell office:value-type="float" office:value="833204000" calcext:value-type="float">
            <text:p>833204000</text:p>
          </table:table-cell>
          <table:table-cell office:value-type="float" office:value="833000000" calcext:value-type="float">
            <text:p>833000000</text:p>
          </table:table-cell>
          <table:table-cell office:value-type="float" office:value="832364000" calcext:value-type="float">
            <text:p>832364000</text:p>
          </table:table-cell>
          <table:table-cell office:value-type="float" office:value="819681000" calcext:value-type="float">
            <text:p>819681000</text:p>
          </table:table-cell>
          <table:table-cell office:value-type="float" office:value="833268000" calcext:value-type="float">
            <text:p>833268000</text:p>
          </table:table-cell>
          <table:table-cell office:value-type="float" office:value="833000000" calcext:value-type="float">
            <text:p>833000000</text:p>
          </table:table-cell>
          <table:table-cell office:value-type="float" office:value="832364000" calcext:value-type="float">
            <text:p>832364000</text:p>
          </table:table-cell>
          <table:table-cell office:value-type="float" office:value="820147000" calcext:value-type="float">
            <text:p>820147000</text:p>
          </table:table-cell>
          <table:table-cell office:value-type="float" office:value="833225000" calcext:value-type="float">
            <text:p>833225000</text:p>
          </table:table-cell>
          <table:table-cell office:value-type="float" office:value="832996000" calcext:value-type="float">
            <text:p>832996000</text:p>
          </table:table-cell>
          <table:table-cell office:value-type="float" office:value="832364000" calcext:value-type="float">
            <text:p>832364000</text:p>
          </table:table-cell>
          <table:table-cell office:value-type="float" office:value="821258000" calcext:value-type="float">
            <text:p>821258000</text:p>
          </table:table-cell>
          <table:table-cell office:value-type="float" office:value="832998000" calcext:value-type="float">
            <text:p>832998000</text:p>
          </table:table-cell>
          <table:table-cell office:value-type="float" office:value="833214000" calcext:value-type="float">
            <text:p>833214000</text:p>
          </table:table-cell>
          <table:table-cell office:value-type="float" office:value="820798000" calcext:value-type="float">
            <text:p>820798000</text:p>
          </table:table-cell>
          <table:table-cell office:value-type="float" office:value="832364000" calcext:value-type="float">
            <text:p>832364000</text:p>
          </table:table-cell>
          <table:table-cell office:value-type="float" office:value="832996000" calcext:value-type="float">
            <text:p>832996000</text:p>
          </table:table-cell>
          <table:table-cell office:value-type="float" office:value="833207000" calcext:value-type="float">
            <text:p>833207000</text:p>
          </table:table-cell>
          <table:table-cell office:value-type="float" office:value="819980000" calcext:value-type="float">
            <text:p>819980000</text:p>
          </table:table-cell>
          <table:table-cell office:value-type="float" office:value="832364000" calcext:value-type="float">
            <text:p>832364000</text:p>
          </table:table-cell>
          <table:table-cell office:value-type="float" office:value="832998000" calcext:value-type="float">
            <text:p>832998000</text:p>
          </table:table-cell>
          <table:table-cell office:value-type="float" office:value="833226000" calcext:value-type="float">
            <text:p>833226000</text:p>
          </table:table-cell>
          <table:table-cell office:value-type="float" office:value="820537000" calcext:value-type="float">
            <text:p>820537000</text:p>
          </table:table-cell>
          <table:table-cell office:value-type="float" office:value="832364000" calcext:value-type="float">
            <text:p>832364000</text:p>
          </table:table-cell>
          <table:table-cell office:value-type="float" office:value="832996000" calcext:value-type="float">
            <text:p>832996000</text:p>
          </table:table-cell>
          <table:table-cell office:value-type="float" office:value="820092000" calcext:value-type="float">
            <text:p>820092000</text:p>
          </table:table-cell>
          <table:table-cell office:value-type="float" office:value="833215000" calcext:value-type="float">
            <text:p>833215000</text:p>
          </table:table-cell>
          <table:table-cell office:value-type="float" office:value="832364000" calcext:value-type="float">
            <text:p>832364000</text:p>
          </table:table-cell>
          <table:table-cell office:value-type="float" office:value="833000000" calcext:value-type="float">
            <text:p>833000000</text:p>
          </table:table-cell>
          <table:table-cell office:value-type="float" office:value="821027000" calcext:value-type="float">
            <text:p>821027000</text:p>
          </table:table-cell>
          <table:table-cell office:value-type="float" office:value="833206000" calcext:value-type="float">
            <text:p>833206000</text:p>
          </table:table-cell>
          <table:table-cell office:value-type="float" office:value="832364000" calcext:value-type="float">
            <text:p>832364000</text:p>
          </table:table-cell>
          <table:table-cell office:value-type="float" office:value="832996000" calcext:value-type="float">
            <text:p>832996000</text:p>
          </table:table-cell>
          <table:table-cell office:value-type="float" office:value="820861000" calcext:value-type="float">
            <text:p>820861000</text:p>
          </table:table-cell>
          <table:table-cell office:value-type="float" office:value="833202000" calcext:value-type="float">
            <text:p>833202000</text:p>
          </table:table-cell>
          <table:table-cell office:value-type="float" office:value="832364000" calcext:value-type="float">
            <text:p>832364000</text:p>
          </table:table-cell>
          <table:table-cell office:value-type="float" office:value="833000000" calcext:value-type="float">
            <text:p>833000000</text:p>
          </table:table-cell>
          <table:table-cell office:value-type="float" office:value="820250000" calcext:value-type="float">
            <text:p>820250000</text:p>
          </table:table-cell>
          <table:table-cell office:value-type="float" office:value="833207000" calcext:value-type="float">
            <text:p>833207000</text:p>
          </table:table-cell>
          <table:table-cell office:value-type="float" office:value="832364000" calcext:value-type="float">
            <text:p>832364000</text:p>
          </table:table-cell>
          <table:table-cell office:value-type="float" office:value="832996000" calcext:value-type="float">
            <text:p>832996000</text:p>
          </table:table-cell>
          <table:table-cell office:value-type="float" office:value="819475000" calcext:value-type="float">
            <text:p>819475000</text:p>
          </table:table-cell>
          <table:table-cell office:value-type="float" office:value="833215000" calcext:value-type="float">
            <text:p>833215000</text:p>
          </table:table-cell>
          <table:table-cell office:value-type="float" office:value="832364000" calcext:value-type="float">
            <text:p>832364000</text:p>
          </table:table-cell>
          <table:table-cell office:value-type="float" office:value="832996000" calcext:value-type="float">
            <text:p>832996000</text:p>
          </table:table-cell>
          <table:table-cell office:value-type="float" office:value="821005000" calcext:value-type="float">
            <text:p>821005000</text:p>
          </table:table-cell>
          <table:table-cell office:value-type="float" office:value="833002000" calcext:value-type="float">
            <text:p>833002000</text:p>
          </table:table-cell>
          <table:table-cell office:value-type="float" office:value="832364000" calcext:value-type="float">
            <text:p>832364000</text:p>
          </table:table-cell>
          <table:table-cell office:value-type="float" office:value="833230000" calcext:value-type="float">
            <text:p>833230000</text:p>
          </table:table-cell>
          <table:table-cell office:value-type="float" office:value="820985000" calcext:value-type="float">
            <text:p>820985000</text:p>
          </table:table-cell>
          <table:table-cell office:value-type="float" office:value="832998000" calcext:value-type="float">
            <text:p>832998000</text:p>
          </table:table-cell>
          <table:table-cell office:value-type="float" office:value="820192000" calcext:value-type="float">
            <text:p>820192000</text:p>
          </table:table-cell>
          <table:table-cell office:value-type="float" office:value="832364000" calcext:value-type="float">
            <text:p>832364000</text:p>
          </table:table-cell>
          <table:table-cell office:value-type="float" office:value="833207000" calcext:value-type="float">
            <text:p>833207000</text:p>
          </table:table-cell>
          <table:table-cell office:value-type="float" office:value="833003000" calcext:value-type="float">
            <text:p>833003000</text:p>
          </table:table-cell>
          <table:table-cell office:value-type="float" office:value="820876000" calcext:value-type="float">
            <text:p>820876000</text:p>
          </table:table-cell>
          <table:table-cell office:value-type="float" office:value="833258000" calcext:value-type="float">
            <text:p>833258000</text:p>
          </table:table-cell>
          <table:table-cell table:number-columns-repeated="2" office:value-type="float" office:value="832364000" calcext:value-type="float">
            <text:p>832364000</text:p>
          </table:table-cell>
          <table:table-cell office:value-type="float" office:value="833207000" calcext:value-type="float">
            <text:p>833207000</text:p>
          </table:table-cell>
          <table:table-cell office:value-type="float" office:value="832364000" calcext:value-type="float">
            <text:p>832364000</text:p>
          </table:table-cell>
          <table:table-cell office:value-type="float" office:value="833207000" calcext:value-type="float">
            <text:p>833207000</text:p>
          </table:table-cell>
          <table:table-cell office:value-type="float" office:value="833960000" calcext:value-type="float">
            <text:p>833960000</text:p>
          </table:table-cell>
          <table:table-cell office:value-type="float" office:value="833210000" calcext:value-type="float">
            <text:p>833210000</text:p>
          </table:table-cell>
          <table:table-cell office:value-type="float" office:value="832364000" calcext:value-type="float">
            <text:p>832364000</text:p>
          </table:table-cell>
          <table:table-cell office:value-type="float" office:value="833794000" calcext:value-type="float">
            <text:p>833794000</text:p>
          </table:table-cell>
          <table:table-cell office:value-type="float" office:value="833876000" calcext:value-type="float">
            <text:p>833876000</text:p>
          </table:table-cell>
          <table:table-cell office:value-type="float" office:value="833892000" calcext:value-type="float">
            <text:p>833892000</text:p>
          </table:table-cell>
          <table:table-cell office:value-type="float" office:value="832616000" calcext:value-type="float">
            <text:p>832616000</text:p>
          </table:table-cell>
          <table:table-cell office:value-type="float" office:value="833776000" calcext:value-type="float">
            <text:p>833776000</text:p>
          </table:table-cell>
          <table:table-cell office:value-type="float" office:value="833886000" calcext:value-type="float">
            <text:p>833886000</text:p>
          </table:table-cell>
          <table:table-cell office:value-type="float" office:value="832602000" calcext:value-type="float">
            <text:p>832602000</text:p>
          </table:table-cell>
          <table:table-cell office:value-type="float" office:value="833735000" calcext:value-type="float">
            <text:p>833735000</text:p>
          </table:table-cell>
          <table:table-cell office:value-type="float" office:value="833718000" calcext:value-type="float">
            <text:p>833718000</text:p>
          </table:table-cell>
          <table:table-cell office:value-type="float" office:value="832619000" calcext:value-type="float">
            <text:p>832619000</text:p>
          </table:table-cell>
          <table:table-cell office:value-type="float" office:value="820580000" calcext:value-type="float">
            <text:p>820580000</text:p>
          </table:table-cell>
          <table:table-cell office:value-type="float" office:value="833800000" calcext:value-type="float">
            <text:p>833800000</text:p>
          </table:table-cell>
          <table:table-cell office:value-type="float" office:value="833781000" calcext:value-type="float">
            <text:p>833781000</text:p>
          </table:table-cell>
          <table:table-cell office:value-type="float" office:value="832649000" calcext:value-type="float">
            <text:p>832649000</text:p>
          </table:table-cell>
          <table:table-cell office:value-type="float" office:value="820250000" calcext:value-type="float">
            <text:p>820250000</text:p>
          </table:table-cell>
          <table:table-cell office:value-type="float" office:value="833727000" calcext:value-type="float">
            <text:p>833727000</text:p>
          </table:table-cell>
          <table:table-cell office:value-type="float" office:value="833718000" calcext:value-type="float">
            <text:p>833718000</text:p>
          </table:table-cell>
          <table:table-cell office:value-type="float" office:value="832638000" calcext:value-type="float">
            <text:p>832638000</text:p>
          </table:table-cell>
          <table:table-cell office:value-type="float" office:value="821608000" calcext:value-type="float">
            <text:p>821608000</text:p>
          </table:table-cell>
          <table:table-cell office:value-type="float" office:value="833966000" calcext:value-type="float">
            <text:p>833966000</text:p>
          </table:table-cell>
          <table:table-cell office:value-type="float" office:value="833753000" calcext:value-type="float">
            <text:p>833753000</text:p>
          </table:table-cell>
          <table:table-cell office:value-type="float" office:value="819651000" calcext:value-type="float">
            <text:p>819651000</text:p>
          </table:table-cell>
          <table:table-cell office:value-type="float" office:value="832680000" calcext:value-type="float">
            <text:p>832680000</text:p>
          </table:table-cell>
          <table:table-cell office:value-type="float" office:value="833816000" calcext:value-type="float">
            <text:p>833816000</text:p>
          </table:table-cell>
          <table:table-cell office:value-type="float" office:value="833725000" calcext:value-type="float">
            <text:p>833725000</text:p>
          </table:table-cell>
          <table:table-cell office:value-type="float" office:value="819825000" calcext:value-type="float">
            <text:p>819825000</text:p>
          </table:table-cell>
          <table:table-cell office:value-type="float" office:value="832643000" calcext:value-type="float">
            <text:p>832643000</text:p>
          </table:table-cell>
          <table:table-cell office:value-type="float" office:value="833847000" calcext:value-type="float">
            <text:p>833847000</text:p>
          </table:table-cell>
          <table:table-cell office:value-type="float" office:value="833853000" calcext:value-type="float">
            <text:p>833853000</text:p>
          </table:table-cell>
          <table:table-cell office:value-type="float" office:value="820741000" calcext:value-type="float">
            <text:p>820741000</text:p>
          </table:table-cell>
          <table:table-cell office:value-type="float" office:value="832621000" calcext:value-type="float">
            <text:p>832621000</text:p>
          </table:table-cell>
          <table:table-cell office:value-type="float" office:value="833899000" calcext:value-type="float">
            <text:p>833899000</text:p>
          </table:table-cell>
          <table:table-cell office:value-type="float" office:value="833840000" calcext:value-type="float">
            <text:p>833840000</text:p>
          </table:table-cell>
          <table:table-cell office:value-type="float" office:value="820584000" calcext:value-type="float">
            <text:p>820584000</text:p>
          </table:table-cell>
          <table:table-cell office:value-type="float" office:value="832658000" calcext:value-type="float">
            <text:p>832658000</text:p>
          </table:table-cell>
          <table:table-cell office:value-type="float" office:value="833933000" calcext:value-type="float">
            <text:p>833933000</text:p>
          </table:table-cell>
          <table:table-cell office:value-type="float" office:value="820668000" calcext:value-type="float">
            <text:p>820668000</text:p>
          </table:table-cell>
          <table:table-cell office:value-type="float" office:value="833737000" calcext:value-type="float">
            <text:p>833737000</text:p>
          </table:table-cell>
          <table:table-cell office:value-type="float" office:value="832632000" calcext:value-type="float">
            <text:p>832632000</text:p>
          </table:table-cell>
          <table:table-cell office:value-type="float" office:value="833814000" calcext:value-type="float">
            <text:p>833814000</text:p>
          </table:table-cell>
          <table:table-cell office:value-type="float" office:value="823242000" calcext:value-type="float">
            <text:p>823242000</text:p>
          </table:table-cell>
          <table:table-cell office:value-type="float" office:value="833689000" calcext:value-type="float">
            <text:p>833689000</text:p>
          </table:table-cell>
          <table:table-cell office:value-type="float" office:value="833669000" calcext:value-type="float">
            <text:p>833669000</text:p>
          </table:table-cell>
          <table:table-cell office:value-type="float" office:value="832715000" calcext:value-type="float">
            <text:p>832715000</text:p>
          </table:table-cell>
          <table:table-cell office:value-type="float" office:value="820716000" calcext:value-type="float">
            <text:p>820716000</text:p>
          </table:table-cell>
          <table:table-cell office:value-type="float" office:value="833720000" calcext:value-type="float">
            <text:p>833720000</text:p>
          </table:table-cell>
          <table:table-cell office:value-type="float" office:value="833627000" calcext:value-type="float">
            <text:p>833627000</text:p>
          </table:table-cell>
          <table:table-cell office:value-type="float" office:value="832688000" calcext:value-type="float">
            <text:p>832688000</text:p>
          </table:table-cell>
          <table:table-cell office:value-type="float" office:value="820216000" calcext:value-type="float">
            <text:p>820216000</text:p>
          </table:table-cell>
          <table:table-cell office:value-type="float" office:value="833850000" calcext:value-type="float">
            <text:p>833850000</text:p>
          </table:table-cell>
          <table:table-cell office:value-type="float" office:value="833756000" calcext:value-type="float">
            <text:p>833756000</text:p>
          </table:table-cell>
          <table:table-cell office:value-type="float" office:value="832674000" calcext:value-type="float">
            <text:p>832674000</text:p>
          </table:table-cell>
          <table:table-cell office:value-type="float" office:value="820759000" calcext:value-type="float">
            <text:p>820759000</text:p>
          </table:table-cell>
          <table:table-cell office:value-type="float" office:value="833777000" calcext:value-type="float">
            <text:p>833777000</text:p>
          </table:table-cell>
          <table:table-cell office:value-type="float" office:value="833765000" calcext:value-type="float">
            <text:p>833765000</text:p>
          </table:table-cell>
          <table:table-cell office:value-type="float" office:value="832684000" calcext:value-type="float">
            <text:p>832684000</text:p>
          </table:table-cell>
          <table:table-cell office:value-type="float" office:value="821179000" calcext:value-type="float">
            <text:p>821179000</text:p>
          </table:table-cell>
          <table:table-cell office:value-type="float" office:value="833948000" calcext:value-type="float">
            <text:p>833948000</text:p>
          </table:table-cell>
          <table:table-cell office:value-type="float" office:value="833862000" calcext:value-type="float">
            <text:p>833862000</text:p>
          </table:table-cell>
          <table:table-cell office:value-type="float" office:value="819207000" calcext:value-type="float">
            <text:p>819207000</text:p>
          </table:table-cell>
          <table:table-cell office:value-type="float" office:value="832671000" calcext:value-type="float">
            <text:p>832671000</text:p>
          </table:table-cell>
          <table:table-cell office:value-type="float" office:value="833955000" calcext:value-type="float">
            <text:p>833955000</text:p>
          </table:table-cell>
          <table:table-cell office:value-type="float" office:value="822675000" calcext:value-type="float">
            <text:p>822675000</text:p>
          </table:table-cell>
          <table:table-cell office:value-type="float" office:value="833768000" calcext:value-type="float">
            <text:p>833768000</text:p>
          </table:table-cell>
          <table:table-cell office:value-type="float" office:value="832712000" calcext:value-type="float">
            <text:p>832712000</text:p>
          </table:table-cell>
          <table:table-cell office:value-type="float" office:value="821162000" calcext:value-type="float">
            <text:p>821162000</text:p>
          </table:table-cell>
          <table:table-cell office:value-type="float" office:value="833708000" calcext:value-type="float">
            <text:p>833708000</text:p>
          </table:table-cell>
          <table:table-cell office:value-type="float" office:value="832653000" calcext:value-type="float">
            <text:p>832653000</text:p>
          </table:table-cell>
          <table:table-cell office:value-type="float" office:value="820068000" calcext:value-type="float">
            <text:p>820068000</text:p>
          </table:table-cell>
          <table:table-cell office:value-type="float" office:value="833744000" calcext:value-type="float">
            <text:p>833744000</text:p>
          </table:table-cell>
          <table:table-cell office:value-type="float" office:value="832696000" calcext:value-type="float">
            <text:p>832696000</text:p>
          </table:table-cell>
          <table:table-cell office:value-type="float" office:value="819868000" calcext:value-type="float">
            <text:p>819868000</text:p>
          </table:table-cell>
          <table:table-cell office:value-type="float" office:value="832596000" calcext:value-type="float">
            <text:p>832596000</text:p>
          </table:table-cell>
          <table:table-cell office:value-type="float" office:value="833659000" calcext:value-type="float">
            <text:p>833659000</text:p>
          </table:table-cell>
          <table:table-cell office:value-type="float" office:value="820613000" calcext:value-type="float">
            <text:p>820613000</text:p>
          </table:table-cell>
          <table:table-cell office:value-type="float" office:value="832718000" calcext:value-type="float">
            <text:p>832718000</text:p>
          </table:table-cell>
          <table:table-cell office:value-type="float" office:value="833755000" calcext:value-type="float">
            <text:p>833755000</text:p>
          </table:table-cell>
          <table:table-cell office:value-type="float" office:value="820479000" calcext:value-type="float">
            <text:p>820479000</text:p>
          </table:table-cell>
          <table:table-cell office:value-type="float" office:value="833680000" calcext:value-type="float">
            <text:p>833680000</text:p>
          </table:table-cell>
          <table:table-cell office:value-type="float" office:value="836575000" calcext:value-type="float">
            <text:p>836575000</text:p>
          </table:table-cell>
          <table:table-cell office:value-type="float" office:value="833906000" calcext:value-type="float">
            <text:p>833906000</text:p>
          </table:table-cell>
          <table:table-cell office:value-type="float" office:value="836579000" calcext:value-type="float">
            <text:p>836579000</text:p>
          </table:table-cell>
          <table:table-cell office:value-type="float" office:value="833906000" calcext:value-type="float">
            <text:p>833906000</text:p>
          </table:table-cell>
          <table:table-cell office:value-type="float" office:value="834876000" calcext:value-type="float">
            <text:p>834876000</text:p>
          </table:table-cell>
          <table:table-cell office:value-type="float" office:value="836580000" calcext:value-type="float">
            <text:p>836580000</text:p>
          </table:table-cell>
          <table:table-cell office:value-type="float" office:value="833906000" calcext:value-type="float">
            <text:p>833906000</text:p>
          </table:table-cell>
          <table:table-cell office:value-type="float" office:value="834876000" calcext:value-type="float">
            <text:p>834876000</text:p>
          </table:table-cell>
          <table:table-cell office:value-type="float" office:value="836578000" calcext:value-type="float">
            <text:p>836578000</text:p>
          </table:table-cell>
          <table:table-cell office:value-type="float" office:value="833906000" calcext:value-type="float">
            <text:p>833906000</text:p>
          </table:table-cell>
          <table:table-cell office:value-type="float" office:value="834876000" calcext:value-type="float">
            <text:p>834876000</text:p>
          </table:table-cell>
          <table:table-cell office:value-type="float" office:value="836584000" calcext:value-type="float">
            <text:p>836584000</text:p>
          </table:table-cell>
          <table:table-cell office:value-type="float" office:value="833906000" calcext:value-type="float">
            <text:p>833906000</text:p>
          </table:table-cell>
          <table:table-cell office:value-type="float" office:value="834876000" calcext:value-type="float">
            <text:p>834876000</text:p>
          </table:table-cell>
          <table:table-cell office:value-type="float" office:value="836575000" calcext:value-type="float">
            <text:p>836575000</text:p>
          </table:table-cell>
          <table:table-cell office:value-type="float" office:value="833906000" calcext:value-type="float">
            <text:p>833906000</text:p>
          </table:table-cell>
          <table:table-cell office:value-type="float" office:value="829603000" calcext:value-type="float">
            <text:p>829603000</text:p>
          </table:table-cell>
          <table:table-cell office:value-type="float" office:value="836575000" calcext:value-type="float">
            <text:p>836575000</text:p>
          </table:table-cell>
          <table:table-cell office:value-type="float" office:value="834876000" calcext:value-type="float">
            <text:p>834876000</text:p>
          </table:table-cell>
          <table:table-cell office:value-type="float" office:value="833906000" calcext:value-type="float">
            <text:p>833906000</text:p>
          </table:table-cell>
          <table:table-cell office:value-type="float" office:value="829603000" calcext:value-type="float">
            <text:p>829603000</text:p>
          </table:table-cell>
          <table:table-cell office:value-type="float" office:value="836575000" calcext:value-type="float">
            <text:p>836575000</text:p>
          </table:table-cell>
          <table:table-cell office:value-type="float" office:value="834876000" calcext:value-type="float">
            <text:p>834876000</text:p>
          </table:table-cell>
          <table:table-cell office:value-type="float" office:value="833906000" calcext:value-type="float">
            <text:p>833906000</text:p>
          </table:table-cell>
          <table:table-cell office:value-type="float" office:value="829603000" calcext:value-type="float">
            <text:p>829603000</text:p>
          </table:table-cell>
          <table:table-cell office:value-type="float" office:value="836575000" calcext:value-type="float">
            <text:p>836575000</text:p>
          </table:table-cell>
          <table:table-cell office:value-type="float" office:value="834876000" calcext:value-type="float">
            <text:p>834876000</text:p>
          </table:table-cell>
          <table:table-cell office:value-type="float" office:value="833906000" calcext:value-type="float">
            <text:p>833906000</text:p>
          </table:table-cell>
          <table:table-cell office:value-type="float" office:value="829603000" calcext:value-type="float">
            <text:p>829603000</text:p>
          </table:table-cell>
          <table:table-cell office:value-type="float" office:value="836584000" calcext:value-type="float">
            <text:p>836584000</text:p>
          </table:table-cell>
          <table:table-cell office:value-type="float" office:value="834876000" calcext:value-type="float">
            <text:p>834876000</text:p>
          </table:table-cell>
          <table:table-cell office:value-type="float" office:value="833906000" calcext:value-type="float">
            <text:p>833906000</text:p>
          </table:table-cell>
          <table:table-cell office:value-type="float" office:value="829603000" calcext:value-type="float">
            <text:p>829603000</text:p>
          </table:table-cell>
          <table:table-cell office:value-type="float" office:value="836573000" calcext:value-type="float">
            <text:p>836573000</text:p>
          </table:table-cell>
          <table:table-cell office:value-type="float" office:value="834876000" calcext:value-type="float">
            <text:p>834876000</text:p>
          </table:table-cell>
          <table:table-cell office:value-type="float" office:value="833906000" calcext:value-type="float">
            <text:p>833906000</text:p>
          </table:table-cell>
          <table:table-cell office:value-type="float" office:value="836584000" calcext:value-type="float">
            <text:p>836584000</text:p>
          </table:table-cell>
          <table:table-cell office:value-type="float" office:value="829603000" calcext:value-type="float">
            <text:p>829603000</text:p>
          </table:table-cell>
          <table:table-cell office:value-type="float" office:value="836573000" calcext:value-type="float">
            <text:p>836573000</text:p>
          </table:table-cell>
          <table:table-cell office:value-type="float" office:value="833906000" calcext:value-type="float">
            <text:p>833906000</text:p>
          </table:table-cell>
          <table:table-cell office:value-type="float" office:value="834876000" calcext:value-type="float">
            <text:p>834876000</text:p>
          </table:table-cell>
          <table:table-cell office:value-type="float" office:value="829603000" calcext:value-type="float">
            <text:p>829603000</text:p>
          </table:table-cell>
          <table:table-cell office:value-type="float" office:value="836584000" calcext:value-type="float">
            <text:p>836584000</text:p>
          </table:table-cell>
          <table:table-cell office:value-type="float" office:value="833906000" calcext:value-type="float">
            <text:p>833906000</text:p>
          </table:table-cell>
          <table:table-cell office:value-type="float" office:value="834876000" calcext:value-type="float">
            <text:p>834876000</text:p>
          </table:table-cell>
          <table:table-cell office:value-type="float" office:value="829603000" calcext:value-type="float">
            <text:p>829603000</text:p>
          </table:table-cell>
          <table:table-cell office:value-type="float" office:value="836579000" calcext:value-type="float">
            <text:p>836579000</text:p>
          </table:table-cell>
          <table:table-cell office:value-type="float" office:value="833906000" calcext:value-type="float">
            <text:p>833906000</text:p>
          </table:table-cell>
          <table:table-cell office:value-type="float" office:value="834876000" calcext:value-type="float">
            <text:p>834876000</text:p>
          </table:table-cell>
          <table:table-cell office:value-type="float" office:value="829603000" calcext:value-type="float">
            <text:p>829603000</text:p>
          </table:table-cell>
          <table:table-cell office:value-type="float" office:value="836575000" calcext:value-type="float">
            <text:p>836575000</text:p>
          </table:table-cell>
          <table:table-cell office:value-type="float" office:value="833906000" calcext:value-type="float">
            <text:p>833906000</text:p>
          </table:table-cell>
          <table:table-cell office:value-type="float" office:value="834876000" calcext:value-type="float">
            <text:p>834876000</text:p>
          </table:table-cell>
          <table:table-cell office:value-type="float" office:value="829603000" calcext:value-type="float">
            <text:p>829603000</text:p>
          </table:table-cell>
          <table:table-cell office:value-type="float" office:value="836573000" calcext:value-type="float">
            <text:p>836573000</text:p>
          </table:table-cell>
          <table:table-cell office:value-type="float" office:value="833906000" calcext:value-type="float">
            <text:p>833906000</text:p>
          </table:table-cell>
          <table:table-cell office:value-type="float" office:value="834876000" calcext:value-type="float">
            <text:p>834876000</text:p>
          </table:table-cell>
          <table:table-cell office:value-type="float" office:value="829603000" calcext:value-type="float">
            <text:p>829603000</text:p>
          </table:table-cell>
          <table:table-cell office:value-type="float" office:value="836573000" calcext:value-type="float">
            <text:p>836573000</text:p>
          </table:table-cell>
          <table:table-cell office:value-type="float" office:value="833906000" calcext:value-type="float">
            <text:p>833906000</text:p>
          </table:table-cell>
          <table:table-cell office:value-type="float" office:value="834876000" calcext:value-type="float">
            <text:p>834876000</text:p>
          </table:table-cell>
          <table:table-cell office:value-type="float" office:value="829603000" calcext:value-type="float">
            <text:p>829603000</text:p>
          </table:table-cell>
          <table:table-cell office:value-type="float" office:value="836575000" calcext:value-type="float">
            <text:p>836575000</text:p>
          </table:table-cell>
          <table:table-cell office:value-type="float" office:value="833906000" calcext:value-type="float">
            <text:p>833906000</text:p>
          </table:table-cell>
          <table:table-cell office:value-type="float" office:value="834876000" calcext:value-type="float">
            <text:p>834876000</text:p>
          </table:table-cell>
          <table:table-cell office:value-type="float" office:value="829603000" calcext:value-type="float">
            <text:p>829603000</text:p>
          </table:table-cell>
          <table:table-cell office:value-type="float" office:value="836575000" calcext:value-type="float">
            <text:p>836575000</text:p>
          </table:table-cell>
          <table:table-cell office:value-type="float" office:value="833906000" calcext:value-type="float">
            <text:p>833906000</text:p>
          </table:table-cell>
          <table:table-cell office:value-type="float" office:value="829603000" calcext:value-type="float">
            <text:p>829603000</text:p>
          </table:table-cell>
          <table:table-cell office:value-type="float" office:value="834876000" calcext:value-type="float">
            <text:p>834876000</text:p>
          </table:table-cell>
          <table:table-cell office:value-type="float" office:value="833906000" calcext:value-type="float">
            <text:p>833906000</text:p>
          </table:table-cell>
          <table:table-cell office:value-type="float" office:value="829603000" calcext:value-type="float">
            <text:p>829603000</text:p>
          </table:table-cell>
          <table:table-cell office:value-type="float" office:value="834876000" calcext:value-type="float">
            <text:p>834876000</text:p>
          </table:table-cell>
          <table:table-cell office:value-type="float" office:value="829603000" calcext:value-type="float">
            <text:p>829603000</text:p>
          </table:table-cell>
          <table:table-cell office:value-type="float" office:value="834876000" calcext:value-type="float">
            <text:p>834876000</text:p>
          </table:table-cell>
          <table:table-cell office:value-type="float" office:value="829603000" calcext:value-type="float">
            <text:p>829603000</text:p>
          </table:table-cell>
          <table:table-cell office:value-type="float" office:value="834876000" calcext:value-type="float">
            <text:p>834876000</text:p>
          </table:table-cell>
          <table:table-cell table:number-columns-repeated="3" office:value-type="float" office:value="829603000" calcext:value-type="float">
            <text:p>829603000</text:p>
          </table:table-cell>
          <table:table-cell table:number-columns-repeated="22" office:value-type="float" office:value="838798000" calcext:value-type="float">
            <text:p>838798000</text:p>
          </table:table-cell>
          <table:table-cell table:number-columns-repeated="2"/>
          <table:table-cell table:formula="of:=MAX([.A8:.MD8])" office:value-type="float" office:value="838798000" calcext:value-type="float">
            <text:p>838798000</text:p>
          </table:table-cell>
          <table:table-cell/>
          <table:table-cell table:formula="of:=AVERAGE([.MG4:.MG13])" office:value-type="float" office:value="837918400" calcext:value-type="float">
            <text:p>8.379E+08</text:p>
          </table:table-cell>
          <table:table-cell office:value-type="string" calcext:value-type="string">
            <text:p><text:s/>= average</text:p>
          </table:table-cell>
        </table:table-row>
        <table:table-row table:style-name="ro1">
          <table:table-cell office:value-type="float" office:value="819519000" calcext:value-type="float">
            <text:p>819519000</text:p>
          </table:table-cell>
          <table:table-cell office:value-type="float" office:value="827543000" calcext:value-type="float">
            <text:p>827543000</text:p>
          </table:table-cell>
          <table:table-cell office:value-type="float" office:value="819914000" calcext:value-type="float">
            <text:p>819914000</text:p>
          </table:table-cell>
          <table:table-cell office:value-type="float" office:value="827993000" calcext:value-type="float">
            <text:p>827993000</text:p>
          </table:table-cell>
          <table:table-cell office:value-type="float" office:value="820216000" calcext:value-type="float">
            <text:p>820216000</text:p>
          </table:table-cell>
          <table:table-cell office:value-type="float" office:value="826919000" calcext:value-type="float">
            <text:p>826919000</text:p>
          </table:table-cell>
          <table:table-cell office:value-type="float" office:value="820020000" calcext:value-type="float">
            <text:p>820020000</text:p>
          </table:table-cell>
          <table:table-cell office:value-type="float" office:value="827856000" calcext:value-type="float">
            <text:p>827856000</text:p>
          </table:table-cell>
          <table:table-cell office:value-type="float" office:value="819632000" calcext:value-type="float">
            <text:p>819632000</text:p>
          </table:table-cell>
          <table:table-cell office:value-type="float" office:value="826935000" calcext:value-type="float">
            <text:p>826935000</text:p>
          </table:table-cell>
          <table:table-cell office:value-type="float" office:value="820275000" calcext:value-type="float">
            <text:p>820275000</text:p>
          </table:table-cell>
          <table:table-cell office:value-type="float" office:value="828745000" calcext:value-type="float">
            <text:p>828745000</text:p>
          </table:table-cell>
          <table:table-cell office:value-type="float" office:value="819697000" calcext:value-type="float">
            <text:p>819697000</text:p>
          </table:table-cell>
          <table:table-cell office:value-type="float" office:value="819615000" calcext:value-type="float">
            <text:p>819615000</text:p>
          </table:table-cell>
          <table:table-cell office:value-type="float" office:value="826996000" calcext:value-type="float">
            <text:p>826996000</text:p>
          </table:table-cell>
          <table:table-cell office:value-type="float" office:value="828387000" calcext:value-type="float">
            <text:p>828387000</text:p>
          </table:table-cell>
          <table:table-cell office:value-type="float" office:value="820480000" calcext:value-type="float">
            <text:p>820480000</text:p>
          </table:table-cell>
          <table:table-cell office:value-type="float" office:value="819852000" calcext:value-type="float">
            <text:p>819852000</text:p>
          </table:table-cell>
          <table:table-cell office:value-type="float" office:value="826807000" calcext:value-type="float">
            <text:p>826807000</text:p>
          </table:table-cell>
          <table:table-cell office:value-type="float" office:value="827871000" calcext:value-type="float">
            <text:p>827871000</text:p>
          </table:table-cell>
          <table:table-cell office:value-type="float" office:value="819855000" calcext:value-type="float">
            <text:p>819855000</text:p>
          </table:table-cell>
          <table:table-cell office:value-type="float" office:value="819123000" calcext:value-type="float">
            <text:p>819123000</text:p>
          </table:table-cell>
          <table:table-cell office:value-type="float" office:value="827571000" calcext:value-type="float">
            <text:p>827571000</text:p>
          </table:table-cell>
          <table:table-cell office:value-type="float" office:value="827882000" calcext:value-type="float">
            <text:p>827882000</text:p>
          </table:table-cell>
          <table:table-cell office:value-type="float" office:value="819346000" calcext:value-type="float">
            <text:p>819346000</text:p>
          </table:table-cell>
          <table:table-cell office:value-type="float" office:value="819435000" calcext:value-type="float">
            <text:p>819435000</text:p>
          </table:table-cell>
          <table:table-cell office:value-type="float" office:value="827444000" calcext:value-type="float">
            <text:p>827444000</text:p>
          </table:table-cell>
          <table:table-cell office:value-type="float" office:value="828599000" calcext:value-type="float">
            <text:p>828599000</text:p>
          </table:table-cell>
          <table:table-cell office:value-type="float" office:value="819851000" calcext:value-type="float">
            <text:p>819851000</text:p>
          </table:table-cell>
          <table:table-cell office:value-type="float" office:value="819978000" calcext:value-type="float">
            <text:p>819978000</text:p>
          </table:table-cell>
          <table:table-cell office:value-type="float" office:value="826873000" calcext:value-type="float">
            <text:p>826873000</text:p>
          </table:table-cell>
          <table:table-cell office:value-type="float" office:value="827822000" calcext:value-type="float">
            <text:p>827822000</text:p>
          </table:table-cell>
          <table:table-cell office:value-type="float" office:value="820147000" calcext:value-type="float">
            <text:p>820147000</text:p>
          </table:table-cell>
          <table:table-cell office:value-type="float" office:value="820609000" calcext:value-type="float">
            <text:p>820609000</text:p>
          </table:table-cell>
          <table:table-cell office:value-type="float" office:value="826727000" calcext:value-type="float">
            <text:p>826727000</text:p>
          </table:table-cell>
          <table:table-cell office:value-type="float" office:value="819332000" calcext:value-type="float">
            <text:p>819332000</text:p>
          </table:table-cell>
          <table:table-cell office:value-type="float" office:value="828779000" calcext:value-type="float">
            <text:p>828779000</text:p>
          </table:table-cell>
          <table:table-cell office:value-type="float" office:value="819787000" calcext:value-type="float">
            <text:p>819787000</text:p>
          </table:table-cell>
          <table:table-cell office:value-type="float" office:value="827157000" calcext:value-type="float">
            <text:p>827157000</text:p>
          </table:table-cell>
          <table:table-cell office:value-type="float" office:value="821585000" calcext:value-type="float">
            <text:p>821585000</text:p>
          </table:table-cell>
          <table:table-cell office:value-type="float" office:value="827464000" calcext:value-type="float">
            <text:p>827464000</text:p>
          </table:table-cell>
          <table:table-cell office:value-type="float" office:value="820235000" calcext:value-type="float">
            <text:p>820235000</text:p>
          </table:table-cell>
          <table:table-cell office:value-type="float" office:value="827045000" calcext:value-type="float">
            <text:p>827045000</text:p>
          </table:table-cell>
          <table:table-cell office:value-type="float" office:value="819139000" calcext:value-type="float">
            <text:p>819139000</text:p>
          </table:table-cell>
          <table:table-cell office:value-type="float" office:value="827402000" calcext:value-type="float">
            <text:p>827402000</text:p>
          </table:table-cell>
          <table:table-cell office:value-type="float" office:value="820807000" calcext:value-type="float">
            <text:p>820807000</text:p>
          </table:table-cell>
          <table:table-cell office:value-type="float" office:value="828571000" calcext:value-type="float">
            <text:p>828571000</text:p>
          </table:table-cell>
          <table:table-cell office:value-type="float" office:value="818898000" calcext:value-type="float">
            <text:p>818898000</text:p>
          </table:table-cell>
          <table:table-cell office:value-type="float" office:value="827666000" calcext:value-type="float">
            <text:p>827666000</text:p>
          </table:table-cell>
          <table:table-cell office:value-type="float" office:value="821247000" calcext:value-type="float">
            <text:p>821247000</text:p>
          </table:table-cell>
          <table:table-cell office:value-type="float" office:value="827879000" calcext:value-type="float">
            <text:p>827879000</text:p>
          </table:table-cell>
          <table:table-cell office:value-type="float" office:value="820560000" calcext:value-type="float">
            <text:p>820560000</text:p>
          </table:table-cell>
          <table:table-cell office:value-type="float" office:value="821515000" calcext:value-type="float">
            <text:p>821515000</text:p>
          </table:table-cell>
          <table:table-cell office:value-type="float" office:value="827401000" calcext:value-type="float">
            <text:p>827401000</text:p>
          </table:table-cell>
          <table:table-cell office:value-type="float" office:value="828604000" calcext:value-type="float">
            <text:p>828604000</text:p>
          </table:table-cell>
          <table:table-cell office:value-type="float" office:value="820032000" calcext:value-type="float">
            <text:p>820032000</text:p>
          </table:table-cell>
          <table:table-cell office:value-type="float" office:value="826856000" calcext:value-type="float">
            <text:p>826856000</text:p>
          </table:table-cell>
          <table:table-cell office:value-type="float" office:value="820790000" calcext:value-type="float">
            <text:p>820790000</text:p>
          </table:table-cell>
          <table:table-cell office:value-type="float" office:value="828597000" calcext:value-type="float">
            <text:p>828597000</text:p>
          </table:table-cell>
          <table:table-cell office:value-type="float" office:value="818561000" calcext:value-type="float">
            <text:p>818561000</text:p>
          </table:table-cell>
          <table:table-cell office:value-type="float" office:value="827373000" calcext:value-type="float">
            <text:p>827373000</text:p>
          </table:table-cell>
          <table:table-cell office:value-type="float" office:value="819377000" calcext:value-type="float">
            <text:p>819377000</text:p>
          </table:table-cell>
          <table:table-cell office:value-type="float" office:value="828876000" calcext:value-type="float">
            <text:p>828876000</text:p>
          </table:table-cell>
          <table:table-cell office:value-type="float" office:value="818722000" calcext:value-type="float">
            <text:p>818722000</text:p>
          </table:table-cell>
          <table:table-cell office:value-type="float" office:value="827379000" calcext:value-type="float">
            <text:p>827379000</text:p>
          </table:table-cell>
          <table:table-cell office:value-type="float" office:value="820283000" calcext:value-type="float">
            <text:p>820283000</text:p>
          </table:table-cell>
          <table:table-cell office:value-type="float" office:value="828500000" calcext:value-type="float">
            <text:p>828500000</text:p>
          </table:table-cell>
          <table:table-cell office:value-type="float" office:value="820825000" calcext:value-type="float">
            <text:p>820825000</text:p>
          </table:table-cell>
          <table:table-cell office:value-type="float" office:value="827815000" calcext:value-type="float">
            <text:p>827815000</text:p>
          </table:table-cell>
          <table:table-cell office:value-type="float" office:value="818979000" calcext:value-type="float">
            <text:p>818979000</text:p>
          </table:table-cell>
          <table:table-cell office:value-type="float" office:value="828470000" calcext:value-type="float">
            <text:p>828470000</text:p>
          </table:table-cell>
          <table:table-cell office:value-type="float" office:value="819214000" calcext:value-type="float">
            <text:p>819214000</text:p>
          </table:table-cell>
          <table:table-cell office:value-type="float" office:value="826824000" calcext:value-type="float">
            <text:p>826824000</text:p>
          </table:table-cell>
          <table:table-cell office:value-type="float" office:value="820704000" calcext:value-type="float">
            <text:p>820704000</text:p>
          </table:table-cell>
          <table:table-cell office:value-type="float" office:value="828057000" calcext:value-type="float">
            <text:p>828057000</text:p>
          </table:table-cell>
          <table:table-cell office:value-type="float" office:value="820561000" calcext:value-type="float">
            <text:p>820561000</text:p>
          </table:table-cell>
          <table:table-cell office:value-type="float" office:value="826936000" calcext:value-type="float">
            <text:p>826936000</text:p>
          </table:table-cell>
          <table:table-cell office:value-type="float" office:value="820433000" calcext:value-type="float">
            <text:p>820433000</text:p>
          </table:table-cell>
          <table:table-cell office:value-type="float" office:value="828193000" calcext:value-type="float">
            <text:p>828193000</text:p>
          </table:table-cell>
          <table:table-cell office:value-type="float" office:value="828576000" calcext:value-type="float">
            <text:p>828576000</text:p>
          </table:table-cell>
          <table:table-cell office:value-type="float" office:value="827291000" calcext:value-type="float">
            <text:p>827291000</text:p>
          </table:table-cell>
          <table:table-cell office:value-type="float" office:value="827377000" calcext:value-type="float">
            <text:p>827377000</text:p>
          </table:table-cell>
          <table:table-cell office:value-type="float" office:value="820056000" calcext:value-type="float">
            <text:p>820056000</text:p>
          </table:table-cell>
          <table:table-cell office:value-type="float" office:value="826749000" calcext:value-type="float">
            <text:p>826749000</text:p>
          </table:table-cell>
          <table:table-cell office:value-type="float" office:value="827376000" calcext:value-type="float">
            <text:p>827376000</text:p>
          </table:table-cell>
          <table:table-cell office:value-type="float" office:value="819286000" calcext:value-type="float">
            <text:p>819286000</text:p>
          </table:table-cell>
          <table:table-cell office:value-type="float" office:value="828134000" calcext:value-type="float">
            <text:p>828134000</text:p>
          </table:table-cell>
          <table:table-cell office:value-type="float" office:value="826928000" calcext:value-type="float">
            <text:p>826928000</text:p>
          </table:table-cell>
          <table:table-cell office:value-type="float" office:value="827376000" calcext:value-type="float">
            <text:p>827376000</text:p>
          </table:table-cell>
          <table:table-cell office:value-type="float" office:value="820108000" calcext:value-type="float">
            <text:p>820108000</text:p>
          </table:table-cell>
          <table:table-cell office:value-type="float" office:value="827106000" calcext:value-type="float">
            <text:p>827106000</text:p>
          </table:table-cell>
          <table:table-cell office:value-type="float" office:value="828661000" calcext:value-type="float">
            <text:p>828661000</text:p>
          </table:table-cell>
          <table:table-cell office:value-type="float" office:value="827377000" calcext:value-type="float">
            <text:p>827377000</text:p>
          </table:table-cell>
          <table:table-cell office:value-type="float" office:value="819496000" calcext:value-type="float">
            <text:p>819496000</text:p>
          </table:table-cell>
          <table:table-cell office:value-type="float" office:value="827164000" calcext:value-type="float">
            <text:p>827164000</text:p>
          </table:table-cell>
          <table:table-cell office:value-type="float" office:value="827973000" calcext:value-type="float">
            <text:p>827973000</text:p>
          </table:table-cell>
          <table:table-cell office:value-type="float" office:value="819429000" calcext:value-type="float">
            <text:p>819429000</text:p>
          </table:table-cell>
          <table:table-cell office:value-type="float" office:value="827376000" calcext:value-type="float">
            <text:p>827376000</text:p>
          </table:table-cell>
          <table:table-cell office:value-type="float" office:value="827245000" calcext:value-type="float">
            <text:p>827245000</text:p>
          </table:table-cell>
          <table:table-cell office:value-type="float" office:value="819521000" calcext:value-type="float">
            <text:p>819521000</text:p>
          </table:table-cell>
          <table:table-cell office:value-type="float" office:value="828570000" calcext:value-type="float">
            <text:p>828570000</text:p>
          </table:table-cell>
          <table:table-cell office:value-type="float" office:value="827377000" calcext:value-type="float">
            <text:p>827377000</text:p>
          </table:table-cell>
          <table:table-cell office:value-type="float" office:value="827000000" calcext:value-type="float">
            <text:p>827000000</text:p>
          </table:table-cell>
          <table:table-cell office:value-type="float" office:value="827376000" calcext:value-type="float">
            <text:p>827376000</text:p>
          </table:table-cell>
          <table:table-cell office:value-type="float" office:value="827560000" calcext:value-type="float">
            <text:p>827560000</text:p>
          </table:table-cell>
          <table:table-cell office:value-type="float" office:value="820434000" calcext:value-type="float">
            <text:p>820434000</text:p>
          </table:table-cell>
          <table:table-cell office:value-type="float" office:value="827654000" calcext:value-type="float">
            <text:p>827654000</text:p>
          </table:table-cell>
          <table:table-cell office:value-type="float" office:value="827377000" calcext:value-type="float">
            <text:p>827377000</text:p>
          </table:table-cell>
          <table:table-cell office:value-type="float" office:value="818562000" calcext:value-type="float">
            <text:p>818562000</text:p>
          </table:table-cell>
          <table:table-cell office:value-type="float" office:value="828394000" calcext:value-type="float">
            <text:p>828394000</text:p>
          </table:table-cell>
          <table:table-cell office:value-type="float" office:value="826560000" calcext:value-type="float">
            <text:p>826560000</text:p>
          </table:table-cell>
          <table:table-cell office:value-type="float" office:value="819588000" calcext:value-type="float">
            <text:p>819588000</text:p>
          </table:table-cell>
          <table:table-cell office:value-type="float" office:value="827377000" calcext:value-type="float">
            <text:p>827377000</text:p>
          </table:table-cell>
          <table:table-cell office:value-type="float" office:value="828157000" calcext:value-type="float">
            <text:p>828157000</text:p>
          </table:table-cell>
          <table:table-cell office:value-type="float" office:value="826674000" calcext:value-type="float">
            <text:p>826674000</text:p>
          </table:table-cell>
          <table:table-cell office:value-type="float" office:value="819424000" calcext:value-type="float">
            <text:p>819424000</text:p>
          </table:table-cell>
          <table:table-cell office:value-type="float" office:value="827377000" calcext:value-type="float">
            <text:p>827377000</text:p>
          </table:table-cell>
          <table:table-cell office:value-type="float" office:value="828817000" calcext:value-type="float">
            <text:p>828817000</text:p>
          </table:table-cell>
          <table:table-cell office:value-type="float" office:value="826665000" calcext:value-type="float">
            <text:p>826665000</text:p>
          </table:table-cell>
          <table:table-cell office:value-type="float" office:value="819722000" calcext:value-type="float">
            <text:p>819722000</text:p>
          </table:table-cell>
          <table:table-cell office:value-type="float" office:value="827377000" calcext:value-type="float">
            <text:p>827377000</text:p>
          </table:table-cell>
          <table:table-cell office:value-type="float" office:value="827878000" calcext:value-type="float">
            <text:p>827878000</text:p>
          </table:table-cell>
          <table:table-cell office:value-type="float" office:value="827215000" calcext:value-type="float">
            <text:p>827215000</text:p>
          </table:table-cell>
          <table:table-cell office:value-type="float" office:value="818578000" calcext:value-type="float">
            <text:p>818578000</text:p>
          </table:table-cell>
          <table:table-cell office:value-type="float" office:value="827377000" calcext:value-type="float">
            <text:p>827377000</text:p>
          </table:table-cell>
          <table:table-cell office:value-type="float" office:value="828257000" calcext:value-type="float">
            <text:p>828257000</text:p>
          </table:table-cell>
          <table:table-cell office:value-type="float" office:value="826531000" calcext:value-type="float">
            <text:p>826531000</text:p>
          </table:table-cell>
          <table:table-cell office:value-type="float" office:value="820386000" calcext:value-type="float">
            <text:p>820386000</text:p>
          </table:table-cell>
          <table:table-cell office:value-type="float" office:value="827377000" calcext:value-type="float">
            <text:p>827377000</text:p>
          </table:table-cell>
          <table:table-cell office:value-type="float" office:value="828035000" calcext:value-type="float">
            <text:p>828035000</text:p>
          </table:table-cell>
          <table:table-cell office:value-type="float" office:value="826898000" calcext:value-type="float">
            <text:p>826898000</text:p>
          </table:table-cell>
          <table:table-cell office:value-type="float" office:value="820564000" calcext:value-type="float">
            <text:p>820564000</text:p>
          </table:table-cell>
          <table:table-cell office:value-type="float" office:value="827377000" calcext:value-type="float">
            <text:p>827377000</text:p>
          </table:table-cell>
          <table:table-cell office:value-type="float" office:value="828355000" calcext:value-type="float">
            <text:p>828355000</text:p>
          </table:table-cell>
          <table:table-cell office:value-type="float" office:value="827707000" calcext:value-type="float">
            <text:p>827707000</text:p>
          </table:table-cell>
          <table:table-cell office:value-type="float" office:value="820239000" calcext:value-type="float">
            <text:p>820239000</text:p>
          </table:table-cell>
          <table:table-cell office:value-type="float" office:value="827377000" calcext:value-type="float">
            <text:p>827377000</text:p>
          </table:table-cell>
          <table:table-cell office:value-type="float" office:value="828308000" calcext:value-type="float">
            <text:p>828308000</text:p>
          </table:table-cell>
          <table:table-cell office:value-type="float" office:value="826534000" calcext:value-type="float">
            <text:p>826534000</text:p>
          </table:table-cell>
          <table:table-cell office:value-type="float" office:value="819819000" calcext:value-type="float">
            <text:p>819819000</text:p>
          </table:table-cell>
          <table:table-cell office:value-type="float" office:value="827376000" calcext:value-type="float">
            <text:p>827376000</text:p>
          </table:table-cell>
          <table:table-cell office:value-type="float" office:value="828840000" calcext:value-type="float">
            <text:p>828840000</text:p>
          </table:table-cell>
          <table:table-cell office:value-type="float" office:value="827185000" calcext:value-type="float">
            <text:p>827185000</text:p>
          </table:table-cell>
          <table:table-cell office:value-type="float" office:value="820593000" calcext:value-type="float">
            <text:p>820593000</text:p>
          </table:table-cell>
          <table:table-cell office:value-type="float" office:value="827377000" calcext:value-type="float">
            <text:p>827377000</text:p>
          </table:table-cell>
          <table:table-cell office:value-type="float" office:value="828155000" calcext:value-type="float">
            <text:p>828155000</text:p>
          </table:table-cell>
          <table:table-cell office:value-type="float" office:value="826706000" calcext:value-type="float">
            <text:p>826706000</text:p>
          </table:table-cell>
          <table:table-cell office:value-type="float" office:value="819705000" calcext:value-type="float">
            <text:p>819705000</text:p>
          </table:table-cell>
          <table:table-cell office:value-type="float" office:value="827377000" calcext:value-type="float">
            <text:p>827377000</text:p>
          </table:table-cell>
          <table:table-cell office:value-type="float" office:value="827321000" calcext:value-type="float">
            <text:p>827321000</text:p>
          </table:table-cell>
          <table:table-cell office:value-type="float" office:value="827662000" calcext:value-type="float">
            <text:p>827662000</text:p>
          </table:table-cell>
          <table:table-cell office:value-type="float" office:value="819084000" calcext:value-type="float">
            <text:p>819084000</text:p>
          </table:table-cell>
          <table:table-cell office:value-type="float" office:value="827376000" calcext:value-type="float">
            <text:p>827376000</text:p>
          </table:table-cell>
          <table:table-cell office:value-type="float" office:value="827300000" calcext:value-type="float">
            <text:p>827300000</text:p>
          </table:table-cell>
          <table:table-cell office:value-type="float" office:value="819427000" calcext:value-type="float">
            <text:p>819427000</text:p>
          </table:table-cell>
          <table:table-cell office:value-type="float" office:value="828009000" calcext:value-type="float">
            <text:p>828009000</text:p>
          </table:table-cell>
          <table:table-cell office:value-type="float" office:value="827376000" calcext:value-type="float">
            <text:p>827376000</text:p>
          </table:table-cell>
          <table:table-cell office:value-type="float" office:value="827590000" calcext:value-type="float">
            <text:p>827590000</text:p>
          </table:table-cell>
          <table:table-cell office:value-type="float" office:value="828364000" calcext:value-type="float">
            <text:p>828364000</text:p>
          </table:table-cell>
          <table:table-cell office:value-type="float" office:value="828461000" calcext:value-type="float">
            <text:p>828461000</text:p>
          </table:table-cell>
          <table:table-cell office:value-type="float" office:value="828752000" calcext:value-type="float">
            <text:p>828752000</text:p>
          </table:table-cell>
          <table:table-cell office:value-type="float" office:value="828466000" calcext:value-type="float">
            <text:p>828466000</text:p>
          </table:table-cell>
          <table:table-cell office:value-type="float" office:value="828653000" calcext:value-type="float">
            <text:p>828653000</text:p>
          </table:table-cell>
          <table:table-cell office:value-type="float" office:value="828730000" calcext:value-type="float">
            <text:p>828730000</text:p>
          </table:table-cell>
          <table:table-cell office:value-type="float" office:value="827315000" calcext:value-type="float">
            <text:p>827315000</text:p>
          </table:table-cell>
          <table:table-cell office:value-type="float" office:value="819572000" calcext:value-type="float">
            <text:p>819572000</text:p>
          </table:table-cell>
          <table:table-cell office:value-type="float" office:value="828645000" calcext:value-type="float">
            <text:p>828645000</text:p>
          </table:table-cell>
          <table:table-cell office:value-type="float" office:value="827591000" calcext:value-type="float">
            <text:p>827591000</text:p>
          </table:table-cell>
          <table:table-cell office:value-type="float" office:value="820253000" calcext:value-type="float">
            <text:p>820253000</text:p>
          </table:table-cell>
          <table:table-cell office:value-type="float" office:value="826756000" calcext:value-type="float">
            <text:p>826756000</text:p>
          </table:table-cell>
          <table:table-cell office:value-type="float" office:value="828684000" calcext:value-type="float">
            <text:p>828684000</text:p>
          </table:table-cell>
          <table:table-cell office:value-type="float" office:value="820731000" calcext:value-type="float">
            <text:p>820731000</text:p>
          </table:table-cell>
          <table:table-cell office:value-type="float" office:value="827200000" calcext:value-type="float">
            <text:p>827200000</text:p>
          </table:table-cell>
          <table:table-cell office:value-type="float" office:value="835856000" calcext:value-type="float">
            <text:p>835856000</text:p>
          </table:table-cell>
          <table:table-cell office:value-type="float" office:value="819726000" calcext:value-type="float">
            <text:p>819726000</text:p>
          </table:table-cell>
          <table:table-cell office:value-type="float" office:value="829116000" calcext:value-type="float">
            <text:p>829116000</text:p>
          </table:table-cell>
          <table:table-cell office:value-type="float" office:value="826905000" calcext:value-type="float">
            <text:p>826905000</text:p>
          </table:table-cell>
          <table:table-cell office:value-type="float" office:value="835866000" calcext:value-type="float">
            <text:p>835866000</text:p>
          </table:table-cell>
          <table:table-cell office:value-type="float" office:value="819964000" calcext:value-type="float">
            <text:p>819964000</text:p>
          </table:table-cell>
          <table:table-cell office:value-type="float" office:value="828766000" calcext:value-type="float">
            <text:p>828766000</text:p>
          </table:table-cell>
          <table:table-cell office:value-type="float" office:value="827464000" calcext:value-type="float">
            <text:p>827464000</text:p>
          </table:table-cell>
          <table:table-cell office:value-type="float" office:value="819768000" calcext:value-type="float">
            <text:p>819768000</text:p>
          </table:table-cell>
          <table:table-cell office:value-type="float" office:value="835853000" calcext:value-type="float">
            <text:p>835853000</text:p>
          </table:table-cell>
          <table:table-cell office:value-type="float" office:value="828603000" calcext:value-type="float">
            <text:p>828603000</text:p>
          </table:table-cell>
          <table:table-cell office:value-type="float" office:value="827155000" calcext:value-type="float">
            <text:p>827155000</text:p>
          </table:table-cell>
          <table:table-cell office:value-type="float" office:value="819146000" calcext:value-type="float">
            <text:p>819146000</text:p>
          </table:table-cell>
          <table:table-cell office:value-type="float" office:value="835854000" calcext:value-type="float">
            <text:p>835854000</text:p>
          </table:table-cell>
          <table:table-cell office:value-type="float" office:value="828715000" calcext:value-type="float">
            <text:p>828715000</text:p>
          </table:table-cell>
          <table:table-cell office:value-type="float" office:value="826734000" calcext:value-type="float">
            <text:p>826734000</text:p>
          </table:table-cell>
          <table:table-cell office:value-type="float" office:value="820531000" calcext:value-type="float">
            <text:p>820531000</text:p>
          </table:table-cell>
          <table:table-cell office:value-type="float" office:value="835856000" calcext:value-type="float">
            <text:p>835856000</text:p>
          </table:table-cell>
          <table:table-cell office:value-type="float" office:value="828752000" calcext:value-type="float">
            <text:p>828752000</text:p>
          </table:table-cell>
          <table:table-cell office:value-type="float" office:value="827831000" calcext:value-type="float">
            <text:p>827831000</text:p>
          </table:table-cell>
          <table:table-cell office:value-type="float" office:value="820787000" calcext:value-type="float">
            <text:p>820787000</text:p>
          </table:table-cell>
          <table:table-cell office:value-type="float" office:value="835853000" calcext:value-type="float">
            <text:p>835853000</text:p>
          </table:table-cell>
          <table:table-cell office:value-type="float" office:value="828700000" calcext:value-type="float">
            <text:p>828700000</text:p>
          </table:table-cell>
          <table:table-cell office:value-type="float" office:value="827701000" calcext:value-type="float">
            <text:p>827701000</text:p>
          </table:table-cell>
          <table:table-cell office:value-type="float" office:value="819785000" calcext:value-type="float">
            <text:p>819785000</text:p>
          </table:table-cell>
          <table:table-cell office:value-type="float" office:value="835878000" calcext:value-type="float">
            <text:p>835878000</text:p>
          </table:table-cell>
          <table:table-cell office:value-type="float" office:value="828951000" calcext:value-type="float">
            <text:p>828951000</text:p>
          </table:table-cell>
          <table:table-cell office:value-type="float" office:value="827550000" calcext:value-type="float">
            <text:p>827550000</text:p>
          </table:table-cell>
          <table:table-cell office:value-type="float" office:value="819475000" calcext:value-type="float">
            <text:p>819475000</text:p>
          </table:table-cell>
          <table:table-cell office:value-type="float" office:value="835849000" calcext:value-type="float">
            <text:p>835849000</text:p>
          </table:table-cell>
          <table:table-cell office:value-type="float" office:value="828728000" calcext:value-type="float">
            <text:p>828728000</text:p>
          </table:table-cell>
          <table:table-cell office:value-type="float" office:value="827538000" calcext:value-type="float">
            <text:p>827538000</text:p>
          </table:table-cell>
          <table:table-cell office:value-type="float" office:value="819965000" calcext:value-type="float">
            <text:p>819965000</text:p>
          </table:table-cell>
          <table:table-cell office:value-type="float" office:value="835855000" calcext:value-type="float">
            <text:p>835855000</text:p>
          </table:table-cell>
          <table:table-cell office:value-type="float" office:value="827000000" calcext:value-type="float">
            <text:p>827000000</text:p>
          </table:table-cell>
          <table:table-cell office:value-type="float" office:value="828680000" calcext:value-type="float">
            <text:p>828680000</text:p>
          </table:table-cell>
          <table:table-cell office:value-type="float" office:value="821040000" calcext:value-type="float">
            <text:p>821040000</text:p>
          </table:table-cell>
          <table:table-cell office:value-type="float" office:value="835857000" calcext:value-type="float">
            <text:p>835857000</text:p>
          </table:table-cell>
          <table:table-cell office:value-type="float" office:value="827016000" calcext:value-type="float">
            <text:p>827016000</text:p>
          </table:table-cell>
          <table:table-cell office:value-type="float" office:value="828717000" calcext:value-type="float">
            <text:p>828717000</text:p>
          </table:table-cell>
          <table:table-cell office:value-type="float" office:value="819334000" calcext:value-type="float">
            <text:p>819334000</text:p>
          </table:table-cell>
          <table:table-cell office:value-type="float" office:value="835878000" calcext:value-type="float">
            <text:p>835878000</text:p>
          </table:table-cell>
          <table:table-cell office:value-type="float" office:value="827343000" calcext:value-type="float">
            <text:p>827343000</text:p>
          </table:table-cell>
          <table:table-cell office:value-type="float" office:value="828758000" calcext:value-type="float">
            <text:p>828758000</text:p>
          </table:table-cell>
          <table:table-cell office:value-type="float" office:value="819271000" calcext:value-type="float">
            <text:p>819271000</text:p>
          </table:table-cell>
          <table:table-cell office:value-type="float" office:value="827176000" calcext:value-type="float">
            <text:p>827176000</text:p>
          </table:table-cell>
          <table:table-cell office:value-type="float" office:value="835857000" calcext:value-type="float">
            <text:p>835857000</text:p>
          </table:table-cell>
          <table:table-cell office:value-type="float" office:value="828840000" calcext:value-type="float">
            <text:p>828840000</text:p>
          </table:table-cell>
          <table:table-cell office:value-type="float" office:value="820566000" calcext:value-type="float">
            <text:p>820566000</text:p>
          </table:table-cell>
          <table:table-cell office:value-type="float" office:value="826348000" calcext:value-type="float">
            <text:p>826348000</text:p>
          </table:table-cell>
          <table:table-cell office:value-type="float" office:value="835857000" calcext:value-type="float">
            <text:p>835857000</text:p>
          </table:table-cell>
          <table:table-cell office:value-type="float" office:value="818929000" calcext:value-type="float">
            <text:p>818929000</text:p>
          </table:table-cell>
          <table:table-cell office:value-type="float" office:value="828738000" calcext:value-type="float">
            <text:p>828738000</text:p>
          </table:table-cell>
          <table:table-cell office:value-type="float" office:value="826912000" calcext:value-type="float">
            <text:p>826912000</text:p>
          </table:table-cell>
          <table:table-cell office:value-type="float" office:value="835865000" calcext:value-type="float">
            <text:p>835865000</text:p>
          </table:table-cell>
          <table:table-cell office:value-type="float" office:value="819262000" calcext:value-type="float">
            <text:p>819262000</text:p>
          </table:table-cell>
          <table:table-cell office:value-type="float" office:value="828849000" calcext:value-type="float">
            <text:p>828849000</text:p>
          </table:table-cell>
          <table:table-cell office:value-type="float" office:value="827374000" calcext:value-type="float">
            <text:p>827374000</text:p>
          </table:table-cell>
          <table:table-cell office:value-type="float" office:value="835853000" calcext:value-type="float">
            <text:p>835853000</text:p>
          </table:table-cell>
          <table:table-cell office:value-type="float" office:value="819448000" calcext:value-type="float">
            <text:p>819448000</text:p>
          </table:table-cell>
          <table:table-cell office:value-type="float" office:value="826853000" calcext:value-type="float">
            <text:p>826853000</text:p>
          </table:table-cell>
          <table:table-cell office:value-type="float" office:value="835850000" calcext:value-type="float">
            <text:p>835850000</text:p>
          </table:table-cell>
          <table:table-cell office:value-type="float" office:value="819844000" calcext:value-type="float">
            <text:p>819844000</text:p>
          </table:table-cell>
          <table:table-cell office:value-type="float" office:value="835853000" calcext:value-type="float">
            <text:p>835853000</text:p>
          </table:table-cell>
          <table:table-cell office:value-type="float" office:value="835851000" calcext:value-type="float">
            <text:p>835851000</text:p>
          </table:table-cell>
          <table:table-cell office:value-type="float" office:value="835848000" calcext:value-type="float">
            <text:p>835848000</text:p>
          </table:table-cell>
          <table:table-cell office:value-type="float" office:value="835856000" calcext:value-type="float">
            <text:p>835856000</text:p>
          </table:table-cell>
          <table:table-cell office:value-type="float" office:value="829242000" calcext:value-type="float">
            <text:p>829242000</text:p>
          </table:table-cell>
          <table:table-cell office:value-type="float" office:value="827212000" calcext:value-type="float">
            <text:p>827212000</text:p>
          </table:table-cell>
          <table:table-cell office:value-type="float" office:value="829242000" calcext:value-type="float">
            <text:p>829242000</text:p>
          </table:table-cell>
          <table:table-cell office:value-type="float" office:value="820008000" calcext:value-type="float">
            <text:p>820008000</text:p>
          </table:table-cell>
          <table:table-cell office:value-type="float" office:value="826845000" calcext:value-type="float">
            <text:p>826845000</text:p>
          </table:table-cell>
          <table:table-cell office:value-type="float" office:value="836044000" calcext:value-type="float">
            <text:p>836044000</text:p>
          </table:table-cell>
          <table:table-cell office:value-type="float" office:value="820241000" calcext:value-type="float">
            <text:p>820241000</text:p>
          </table:table-cell>
          <table:table-cell office:value-type="float" office:value="829242000" calcext:value-type="float">
            <text:p>829242000</text:p>
          </table:table-cell>
          <table:table-cell office:value-type="float" office:value="826100000" calcext:value-type="float">
            <text:p>826100000</text:p>
          </table:table-cell>
          <table:table-cell office:value-type="float" office:value="836077000" calcext:value-type="float">
            <text:p>836077000</text:p>
          </table:table-cell>
          <table:table-cell office:value-type="float" office:value="821551000" calcext:value-type="float">
            <text:p>821551000</text:p>
          </table:table-cell>
          <table:table-cell office:value-type="float" office:value="829242000" calcext:value-type="float">
            <text:p>829242000</text:p>
          </table:table-cell>
          <table:table-cell office:value-type="float" office:value="827519000" calcext:value-type="float">
            <text:p>827519000</text:p>
          </table:table-cell>
          <table:table-cell office:value-type="float" office:value="836096000" calcext:value-type="float">
            <text:p>836096000</text:p>
          </table:table-cell>
          <table:table-cell office:value-type="float" office:value="819804000" calcext:value-type="float">
            <text:p>819804000</text:p>
          </table:table-cell>
          <table:table-cell office:value-type="float" office:value="829242000" calcext:value-type="float">
            <text:p>829242000</text:p>
          </table:table-cell>
          <table:table-cell office:value-type="float" office:value="827525000" calcext:value-type="float">
            <text:p>827525000</text:p>
          </table:table-cell>
          <table:table-cell office:value-type="float" office:value="836040000" calcext:value-type="float">
            <text:p>836040000</text:p>
          </table:table-cell>
          <table:table-cell office:value-type="float" office:value="820550000" calcext:value-type="float">
            <text:p>820550000</text:p>
          </table:table-cell>
          <table:table-cell office:value-type="float" office:value="829242000" calcext:value-type="float">
            <text:p>829242000</text:p>
          </table:table-cell>
          <table:table-cell office:value-type="float" office:value="827183000" calcext:value-type="float">
            <text:p>827183000</text:p>
          </table:table-cell>
          <table:table-cell office:value-type="float" office:value="836102000" calcext:value-type="float">
            <text:p>836102000</text:p>
          </table:table-cell>
          <table:table-cell office:value-type="float" office:value="820217000" calcext:value-type="float">
            <text:p>820217000</text:p>
          </table:table-cell>
          <table:table-cell office:value-type="float" office:value="829242000" calcext:value-type="float">
            <text:p>829242000</text:p>
          </table:table-cell>
          <table:table-cell office:value-type="float" office:value="826348000" calcext:value-type="float">
            <text:p>826348000</text:p>
          </table:table-cell>
          <table:table-cell office:value-type="float" office:value="836097000" calcext:value-type="float">
            <text:p>836097000</text:p>
          </table:table-cell>
          <table:table-cell office:value-type="float" office:value="820042000" calcext:value-type="float">
            <text:p>820042000</text:p>
          </table:table-cell>
          <table:table-cell office:value-type="float" office:value="829242000" calcext:value-type="float">
            <text:p>829242000</text:p>
          </table:table-cell>
          <table:table-cell office:value-type="float" office:value="827928000" calcext:value-type="float">
            <text:p>827928000</text:p>
          </table:table-cell>
          <table:table-cell office:value-type="float" office:value="819521000" calcext:value-type="float">
            <text:p>819521000</text:p>
          </table:table-cell>
          <table:table-cell office:value-type="float" office:value="836079000" calcext:value-type="float">
            <text:p>836079000</text:p>
          </table:table-cell>
          <table:table-cell office:value-type="float" office:value="826944000" calcext:value-type="float">
            <text:p>826944000</text:p>
          </table:table-cell>
          <table:table-cell office:value-type="float" office:value="829242000" calcext:value-type="float">
            <text:p>829242000</text:p>
          </table:table-cell>
          <table:table-cell office:value-type="float" office:value="819609000" calcext:value-type="float">
            <text:p>819609000</text:p>
          </table:table-cell>
          <table:table-cell office:value-type="float" office:value="836051000" calcext:value-type="float">
            <text:p>836051000</text:p>
          </table:table-cell>
          <table:table-cell office:value-type="float" office:value="826869000" calcext:value-type="float">
            <text:p>826869000</text:p>
          </table:table-cell>
          <table:table-cell office:value-type="float" office:value="829242000" calcext:value-type="float">
            <text:p>829242000</text:p>
          </table:table-cell>
          <table:table-cell office:value-type="float" office:value="821182000" calcext:value-type="float">
            <text:p>821182000</text:p>
          </table:table-cell>
          <table:table-cell office:value-type="float" office:value="836033000" calcext:value-type="float">
            <text:p>836033000</text:p>
          </table:table-cell>
          <table:table-cell office:value-type="float" office:value="826680000" calcext:value-type="float">
            <text:p>826680000</text:p>
          </table:table-cell>
          <table:table-cell office:value-type="float" office:value="829242000" calcext:value-type="float">
            <text:p>829242000</text:p>
          </table:table-cell>
          <table:table-cell office:value-type="float" office:value="820840000" calcext:value-type="float">
            <text:p>820840000</text:p>
          </table:table-cell>
          <table:table-cell office:value-type="float" office:value="836066000" calcext:value-type="float">
            <text:p>836066000</text:p>
          </table:table-cell>
          <table:table-cell office:value-type="float" office:value="827283000" calcext:value-type="float">
            <text:p>827283000</text:p>
          </table:table-cell>
          <table:table-cell office:value-type="float" office:value="829242000" calcext:value-type="float">
            <text:p>829242000</text:p>
          </table:table-cell>
          <table:table-cell office:value-type="float" office:value="821268000" calcext:value-type="float">
            <text:p>821268000</text:p>
          </table:table-cell>
          <table:table-cell office:value-type="float" office:value="836055000" calcext:value-type="float">
            <text:p>836055000</text:p>
          </table:table-cell>
          <table:table-cell office:value-type="float" office:value="826929000" calcext:value-type="float">
            <text:p>826929000</text:p>
          </table:table-cell>
          <table:table-cell office:value-type="float" office:value="829242000" calcext:value-type="float">
            <text:p>829242000</text:p>
          </table:table-cell>
          <table:table-cell office:value-type="float" office:value="818178000" calcext:value-type="float">
            <text:p>818178000</text:p>
          </table:table-cell>
          <table:table-cell office:value-type="float" office:value="836009000" calcext:value-type="float">
            <text:p>836009000</text:p>
          </table:table-cell>
          <table:table-cell office:value-type="float" office:value="827479000" calcext:value-type="float">
            <text:p>827479000</text:p>
          </table:table-cell>
          <table:table-cell office:value-type="float" office:value="829242000" calcext:value-type="float">
            <text:p>829242000</text:p>
          </table:table-cell>
          <table:table-cell office:value-type="float" office:value="820609000" calcext:value-type="float">
            <text:p>820609000</text:p>
          </table:table-cell>
          <table:table-cell office:value-type="float" office:value="836033000" calcext:value-type="float">
            <text:p>836033000</text:p>
          </table:table-cell>
          <table:table-cell office:value-type="float" office:value="826802000" calcext:value-type="float">
            <text:p>826802000</text:p>
          </table:table-cell>
          <table:table-cell office:value-type="float" office:value="829242000" calcext:value-type="float">
            <text:p>829242000</text:p>
          </table:table-cell>
          <table:table-cell office:value-type="float" office:value="819499000" calcext:value-type="float">
            <text:p>819499000</text:p>
          </table:table-cell>
          <table:table-cell office:value-type="float" office:value="836073000" calcext:value-type="float">
            <text:p>836073000</text:p>
          </table:table-cell>
          <table:table-cell office:value-type="float" office:value="826962000" calcext:value-type="float">
            <text:p>826962000</text:p>
          </table:table-cell>
          <table:table-cell office:value-type="float" office:value="829242000" calcext:value-type="float">
            <text:p>829242000</text:p>
          </table:table-cell>
          <table:table-cell office:value-type="float" office:value="819749000" calcext:value-type="float">
            <text:p>819749000</text:p>
          </table:table-cell>
          <table:table-cell office:value-type="float" office:value="826913000" calcext:value-type="float">
            <text:p>826913000</text:p>
          </table:table-cell>
          <table:table-cell office:value-type="float" office:value="836039000" calcext:value-type="float">
            <text:p>836039000</text:p>
          </table:table-cell>
          <table:table-cell office:value-type="float" office:value="820453000" calcext:value-type="float">
            <text:p>820453000</text:p>
          </table:table-cell>
          <table:table-cell office:value-type="float" office:value="829242000" calcext:value-type="float">
            <text:p>829242000</text:p>
          </table:table-cell>
          <table:table-cell office:value-type="float" office:value="827507000" calcext:value-type="float">
            <text:p>827507000</text:p>
          </table:table-cell>
          <table:table-cell office:value-type="float" office:value="836108000" calcext:value-type="float">
            <text:p>836108000</text:p>
          </table:table-cell>
          <table:table-cell office:value-type="float" office:value="819961000" calcext:value-type="float">
            <text:p>819961000</text:p>
          </table:table-cell>
          <table:table-cell office:value-type="float" office:value="829242000" calcext:value-type="float">
            <text:p>829242000</text:p>
          </table:table-cell>
          <table:table-cell office:value-type="float" office:value="826629000" calcext:value-type="float">
            <text:p>826629000</text:p>
          </table:table-cell>
          <table:table-cell office:value-type="float" office:value="836047000" calcext:value-type="float">
            <text:p>836047000</text:p>
          </table:table-cell>
          <table:table-cell office:value-type="float" office:value="820030000" calcext:value-type="float">
            <text:p>820030000</text:p>
          </table:table-cell>
          <table:table-cell office:value-type="float" office:value="829242000" calcext:value-type="float">
            <text:p>829242000</text:p>
          </table:table-cell>
          <table:table-cell office:value-type="float" office:value="827389000" calcext:value-type="float">
            <text:p>827389000</text:p>
          </table:table-cell>
          <table:table-cell office:value-type="float" office:value="836079000" calcext:value-type="float">
            <text:p>836079000</text:p>
          </table:table-cell>
          <table:table-cell office:value-type="float" office:value="819502000" calcext:value-type="float">
            <text:p>819502000</text:p>
          </table:table-cell>
          <table:table-cell office:value-type="float" office:value="829242000" calcext:value-type="float">
            <text:p>829242000</text:p>
          </table:table-cell>
          <table:table-cell office:value-type="float" office:value="836047000" calcext:value-type="float">
            <text:p>836047000</text:p>
          </table:table-cell>
          <table:table-cell office:value-type="float" office:value="836051000" calcext:value-type="float">
            <text:p>836051000</text:p>
          </table:table-cell>
          <table:table-cell table:number-columns-repeated="22" office:value-type="float" office:value="836883000" calcext:value-type="float">
            <text:p>836883000</text:p>
          </table:table-cell>
          <table:table-cell table:number-columns-repeated="2"/>
          <table:table-cell table:formula="of:=MAX([.A9:.MD9])" office:value-type="float" office:value="836883000" calcext:value-type="float">
            <text:p>836883000</text:p>
          </table:table-cell>
          <table:table-cell/>
          <table:table-cell table:formula="of:=STDEV([.MG4:.MG13])" office:value-type="float" office:value="905612.892526995" calcext:value-type="float">
            <text:p>9.056E+05</text:p>
          </table:table-cell>
          <table:table-cell office:value-type="string" calcext:value-type="string">
            <text:p><text:s/>= std dev</text:p>
          </table:table-cell>
        </table:table-row>
        <table:table-row table:style-name="ro1">
          <table:table-cell office:value-type="float" office:value="821893000" calcext:value-type="float">
            <text:p>821893000</text:p>
          </table:table-cell>
          <table:table-cell office:value-type="float" office:value="828547000" calcext:value-type="float">
            <text:p>828547000</text:p>
          </table:table-cell>
          <table:table-cell office:value-type="float" office:value="823510000" calcext:value-type="float">
            <text:p>823510000</text:p>
          </table:table-cell>
          <table:table-cell office:value-type="float" office:value="826434000" calcext:value-type="float">
            <text:p>826434000</text:p>
          </table:table-cell>
          <table:table-cell office:value-type="float" office:value="823007000" calcext:value-type="float">
            <text:p>823007000</text:p>
          </table:table-cell>
          <table:table-cell office:value-type="float" office:value="823170000" calcext:value-type="float">
            <text:p>823170000</text:p>
          </table:table-cell>
          <table:table-cell office:value-type="float" office:value="829477000" calcext:value-type="float">
            <text:p>829477000</text:p>
          </table:table-cell>
          <table:table-cell office:value-type="float" office:value="826032000" calcext:value-type="float">
            <text:p>826032000</text:p>
          </table:table-cell>
          <table:table-cell office:value-type="float" office:value="823106000" calcext:value-type="float">
            <text:p>823106000</text:p>
          </table:table-cell>
          <table:table-cell office:value-type="float" office:value="824506000" calcext:value-type="float">
            <text:p>824506000</text:p>
          </table:table-cell>
          <table:table-cell office:value-type="float" office:value="828527000" calcext:value-type="float">
            <text:p>828527000</text:p>
          </table:table-cell>
          <table:table-cell office:value-type="float" office:value="825736000" calcext:value-type="float">
            <text:p>825736000</text:p>
          </table:table-cell>
          <table:table-cell office:value-type="float" office:value="823350000" calcext:value-type="float">
            <text:p>823350000</text:p>
          </table:table-cell>
          <table:table-cell office:value-type="float" office:value="823772000" calcext:value-type="float">
            <text:p>823772000</text:p>
          </table:table-cell>
          <table:table-cell office:value-type="float" office:value="829072000" calcext:value-type="float">
            <text:p>829072000</text:p>
          </table:table-cell>
          <table:table-cell office:value-type="float" office:value="826038000" calcext:value-type="float">
            <text:p>826038000</text:p>
          </table:table-cell>
          <table:table-cell office:value-type="float" office:value="822303000" calcext:value-type="float">
            <text:p>822303000</text:p>
          </table:table-cell>
          <table:table-cell office:value-type="float" office:value="824258000" calcext:value-type="float">
            <text:p>824258000</text:p>
          </table:table-cell>
          <table:table-cell office:value-type="float" office:value="828866000" calcext:value-type="float">
            <text:p>828866000</text:p>
          </table:table-cell>
          <table:table-cell office:value-type="float" office:value="825711000" calcext:value-type="float">
            <text:p>825711000</text:p>
          </table:table-cell>
          <table:table-cell office:value-type="float" office:value="823004000" calcext:value-type="float">
            <text:p>823004000</text:p>
          </table:table-cell>
          <table:table-cell office:value-type="float" office:value="823841000" calcext:value-type="float">
            <text:p>823841000</text:p>
          </table:table-cell>
          <table:table-cell office:value-type="float" office:value="828896000" calcext:value-type="float">
            <text:p>828896000</text:p>
          </table:table-cell>
          <table:table-cell office:value-type="float" office:value="826546000" calcext:value-type="float">
            <text:p>826546000</text:p>
          </table:table-cell>
          <table:table-cell office:value-type="float" office:value="823016000" calcext:value-type="float">
            <text:p>823016000</text:p>
          </table:table-cell>
          <table:table-cell office:value-type="float" office:value="823730000" calcext:value-type="float">
            <text:p>823730000</text:p>
          </table:table-cell>
          <table:table-cell office:value-type="float" office:value="829371000" calcext:value-type="float">
            <text:p>829371000</text:p>
          </table:table-cell>
          <table:table-cell office:value-type="float" office:value="826102000" calcext:value-type="float">
            <text:p>826102000</text:p>
          </table:table-cell>
          <table:table-cell office:value-type="float" office:value="821982000" calcext:value-type="float">
            <text:p>821982000</text:p>
          </table:table-cell>
          <table:table-cell office:value-type="float" office:value="824034000" calcext:value-type="float">
            <text:p>824034000</text:p>
          </table:table-cell>
          <table:table-cell office:value-type="float" office:value="829035000" calcext:value-type="float">
            <text:p>829035000</text:p>
          </table:table-cell>
          <table:table-cell office:value-type="float" office:value="825955000" calcext:value-type="float">
            <text:p>825955000</text:p>
          </table:table-cell>
          <table:table-cell office:value-type="float" office:value="822917000" calcext:value-type="float">
            <text:p>822917000</text:p>
          </table:table-cell>
          <table:table-cell office:value-type="float" office:value="824685000" calcext:value-type="float">
            <text:p>824685000</text:p>
          </table:table-cell>
          <table:table-cell office:value-type="float" office:value="829448000" calcext:value-type="float">
            <text:p>829448000</text:p>
          </table:table-cell>
          <table:table-cell office:value-type="float" office:value="826547000" calcext:value-type="float">
            <text:p>826547000</text:p>
          </table:table-cell>
          <table:table-cell office:value-type="float" office:value="822129000" calcext:value-type="float">
            <text:p>822129000</text:p>
          </table:table-cell>
          <table:table-cell office:value-type="float" office:value="823987000" calcext:value-type="float">
            <text:p>823987000</text:p>
          </table:table-cell>
          <table:table-cell office:value-type="float" office:value="829855000" calcext:value-type="float">
            <text:p>829855000</text:p>
          </table:table-cell>
          <table:table-cell office:value-type="float" office:value="823125000" calcext:value-type="float">
            <text:p>823125000</text:p>
          </table:table-cell>
          <table:table-cell office:value-type="float" office:value="826692000" calcext:value-type="float">
            <text:p>826692000</text:p>
          </table:table-cell>
          <table:table-cell office:value-type="float" office:value="823241000" calcext:value-type="float">
            <text:p>823241000</text:p>
          </table:table-cell>
          <table:table-cell office:value-type="float" office:value="823163000" calcext:value-type="float">
            <text:p>823163000</text:p>
          </table:table-cell>
          <table:table-cell office:value-type="float" office:value="828640000" calcext:value-type="float">
            <text:p>828640000</text:p>
          </table:table-cell>
          <table:table-cell office:value-type="float" office:value="825664000" calcext:value-type="float">
            <text:p>825664000</text:p>
          </table:table-cell>
          <table:table-cell office:value-type="float" office:value="823530000" calcext:value-type="float">
            <text:p>823530000</text:p>
          </table:table-cell>
          <table:table-cell office:value-type="float" office:value="821412000" calcext:value-type="float">
            <text:p>821412000</text:p>
          </table:table-cell>
          <table:table-cell office:value-type="float" office:value="829189000" calcext:value-type="float">
            <text:p>829189000</text:p>
          </table:table-cell>
          <table:table-cell office:value-type="float" office:value="825900000" calcext:value-type="float">
            <text:p>825900000</text:p>
          </table:table-cell>
          <table:table-cell office:value-type="float" office:value="824649000" calcext:value-type="float">
            <text:p>824649000</text:p>
          </table:table-cell>
          <table:table-cell office:value-type="float" office:value="823762000" calcext:value-type="float">
            <text:p>823762000</text:p>
          </table:table-cell>
          <table:table-cell office:value-type="float" office:value="828828000" calcext:value-type="float">
            <text:p>828828000</text:p>
          </table:table-cell>
          <table:table-cell office:value-type="float" office:value="825472000" calcext:value-type="float">
            <text:p>825472000</text:p>
          </table:table-cell>
          <table:table-cell office:value-type="float" office:value="824053000" calcext:value-type="float">
            <text:p>824053000</text:p>
          </table:table-cell>
          <table:table-cell office:value-type="float" office:value="822968000" calcext:value-type="float">
            <text:p>822968000</text:p>
          </table:table-cell>
          <table:table-cell office:value-type="float" office:value="829157000" calcext:value-type="float">
            <text:p>829157000</text:p>
          </table:table-cell>
          <table:table-cell office:value-type="float" office:value="824372000" calcext:value-type="float">
            <text:p>824372000</text:p>
          </table:table-cell>
          <table:table-cell office:value-type="float" office:value="826547000" calcext:value-type="float">
            <text:p>826547000</text:p>
          </table:table-cell>
          <table:table-cell office:value-type="float" office:value="821489000" calcext:value-type="float">
            <text:p>821489000</text:p>
          </table:table-cell>
          <table:table-cell office:value-type="float" office:value="824433000" calcext:value-type="float">
            <text:p>824433000</text:p>
          </table:table-cell>
          <table:table-cell office:value-type="float" office:value="829314000" calcext:value-type="float">
            <text:p>829314000</text:p>
          </table:table-cell>
          <table:table-cell office:value-type="float" office:value="826266000" calcext:value-type="float">
            <text:p>826266000</text:p>
          </table:table-cell>
          <table:table-cell office:value-type="float" office:value="822500000" calcext:value-type="float">
            <text:p>822500000</text:p>
          </table:table-cell>
          <table:table-cell office:value-type="float" office:value="824827000" calcext:value-type="float">
            <text:p>824827000</text:p>
          </table:table-cell>
          <table:table-cell office:value-type="float" office:value="825528000" calcext:value-type="float">
            <text:p>825528000</text:p>
          </table:table-cell>
          <table:table-cell office:value-type="float" office:value="828815000" calcext:value-type="float">
            <text:p>828815000</text:p>
          </table:table-cell>
          <table:table-cell office:value-type="float" office:value="822784000" calcext:value-type="float">
            <text:p>822784000</text:p>
          </table:table-cell>
          <table:table-cell office:value-type="float" office:value="824132000" calcext:value-type="float">
            <text:p>824132000</text:p>
          </table:table-cell>
          <table:table-cell office:value-type="float" office:value="825304000" calcext:value-type="float">
            <text:p>825304000</text:p>
          </table:table-cell>
          <table:table-cell office:value-type="float" office:value="828786000" calcext:value-type="float">
            <text:p>828786000</text:p>
          </table:table-cell>
          <table:table-cell office:value-type="float" office:value="822490000" calcext:value-type="float">
            <text:p>822490000</text:p>
          </table:table-cell>
          <table:table-cell office:value-type="float" office:value="823789000" calcext:value-type="float">
            <text:p>823789000</text:p>
          </table:table-cell>
          <table:table-cell office:value-type="float" office:value="825662000" calcext:value-type="float">
            <text:p>825662000</text:p>
          </table:table-cell>
          <table:table-cell office:value-type="float" office:value="829458000" calcext:value-type="float">
            <text:p>829458000</text:p>
          </table:table-cell>
          <table:table-cell office:value-type="float" office:value="821450000" calcext:value-type="float">
            <text:p>821450000</text:p>
          </table:table-cell>
          <table:table-cell office:value-type="float" office:value="824138000" calcext:value-type="float">
            <text:p>824138000</text:p>
          </table:table-cell>
          <table:table-cell office:value-type="float" office:value="826314000" calcext:value-type="float">
            <text:p>826314000</text:p>
          </table:table-cell>
          <table:table-cell office:value-type="float" office:value="829298000" calcext:value-type="float">
            <text:p>829298000</text:p>
          </table:table-cell>
          <table:table-cell office:value-type="float" office:value="826294000" calcext:value-type="float">
            <text:p>826294000</text:p>
          </table:table-cell>
          <table:table-cell office:value-type="float" office:value="829614000" calcext:value-type="float">
            <text:p>829614000</text:p>
          </table:table-cell>
          <table:table-cell office:value-type="float" office:value="822539000" calcext:value-type="float">
            <text:p>822539000</text:p>
          </table:table-cell>
          <table:table-cell office:value-type="float" office:value="831552000" calcext:value-type="float">
            <text:p>831552000</text:p>
          </table:table-cell>
          <table:table-cell office:value-type="float" office:value="822544000" calcext:value-type="float">
            <text:p>822544000</text:p>
          </table:table-cell>
          <table:table-cell office:value-type="float" office:value="826195000" calcext:value-type="float">
            <text:p>826195000</text:p>
          </table:table-cell>
          <table:table-cell office:value-type="float" office:value="831552000" calcext:value-type="float">
            <text:p>831552000</text:p>
          </table:table-cell>
          <table:table-cell office:value-type="float" office:value="833682000" calcext:value-type="float">
            <text:p>833682000</text:p>
          </table:table-cell>
          <table:table-cell office:value-type="float" office:value="822672000" calcext:value-type="float">
            <text:p>822672000</text:p>
          </table:table-cell>
          <table:table-cell office:value-type="float" office:value="825913000" calcext:value-type="float">
            <text:p>825913000</text:p>
          </table:table-cell>
          <table:table-cell office:value-type="float" office:value="831552000" calcext:value-type="float">
            <text:p>831552000</text:p>
          </table:table-cell>
          <table:table-cell office:value-type="float" office:value="833682000" calcext:value-type="float">
            <text:p>833682000</text:p>
          </table:table-cell>
          <table:table-cell office:value-type="float" office:value="822500000" calcext:value-type="float">
            <text:p>822500000</text:p>
          </table:table-cell>
          <table:table-cell office:value-type="float" office:value="826437000" calcext:value-type="float">
            <text:p>826437000</text:p>
          </table:table-cell>
          <table:table-cell office:value-type="float" office:value="831552000" calcext:value-type="float">
            <text:p>831552000</text:p>
          </table:table-cell>
          <table:table-cell office:value-type="float" office:value="833682000" calcext:value-type="float">
            <text:p>833682000</text:p>
          </table:table-cell>
          <table:table-cell office:value-type="float" office:value="822490000" calcext:value-type="float">
            <text:p>822490000</text:p>
          </table:table-cell>
          <table:table-cell office:value-type="float" office:value="827249000" calcext:value-type="float">
            <text:p>827249000</text:p>
          </table:table-cell>
          <table:table-cell office:value-type="float" office:value="831552000" calcext:value-type="float">
            <text:p>831552000</text:p>
          </table:table-cell>
          <table:table-cell office:value-type="float" office:value="833682000" calcext:value-type="float">
            <text:p>833682000</text:p>
          </table:table-cell>
          <table:table-cell office:value-type="float" office:value="823113000" calcext:value-type="float">
            <text:p>823113000</text:p>
          </table:table-cell>
          <table:table-cell office:value-type="float" office:value="826262000" calcext:value-type="float">
            <text:p>826262000</text:p>
          </table:table-cell>
          <table:table-cell office:value-type="float" office:value="831552000" calcext:value-type="float">
            <text:p>831552000</text:p>
          </table:table-cell>
          <table:table-cell office:value-type="float" office:value="822686000" calcext:value-type="float">
            <text:p>822686000</text:p>
          </table:table-cell>
          <table:table-cell office:value-type="float" office:value="833682000" calcext:value-type="float">
            <text:p>833682000</text:p>
          </table:table-cell>
          <table:table-cell office:value-type="float" office:value="826394000" calcext:value-type="float">
            <text:p>826394000</text:p>
          </table:table-cell>
          <table:table-cell office:value-type="float" office:value="831552000" calcext:value-type="float">
            <text:p>831552000</text:p>
          </table:table-cell>
          <table:table-cell office:value-type="float" office:value="822755000" calcext:value-type="float">
            <text:p>822755000</text:p>
          </table:table-cell>
          <table:table-cell office:value-type="float" office:value="833682000" calcext:value-type="float">
            <text:p>833682000</text:p>
          </table:table-cell>
          <table:table-cell office:value-type="float" office:value="826875000" calcext:value-type="float">
            <text:p>826875000</text:p>
          </table:table-cell>
          <table:table-cell office:value-type="float" office:value="823732000" calcext:value-type="float">
            <text:p>823732000</text:p>
          </table:table-cell>
          <table:table-cell office:value-type="float" office:value="831552000" calcext:value-type="float">
            <text:p>831552000</text:p>
          </table:table-cell>
          <table:table-cell office:value-type="float" office:value="833682000" calcext:value-type="float">
            <text:p>833682000</text:p>
          </table:table-cell>
          <table:table-cell office:value-type="float" office:value="826501000" calcext:value-type="float">
            <text:p>826501000</text:p>
          </table:table-cell>
          <table:table-cell office:value-type="float" office:value="822395000" calcext:value-type="float">
            <text:p>822395000</text:p>
          </table:table-cell>
          <table:table-cell office:value-type="float" office:value="831552000" calcext:value-type="float">
            <text:p>831552000</text:p>
          </table:table-cell>
          <table:table-cell office:value-type="float" office:value="833682000" calcext:value-type="float">
            <text:p>833682000</text:p>
          </table:table-cell>
          <table:table-cell office:value-type="float" office:value="825720000" calcext:value-type="float">
            <text:p>825720000</text:p>
          </table:table-cell>
          <table:table-cell office:value-type="float" office:value="822953000" calcext:value-type="float">
            <text:p>822953000</text:p>
          </table:table-cell>
          <table:table-cell office:value-type="float" office:value="831552000" calcext:value-type="float">
            <text:p>831552000</text:p>
          </table:table-cell>
          <table:table-cell office:value-type="float" office:value="826231000" calcext:value-type="float">
            <text:p>826231000</text:p>
          </table:table-cell>
          <table:table-cell office:value-type="float" office:value="833682000" calcext:value-type="float">
            <text:p>833682000</text:p>
          </table:table-cell>
          <table:table-cell office:value-type="float" office:value="823930000" calcext:value-type="float">
            <text:p>823930000</text:p>
          </table:table-cell>
          <table:table-cell office:value-type="float" office:value="831552000" calcext:value-type="float">
            <text:p>831552000</text:p>
          </table:table-cell>
          <table:table-cell office:value-type="float" office:value="825943000" calcext:value-type="float">
            <text:p>825943000</text:p>
          </table:table-cell>
          <table:table-cell office:value-type="float" office:value="822290000" calcext:value-type="float">
            <text:p>822290000</text:p>
          </table:table-cell>
          <table:table-cell office:value-type="float" office:value="833682000" calcext:value-type="float">
            <text:p>833682000</text:p>
          </table:table-cell>
          <table:table-cell office:value-type="float" office:value="831552000" calcext:value-type="float">
            <text:p>831552000</text:p>
          </table:table-cell>
          <table:table-cell office:value-type="float" office:value="822365000" calcext:value-type="float">
            <text:p>822365000</text:p>
          </table:table-cell>
          <table:table-cell office:value-type="float" office:value="826850000" calcext:value-type="float">
            <text:p>826850000</text:p>
          </table:table-cell>
          <table:table-cell office:value-type="float" office:value="833682000" calcext:value-type="float">
            <text:p>833682000</text:p>
          </table:table-cell>
          <table:table-cell office:value-type="float" office:value="831552000" calcext:value-type="float">
            <text:p>831552000</text:p>
          </table:table-cell>
          <table:table-cell office:value-type="float" office:value="822380000" calcext:value-type="float">
            <text:p>822380000</text:p>
          </table:table-cell>
          <table:table-cell office:value-type="float" office:value="826162000" calcext:value-type="float">
            <text:p>826162000</text:p>
          </table:table-cell>
          <table:table-cell office:value-type="float" office:value="833682000" calcext:value-type="float">
            <text:p>833682000</text:p>
          </table:table-cell>
          <table:table-cell office:value-type="float" office:value="831552000" calcext:value-type="float">
            <text:p>831552000</text:p>
          </table:table-cell>
          <table:table-cell office:value-type="float" office:value="823377000" calcext:value-type="float">
            <text:p>823377000</text:p>
          </table:table-cell>
          <table:table-cell office:value-type="float" office:value="826027000" calcext:value-type="float">
            <text:p>826027000</text:p>
          </table:table-cell>
          <table:table-cell office:value-type="float" office:value="833682000" calcext:value-type="float">
            <text:p>833682000</text:p>
          </table:table-cell>
          <table:table-cell office:value-type="float" office:value="831552000" calcext:value-type="float">
            <text:p>831552000</text:p>
          </table:table-cell>
          <table:table-cell office:value-type="float" office:value="823116000" calcext:value-type="float">
            <text:p>823116000</text:p>
          </table:table-cell>
          <table:table-cell office:value-type="float" office:value="826259000" calcext:value-type="float">
            <text:p>826259000</text:p>
          </table:table-cell>
          <table:table-cell office:value-type="float" office:value="833682000" calcext:value-type="float">
            <text:p>833682000</text:p>
          </table:table-cell>
          <table:table-cell office:value-type="float" office:value="821925000" calcext:value-type="float">
            <text:p>821925000</text:p>
          </table:table-cell>
          <table:table-cell office:value-type="float" office:value="831552000" calcext:value-type="float">
            <text:p>831552000</text:p>
          </table:table-cell>
          <table:table-cell office:value-type="float" office:value="826306000" calcext:value-type="float">
            <text:p>826306000</text:p>
          </table:table-cell>
          <table:table-cell office:value-type="float" office:value="822197000" calcext:value-type="float">
            <text:p>822197000</text:p>
          </table:table-cell>
          <table:table-cell office:value-type="float" office:value="833682000" calcext:value-type="float">
            <text:p>833682000</text:p>
          </table:table-cell>
          <table:table-cell office:value-type="float" office:value="831552000" calcext:value-type="float">
            <text:p>831552000</text:p>
          </table:table-cell>
          <table:table-cell office:value-type="float" office:value="825987000" calcext:value-type="float">
            <text:p>825987000</text:p>
          </table:table-cell>
          <table:table-cell office:value-type="float" office:value="823168000" calcext:value-type="float">
            <text:p>823168000</text:p>
          </table:table-cell>
          <table:table-cell office:value-type="float" office:value="831552000" calcext:value-type="float">
            <text:p>831552000</text:p>
          </table:table-cell>
          <table:table-cell office:value-type="float" office:value="833682000" calcext:value-type="float">
            <text:p>833682000</text:p>
          </table:table-cell>
          <table:table-cell office:value-type="float" office:value="826854000" calcext:value-type="float">
            <text:p>826854000</text:p>
          </table:table-cell>
          <table:table-cell office:value-type="float" office:value="831552000" calcext:value-type="float">
            <text:p>831552000</text:p>
          </table:table-cell>
          <table:table-cell office:value-type="float" office:value="833682000" calcext:value-type="float">
            <text:p>833682000</text:p>
          </table:table-cell>
          <table:table-cell office:value-type="float" office:value="825577000" calcext:value-type="float">
            <text:p>825577000</text:p>
          </table:table-cell>
          <table:table-cell office:value-type="float" office:value="831552000" calcext:value-type="float">
            <text:p>831552000</text:p>
          </table:table-cell>
          <table:table-cell office:value-type="float" office:value="833682000" calcext:value-type="float">
            <text:p>833682000</text:p>
          </table:table-cell>
          <table:table-cell office:value-type="float" office:value="825891000" calcext:value-type="float">
            <text:p>825891000</text:p>
          </table:table-cell>
          <table:table-cell table:number-columns-repeated="2" office:value-type="float" office:value="833682000" calcext:value-type="float">
            <text:p>833682000</text:p>
          </table:table-cell>
          <table:table-cell office:value-type="float" office:value="832822000" calcext:value-type="float">
            <text:p>832822000</text:p>
          </table:table-cell>
          <table:table-cell office:value-type="float" office:value="833064000" calcext:value-type="float">
            <text:p>833064000</text:p>
          </table:table-cell>
          <table:table-cell office:value-type="float" office:value="832625000" calcext:value-type="float">
            <text:p>832625000</text:p>
          </table:table-cell>
          <table:table-cell office:value-type="float" office:value="834445000" calcext:value-type="float">
            <text:p>834445000</text:p>
          </table:table-cell>
          <table:table-cell office:value-type="float" office:value="832557000" calcext:value-type="float">
            <text:p>832557000</text:p>
          </table:table-cell>
          <table:table-cell office:value-type="float" office:value="834234000" calcext:value-type="float">
            <text:p>834234000</text:p>
          </table:table-cell>
          <table:table-cell office:value-type="float" office:value="829374000" calcext:value-type="float">
            <text:p>829374000</text:p>
          </table:table-cell>
          <table:table-cell office:value-type="float" office:value="833031000" calcext:value-type="float">
            <text:p>833031000</text:p>
          </table:table-cell>
          <table:table-cell office:value-type="float" office:value="829374000" calcext:value-type="float">
            <text:p>829374000</text:p>
          </table:table-cell>
          <table:table-cell office:value-type="float" office:value="834316000" calcext:value-type="float">
            <text:p>834316000</text:p>
          </table:table-cell>
          <table:table-cell office:value-type="float" office:value="832464000" calcext:value-type="float">
            <text:p>832464000</text:p>
          </table:table-cell>
          <table:table-cell office:value-type="float" office:value="829374000" calcext:value-type="float">
            <text:p>829374000</text:p>
          </table:table-cell>
          <table:table-cell office:value-type="float" office:value="832504000" calcext:value-type="float">
            <text:p>832504000</text:p>
          </table:table-cell>
          <table:table-cell office:value-type="float" office:value="834233000" calcext:value-type="float">
            <text:p>834233000</text:p>
          </table:table-cell>
          <table:table-cell office:value-type="float" office:value="832746000" calcext:value-type="float">
            <text:p>832746000</text:p>
          </table:table-cell>
          <table:table-cell office:value-type="float" office:value="829374000" calcext:value-type="float">
            <text:p>829374000</text:p>
          </table:table-cell>
          <table:table-cell office:value-type="float" office:value="832519000" calcext:value-type="float">
            <text:p>832519000</text:p>
          </table:table-cell>
          <table:table-cell office:value-type="float" office:value="834369000" calcext:value-type="float">
            <text:p>834369000</text:p>
          </table:table-cell>
          <table:table-cell office:value-type="float" office:value="833160000" calcext:value-type="float">
            <text:p>833160000</text:p>
          </table:table-cell>
          <table:table-cell office:value-type="float" office:value="829374000" calcext:value-type="float">
            <text:p>829374000</text:p>
          </table:table-cell>
          <table:table-cell office:value-type="float" office:value="832504000" calcext:value-type="float">
            <text:p>832504000</text:p>
          </table:table-cell>
          <table:table-cell office:value-type="float" office:value="834437000" calcext:value-type="float">
            <text:p>834437000</text:p>
          </table:table-cell>
          <table:table-cell office:value-type="float" office:value="832612000" calcext:value-type="float">
            <text:p>832612000</text:p>
          </table:table-cell>
          <table:table-cell office:value-type="float" office:value="829374000" calcext:value-type="float">
            <text:p>829374000</text:p>
          </table:table-cell>
          <table:table-cell office:value-type="float" office:value="832578000" calcext:value-type="float">
            <text:p>832578000</text:p>
          </table:table-cell>
          <table:table-cell office:value-type="float" office:value="833108000" calcext:value-type="float">
            <text:p>833108000</text:p>
          </table:table-cell>
          <table:table-cell office:value-type="float" office:value="834234000" calcext:value-type="float">
            <text:p>834234000</text:p>
          </table:table-cell>
          <table:table-cell office:value-type="float" office:value="829374000" calcext:value-type="float">
            <text:p>829374000</text:p>
          </table:table-cell>
          <table:table-cell office:value-type="float" office:value="832521000" calcext:value-type="float">
            <text:p>832521000</text:p>
          </table:table-cell>
          <table:table-cell office:value-type="float" office:value="832787000" calcext:value-type="float">
            <text:p>832787000</text:p>
          </table:table-cell>
          <table:table-cell office:value-type="float" office:value="834517000" calcext:value-type="float">
            <text:p>834517000</text:p>
          </table:table-cell>
          <table:table-cell office:value-type="float" office:value="829374000" calcext:value-type="float">
            <text:p>829374000</text:p>
          </table:table-cell>
          <table:table-cell office:value-type="float" office:value="832521000" calcext:value-type="float">
            <text:p>832521000</text:p>
          </table:table-cell>
          <table:table-cell office:value-type="float" office:value="832861000" calcext:value-type="float">
            <text:p>832861000</text:p>
          </table:table-cell>
          <table:table-cell office:value-type="float" office:value="834322000" calcext:value-type="float">
            <text:p>834322000</text:p>
          </table:table-cell>
          <table:table-cell office:value-type="float" office:value="829374000" calcext:value-type="float">
            <text:p>829374000</text:p>
          </table:table-cell>
          <table:table-cell office:value-type="float" office:value="832504000" calcext:value-type="float">
            <text:p>832504000</text:p>
          </table:table-cell>
          <table:table-cell office:value-type="float" office:value="832917000" calcext:value-type="float">
            <text:p>832917000</text:p>
          </table:table-cell>
          <table:table-cell office:value-type="float" office:value="834343000" calcext:value-type="float">
            <text:p>834343000</text:p>
          </table:table-cell>
          <table:table-cell office:value-type="float" office:value="829374000" calcext:value-type="float">
            <text:p>829374000</text:p>
          </table:table-cell>
          <table:table-cell office:value-type="float" office:value="832519000" calcext:value-type="float">
            <text:p>832519000</text:p>
          </table:table-cell>
          <table:table-cell office:value-type="float" office:value="832636000" calcext:value-type="float">
            <text:p>832636000</text:p>
          </table:table-cell>
          <table:table-cell office:value-type="float" office:value="834327000" calcext:value-type="float">
            <text:p>834327000</text:p>
          </table:table-cell>
          <table:table-cell office:value-type="float" office:value="829374000" calcext:value-type="float">
            <text:p>829374000</text:p>
          </table:table-cell>
          <table:table-cell office:value-type="float" office:value="832504000" calcext:value-type="float">
            <text:p>832504000</text:p>
          </table:table-cell>
          <table:table-cell office:value-type="float" office:value="832641000" calcext:value-type="float">
            <text:p>832641000</text:p>
          </table:table-cell>
          <table:table-cell office:value-type="float" office:value="834311000" calcext:value-type="float">
            <text:p>834311000</text:p>
          </table:table-cell>
          <table:table-cell office:value-type="float" office:value="829374000" calcext:value-type="float">
            <text:p>829374000</text:p>
          </table:table-cell>
          <table:table-cell office:value-type="float" office:value="832578000" calcext:value-type="float">
            <text:p>832578000</text:p>
          </table:table-cell>
          <table:table-cell office:value-type="float" office:value="832453000" calcext:value-type="float">
            <text:p>832453000</text:p>
          </table:table-cell>
          <table:table-cell office:value-type="float" office:value="829374000" calcext:value-type="float">
            <text:p>829374000</text:p>
          </table:table-cell>
          <table:table-cell office:value-type="float" office:value="834413000" calcext:value-type="float">
            <text:p>834413000</text:p>
          </table:table-cell>
          <table:table-cell office:value-type="float" office:value="832589000" calcext:value-type="float">
            <text:p>832589000</text:p>
          </table:table-cell>
          <table:table-cell office:value-type="float" office:value="832635000" calcext:value-type="float">
            <text:p>832635000</text:p>
          </table:table-cell>
          <table:table-cell office:value-type="float" office:value="829374000" calcext:value-type="float">
            <text:p>829374000</text:p>
          </table:table-cell>
          <table:table-cell office:value-type="float" office:value="834394000" calcext:value-type="float">
            <text:p>834394000</text:p>
          </table:table-cell>
          <table:table-cell office:value-type="float" office:value="832583000" calcext:value-type="float">
            <text:p>832583000</text:p>
          </table:table-cell>
          <table:table-cell office:value-type="float" office:value="832965000" calcext:value-type="float">
            <text:p>832965000</text:p>
          </table:table-cell>
          <table:table-cell office:value-type="float" office:value="829374000" calcext:value-type="float">
            <text:p>829374000</text:p>
          </table:table-cell>
          <table:table-cell office:value-type="float" office:value="832520000" calcext:value-type="float">
            <text:p>832520000</text:p>
          </table:table-cell>
          <table:table-cell office:value-type="float" office:value="834324000" calcext:value-type="float">
            <text:p>834324000</text:p>
          </table:table-cell>
          <table:table-cell office:value-type="float" office:value="832710000" calcext:value-type="float">
            <text:p>832710000</text:p>
          </table:table-cell>
          <table:table-cell office:value-type="float" office:value="829374000" calcext:value-type="float">
            <text:p>829374000</text:p>
          </table:table-cell>
          <table:table-cell office:value-type="float" office:value="832553000" calcext:value-type="float">
            <text:p>832553000</text:p>
          </table:table-cell>
          <table:table-cell office:value-type="float" office:value="834322000" calcext:value-type="float">
            <text:p>834322000</text:p>
          </table:table-cell>
          <table:table-cell office:value-type="float" office:value="832724000" calcext:value-type="float">
            <text:p>832724000</text:p>
          </table:table-cell>
          <table:table-cell office:value-type="float" office:value="829374000" calcext:value-type="float">
            <text:p>829374000</text:p>
          </table:table-cell>
          <table:table-cell office:value-type="float" office:value="832504000" calcext:value-type="float">
            <text:p>832504000</text:p>
          </table:table-cell>
          <table:table-cell office:value-type="float" office:value="834360000" calcext:value-type="float">
            <text:p>834360000</text:p>
          </table:table-cell>
          <table:table-cell office:value-type="float" office:value="829374000" calcext:value-type="float">
            <text:p>829374000</text:p>
          </table:table-cell>
          <table:table-cell office:value-type="float" office:value="832521000" calcext:value-type="float">
            <text:p>832521000</text:p>
          </table:table-cell>
          <table:table-cell office:value-type="float" office:value="834349000" calcext:value-type="float">
            <text:p>834349000</text:p>
          </table:table-cell>
          <table:table-cell office:value-type="float" office:value="829374000" calcext:value-type="float">
            <text:p>829374000</text:p>
          </table:table-cell>
          <table:table-cell office:value-type="float" office:value="832528000" calcext:value-type="float">
            <text:p>832528000</text:p>
          </table:table-cell>
          <table:table-cell office:value-type="float" office:value="834279000" calcext:value-type="float">
            <text:p>834279000</text:p>
          </table:table-cell>
          <table:table-cell office:value-type="float" office:value="829374000" calcext:value-type="float">
            <text:p>829374000</text:p>
          </table:table-cell>
          <table:table-cell office:value-type="float" office:value="832520000" calcext:value-type="float">
            <text:p>832520000</text:p>
          </table:table-cell>
          <table:table-cell office:value-type="float" office:value="834349000" calcext:value-type="float">
            <text:p>834349000</text:p>
          </table:table-cell>
          <table:table-cell office:value-type="float" office:value="832504000" calcext:value-type="float">
            <text:p>832504000</text:p>
          </table:table-cell>
          <table:table-cell office:value-type="float" office:value="832520000" calcext:value-type="float">
            <text:p>832520000</text:p>
          </table:table-cell>
          <table:table-cell office:value-type="float" office:value="831144000" calcext:value-type="float">
            <text:p>831144000</text:p>
          </table:table-cell>
          <table:table-cell office:value-type="float" office:value="830984000" calcext:value-type="float">
            <text:p>830984000</text:p>
          </table:table-cell>
          <table:table-cell office:value-type="float" office:value="836380000" calcext:value-type="float">
            <text:p>836380000</text:p>
          </table:table-cell>
          <table:table-cell office:value-type="float" office:value="836978000" calcext:value-type="float">
            <text:p>836978000</text:p>
          </table:table-cell>
          <table:table-cell office:value-type="float" office:value="831364000" calcext:value-type="float">
            <text:p>831364000</text:p>
          </table:table-cell>
          <table:table-cell office:value-type="float" office:value="836380000" calcext:value-type="float">
            <text:p>836380000</text:p>
          </table:table-cell>
          <table:table-cell office:value-type="float" office:value="833175000" calcext:value-type="float">
            <text:p>833175000</text:p>
          </table:table-cell>
          <table:table-cell office:value-type="float" office:value="836978000" calcext:value-type="float">
            <text:p>836978000</text:p>
          </table:table-cell>
          <table:table-cell office:value-type="float" office:value="830911000" calcext:value-type="float">
            <text:p>830911000</text:p>
          </table:table-cell>
          <table:table-cell office:value-type="float" office:value="836380000" calcext:value-type="float">
            <text:p>836380000</text:p>
          </table:table-cell>
          <table:table-cell office:value-type="float" office:value="836978000" calcext:value-type="float">
            <text:p>836978000</text:p>
          </table:table-cell>
          <table:table-cell office:value-type="float" office:value="833132000" calcext:value-type="float">
            <text:p>833132000</text:p>
          </table:table-cell>
          <table:table-cell office:value-type="float" office:value="831071000" calcext:value-type="float">
            <text:p>831071000</text:p>
          </table:table-cell>
          <table:table-cell office:value-type="float" office:value="836380000" calcext:value-type="float">
            <text:p>836380000</text:p>
          </table:table-cell>
          <table:table-cell office:value-type="float" office:value="836978000" calcext:value-type="float">
            <text:p>836978000</text:p>
          </table:table-cell>
          <table:table-cell office:value-type="float" office:value="833131000" calcext:value-type="float">
            <text:p>833131000</text:p>
          </table:table-cell>
          <table:table-cell office:value-type="float" office:value="831080000" calcext:value-type="float">
            <text:p>831080000</text:p>
          </table:table-cell>
          <table:table-cell office:value-type="float" office:value="836380000" calcext:value-type="float">
            <text:p>836380000</text:p>
          </table:table-cell>
          <table:table-cell office:value-type="float" office:value="836978000" calcext:value-type="float">
            <text:p>836978000</text:p>
          </table:table-cell>
          <table:table-cell office:value-type="float" office:value="833146000" calcext:value-type="float">
            <text:p>833146000</text:p>
          </table:table-cell>
          <table:table-cell office:value-type="float" office:value="831082000" calcext:value-type="float">
            <text:p>831082000</text:p>
          </table:table-cell>
          <table:table-cell office:value-type="float" office:value="836380000" calcext:value-type="float">
            <text:p>836380000</text:p>
          </table:table-cell>
          <table:table-cell office:value-type="float" office:value="836978000" calcext:value-type="float">
            <text:p>836978000</text:p>
          </table:table-cell>
          <table:table-cell office:value-type="float" office:value="831008000" calcext:value-type="float">
            <text:p>831008000</text:p>
          </table:table-cell>
          <table:table-cell office:value-type="float" office:value="833138000" calcext:value-type="float">
            <text:p>833138000</text:p>
          </table:table-cell>
          <table:table-cell office:value-type="float" office:value="836380000" calcext:value-type="float">
            <text:p>836380000</text:p>
          </table:table-cell>
          <table:table-cell office:value-type="float" office:value="836978000" calcext:value-type="float">
            <text:p>836978000</text:p>
          </table:table-cell>
          <table:table-cell office:value-type="float" office:value="831083000" calcext:value-type="float">
            <text:p>831083000</text:p>
          </table:table-cell>
          <table:table-cell office:value-type="float" office:value="833132000" calcext:value-type="float">
            <text:p>833132000</text:p>
          </table:table-cell>
          <table:table-cell office:value-type="float" office:value="836380000" calcext:value-type="float">
            <text:p>836380000</text:p>
          </table:table-cell>
          <table:table-cell office:value-type="float" office:value="836978000" calcext:value-type="float">
            <text:p>836978000</text:p>
          </table:table-cell>
          <table:table-cell office:value-type="float" office:value="831570000" calcext:value-type="float">
            <text:p>831570000</text:p>
          </table:table-cell>
          <table:table-cell office:value-type="float" office:value="833189000" calcext:value-type="float">
            <text:p>833189000</text:p>
          </table:table-cell>
          <table:table-cell office:value-type="float" office:value="836380000" calcext:value-type="float">
            <text:p>836380000</text:p>
          </table:table-cell>
          <table:table-cell office:value-type="float" office:value="836978000" calcext:value-type="float">
            <text:p>836978000</text:p>
          </table:table-cell>
          <table:table-cell office:value-type="float" office:value="836380000" calcext:value-type="float">
            <text:p>836380000</text:p>
          </table:table-cell>
          <table:table-cell office:value-type="float" office:value="831251000" calcext:value-type="float">
            <text:p>831251000</text:p>
          </table:table-cell>
          <table:table-cell office:value-type="float" office:value="833129000" calcext:value-type="float">
            <text:p>833129000</text:p>
          </table:table-cell>
          <table:table-cell office:value-type="float" office:value="836978000" calcext:value-type="float">
            <text:p>836978000</text:p>
          </table:table-cell>
          <table:table-cell office:value-type="float" office:value="831019000" calcext:value-type="float">
            <text:p>831019000</text:p>
          </table:table-cell>
          <table:table-cell office:value-type="float" office:value="836380000" calcext:value-type="float">
            <text:p>836380000</text:p>
          </table:table-cell>
          <table:table-cell office:value-type="float" office:value="833130000" calcext:value-type="float">
            <text:p>833130000</text:p>
          </table:table-cell>
          <table:table-cell office:value-type="float" office:value="836978000" calcext:value-type="float">
            <text:p>836978000</text:p>
          </table:table-cell>
          <table:table-cell office:value-type="float" office:value="831021000" calcext:value-type="float">
            <text:p>831021000</text:p>
          </table:table-cell>
          <table:table-cell office:value-type="float" office:value="836380000" calcext:value-type="float">
            <text:p>836380000</text:p>
          </table:table-cell>
          <table:table-cell office:value-type="float" office:value="833202000" calcext:value-type="float">
            <text:p>833202000</text:p>
          </table:table-cell>
          <table:table-cell office:value-type="float" office:value="836978000" calcext:value-type="float">
            <text:p>836978000</text:p>
          </table:table-cell>
          <table:table-cell office:value-type="float" office:value="831010000" calcext:value-type="float">
            <text:p>831010000</text:p>
          </table:table-cell>
          <table:table-cell office:value-type="float" office:value="836380000" calcext:value-type="float">
            <text:p>836380000</text:p>
          </table:table-cell>
          <table:table-cell office:value-type="float" office:value="833177000" calcext:value-type="float">
            <text:p>833177000</text:p>
          </table:table-cell>
          <table:table-cell office:value-type="float" office:value="836978000" calcext:value-type="float">
            <text:p>836978000</text:p>
          </table:table-cell>
          <table:table-cell office:value-type="float" office:value="830886000" calcext:value-type="float">
            <text:p>830886000</text:p>
          </table:table-cell>
          <table:table-cell office:value-type="float" office:value="836380000" calcext:value-type="float">
            <text:p>836380000</text:p>
          </table:table-cell>
          <table:table-cell office:value-type="float" office:value="833183000" calcext:value-type="float">
            <text:p>833183000</text:p>
          </table:table-cell>
          <table:table-cell office:value-type="float" office:value="836978000" calcext:value-type="float">
            <text:p>836978000</text:p>
          </table:table-cell>
          <table:table-cell office:value-type="float" office:value="831229000" calcext:value-type="float">
            <text:p>831229000</text:p>
          </table:table-cell>
          <table:table-cell office:value-type="float" office:value="836380000" calcext:value-type="float">
            <text:p>836380000</text:p>
          </table:table-cell>
          <table:table-cell office:value-type="float" office:value="833158000" calcext:value-type="float">
            <text:p>833158000</text:p>
          </table:table-cell>
          <table:table-cell office:value-type="float" office:value="836978000" calcext:value-type="float">
            <text:p>836978000</text:p>
          </table:table-cell>
          <table:table-cell office:value-type="float" office:value="831007000" calcext:value-type="float">
            <text:p>831007000</text:p>
          </table:table-cell>
          <table:table-cell office:value-type="float" office:value="836380000" calcext:value-type="float">
            <text:p>836380000</text:p>
          </table:table-cell>
          <table:table-cell office:value-type="float" office:value="833133000" calcext:value-type="float">
            <text:p>833133000</text:p>
          </table:table-cell>
          <table:table-cell office:value-type="float" office:value="836978000" calcext:value-type="float">
            <text:p>836978000</text:p>
          </table:table-cell>
          <table:table-cell office:value-type="float" office:value="831018000" calcext:value-type="float">
            <text:p>831018000</text:p>
          </table:table-cell>
          <table:table-cell office:value-type="float" office:value="836380000" calcext:value-type="float">
            <text:p>836380000</text:p>
          </table:table-cell>
          <table:table-cell office:value-type="float" office:value="833175000" calcext:value-type="float">
            <text:p>833175000</text:p>
          </table:table-cell>
          <table:table-cell office:value-type="float" office:value="836978000" calcext:value-type="float">
            <text:p>836978000</text:p>
          </table:table-cell>
          <table:table-cell office:value-type="float" office:value="830890000" calcext:value-type="float">
            <text:p>830890000</text:p>
          </table:table-cell>
          <table:table-cell office:value-type="float" office:value="836380000" calcext:value-type="float">
            <text:p>836380000</text:p>
          </table:table-cell>
          <table:table-cell office:value-type="float" office:value="833247000" calcext:value-type="float">
            <text:p>833247000</text:p>
          </table:table-cell>
          <table:table-cell office:value-type="float" office:value="836978000" calcext:value-type="float">
            <text:p>836978000</text:p>
          </table:table-cell>
          <table:table-cell office:value-type="float" office:value="830907000" calcext:value-type="float">
            <text:p>830907000</text:p>
          </table:table-cell>
          <table:table-cell office:value-type="float" office:value="836380000" calcext:value-type="float">
            <text:p>836380000</text:p>
          </table:table-cell>
          <table:table-cell office:value-type="float" office:value="833183000" calcext:value-type="float">
            <text:p>833183000</text:p>
          </table:table-cell>
          <table:table-cell office:value-type="float" office:value="836978000" calcext:value-type="float">
            <text:p>836978000</text:p>
          </table:table-cell>
          <table:table-cell office:value-type="float" office:value="836380000" calcext:value-type="float">
            <text:p>836380000</text:p>
          </table:table-cell>
          <table:table-cell office:value-type="float" office:value="836978000" calcext:value-type="float">
            <text:p>836978000</text:p>
          </table:table-cell>
          <table:table-cell office:value-type="float" office:value="833133000" calcext:value-type="float">
            <text:p>833133000</text:p>
          </table:table-cell>
          <table:table-cell office:value-type="float" office:value="833194000" calcext:value-type="float">
            <text:p>833194000</text:p>
          </table:table-cell>
          <table:table-cell office:value-type="float" office:value="833183000" calcext:value-type="float">
            <text:p>833183000</text:p>
          </table:table-cell>
          <table:table-cell table:number-columns-repeated="22" office:value-type="float" office:value="838667000" calcext:value-type="float">
            <text:p>838667000</text:p>
          </table:table-cell>
          <table:table-cell table:number-columns-repeated="2"/>
          <table:table-cell table:formula="of:=MAX([.A10:.MD10])" office:value-type="float" office:value="838667000" calcext:value-type="float">
            <text:p>838667000</text:p>
          </table:table-cell>
          <table:table-cell table:number-columns-repeated="3"/>
        </table:table-row>
        <table:table-row table:style-name="ro1">
          <table:table-cell office:value-type="float" office:value="817514000" calcext:value-type="float">
            <text:p>817514000</text:p>
          </table:table-cell>
          <table:table-cell office:value-type="float" office:value="819243000" calcext:value-type="float">
            <text:p>819243000</text:p>
          </table:table-cell>
          <table:table-cell office:value-type="float" office:value="829344000" calcext:value-type="float">
            <text:p>829344000</text:p>
          </table:table-cell>
          <table:table-cell office:value-type="float" office:value="825999000" calcext:value-type="float">
            <text:p>825999000</text:p>
          </table:table-cell>
          <table:table-cell office:value-type="float" office:value="817468000" calcext:value-type="float">
            <text:p>817468000</text:p>
          </table:table-cell>
          <table:table-cell office:value-type="float" office:value="819850000" calcext:value-type="float">
            <text:p>819850000</text:p>
          </table:table-cell>
          <table:table-cell office:value-type="float" office:value="829467000" calcext:value-type="float">
            <text:p>829467000</text:p>
          </table:table-cell>
          <table:table-cell office:value-type="float" office:value="825328000" calcext:value-type="float">
            <text:p>825328000</text:p>
          </table:table-cell>
          <table:table-cell office:value-type="float" office:value="817656000" calcext:value-type="float">
            <text:p>817656000</text:p>
          </table:table-cell>
          <table:table-cell office:value-type="float" office:value="818701000" calcext:value-type="float">
            <text:p>818701000</text:p>
          </table:table-cell>
          <table:table-cell office:value-type="float" office:value="829465000" calcext:value-type="float">
            <text:p>829465000</text:p>
          </table:table-cell>
          <table:table-cell office:value-type="float" office:value="825729000" calcext:value-type="float">
            <text:p>825729000</text:p>
          </table:table-cell>
          <table:table-cell office:value-type="float" office:value="816364000" calcext:value-type="float">
            <text:p>816364000</text:p>
          </table:table-cell>
          <table:table-cell office:value-type="float" office:value="820011000" calcext:value-type="float">
            <text:p>820011000</text:p>
          </table:table-cell>
          <table:table-cell office:value-type="float" office:value="825552000" calcext:value-type="float">
            <text:p>825552000</text:p>
          </table:table-cell>
          <table:table-cell office:value-type="float" office:value="829860000" calcext:value-type="float">
            <text:p>829860000</text:p>
          </table:table-cell>
          <table:table-cell office:value-type="float" office:value="817779000" calcext:value-type="float">
            <text:p>817779000</text:p>
          </table:table-cell>
          <table:table-cell office:value-type="float" office:value="819284000" calcext:value-type="float">
            <text:p>819284000</text:p>
          </table:table-cell>
          <table:table-cell office:value-type="float" office:value="825528000" calcext:value-type="float">
            <text:p>825528000</text:p>
          </table:table-cell>
          <table:table-cell office:value-type="float" office:value="816501000" calcext:value-type="float">
            <text:p>816501000</text:p>
          </table:table-cell>
          <table:table-cell office:value-type="float" office:value="828926000" calcext:value-type="float">
            <text:p>828926000</text:p>
          </table:table-cell>
          <table:table-cell office:value-type="float" office:value="819251000" calcext:value-type="float">
            <text:p>819251000</text:p>
          </table:table-cell>
          <table:table-cell office:value-type="float" office:value="816277000" calcext:value-type="float">
            <text:p>816277000</text:p>
          </table:table-cell>
          <table:table-cell office:value-type="float" office:value="825791000" calcext:value-type="float">
            <text:p>825791000</text:p>
          </table:table-cell>
          <table:table-cell office:value-type="float" office:value="829796000" calcext:value-type="float">
            <text:p>829796000</text:p>
          </table:table-cell>
          <table:table-cell office:value-type="float" office:value="819720000" calcext:value-type="float">
            <text:p>819720000</text:p>
          </table:table-cell>
          <table:table-cell office:value-type="float" office:value="816834000" calcext:value-type="float">
            <text:p>816834000</text:p>
          </table:table-cell>
          <table:table-cell office:value-type="float" office:value="826534000" calcext:value-type="float">
            <text:p>826534000</text:p>
          </table:table-cell>
          <table:table-cell office:value-type="float" office:value="829236000" calcext:value-type="float">
            <text:p>829236000</text:p>
          </table:table-cell>
          <table:table-cell office:value-type="float" office:value="819444000" calcext:value-type="float">
            <text:p>819444000</text:p>
          </table:table-cell>
          <table:table-cell office:value-type="float" office:value="816847000" calcext:value-type="float">
            <text:p>816847000</text:p>
          </table:table-cell>
          <table:table-cell office:value-type="float" office:value="825944000" calcext:value-type="float">
            <text:p>825944000</text:p>
          </table:table-cell>
          <table:table-cell office:value-type="float" office:value="829415000" calcext:value-type="float">
            <text:p>829415000</text:p>
          </table:table-cell>
          <table:table-cell office:value-type="float" office:value="820501000" calcext:value-type="float">
            <text:p>820501000</text:p>
          </table:table-cell>
          <table:table-cell office:value-type="float" office:value="816236000" calcext:value-type="float">
            <text:p>816236000</text:p>
          </table:table-cell>
          <table:table-cell office:value-type="float" office:value="825434000" calcext:value-type="float">
            <text:p>825434000</text:p>
          </table:table-cell>
          <table:table-cell office:value-type="float" office:value="819239000" calcext:value-type="float">
            <text:p>819239000</text:p>
          </table:table-cell>
          <table:table-cell office:value-type="float" office:value="816567000" calcext:value-type="float">
            <text:p>816567000</text:p>
          </table:table-cell>
          <table:table-cell office:value-type="float" office:value="829260000" calcext:value-type="float">
            <text:p>829260000</text:p>
          </table:table-cell>
          <table:table-cell office:value-type="float" office:value="825252000" calcext:value-type="float">
            <text:p>825252000</text:p>
          </table:table-cell>
          <table:table-cell office:value-type="float" office:value="817872000" calcext:value-type="float">
            <text:p>817872000</text:p>
          </table:table-cell>
          <table:table-cell office:value-type="float" office:value="819846000" calcext:value-type="float">
            <text:p>819846000</text:p>
          </table:table-cell>
          <table:table-cell office:value-type="float" office:value="829521000" calcext:value-type="float">
            <text:p>829521000</text:p>
          </table:table-cell>
          <table:table-cell office:value-type="float" office:value="817163000" calcext:value-type="float">
            <text:p>817163000</text:p>
          </table:table-cell>
          <table:table-cell office:value-type="float" office:value="825702000" calcext:value-type="float">
            <text:p>825702000</text:p>
          </table:table-cell>
          <table:table-cell office:value-type="float" office:value="818697000" calcext:value-type="float">
            <text:p>818697000</text:p>
          </table:table-cell>
          <table:table-cell office:value-type="float" office:value="829737000" calcext:value-type="float">
            <text:p>829737000</text:p>
          </table:table-cell>
          <table:table-cell office:value-type="float" office:value="816928000" calcext:value-type="float">
            <text:p>816928000</text:p>
          </table:table-cell>
          <table:table-cell office:value-type="float" office:value="819748000" calcext:value-type="float">
            <text:p>819748000</text:p>
          </table:table-cell>
          <table:table-cell office:value-type="float" office:value="826346000" calcext:value-type="float">
            <text:p>826346000</text:p>
          </table:table-cell>
          <table:table-cell office:value-type="float" office:value="829204000" calcext:value-type="float">
            <text:p>829204000</text:p>
          </table:table-cell>
          <table:table-cell office:value-type="float" office:value="816900000" calcext:value-type="float">
            <text:p>816900000</text:p>
          </table:table-cell>
          <table:table-cell office:value-type="float" office:value="819377000" calcext:value-type="float">
            <text:p>819377000</text:p>
          </table:table-cell>
          <table:table-cell office:value-type="float" office:value="826123000" calcext:value-type="float">
            <text:p>826123000</text:p>
          </table:table-cell>
          <table:table-cell office:value-type="float" office:value="830091000" calcext:value-type="float">
            <text:p>830091000</text:p>
          </table:table-cell>
          <table:table-cell office:value-type="float" office:value="817034000" calcext:value-type="float">
            <text:p>817034000</text:p>
          </table:table-cell>
          <table:table-cell office:value-type="float" office:value="826184000" calcext:value-type="float">
            <text:p>826184000</text:p>
          </table:table-cell>
          <table:table-cell office:value-type="float" office:value="819868000" calcext:value-type="float">
            <text:p>819868000</text:p>
          </table:table-cell>
          <table:table-cell office:value-type="float" office:value="816878000" calcext:value-type="float">
            <text:p>816878000</text:p>
          </table:table-cell>
          <table:table-cell office:value-type="float" office:value="829292000" calcext:value-type="float">
            <text:p>829292000</text:p>
          </table:table-cell>
          <table:table-cell office:value-type="float" office:value="825622000" calcext:value-type="float">
            <text:p>825622000</text:p>
          </table:table-cell>
          <table:table-cell office:value-type="float" office:value="819269000" calcext:value-type="float">
            <text:p>819269000</text:p>
          </table:table-cell>
          <table:table-cell office:value-type="float" office:value="817651000" calcext:value-type="float">
            <text:p>817651000</text:p>
          </table:table-cell>
          <table:table-cell office:value-type="float" office:value="829625000" calcext:value-type="float">
            <text:p>829625000</text:p>
          </table:table-cell>
          <table:table-cell office:value-type="float" office:value="825735000" calcext:value-type="float">
            <text:p>825735000</text:p>
          </table:table-cell>
          <table:table-cell office:value-type="float" office:value="820065000" calcext:value-type="float">
            <text:p>820065000</text:p>
          </table:table-cell>
          <table:table-cell office:value-type="float" office:value="818044000" calcext:value-type="float">
            <text:p>818044000</text:p>
          </table:table-cell>
          <table:table-cell office:value-type="float" office:value="829415000" calcext:value-type="float">
            <text:p>829415000</text:p>
          </table:table-cell>
          <table:table-cell office:value-type="float" office:value="825695000" calcext:value-type="float">
            <text:p>825695000</text:p>
          </table:table-cell>
          <table:table-cell office:value-type="float" office:value="818294000" calcext:value-type="float">
            <text:p>818294000</text:p>
          </table:table-cell>
          <table:table-cell office:value-type="float" office:value="819269000" calcext:value-type="float">
            <text:p>819269000</text:p>
          </table:table-cell>
          <table:table-cell office:value-type="float" office:value="829766000" calcext:value-type="float">
            <text:p>829766000</text:p>
          </table:table-cell>
          <table:table-cell office:value-type="float" office:value="825704000" calcext:value-type="float">
            <text:p>825704000</text:p>
          </table:table-cell>
          <table:table-cell office:value-type="float" office:value="819754000" calcext:value-type="float">
            <text:p>819754000</text:p>
          </table:table-cell>
          <table:table-cell office:value-type="float" office:value="829424000" calcext:value-type="float">
            <text:p>829424000</text:p>
          </table:table-cell>
          <table:table-cell office:value-type="float" office:value="819364000" calcext:value-type="float">
            <text:p>819364000</text:p>
          </table:table-cell>
          <table:table-cell office:value-type="float" office:value="825899000" calcext:value-type="float">
            <text:p>825899000</text:p>
          </table:table-cell>
          <table:table-cell office:value-type="float" office:value="828994000" calcext:value-type="float">
            <text:p>828994000</text:p>
          </table:table-cell>
          <table:table-cell office:value-type="float" office:value="825674000" calcext:value-type="float">
            <text:p>825674000</text:p>
          </table:table-cell>
          <table:table-cell office:value-type="float" office:value="829568000" calcext:value-type="float">
            <text:p>829568000</text:p>
          </table:table-cell>
          <table:table-cell office:value-type="float" office:value="827312000" calcext:value-type="float">
            <text:p>827312000</text:p>
          </table:table-cell>
          <table:table-cell office:value-type="float" office:value="819671000" calcext:value-type="float">
            <text:p>819671000</text:p>
          </table:table-cell>
          <table:table-cell office:value-type="float" office:value="827316000" calcext:value-type="float">
            <text:p>827316000</text:p>
          </table:table-cell>
          <table:table-cell office:value-type="float" office:value="818967000" calcext:value-type="float">
            <text:p>818967000</text:p>
          </table:table-cell>
          <table:table-cell office:value-type="float" office:value="825775000" calcext:value-type="float">
            <text:p>825775000</text:p>
          </table:table-cell>
          <table:table-cell office:value-type="float" office:value="827318000" calcext:value-type="float">
            <text:p>827318000</text:p>
          </table:table-cell>
          <table:table-cell office:value-type="float" office:value="834123000" calcext:value-type="float">
            <text:p>834123000</text:p>
          </table:table-cell>
          <table:table-cell office:value-type="float" office:value="819856000" calcext:value-type="float">
            <text:p>819856000</text:p>
          </table:table-cell>
          <table:table-cell office:value-type="float" office:value="825769000" calcext:value-type="float">
            <text:p>825769000</text:p>
          </table:table-cell>
          <table:table-cell office:value-type="float" office:value="827310000" calcext:value-type="float">
            <text:p>827310000</text:p>
          </table:table-cell>
          <table:table-cell office:value-type="float" office:value="819024000" calcext:value-type="float">
            <text:p>819024000</text:p>
          </table:table-cell>
          <table:table-cell office:value-type="float" office:value="834127000" calcext:value-type="float">
            <text:p>834127000</text:p>
          </table:table-cell>
          <table:table-cell office:value-type="float" office:value="825841000" calcext:value-type="float">
            <text:p>825841000</text:p>
          </table:table-cell>
          <table:table-cell office:value-type="float" office:value="827317000" calcext:value-type="float">
            <text:p>827317000</text:p>
          </table:table-cell>
          <table:table-cell office:value-type="float" office:value="819114000" calcext:value-type="float">
            <text:p>819114000</text:p>
          </table:table-cell>
          <table:table-cell office:value-type="float" office:value="834123000" calcext:value-type="float">
            <text:p>834123000</text:p>
          </table:table-cell>
          <table:table-cell office:value-type="float" office:value="826165000" calcext:value-type="float">
            <text:p>826165000</text:p>
          </table:table-cell>
          <table:table-cell office:value-type="float" office:value="827313000" calcext:value-type="float">
            <text:p>827313000</text:p>
          </table:table-cell>
          <table:table-cell office:value-type="float" office:value="819505000" calcext:value-type="float">
            <text:p>819505000</text:p>
          </table:table-cell>
          <table:table-cell office:value-type="float" office:value="826119000" calcext:value-type="float">
            <text:p>826119000</text:p>
          </table:table-cell>
          <table:table-cell office:value-type="float" office:value="827313000" calcext:value-type="float">
            <text:p>827313000</text:p>
          </table:table-cell>
          <table:table-cell office:value-type="float" office:value="834129000" calcext:value-type="float">
            <text:p>834129000</text:p>
          </table:table-cell>
          <table:table-cell office:value-type="float" office:value="820024000" calcext:value-type="float">
            <text:p>820024000</text:p>
          </table:table-cell>
          <table:table-cell office:value-type="float" office:value="825668000" calcext:value-type="float">
            <text:p>825668000</text:p>
          </table:table-cell>
          <table:table-cell office:value-type="float" office:value="827310000" calcext:value-type="float">
            <text:p>827310000</text:p>
          </table:table-cell>
          <table:table-cell office:value-type="float" office:value="834122000" calcext:value-type="float">
            <text:p>834122000</text:p>
          </table:table-cell>
          <table:table-cell office:value-type="float" office:value="820422000" calcext:value-type="float">
            <text:p>820422000</text:p>
          </table:table-cell>
          <table:table-cell office:value-type="float" office:value="825593000" calcext:value-type="float">
            <text:p>825593000</text:p>
          </table:table-cell>
          <table:table-cell office:value-type="float" office:value="827313000" calcext:value-type="float">
            <text:p>827313000</text:p>
          </table:table-cell>
          <table:table-cell office:value-type="float" office:value="834129000" calcext:value-type="float">
            <text:p>834129000</text:p>
          </table:table-cell>
          <table:table-cell office:value-type="float" office:value="818400000" calcext:value-type="float">
            <text:p>818400000</text:p>
          </table:table-cell>
          <table:table-cell office:value-type="float" office:value="825724000" calcext:value-type="float">
            <text:p>825724000</text:p>
          </table:table-cell>
          <table:table-cell office:value-type="float" office:value="827305000" calcext:value-type="float">
            <text:p>827305000</text:p>
          </table:table-cell>
          <table:table-cell office:value-type="float" office:value="834130000" calcext:value-type="float">
            <text:p>834130000</text:p>
          </table:table-cell>
          <table:table-cell office:value-type="float" office:value="819394000" calcext:value-type="float">
            <text:p>819394000</text:p>
          </table:table-cell>
          <table:table-cell office:value-type="float" office:value="826206000" calcext:value-type="float">
            <text:p>826206000</text:p>
          </table:table-cell>
          <table:table-cell office:value-type="float" office:value="827313000" calcext:value-type="float">
            <text:p>827313000</text:p>
          </table:table-cell>
          <table:table-cell office:value-type="float" office:value="819296000" calcext:value-type="float">
            <text:p>819296000</text:p>
          </table:table-cell>
          <table:table-cell office:value-type="float" office:value="834123000" calcext:value-type="float">
            <text:p>834123000</text:p>
          </table:table-cell>
          <table:table-cell office:value-type="float" office:value="827315000" calcext:value-type="float">
            <text:p>827315000</text:p>
          </table:table-cell>
          <table:table-cell office:value-type="float" office:value="826045000" calcext:value-type="float">
            <text:p>826045000</text:p>
          </table:table-cell>
          <table:table-cell office:value-type="float" office:value="819575000" calcext:value-type="float">
            <text:p>819575000</text:p>
          </table:table-cell>
          <table:table-cell office:value-type="float" office:value="827313000" calcext:value-type="float">
            <text:p>827313000</text:p>
          </table:table-cell>
          <table:table-cell office:value-type="float" office:value="834123000" calcext:value-type="float">
            <text:p>834123000</text:p>
          </table:table-cell>
          <table:table-cell office:value-type="float" office:value="825895000" calcext:value-type="float">
            <text:p>825895000</text:p>
          </table:table-cell>
          <table:table-cell office:value-type="float" office:value="819437000" calcext:value-type="float">
            <text:p>819437000</text:p>
          </table:table-cell>
          <table:table-cell office:value-type="float" office:value="827313000" calcext:value-type="float">
            <text:p>827313000</text:p>
          </table:table-cell>
          <table:table-cell office:value-type="float" office:value="826317000" calcext:value-type="float">
            <text:p>826317000</text:p>
          </table:table-cell>
          <table:table-cell office:value-type="float" office:value="834126000" calcext:value-type="float">
            <text:p>834126000</text:p>
          </table:table-cell>
          <table:table-cell office:value-type="float" office:value="818626000" calcext:value-type="float">
            <text:p>818626000</text:p>
          </table:table-cell>
          <table:table-cell office:value-type="float" office:value="827315000" calcext:value-type="float">
            <text:p>827315000</text:p>
          </table:table-cell>
          <table:table-cell office:value-type="float" office:value="826224000" calcext:value-type="float">
            <text:p>826224000</text:p>
          </table:table-cell>
          <table:table-cell office:value-type="float" office:value="834124000" calcext:value-type="float">
            <text:p>834124000</text:p>
          </table:table-cell>
          <table:table-cell office:value-type="float" office:value="819589000" calcext:value-type="float">
            <text:p>819589000</text:p>
          </table:table-cell>
          <table:table-cell office:value-type="float" office:value="827310000" calcext:value-type="float">
            <text:p>827310000</text:p>
          </table:table-cell>
          <table:table-cell office:value-type="float" office:value="826007000" calcext:value-type="float">
            <text:p>826007000</text:p>
          </table:table-cell>
          <table:table-cell office:value-type="float" office:value="834130000" calcext:value-type="float">
            <text:p>834130000</text:p>
          </table:table-cell>
          <table:table-cell office:value-type="float" office:value="818426000" calcext:value-type="float">
            <text:p>818426000</text:p>
          </table:table-cell>
          <table:table-cell office:value-type="float" office:value="827311000" calcext:value-type="float">
            <text:p>827311000</text:p>
          </table:table-cell>
          <table:table-cell office:value-type="float" office:value="826250000" calcext:value-type="float">
            <text:p>826250000</text:p>
          </table:table-cell>
          <table:table-cell office:value-type="float" office:value="834126000" calcext:value-type="float">
            <text:p>834126000</text:p>
          </table:table-cell>
          <table:table-cell office:value-type="float" office:value="819110000" calcext:value-type="float">
            <text:p>819110000</text:p>
          </table:table-cell>
          <table:table-cell office:value-type="float" office:value="827316000" calcext:value-type="float">
            <text:p>827316000</text:p>
          </table:table-cell>
          <table:table-cell office:value-type="float" office:value="825707000" calcext:value-type="float">
            <text:p>825707000</text:p>
          </table:table-cell>
          <table:table-cell office:value-type="float" office:value="834129000" calcext:value-type="float">
            <text:p>834129000</text:p>
          </table:table-cell>
          <table:table-cell office:value-type="float" office:value="819911000" calcext:value-type="float">
            <text:p>819911000</text:p>
          </table:table-cell>
          <table:table-cell office:value-type="float" office:value="827307000" calcext:value-type="float">
            <text:p>827307000</text:p>
          </table:table-cell>
          <table:table-cell office:value-type="float" office:value="825397000" calcext:value-type="float">
            <text:p>825397000</text:p>
          </table:table-cell>
          <table:table-cell office:value-type="float" office:value="819290000" calcext:value-type="float">
            <text:p>819290000</text:p>
          </table:table-cell>
          <table:table-cell office:value-type="float" office:value="827317000" calcext:value-type="float">
            <text:p>827317000</text:p>
          </table:table-cell>
          <table:table-cell office:value-type="float" office:value="834129000" calcext:value-type="float">
            <text:p>834129000</text:p>
          </table:table-cell>
          <table:table-cell office:value-type="float" office:value="826618000" calcext:value-type="float">
            <text:p>826618000</text:p>
          </table:table-cell>
          <table:table-cell office:value-type="float" office:value="818690000" calcext:value-type="float">
            <text:p>818690000</text:p>
          </table:table-cell>
          <table:table-cell office:value-type="float" office:value="834121000" calcext:value-type="float">
            <text:p>834121000</text:p>
          </table:table-cell>
          <table:table-cell office:value-type="float" office:value="826430000" calcext:value-type="float">
            <text:p>826430000</text:p>
          </table:table-cell>
          <table:table-cell office:value-type="float" office:value="834132000" calcext:value-type="float">
            <text:p>834132000</text:p>
          </table:table-cell>
          <table:table-cell office:value-type="float" office:value="825760000" calcext:value-type="float">
            <text:p>825760000</text:p>
          </table:table-cell>
          <table:table-cell office:value-type="float" office:value="829340000" calcext:value-type="float">
            <text:p>829340000</text:p>
          </table:table-cell>
          <table:table-cell office:value-type="float" office:value="834121000" calcext:value-type="float">
            <text:p>834121000</text:p>
          </table:table-cell>
          <table:table-cell office:value-type="float" office:value="829077000" calcext:value-type="float">
            <text:p>829077000</text:p>
          </table:table-cell>
          <table:table-cell office:value-type="float" office:value="834120000" calcext:value-type="float">
            <text:p>834120000</text:p>
          </table:table-cell>
          <table:table-cell office:value-type="float" office:value="829213000" calcext:value-type="float">
            <text:p>829213000</text:p>
          </table:table-cell>
          <table:table-cell office:value-type="float" office:value="834123000" calcext:value-type="float">
            <text:p>834123000</text:p>
          </table:table-cell>
          <table:table-cell office:value-type="float" office:value="829141000" calcext:value-type="float">
            <text:p>829141000</text:p>
          </table:table-cell>
          <table:table-cell office:value-type="float" office:value="829639000" calcext:value-type="float">
            <text:p>829639000</text:p>
          </table:table-cell>
          <table:table-cell office:value-type="float" office:value="829590000" calcext:value-type="float">
            <text:p>829590000</text:p>
          </table:table-cell>
          <table:table-cell office:value-type="float" office:value="819333000" calcext:value-type="float">
            <text:p>819333000</text:p>
          </table:table-cell>
          <table:table-cell office:value-type="float" office:value="834483000" calcext:value-type="float">
            <text:p>834483000</text:p>
          </table:table-cell>
          <table:table-cell office:value-type="float" office:value="829480000" calcext:value-type="float">
            <text:p>829480000</text:p>
          </table:table-cell>
          <table:table-cell office:value-type="float" office:value="818995000" calcext:value-type="float">
            <text:p>818995000</text:p>
          </table:table-cell>
          <table:table-cell office:value-type="float" office:value="834396000" calcext:value-type="float">
            <text:p>834396000</text:p>
          </table:table-cell>
          <table:table-cell office:value-type="float" office:value="829309000" calcext:value-type="float">
            <text:p>829309000</text:p>
          </table:table-cell>
          <table:table-cell office:value-type="float" office:value="831730000" calcext:value-type="float">
            <text:p>831730000</text:p>
          </table:table-cell>
          <table:table-cell office:value-type="float" office:value="819836000" calcext:value-type="float">
            <text:p>819836000</text:p>
          </table:table-cell>
          <table:table-cell office:value-type="float" office:value="834457000" calcext:value-type="float">
            <text:p>834457000</text:p>
          </table:table-cell>
          <table:table-cell office:value-type="float" office:value="829687000" calcext:value-type="float">
            <text:p>829687000</text:p>
          </table:table-cell>
          <table:table-cell office:value-type="float" office:value="831729000" calcext:value-type="float">
            <text:p>831729000</text:p>
          </table:table-cell>
          <table:table-cell office:value-type="float" office:value="819041000" calcext:value-type="float">
            <text:p>819041000</text:p>
          </table:table-cell>
          <table:table-cell office:value-type="float" office:value="829509000" calcext:value-type="float">
            <text:p>829509000</text:p>
          </table:table-cell>
          <table:table-cell office:value-type="float" office:value="834511000" calcext:value-type="float">
            <text:p>834511000</text:p>
          </table:table-cell>
          <table:table-cell office:value-type="float" office:value="831734000" calcext:value-type="float">
            <text:p>831734000</text:p>
          </table:table-cell>
          <table:table-cell office:value-type="float" office:value="818997000" calcext:value-type="float">
            <text:p>818997000</text:p>
          </table:table-cell>
          <table:table-cell office:value-type="float" office:value="829204000" calcext:value-type="float">
            <text:p>829204000</text:p>
          </table:table-cell>
          <table:table-cell office:value-type="float" office:value="831728000" calcext:value-type="float">
            <text:p>831728000</text:p>
          </table:table-cell>
          <table:table-cell office:value-type="float" office:value="834493000" calcext:value-type="float">
            <text:p>834493000</text:p>
          </table:table-cell>
          <table:table-cell office:value-type="float" office:value="819354000" calcext:value-type="float">
            <text:p>819354000</text:p>
          </table:table-cell>
          <table:table-cell office:value-type="float" office:value="829422000" calcext:value-type="float">
            <text:p>829422000</text:p>
          </table:table-cell>
          <table:table-cell office:value-type="float" office:value="831731000" calcext:value-type="float">
            <text:p>831731000</text:p>
          </table:table-cell>
          <table:table-cell office:value-type="float" office:value="834436000" calcext:value-type="float">
            <text:p>834436000</text:p>
          </table:table-cell>
          <table:table-cell office:value-type="float" office:value="819363000" calcext:value-type="float">
            <text:p>819363000</text:p>
          </table:table-cell>
          <table:table-cell office:value-type="float" office:value="829768000" calcext:value-type="float">
            <text:p>829768000</text:p>
          </table:table-cell>
          <table:table-cell office:value-type="float" office:value="831731000" calcext:value-type="float">
            <text:p>831731000</text:p>
          </table:table-cell>
          <table:table-cell office:value-type="float" office:value="834548000" calcext:value-type="float">
            <text:p>834548000</text:p>
          </table:table-cell>
          <table:table-cell office:value-type="float" office:value="818680000" calcext:value-type="float">
            <text:p>818680000</text:p>
          </table:table-cell>
          <table:table-cell office:value-type="float" office:value="829695000" calcext:value-type="float">
            <text:p>829695000</text:p>
          </table:table-cell>
          <table:table-cell office:value-type="float" office:value="819343000" calcext:value-type="float">
            <text:p>819343000</text:p>
          </table:table-cell>
          <table:table-cell office:value-type="float" office:value="831727000" calcext:value-type="float">
            <text:p>831727000</text:p>
          </table:table-cell>
          <table:table-cell office:value-type="float" office:value="834576000" calcext:value-type="float">
            <text:p>834576000</text:p>
          </table:table-cell>
          <table:table-cell office:value-type="float" office:value="829358000" calcext:value-type="float">
            <text:p>829358000</text:p>
          </table:table-cell>
          <table:table-cell office:value-type="float" office:value="819091000" calcext:value-type="float">
            <text:p>819091000</text:p>
          </table:table-cell>
          <table:table-cell office:value-type="float" office:value="831769000" calcext:value-type="float">
            <text:p>831769000</text:p>
          </table:table-cell>
          <table:table-cell office:value-type="float" office:value="834476000" calcext:value-type="float">
            <text:p>834476000</text:p>
          </table:table-cell>
          <table:table-cell office:value-type="float" office:value="828928000" calcext:value-type="float">
            <text:p>828928000</text:p>
          </table:table-cell>
          <table:table-cell office:value-type="float" office:value="818870000" calcext:value-type="float">
            <text:p>818870000</text:p>
          </table:table-cell>
          <table:table-cell office:value-type="float" office:value="831731000" calcext:value-type="float">
            <text:p>831731000</text:p>
          </table:table-cell>
          <table:table-cell office:value-type="float" office:value="829219000" calcext:value-type="float">
            <text:p>829219000</text:p>
          </table:table-cell>
          <table:table-cell office:value-type="float" office:value="834495000" calcext:value-type="float">
            <text:p>834495000</text:p>
          </table:table-cell>
          <table:table-cell office:value-type="float" office:value="819119000" calcext:value-type="float">
            <text:p>819119000</text:p>
          </table:table-cell>
          <table:table-cell office:value-type="float" office:value="831731000" calcext:value-type="float">
            <text:p>831731000</text:p>
          </table:table-cell>
          <table:table-cell office:value-type="float" office:value="829629000" calcext:value-type="float">
            <text:p>829629000</text:p>
          </table:table-cell>
          <table:table-cell office:value-type="float" office:value="834449000" calcext:value-type="float">
            <text:p>834449000</text:p>
          </table:table-cell>
          <table:table-cell office:value-type="float" office:value="818332000" calcext:value-type="float">
            <text:p>818332000</text:p>
          </table:table-cell>
          <table:table-cell office:value-type="float" office:value="831731000" calcext:value-type="float">
            <text:p>831731000</text:p>
          </table:table-cell>
          <table:table-cell office:value-type="float" office:value="829345000" calcext:value-type="float">
            <text:p>829345000</text:p>
          </table:table-cell>
          <table:table-cell office:value-type="float" office:value="834468000" calcext:value-type="float">
            <text:p>834468000</text:p>
          </table:table-cell>
          <table:table-cell office:value-type="float" office:value="819268000" calcext:value-type="float">
            <text:p>819268000</text:p>
          </table:table-cell>
          <table:table-cell office:value-type="float" office:value="829175000" calcext:value-type="float">
            <text:p>829175000</text:p>
          </table:table-cell>
          <table:table-cell office:value-type="float" office:value="832020000" calcext:value-type="float">
            <text:p>832020000</text:p>
          </table:table-cell>
          <table:table-cell office:value-type="float" office:value="818882000" calcext:value-type="float">
            <text:p>818882000</text:p>
          </table:table-cell>
          <table:table-cell office:value-type="float" office:value="834518000" calcext:value-type="float">
            <text:p>834518000</text:p>
          </table:table-cell>
          <table:table-cell office:value-type="float" office:value="831730000" calcext:value-type="float">
            <text:p>831730000</text:p>
          </table:table-cell>
          <table:table-cell office:value-type="float" office:value="819954000" calcext:value-type="float">
            <text:p>819954000</text:p>
          </table:table-cell>
          <table:table-cell office:value-type="float" office:value="834372000" calcext:value-type="float">
            <text:p>834372000</text:p>
          </table:table-cell>
          <table:table-cell office:value-type="float" office:value="831778000" calcext:value-type="float">
            <text:p>831778000</text:p>
          </table:table-cell>
          <table:table-cell office:value-type="float" office:value="819679000" calcext:value-type="float">
            <text:p>819679000</text:p>
          </table:table-cell>
          <table:table-cell office:value-type="float" office:value="834469000" calcext:value-type="float">
            <text:p>834469000</text:p>
          </table:table-cell>
          <table:table-cell office:value-type="float" office:value="831757000" calcext:value-type="float">
            <text:p>831757000</text:p>
          </table:table-cell>
          <table:table-cell office:value-type="float" office:value="819580000" calcext:value-type="float">
            <text:p>819580000</text:p>
          </table:table-cell>
          <table:table-cell office:value-type="float" office:value="834492000" calcext:value-type="float">
            <text:p>834492000</text:p>
          </table:table-cell>
          <table:table-cell office:value-type="float" office:value="831731000" calcext:value-type="float">
            <text:p>831731000</text:p>
          </table:table-cell>
          <table:table-cell office:value-type="float" office:value="819492000" calcext:value-type="float">
            <text:p>819492000</text:p>
          </table:table-cell>
          <table:table-cell office:value-type="float" office:value="834456000" calcext:value-type="float">
            <text:p>834456000</text:p>
          </table:table-cell>
          <table:table-cell office:value-type="float" office:value="819146000" calcext:value-type="float">
            <text:p>819146000</text:p>
          </table:table-cell>
          <table:table-cell office:value-type="float" office:value="831728000" calcext:value-type="float">
            <text:p>831728000</text:p>
          </table:table-cell>
          <table:table-cell office:value-type="float" office:value="834500000" calcext:value-type="float">
            <text:p>834500000</text:p>
          </table:table-cell>
          <table:table-cell office:value-type="float" office:value="831730000" calcext:value-type="float">
            <text:p>831730000</text:p>
          </table:table-cell>
          <table:table-cell office:value-type="float" office:value="834522000" calcext:value-type="float">
            <text:p>834522000</text:p>
          </table:table-cell>
          <table:table-cell office:value-type="float" office:value="831731000" calcext:value-type="float">
            <text:p>831731000</text:p>
          </table:table-cell>
          <table:table-cell office:value-type="float" office:value="834478000" calcext:value-type="float">
            <text:p>834478000</text:p>
          </table:table-cell>
          <table:table-cell office:value-type="float" office:value="831755000" calcext:value-type="float">
            <text:p>831755000</text:p>
          </table:table-cell>
          <table:table-cell table:number-columns-repeated="3" office:value-type="float" office:value="835998000" calcext:value-type="float">
            <text:p>835998000</text:p>
          </table:table-cell>
          <table:table-cell office:value-type="float" office:value="835733000" calcext:value-type="float">
            <text:p>835733000</text:p>
          </table:table-cell>
          <table:table-cell office:value-type="float" office:value="832589000" calcext:value-type="float">
            <text:p>832589000</text:p>
          </table:table-cell>
          <table:table-cell office:value-type="float" office:value="835998000" calcext:value-type="float">
            <text:p>835998000</text:p>
          </table:table-cell>
          <table:table-cell office:value-type="float" office:value="835733000" calcext:value-type="float">
            <text:p>835733000</text:p>
          </table:table-cell>
          <table:table-cell office:value-type="float" office:value="832667000" calcext:value-type="float">
            <text:p>832667000</text:p>
          </table:table-cell>
          <table:table-cell office:value-type="float" office:value="835998000" calcext:value-type="float">
            <text:p>835998000</text:p>
          </table:table-cell>
          <table:table-cell office:value-type="float" office:value="835733000" calcext:value-type="float">
            <text:p>835733000</text:p>
          </table:table-cell>
          <table:table-cell office:value-type="float" office:value="831120000" calcext:value-type="float">
            <text:p>831120000</text:p>
          </table:table-cell>
          <table:table-cell office:value-type="float" office:value="832658000" calcext:value-type="float">
            <text:p>832658000</text:p>
          </table:table-cell>
          <table:table-cell office:value-type="float" office:value="835998000" calcext:value-type="float">
            <text:p>835998000</text:p>
          </table:table-cell>
          <table:table-cell office:value-type="float" office:value="831122000" calcext:value-type="float">
            <text:p>831122000</text:p>
          </table:table-cell>
          <table:table-cell office:value-type="float" office:value="835733000" calcext:value-type="float">
            <text:p>835733000</text:p>
          </table:table-cell>
          <table:table-cell office:value-type="float" office:value="835998000" calcext:value-type="float">
            <text:p>835998000</text:p>
          </table:table-cell>
          <table:table-cell office:value-type="float" office:value="832629000" calcext:value-type="float">
            <text:p>832629000</text:p>
          </table:table-cell>
          <table:table-cell office:value-type="float" office:value="831120000" calcext:value-type="float">
            <text:p>831120000</text:p>
          </table:table-cell>
          <table:table-cell office:value-type="float" office:value="835998000" calcext:value-type="float">
            <text:p>835998000</text:p>
          </table:table-cell>
          <table:table-cell office:value-type="float" office:value="835733000" calcext:value-type="float">
            <text:p>835733000</text:p>
          </table:table-cell>
          <table:table-cell office:value-type="float" office:value="832630000" calcext:value-type="float">
            <text:p>832630000</text:p>
          </table:table-cell>
          <table:table-cell office:value-type="float" office:value="835998000" calcext:value-type="float">
            <text:p>835998000</text:p>
          </table:table-cell>
          <table:table-cell office:value-type="float" office:value="831122000" calcext:value-type="float">
            <text:p>831122000</text:p>
          </table:table-cell>
          <table:table-cell office:value-type="float" office:value="835733000" calcext:value-type="float">
            <text:p>835733000</text:p>
          </table:table-cell>
          <table:table-cell office:value-type="float" office:value="832657000" calcext:value-type="float">
            <text:p>832657000</text:p>
          </table:table-cell>
          <table:table-cell office:value-type="float" office:value="835998000" calcext:value-type="float">
            <text:p>835998000</text:p>
          </table:table-cell>
          <table:table-cell office:value-type="float" office:value="831125000" calcext:value-type="float">
            <text:p>831125000</text:p>
          </table:table-cell>
          <table:table-cell office:value-type="float" office:value="835733000" calcext:value-type="float">
            <text:p>835733000</text:p>
          </table:table-cell>
          <table:table-cell office:value-type="float" office:value="832630000" calcext:value-type="float">
            <text:p>832630000</text:p>
          </table:table-cell>
          <table:table-cell office:value-type="float" office:value="835998000" calcext:value-type="float">
            <text:p>835998000</text:p>
          </table:table-cell>
          <table:table-cell office:value-type="float" office:value="831122000" calcext:value-type="float">
            <text:p>831122000</text:p>
          </table:table-cell>
          <table:table-cell office:value-type="float" office:value="835733000" calcext:value-type="float">
            <text:p>835733000</text:p>
          </table:table-cell>
          <table:table-cell office:value-type="float" office:value="832668000" calcext:value-type="float">
            <text:p>832668000</text:p>
          </table:table-cell>
          <table:table-cell office:value-type="float" office:value="835998000" calcext:value-type="float">
            <text:p>835998000</text:p>
          </table:table-cell>
          <table:table-cell office:value-type="float" office:value="831122000" calcext:value-type="float">
            <text:p>831122000</text:p>
          </table:table-cell>
          <table:table-cell office:value-type="float" office:value="832612000" calcext:value-type="float">
            <text:p>832612000</text:p>
          </table:table-cell>
          <table:table-cell office:value-type="float" office:value="835733000" calcext:value-type="float">
            <text:p>835733000</text:p>
          </table:table-cell>
          <table:table-cell office:value-type="float" office:value="835998000" calcext:value-type="float">
            <text:p>835998000</text:p>
          </table:table-cell>
          <table:table-cell office:value-type="float" office:value="831122000" calcext:value-type="float">
            <text:p>831122000</text:p>
          </table:table-cell>
          <table:table-cell office:value-type="float" office:value="835998000" calcext:value-type="float">
            <text:p>835998000</text:p>
          </table:table-cell>
          <table:table-cell office:value-type="float" office:value="832719000" calcext:value-type="float">
            <text:p>832719000</text:p>
          </table:table-cell>
          <table:table-cell office:value-type="float" office:value="835733000" calcext:value-type="float">
            <text:p>835733000</text:p>
          </table:table-cell>
          <table:table-cell office:value-type="float" office:value="831125000" calcext:value-type="float">
            <text:p>831125000</text:p>
          </table:table-cell>
          <table:table-cell office:value-type="float" office:value="835998000" calcext:value-type="float">
            <text:p>835998000</text:p>
          </table:table-cell>
          <table:table-cell office:value-type="float" office:value="832591000" calcext:value-type="float">
            <text:p>832591000</text:p>
          </table:table-cell>
          <table:table-cell office:value-type="float" office:value="835733000" calcext:value-type="float">
            <text:p>835733000</text:p>
          </table:table-cell>
          <table:table-cell office:value-type="float" office:value="831125000" calcext:value-type="float">
            <text:p>831125000</text:p>
          </table:table-cell>
          <table:table-cell office:value-type="float" office:value="835998000" calcext:value-type="float">
            <text:p>835998000</text:p>
          </table:table-cell>
          <table:table-cell office:value-type="float" office:value="832727000" calcext:value-type="float">
            <text:p>832727000</text:p>
          </table:table-cell>
          <table:table-cell office:value-type="float" office:value="835733000" calcext:value-type="float">
            <text:p>835733000</text:p>
          </table:table-cell>
          <table:table-cell office:value-type="float" office:value="831125000" calcext:value-type="float">
            <text:p>831125000</text:p>
          </table:table-cell>
          <table:table-cell office:value-type="float" office:value="835998000" calcext:value-type="float">
            <text:p>835998000</text:p>
          </table:table-cell>
          <table:table-cell office:value-type="float" office:value="832695000" calcext:value-type="float">
            <text:p>832695000</text:p>
          </table:table-cell>
          <table:table-cell office:value-type="float" office:value="835733000" calcext:value-type="float">
            <text:p>835733000</text:p>
          </table:table-cell>
          <table:table-cell office:value-type="float" office:value="831125000" calcext:value-type="float">
            <text:p>831125000</text:p>
          </table:table-cell>
          <table:table-cell office:value-type="float" office:value="835998000" calcext:value-type="float">
            <text:p>835998000</text:p>
          </table:table-cell>
          <table:table-cell office:value-type="float" office:value="832749000" calcext:value-type="float">
            <text:p>832749000</text:p>
          </table:table-cell>
          <table:table-cell office:value-type="float" office:value="835998000" calcext:value-type="float">
            <text:p>835998000</text:p>
          </table:table-cell>
          <table:table-cell office:value-type="float" office:value="835733000" calcext:value-type="float">
            <text:p>835733000</text:p>
          </table:table-cell>
          <table:table-cell office:value-type="float" office:value="831125000" calcext:value-type="float">
            <text:p>831125000</text:p>
          </table:table-cell>
          <table:table-cell office:value-type="float" office:value="832485000" calcext:value-type="float">
            <text:p>832485000</text:p>
          </table:table-cell>
          <table:table-cell office:value-type="float" office:value="835998000" calcext:value-type="float">
            <text:p>835998000</text:p>
          </table:table-cell>
          <table:table-cell office:value-type="float" office:value="831122000" calcext:value-type="float">
            <text:p>831122000</text:p>
          </table:table-cell>
          <table:table-cell office:value-type="float" office:value="835733000" calcext:value-type="float">
            <text:p>835733000</text:p>
          </table:table-cell>
          <table:table-cell office:value-type="float" office:value="832610000" calcext:value-type="float">
            <text:p>832610000</text:p>
          </table:table-cell>
          <table:table-cell office:value-type="float" office:value="831122000" calcext:value-type="float">
            <text:p>831122000</text:p>
          </table:table-cell>
          <table:table-cell office:value-type="float" office:value="835733000" calcext:value-type="float">
            <text:p>835733000</text:p>
          </table:table-cell>
          <table:table-cell office:value-type="float" office:value="832663000" calcext:value-type="float">
            <text:p>832663000</text:p>
          </table:table-cell>
          <table:table-cell office:value-type="float" office:value="831122000" calcext:value-type="float">
            <text:p>831122000</text:p>
          </table:table-cell>
          <table:table-cell office:value-type="float" office:value="835733000" calcext:value-type="float">
            <text:p>835733000</text:p>
          </table:table-cell>
          <table:table-cell office:value-type="float" office:value="832559000" calcext:value-type="float">
            <text:p>832559000</text:p>
          </table:table-cell>
          <table:table-cell office:value-type="float" office:value="831122000" calcext:value-type="float">
            <text:p>831122000</text:p>
          </table:table-cell>
          <table:table-cell office:value-type="float" office:value="835733000" calcext:value-type="float">
            <text:p>835733000</text:p>
          </table:table-cell>
          <table:table-cell office:value-type="float" office:value="832661000" calcext:value-type="float">
            <text:p>832661000</text:p>
          </table:table-cell>
          <table:table-cell office:value-type="float" office:value="831120000" calcext:value-type="float">
            <text:p>831120000</text:p>
          </table:table-cell>
          <table:table-cell office:value-type="float" office:value="835733000" calcext:value-type="float">
            <text:p>835733000</text:p>
          </table:table-cell>
          <table:table-cell office:value-type="float" office:value="832720000" calcext:value-type="float">
            <text:p>832720000</text:p>
          </table:table-cell>
          <table:table-cell office:value-type="float" office:value="831120000" calcext:value-type="float">
            <text:p>831120000</text:p>
          </table:table-cell>
          <table:table-cell office:value-type="float" office:value="835733000" calcext:value-type="float">
            <text:p>835733000</text:p>
          </table:table-cell>
          <table:table-cell office:value-type="float" office:value="831122000" calcext:value-type="float">
            <text:p>831122000</text:p>
          </table:table-cell>
          <table:table-cell table:number-columns-repeated="22" office:value-type="float" office:value="837765000" calcext:value-type="float">
            <text:p>837765000</text:p>
          </table:table-cell>
          <table:table-cell table:number-columns-repeated="2"/>
          <table:table-cell table:formula="of:=MAX([.A11:.MD11])" office:value-type="float" office:value="837765000" calcext:value-type="float">
            <text:p>837765000</text:p>
          </table:table-cell>
          <table:table-cell table:number-columns-repeated="3"/>
        </table:table-row>
        <table:table-row table:style-name="ro1">
          <table:table-cell office:value-type="float" office:value="817290000" calcext:value-type="float">
            <text:p>817290000</text:p>
          </table:table-cell>
          <table:table-cell office:value-type="float" office:value="810289000" calcext:value-type="float">
            <text:p>810289000</text:p>
          </table:table-cell>
          <table:table-cell office:value-type="float" office:value="827282000" calcext:value-type="float">
            <text:p>827282000</text:p>
          </table:table-cell>
          <table:table-cell office:value-type="float" office:value="825511000" calcext:value-type="float">
            <text:p>825511000</text:p>
          </table:table-cell>
          <table:table-cell office:value-type="float" office:value="815893000" calcext:value-type="float">
            <text:p>815893000</text:p>
          </table:table-cell>
          <table:table-cell office:value-type="float" office:value="824614000" calcext:value-type="float">
            <text:p>824614000</text:p>
          </table:table-cell>
          <table:table-cell office:value-type="float" office:value="809130000" calcext:value-type="float">
            <text:p>809130000</text:p>
          </table:table-cell>
          <table:table-cell office:value-type="float" office:value="827267000" calcext:value-type="float">
            <text:p>827267000</text:p>
          </table:table-cell>
          <table:table-cell office:value-type="float" office:value="816490000" calcext:value-type="float">
            <text:p>816490000</text:p>
          </table:table-cell>
          <table:table-cell office:value-type="float" office:value="825069000" calcext:value-type="float">
            <text:p>825069000</text:p>
          </table:table-cell>
          <table:table-cell office:value-type="float" office:value="809159000" calcext:value-type="float">
            <text:p>809159000</text:p>
          </table:table-cell>
          <table:table-cell office:value-type="float" office:value="826981000" calcext:value-type="float">
            <text:p>826981000</text:p>
          </table:table-cell>
          <table:table-cell office:value-type="float" office:value="817865000" calcext:value-type="float">
            <text:p>817865000</text:p>
          </table:table-cell>
          <table:table-cell office:value-type="float" office:value="825635000" calcext:value-type="float">
            <text:p>825635000</text:p>
          </table:table-cell>
          <table:table-cell office:value-type="float" office:value="810569000" calcext:value-type="float">
            <text:p>810569000</text:p>
          </table:table-cell>
          <table:table-cell office:value-type="float" office:value="827660000" calcext:value-type="float">
            <text:p>827660000</text:p>
          </table:table-cell>
          <table:table-cell office:value-type="float" office:value="816797000" calcext:value-type="float">
            <text:p>816797000</text:p>
          </table:table-cell>
          <table:table-cell office:value-type="float" office:value="825322000" calcext:value-type="float">
            <text:p>825322000</text:p>
          </table:table-cell>
          <table:table-cell office:value-type="float" office:value="809129000" calcext:value-type="float">
            <text:p>809129000</text:p>
          </table:table-cell>
          <table:table-cell office:value-type="float" office:value="827580000" calcext:value-type="float">
            <text:p>827580000</text:p>
          </table:table-cell>
          <table:table-cell office:value-type="float" office:value="817922000" calcext:value-type="float">
            <text:p>817922000</text:p>
          </table:table-cell>
          <table:table-cell office:value-type="float" office:value="823907000" calcext:value-type="float">
            <text:p>823907000</text:p>
          </table:table-cell>
          <table:table-cell office:value-type="float" office:value="810951000" calcext:value-type="float">
            <text:p>810951000</text:p>
          </table:table-cell>
          <table:table-cell office:value-type="float" office:value="827605000" calcext:value-type="float">
            <text:p>827605000</text:p>
          </table:table-cell>
          <table:table-cell office:value-type="float" office:value="816905000" calcext:value-type="float">
            <text:p>816905000</text:p>
          </table:table-cell>
          <table:table-cell office:value-type="float" office:value="824626000" calcext:value-type="float">
            <text:p>824626000</text:p>
          </table:table-cell>
          <table:table-cell office:value-type="float" office:value="811479000" calcext:value-type="float">
            <text:p>811479000</text:p>
          </table:table-cell>
          <table:table-cell office:value-type="float" office:value="815658000" calcext:value-type="float">
            <text:p>815658000</text:p>
          </table:table-cell>
          <table:table-cell office:value-type="float" office:value="827421000" calcext:value-type="float">
            <text:p>827421000</text:p>
          </table:table-cell>
          <table:table-cell office:value-type="float" office:value="824266000" calcext:value-type="float">
            <text:p>824266000</text:p>
          </table:table-cell>
          <table:table-cell office:value-type="float" office:value="811549000" calcext:value-type="float">
            <text:p>811549000</text:p>
          </table:table-cell>
          <table:table-cell office:value-type="float" office:value="816718000" calcext:value-type="float">
            <text:p>816718000</text:p>
          </table:table-cell>
          <table:table-cell office:value-type="float" office:value="826996000" calcext:value-type="float">
            <text:p>826996000</text:p>
          </table:table-cell>
          <table:table-cell office:value-type="float" office:value="824608000" calcext:value-type="float">
            <text:p>824608000</text:p>
          </table:table-cell>
          <table:table-cell office:value-type="float" office:value="809433000" calcext:value-type="float">
            <text:p>809433000</text:p>
          </table:table-cell>
          <table:table-cell office:value-type="float" office:value="817262000" calcext:value-type="float">
            <text:p>817262000</text:p>
          </table:table-cell>
          <table:table-cell office:value-type="float" office:value="825046000" calcext:value-type="float">
            <text:p>825046000</text:p>
          </table:table-cell>
          <table:table-cell office:value-type="float" office:value="827282000" calcext:value-type="float">
            <text:p>827282000</text:p>
          </table:table-cell>
          <table:table-cell office:value-type="float" office:value="809258000" calcext:value-type="float">
            <text:p>809258000</text:p>
          </table:table-cell>
          <table:table-cell office:value-type="float" office:value="815188000" calcext:value-type="float">
            <text:p>815188000</text:p>
          </table:table-cell>
          <table:table-cell office:value-type="float" office:value="824865000" calcext:value-type="float">
            <text:p>824865000</text:p>
          </table:table-cell>
          <table:table-cell office:value-type="float" office:value="827174000" calcext:value-type="float">
            <text:p>827174000</text:p>
          </table:table-cell>
          <table:table-cell office:value-type="float" office:value="808703000" calcext:value-type="float">
            <text:p>808703000</text:p>
          </table:table-cell>
          <table:table-cell office:value-type="float" office:value="816988000" calcext:value-type="float">
            <text:p>816988000</text:p>
          </table:table-cell>
          <table:table-cell office:value-type="float" office:value="825205000" calcext:value-type="float">
            <text:p>825205000</text:p>
          </table:table-cell>
          <table:table-cell office:value-type="float" office:value="807517000" calcext:value-type="float">
            <text:p>807517000</text:p>
          </table:table-cell>
          <table:table-cell office:value-type="float" office:value="817944000" calcext:value-type="float">
            <text:p>817944000</text:p>
          </table:table-cell>
          <table:table-cell office:value-type="float" office:value="826965000" calcext:value-type="float">
            <text:p>826965000</text:p>
          </table:table-cell>
          <table:table-cell office:value-type="float" office:value="824913000" calcext:value-type="float">
            <text:p>824913000</text:p>
          </table:table-cell>
          <table:table-cell office:value-type="float" office:value="808751000" calcext:value-type="float">
            <text:p>808751000</text:p>
          </table:table-cell>
          <table:table-cell office:value-type="float" office:value="817425000" calcext:value-type="float">
            <text:p>817425000</text:p>
          </table:table-cell>
          <table:table-cell office:value-type="float" office:value="828065000" calcext:value-type="float">
            <text:p>828065000</text:p>
          </table:table-cell>
          <table:table-cell office:value-type="float" office:value="825521000" calcext:value-type="float">
            <text:p>825521000</text:p>
          </table:table-cell>
          <table:table-cell office:value-type="float" office:value="810670000" calcext:value-type="float">
            <text:p>810670000</text:p>
          </table:table-cell>
          <table:table-cell office:value-type="float" office:value="817718000" calcext:value-type="float">
            <text:p>817718000</text:p>
          </table:table-cell>
          <table:table-cell office:value-type="float" office:value="827060000" calcext:value-type="float">
            <text:p>827060000</text:p>
          </table:table-cell>
          <table:table-cell office:value-type="float" office:value="824431000" calcext:value-type="float">
            <text:p>824431000</text:p>
          </table:table-cell>
          <table:table-cell office:value-type="float" office:value="817316000" calcext:value-type="float">
            <text:p>817316000</text:p>
          </table:table-cell>
          <table:table-cell office:value-type="float" office:value="808447000" calcext:value-type="float">
            <text:p>808447000</text:p>
          </table:table-cell>
          <table:table-cell office:value-type="float" office:value="827275000" calcext:value-type="float">
            <text:p>827275000</text:p>
          </table:table-cell>
          <table:table-cell office:value-type="float" office:value="824779000" calcext:value-type="float">
            <text:p>824779000</text:p>
          </table:table-cell>
          <table:table-cell office:value-type="float" office:value="817591000" calcext:value-type="float">
            <text:p>817591000</text:p>
          </table:table-cell>
          <table:table-cell office:value-type="float" office:value="811440000" calcext:value-type="float">
            <text:p>811440000</text:p>
          </table:table-cell>
          <table:table-cell office:value-type="float" office:value="827746000" calcext:value-type="float">
            <text:p>827746000</text:p>
          </table:table-cell>
          <table:table-cell office:value-type="float" office:value="817323000" calcext:value-type="float">
            <text:p>817323000</text:p>
          </table:table-cell>
          <table:table-cell office:value-type="float" office:value="824311000" calcext:value-type="float">
            <text:p>824311000</text:p>
          </table:table-cell>
          <table:table-cell office:value-type="float" office:value="808798000" calcext:value-type="float">
            <text:p>808798000</text:p>
          </table:table-cell>
          <table:table-cell office:value-type="float" office:value="816936000" calcext:value-type="float">
            <text:p>816936000</text:p>
          </table:table-cell>
          <table:table-cell office:value-type="float" office:value="825253000" calcext:value-type="float">
            <text:p>825253000</text:p>
          </table:table-cell>
          <table:table-cell office:value-type="float" office:value="827520000" calcext:value-type="float">
            <text:p>827520000</text:p>
          </table:table-cell>
          <table:table-cell office:value-type="float" office:value="810205000" calcext:value-type="float">
            <text:p>810205000</text:p>
          </table:table-cell>
          <table:table-cell office:value-type="float" office:value="815179000" calcext:value-type="float">
            <text:p>815179000</text:p>
          </table:table-cell>
          <table:table-cell office:value-type="float" office:value="825342000" calcext:value-type="float">
            <text:p>825342000</text:p>
          </table:table-cell>
          <table:table-cell office:value-type="float" office:value="827162000" calcext:value-type="float">
            <text:p>827162000</text:p>
          </table:table-cell>
          <table:table-cell office:value-type="float" office:value="808196000" calcext:value-type="float">
            <text:p>808196000</text:p>
          </table:table-cell>
          <table:table-cell office:value-type="float" office:value="824800000" calcext:value-type="float">
            <text:p>824800000</text:p>
          </table:table-cell>
          <table:table-cell office:value-type="float" office:value="826862000" calcext:value-type="float">
            <text:p>826862000</text:p>
          </table:table-cell>
          <table:table-cell office:value-type="float" office:value="811414000" calcext:value-type="float">
            <text:p>811414000</text:p>
          </table:table-cell>
          <table:table-cell office:value-type="float" office:value="827344000" calcext:value-type="float">
            <text:p>827344000</text:p>
          </table:table-cell>
          <table:table-cell office:value-type="float" office:value="827393000" calcext:value-type="float">
            <text:p>827393000</text:p>
          </table:table-cell>
          <table:table-cell office:value-type="float" office:value="828758000" calcext:value-type="float">
            <text:p>828758000</text:p>
          </table:table-cell>
          <table:table-cell office:value-type="float" office:value="833158000" calcext:value-type="float">
            <text:p>833158000</text:p>
          </table:table-cell>
          <table:table-cell office:value-type="float" office:value="809369000" calcext:value-type="float">
            <text:p>809369000</text:p>
          </table:table-cell>
          <table:table-cell office:value-type="float" office:value="828705000" calcext:value-type="float">
            <text:p>828705000</text:p>
          </table:table-cell>
          <table:table-cell office:value-type="float" office:value="810476000" calcext:value-type="float">
            <text:p>810476000</text:p>
          </table:table-cell>
          <table:table-cell office:value-type="float" office:value="833157000" calcext:value-type="float">
            <text:p>833157000</text:p>
          </table:table-cell>
          <table:table-cell office:value-type="float" office:value="828702000" calcext:value-type="float">
            <text:p>828702000</text:p>
          </table:table-cell>
          <table:table-cell office:value-type="float" office:value="808522000" calcext:value-type="float">
            <text:p>808522000</text:p>
          </table:table-cell>
          <table:table-cell office:value-type="float" office:value="833157000" calcext:value-type="float">
            <text:p>833157000</text:p>
          </table:table-cell>
          <table:table-cell office:value-type="float" office:value="828755000" calcext:value-type="float">
            <text:p>828755000</text:p>
          </table:table-cell>
          <table:table-cell office:value-type="float" office:value="810504000" calcext:value-type="float">
            <text:p>810504000</text:p>
          </table:table-cell>
          <table:table-cell office:value-type="float" office:value="833158000" calcext:value-type="float">
            <text:p>833158000</text:p>
          </table:table-cell>
          <table:table-cell office:value-type="float" office:value="834935000" calcext:value-type="float">
            <text:p>834935000</text:p>
          </table:table-cell>
          <table:table-cell office:value-type="float" office:value="828732000" calcext:value-type="float">
            <text:p>828732000</text:p>
          </table:table-cell>
          <table:table-cell office:value-type="float" office:value="810181000" calcext:value-type="float">
            <text:p>810181000</text:p>
          </table:table-cell>
          <table:table-cell office:value-type="float" office:value="833158000" calcext:value-type="float">
            <text:p>833158000</text:p>
          </table:table-cell>
          <table:table-cell office:value-type="float" office:value="834941000" calcext:value-type="float">
            <text:p>834941000</text:p>
          </table:table-cell>
          <table:table-cell office:value-type="float" office:value="828739000" calcext:value-type="float">
            <text:p>828739000</text:p>
          </table:table-cell>
          <table:table-cell office:value-type="float" office:value="810760000" calcext:value-type="float">
            <text:p>810760000</text:p>
          </table:table-cell>
          <table:table-cell office:value-type="float" office:value="833158000" calcext:value-type="float">
            <text:p>833158000</text:p>
          </table:table-cell>
          <table:table-cell office:value-type="float" office:value="834940000" calcext:value-type="float">
            <text:p>834940000</text:p>
          </table:table-cell>
          <table:table-cell office:value-type="float" office:value="808927000" calcext:value-type="float">
            <text:p>808927000</text:p>
          </table:table-cell>
          <table:table-cell office:value-type="float" office:value="828757000" calcext:value-type="float">
            <text:p>828757000</text:p>
          </table:table-cell>
          <table:table-cell office:value-type="float" office:value="833158000" calcext:value-type="float">
            <text:p>833158000</text:p>
          </table:table-cell>
          <table:table-cell office:value-type="float" office:value="834940000" calcext:value-type="float">
            <text:p>834940000</text:p>
          </table:table-cell>
          <table:table-cell office:value-type="float" office:value="809257000" calcext:value-type="float">
            <text:p>809257000</text:p>
          </table:table-cell>
          <table:table-cell office:value-type="float" office:value="828742000" calcext:value-type="float">
            <text:p>828742000</text:p>
          </table:table-cell>
          <table:table-cell office:value-type="float" office:value="833158000" calcext:value-type="float">
            <text:p>833158000</text:p>
          </table:table-cell>
          <table:table-cell office:value-type="float" office:value="834943000" calcext:value-type="float">
            <text:p>834943000</text:p>
          </table:table-cell>
          <table:table-cell office:value-type="float" office:value="808158000" calcext:value-type="float">
            <text:p>808158000</text:p>
          </table:table-cell>
          <table:table-cell office:value-type="float" office:value="828688000" calcext:value-type="float">
            <text:p>828688000</text:p>
          </table:table-cell>
          <table:table-cell office:value-type="float" office:value="833158000" calcext:value-type="float">
            <text:p>833158000</text:p>
          </table:table-cell>
          <table:table-cell office:value-type="float" office:value="834941000" calcext:value-type="float">
            <text:p>834941000</text:p>
          </table:table-cell>
          <table:table-cell office:value-type="float" office:value="808893000" calcext:value-type="float">
            <text:p>808893000</text:p>
          </table:table-cell>
          <table:table-cell office:value-type="float" office:value="828734000" calcext:value-type="float">
            <text:p>828734000</text:p>
          </table:table-cell>
          <table:table-cell office:value-type="float" office:value="833158000" calcext:value-type="float">
            <text:p>833158000</text:p>
          </table:table-cell>
          <table:table-cell office:value-type="float" office:value="809949000" calcext:value-type="float">
            <text:p>809949000</text:p>
          </table:table-cell>
          <table:table-cell office:value-type="float" office:value="834935000" calcext:value-type="float">
            <text:p>834935000</text:p>
          </table:table-cell>
          <table:table-cell office:value-type="float" office:value="828737000" calcext:value-type="float">
            <text:p>828737000</text:p>
          </table:table-cell>
          <table:table-cell office:value-type="float" office:value="833158000" calcext:value-type="float">
            <text:p>833158000</text:p>
          </table:table-cell>
          <table:table-cell office:value-type="float" office:value="809688000" calcext:value-type="float">
            <text:p>809688000</text:p>
          </table:table-cell>
          <table:table-cell office:value-type="float" office:value="834943000" calcext:value-type="float">
            <text:p>834943000</text:p>
          </table:table-cell>
          <table:table-cell office:value-type="float" office:value="828750000" calcext:value-type="float">
            <text:p>828750000</text:p>
          </table:table-cell>
          <table:table-cell office:value-type="float" office:value="809874000" calcext:value-type="float">
            <text:p>809874000</text:p>
          </table:table-cell>
          <table:table-cell office:value-type="float" office:value="833158000" calcext:value-type="float">
            <text:p>833158000</text:p>
          </table:table-cell>
          <table:table-cell office:value-type="float" office:value="834935000" calcext:value-type="float">
            <text:p>834935000</text:p>
          </table:table-cell>
          <table:table-cell office:value-type="float" office:value="828747000" calcext:value-type="float">
            <text:p>828747000</text:p>
          </table:table-cell>
          <table:table-cell office:value-type="float" office:value="810461000" calcext:value-type="float">
            <text:p>810461000</text:p>
          </table:table-cell>
          <table:table-cell office:value-type="float" office:value="833158000" calcext:value-type="float">
            <text:p>833158000</text:p>
          </table:table-cell>
          <table:table-cell office:value-type="float" office:value="834940000" calcext:value-type="float">
            <text:p>834940000</text:p>
          </table:table-cell>
          <table:table-cell office:value-type="float" office:value="828759000" calcext:value-type="float">
            <text:p>828759000</text:p>
          </table:table-cell>
          <table:table-cell office:value-type="float" office:value="810855000" calcext:value-type="float">
            <text:p>810855000</text:p>
          </table:table-cell>
          <table:table-cell office:value-type="float" office:value="833158000" calcext:value-type="float">
            <text:p>833158000</text:p>
          </table:table-cell>
          <table:table-cell office:value-type="float" office:value="834940000" calcext:value-type="float">
            <text:p>834940000</text:p>
          </table:table-cell>
          <table:table-cell office:value-type="float" office:value="828753000" calcext:value-type="float">
            <text:p>828753000</text:p>
          </table:table-cell>
          <table:table-cell office:value-type="float" office:value="810921000" calcext:value-type="float">
            <text:p>810921000</text:p>
          </table:table-cell>
          <table:table-cell office:value-type="float" office:value="833158000" calcext:value-type="float">
            <text:p>833158000</text:p>
          </table:table-cell>
          <table:table-cell office:value-type="float" office:value="834938000" calcext:value-type="float">
            <text:p>834938000</text:p>
          </table:table-cell>
          <table:table-cell office:value-type="float" office:value="828781000" calcext:value-type="float">
            <text:p>828781000</text:p>
          </table:table-cell>
          <table:table-cell office:value-type="float" office:value="811349000" calcext:value-type="float">
            <text:p>811349000</text:p>
          </table:table-cell>
          <table:table-cell office:value-type="float" office:value="833158000" calcext:value-type="float">
            <text:p>833158000</text:p>
          </table:table-cell>
          <table:table-cell office:value-type="float" office:value="834938000" calcext:value-type="float">
            <text:p>834938000</text:p>
          </table:table-cell>
          <table:table-cell office:value-type="float" office:value="828715000" calcext:value-type="float">
            <text:p>828715000</text:p>
          </table:table-cell>
          <table:table-cell office:value-type="float" office:value="810207000" calcext:value-type="float">
            <text:p>810207000</text:p>
          </table:table-cell>
          <table:table-cell office:value-type="float" office:value="833158000" calcext:value-type="float">
            <text:p>833158000</text:p>
          </table:table-cell>
          <table:table-cell office:value-type="float" office:value="834939000" calcext:value-type="float">
            <text:p>834939000</text:p>
          </table:table-cell>
          <table:table-cell office:value-type="float" office:value="828689000" calcext:value-type="float">
            <text:p>828689000</text:p>
          </table:table-cell>
          <table:table-cell office:value-type="float" office:value="809225000" calcext:value-type="float">
            <text:p>809225000</text:p>
          </table:table-cell>
          <table:table-cell office:value-type="float" office:value="833158000" calcext:value-type="float">
            <text:p>833158000</text:p>
          </table:table-cell>
          <table:table-cell office:value-type="float" office:value="834939000" calcext:value-type="float">
            <text:p>834939000</text:p>
          </table:table-cell>
          <table:table-cell office:value-type="float" office:value="828696000" calcext:value-type="float">
            <text:p>828696000</text:p>
          </table:table-cell>
          <table:table-cell office:value-type="float" office:value="808297000" calcext:value-type="float">
            <text:p>808297000</text:p>
          </table:table-cell>
          <table:table-cell office:value-type="float" office:value="833158000" calcext:value-type="float">
            <text:p>833158000</text:p>
          </table:table-cell>
          <table:table-cell office:value-type="float" office:value="834939000" calcext:value-type="float">
            <text:p>834939000</text:p>
          </table:table-cell>
          <table:table-cell office:value-type="float" office:value="828759000" calcext:value-type="float">
            <text:p>828759000</text:p>
          </table:table-cell>
          <table:table-cell office:value-type="float" office:value="833158000" calcext:value-type="float">
            <text:p>833158000</text:p>
          </table:table-cell>
          <table:table-cell office:value-type="float" office:value="834939000" calcext:value-type="float">
            <text:p>834939000</text:p>
          </table:table-cell>
          <table:table-cell office:value-type="float" office:value="834935000" calcext:value-type="float">
            <text:p>834935000</text:p>
          </table:table-cell>
          <table:table-cell office:value-type="float" office:value="830552000" calcext:value-type="float">
            <text:p>830552000</text:p>
          </table:table-cell>
          <table:table-cell office:value-type="float" office:value="834943000" calcext:value-type="float">
            <text:p>834943000</text:p>
          </table:table-cell>
          <table:table-cell office:value-type="float" office:value="833884000" calcext:value-type="float">
            <text:p>833884000</text:p>
          </table:table-cell>
          <table:table-cell office:value-type="float" office:value="830227000" calcext:value-type="float">
            <text:p>830227000</text:p>
          </table:table-cell>
          <table:table-cell office:value-type="float" office:value="834939000" calcext:value-type="float">
            <text:p>834939000</text:p>
          </table:table-cell>
          <table:table-cell office:value-type="float" office:value="833941000" calcext:value-type="float">
            <text:p>833941000</text:p>
          </table:table-cell>
          <table:table-cell office:value-type="float" office:value="830656000" calcext:value-type="float">
            <text:p>830656000</text:p>
          </table:table-cell>
          <table:table-cell office:value-type="float" office:value="833863000" calcext:value-type="float">
            <text:p>833863000</text:p>
          </table:table-cell>
          <table:table-cell office:value-type="float" office:value="830671000" calcext:value-type="float">
            <text:p>830671000</text:p>
          </table:table-cell>
          <table:table-cell office:value-type="float" office:value="833821000" calcext:value-type="float">
            <text:p>833821000</text:p>
          </table:table-cell>
          <table:table-cell office:value-type="float" office:value="830460000" calcext:value-type="float">
            <text:p>830460000</text:p>
          </table:table-cell>
          <table:table-cell office:value-type="float" office:value="835334000" calcext:value-type="float">
            <text:p>835334000</text:p>
          </table:table-cell>
          <table:table-cell office:value-type="float" office:value="833773000" calcext:value-type="float">
            <text:p>833773000</text:p>
          </table:table-cell>
          <table:table-cell office:value-type="float" office:value="824341000" calcext:value-type="float">
            <text:p>824341000</text:p>
          </table:table-cell>
          <table:table-cell office:value-type="float" office:value="830713000" calcext:value-type="float">
            <text:p>830713000</text:p>
          </table:table-cell>
          <table:table-cell office:value-type="float" office:value="835225000" calcext:value-type="float">
            <text:p>835225000</text:p>
          </table:table-cell>
          <table:table-cell office:value-type="float" office:value="833873000" calcext:value-type="float">
            <text:p>833873000</text:p>
          </table:table-cell>
          <table:table-cell office:value-type="float" office:value="824341000" calcext:value-type="float">
            <text:p>824341000</text:p>
          </table:table-cell>
          <table:table-cell office:value-type="float" office:value="830439000" calcext:value-type="float">
            <text:p>830439000</text:p>
          </table:table-cell>
          <table:table-cell office:value-type="float" office:value="835156000" calcext:value-type="float">
            <text:p>835156000</text:p>
          </table:table-cell>
          <table:table-cell office:value-type="float" office:value="833843000" calcext:value-type="float">
            <text:p>833843000</text:p>
          </table:table-cell>
          <table:table-cell office:value-type="float" office:value="824341000" calcext:value-type="float">
            <text:p>824341000</text:p>
          </table:table-cell>
          <table:table-cell office:value-type="float" office:value="830529000" calcext:value-type="float">
            <text:p>830529000</text:p>
          </table:table-cell>
          <table:table-cell office:value-type="float" office:value="835213000" calcext:value-type="float">
            <text:p>835213000</text:p>
          </table:table-cell>
          <table:table-cell office:value-type="float" office:value="833859000" calcext:value-type="float">
            <text:p>833859000</text:p>
          </table:table-cell>
          <table:table-cell office:value-type="float" office:value="824341000" calcext:value-type="float">
            <text:p>824341000</text:p>
          </table:table-cell>
          <table:table-cell office:value-type="float" office:value="830598000" calcext:value-type="float">
            <text:p>830598000</text:p>
          </table:table-cell>
          <table:table-cell office:value-type="float" office:value="835222000" calcext:value-type="float">
            <text:p>835222000</text:p>
          </table:table-cell>
          <table:table-cell office:value-type="float" office:value="824341000" calcext:value-type="float">
            <text:p>824341000</text:p>
          </table:table-cell>
          <table:table-cell office:value-type="float" office:value="833908000" calcext:value-type="float">
            <text:p>833908000</text:p>
          </table:table-cell>
          <table:table-cell office:value-type="float" office:value="830745000" calcext:value-type="float">
            <text:p>830745000</text:p>
          </table:table-cell>
          <table:table-cell office:value-type="float" office:value="835340000" calcext:value-type="float">
            <text:p>835340000</text:p>
          </table:table-cell>
          <table:table-cell office:value-type="float" office:value="833908000" calcext:value-type="float">
            <text:p>833908000</text:p>
          </table:table-cell>
          <table:table-cell office:value-type="float" office:value="824337000" calcext:value-type="float">
            <text:p>824337000</text:p>
          </table:table-cell>
          <table:table-cell office:value-type="float" office:value="830481000" calcext:value-type="float">
            <text:p>830481000</text:p>
          </table:table-cell>
          <table:table-cell office:value-type="float" office:value="835172000" calcext:value-type="float">
            <text:p>835172000</text:p>
          </table:table-cell>
          <table:table-cell office:value-type="float" office:value="833825000" calcext:value-type="float">
            <text:p>833825000</text:p>
          </table:table-cell>
          <table:table-cell office:value-type="float" office:value="824337000" calcext:value-type="float">
            <text:p>824337000</text:p>
          </table:table-cell>
          <table:table-cell office:value-type="float" office:value="830726000" calcext:value-type="float">
            <text:p>830726000</text:p>
          </table:table-cell>
          <table:table-cell office:value-type="float" office:value="835296000" calcext:value-type="float">
            <text:p>835296000</text:p>
          </table:table-cell>
          <table:table-cell office:value-type="float" office:value="824340000" calcext:value-type="float">
            <text:p>824340000</text:p>
          </table:table-cell>
          <table:table-cell office:value-type="float" office:value="833635000" calcext:value-type="float">
            <text:p>833635000</text:p>
          </table:table-cell>
          <table:table-cell office:value-type="float" office:value="830457000" calcext:value-type="float">
            <text:p>830457000</text:p>
          </table:table-cell>
          <table:table-cell office:value-type="float" office:value="835233000" calcext:value-type="float">
            <text:p>835233000</text:p>
          </table:table-cell>
          <table:table-cell office:value-type="float" office:value="830426000" calcext:value-type="float">
            <text:p>830426000</text:p>
          </table:table-cell>
          <table:table-cell office:value-type="float" office:value="824335000" calcext:value-type="float">
            <text:p>824335000</text:p>
          </table:table-cell>
          <table:table-cell office:value-type="float" office:value="834125000" calcext:value-type="float">
            <text:p>834125000</text:p>
          </table:table-cell>
          <table:table-cell office:value-type="float" office:value="835205000" calcext:value-type="float">
            <text:p>835205000</text:p>
          </table:table-cell>
          <table:table-cell office:value-type="float" office:value="824340000" calcext:value-type="float">
            <text:p>824340000</text:p>
          </table:table-cell>
          <table:table-cell office:value-type="float" office:value="830472000" calcext:value-type="float">
            <text:p>830472000</text:p>
          </table:table-cell>
          <table:table-cell office:value-type="float" office:value="833805000" calcext:value-type="float">
            <text:p>833805000</text:p>
          </table:table-cell>
          <table:table-cell office:value-type="float" office:value="835269000" calcext:value-type="float">
            <text:p>835269000</text:p>
          </table:table-cell>
          <table:table-cell office:value-type="float" office:value="824340000" calcext:value-type="float">
            <text:p>824340000</text:p>
          </table:table-cell>
          <table:table-cell office:value-type="float" office:value="830461000" calcext:value-type="float">
            <text:p>830461000</text:p>
          </table:table-cell>
          <table:table-cell office:value-type="float" office:value="833818000" calcext:value-type="float">
            <text:p>833818000</text:p>
          </table:table-cell>
          <table:table-cell office:value-type="float" office:value="835350000" calcext:value-type="float">
            <text:p>835350000</text:p>
          </table:table-cell>
          <table:table-cell office:value-type="float" office:value="824335000" calcext:value-type="float">
            <text:p>824335000</text:p>
          </table:table-cell>
          <table:table-cell office:value-type="float" office:value="830356000" calcext:value-type="float">
            <text:p>830356000</text:p>
          </table:table-cell>
          <table:table-cell office:value-type="float" office:value="833965000" calcext:value-type="float">
            <text:p>833965000</text:p>
          </table:table-cell>
          <table:table-cell office:value-type="float" office:value="824339000" calcext:value-type="float">
            <text:p>824339000</text:p>
          </table:table-cell>
          <table:table-cell office:value-type="float" office:value="830401000" calcext:value-type="float">
            <text:p>830401000</text:p>
          </table:table-cell>
          <table:table-cell office:value-type="float" office:value="835338000" calcext:value-type="float">
            <text:p>835338000</text:p>
          </table:table-cell>
          <table:table-cell office:value-type="float" office:value="833791000" calcext:value-type="float">
            <text:p>833791000</text:p>
          </table:table-cell>
          <table:table-cell office:value-type="float" office:value="824340000" calcext:value-type="float">
            <text:p>824340000</text:p>
          </table:table-cell>
          <table:table-cell office:value-type="float" office:value="830368000" calcext:value-type="float">
            <text:p>830368000</text:p>
          </table:table-cell>
          <table:table-cell office:value-type="float" office:value="833830000" calcext:value-type="float">
            <text:p>833830000</text:p>
          </table:table-cell>
          <table:table-cell office:value-type="float" office:value="835260000" calcext:value-type="float">
            <text:p>835260000</text:p>
          </table:table-cell>
          <table:table-cell office:value-type="float" office:value="824340000" calcext:value-type="float">
            <text:p>824340000</text:p>
          </table:table-cell>
          <table:table-cell office:value-type="float" office:value="830525000" calcext:value-type="float">
            <text:p>830525000</text:p>
          </table:table-cell>
          <table:table-cell office:value-type="float" office:value="833799000" calcext:value-type="float">
            <text:p>833799000</text:p>
          </table:table-cell>
          <table:table-cell office:value-type="float" office:value="835374000" calcext:value-type="float">
            <text:p>835374000</text:p>
          </table:table-cell>
          <table:table-cell office:value-type="float" office:value="824339000" calcext:value-type="float">
            <text:p>824339000</text:p>
          </table:table-cell>
          <table:table-cell office:value-type="float" office:value="833807000" calcext:value-type="float">
            <text:p>833807000</text:p>
          </table:table-cell>
          <table:table-cell office:value-type="float" office:value="835286000" calcext:value-type="float">
            <text:p>835286000</text:p>
          </table:table-cell>
          <table:table-cell office:value-type="float" office:value="824340000" calcext:value-type="float">
            <text:p>824340000</text:p>
          </table:table-cell>
          <table:table-cell office:value-type="float" office:value="835261000" calcext:value-type="float">
            <text:p>835261000</text:p>
          </table:table-cell>
          <table:table-cell office:value-type="float" office:value="824339000" calcext:value-type="float">
            <text:p>824339000</text:p>
          </table:table-cell>
          <table:table-cell office:value-type="float" office:value="835254000" calcext:value-type="float">
            <text:p>835254000</text:p>
          </table:table-cell>
          <table:table-cell office:value-type="float" office:value="824340000" calcext:value-type="float">
            <text:p>824340000</text:p>
          </table:table-cell>
          <table:table-cell office:value-type="float" office:value="835244000" calcext:value-type="float">
            <text:p>835244000</text:p>
          </table:table-cell>
          <table:table-cell office:value-type="float" office:value="824339000" calcext:value-type="float">
            <text:p>824339000</text:p>
          </table:table-cell>
          <table:table-cell office:value-type="float" office:value="835233000" calcext:value-type="float">
            <text:p>835233000</text:p>
          </table:table-cell>
          <table:table-cell table:number-columns-repeated="2" office:value-type="float" office:value="836497000" calcext:value-type="float">
            <text:p>836497000</text:p>
          </table:table-cell>
          <table:table-cell office:value-type="float" office:value="836506000" calcext:value-type="float">
            <text:p>836506000</text:p>
          </table:table-cell>
          <table:table-cell office:value-type="float" office:value="825682000" calcext:value-type="float">
            <text:p>825682000</text:p>
          </table:table-cell>
          <table:table-cell office:value-type="float" office:value="836497000" calcext:value-type="float">
            <text:p>836497000</text:p>
          </table:table-cell>
          <table:table-cell office:value-type="float" office:value="836506000" calcext:value-type="float">
            <text:p>836506000</text:p>
          </table:table-cell>
          <table:table-cell office:value-type="float" office:value="825476000" calcext:value-type="float">
            <text:p>825476000</text:p>
          </table:table-cell>
          <table:table-cell office:value-type="float" office:value="836507000" calcext:value-type="float">
            <text:p>836507000</text:p>
          </table:table-cell>
          <table:table-cell office:value-type="float" office:value="836497000" calcext:value-type="float">
            <text:p>836497000</text:p>
          </table:table-cell>
          <table:table-cell office:value-type="float" office:value="836370000" calcext:value-type="float">
            <text:p>836370000</text:p>
          </table:table-cell>
          <table:table-cell office:value-type="float" office:value="825618000" calcext:value-type="float">
            <text:p>825618000</text:p>
          </table:table-cell>
          <table:table-cell office:value-type="float" office:value="836507000" calcext:value-type="float">
            <text:p>836507000</text:p>
          </table:table-cell>
          <table:table-cell office:value-type="float" office:value="836497000" calcext:value-type="float">
            <text:p>836497000</text:p>
          </table:table-cell>
          <table:table-cell office:value-type="float" office:value="836370000" calcext:value-type="float">
            <text:p>836370000</text:p>
          </table:table-cell>
          <table:table-cell office:value-type="float" office:value="825257000" calcext:value-type="float">
            <text:p>825257000</text:p>
          </table:table-cell>
          <table:table-cell office:value-type="float" office:value="836506000" calcext:value-type="float">
            <text:p>836506000</text:p>
          </table:table-cell>
          <table:table-cell office:value-type="float" office:value="836497000" calcext:value-type="float">
            <text:p>836497000</text:p>
          </table:table-cell>
          <table:table-cell office:value-type="float" office:value="836370000" calcext:value-type="float">
            <text:p>836370000</text:p>
          </table:table-cell>
          <table:table-cell office:value-type="float" office:value="825424000" calcext:value-type="float">
            <text:p>825424000</text:p>
          </table:table-cell>
          <table:table-cell office:value-type="float" office:value="836507000" calcext:value-type="float">
            <text:p>836507000</text:p>
          </table:table-cell>
          <table:table-cell office:value-type="float" office:value="836497000" calcext:value-type="float">
            <text:p>836497000</text:p>
          </table:table-cell>
          <table:table-cell office:value-type="float" office:value="836370000" calcext:value-type="float">
            <text:p>836370000</text:p>
          </table:table-cell>
          <table:table-cell office:value-type="float" office:value="825531000" calcext:value-type="float">
            <text:p>825531000</text:p>
          </table:table-cell>
          <table:table-cell office:value-type="float" office:value="836506000" calcext:value-type="float">
            <text:p>836506000</text:p>
          </table:table-cell>
          <table:table-cell office:value-type="float" office:value="836497000" calcext:value-type="float">
            <text:p>836497000</text:p>
          </table:table-cell>
          <table:table-cell office:value-type="float" office:value="836370000" calcext:value-type="float">
            <text:p>836370000</text:p>
          </table:table-cell>
          <table:table-cell office:value-type="float" office:value="825630000" calcext:value-type="float">
            <text:p>825630000</text:p>
          </table:table-cell>
          <table:table-cell office:value-type="float" office:value="836506000" calcext:value-type="float">
            <text:p>836506000</text:p>
          </table:table-cell>
          <table:table-cell office:value-type="float" office:value="836497000" calcext:value-type="float">
            <text:p>836497000</text:p>
          </table:table-cell>
          <table:table-cell office:value-type="float" office:value="836370000" calcext:value-type="float">
            <text:p>836370000</text:p>
          </table:table-cell>
          <table:table-cell office:value-type="float" office:value="825361000" calcext:value-type="float">
            <text:p>825361000</text:p>
          </table:table-cell>
          <table:table-cell office:value-type="float" office:value="836506000" calcext:value-type="float">
            <text:p>836506000</text:p>
          </table:table-cell>
          <table:table-cell office:value-type="float" office:value="836497000" calcext:value-type="float">
            <text:p>836497000</text:p>
          </table:table-cell>
          <table:table-cell office:value-type="float" office:value="836370000" calcext:value-type="float">
            <text:p>836370000</text:p>
          </table:table-cell>
          <table:table-cell office:value-type="float" office:value="825479000" calcext:value-type="float">
            <text:p>825479000</text:p>
          </table:table-cell>
          <table:table-cell office:value-type="float" office:value="836507000" calcext:value-type="float">
            <text:p>836507000</text:p>
          </table:table-cell>
          <table:table-cell office:value-type="float" office:value="836497000" calcext:value-type="float">
            <text:p>836497000</text:p>
          </table:table-cell>
          <table:table-cell office:value-type="float" office:value="836370000" calcext:value-type="float">
            <text:p>836370000</text:p>
          </table:table-cell>
          <table:table-cell office:value-type="float" office:value="825448000" calcext:value-type="float">
            <text:p>825448000</text:p>
          </table:table-cell>
          <table:table-cell office:value-type="float" office:value="836506000" calcext:value-type="float">
            <text:p>836506000</text:p>
          </table:table-cell>
          <table:table-cell office:value-type="float" office:value="836497000" calcext:value-type="float">
            <text:p>836497000</text:p>
          </table:table-cell>
          <table:table-cell office:value-type="float" office:value="825616000" calcext:value-type="float">
            <text:p>825616000</text:p>
          </table:table-cell>
          <table:table-cell office:value-type="float" office:value="836507000" calcext:value-type="float">
            <text:p>836507000</text:p>
          </table:table-cell>
          <table:table-cell office:value-type="float" office:value="836370000" calcext:value-type="float">
            <text:p>836370000</text:p>
          </table:table-cell>
          <table:table-cell office:value-type="float" office:value="836497000" calcext:value-type="float">
            <text:p>836497000</text:p>
          </table:table-cell>
          <table:table-cell office:value-type="float" office:value="836506000" calcext:value-type="float">
            <text:p>836506000</text:p>
          </table:table-cell>
          <table:table-cell office:value-type="float" office:value="825624000" calcext:value-type="float">
            <text:p>825624000</text:p>
          </table:table-cell>
          <table:table-cell office:value-type="float" office:value="836370000" calcext:value-type="float">
            <text:p>836370000</text:p>
          </table:table-cell>
          <table:table-cell office:value-type="float" office:value="836497000" calcext:value-type="float">
            <text:p>836497000</text:p>
          </table:table-cell>
          <table:table-cell office:value-type="float" office:value="836507000" calcext:value-type="float">
            <text:p>836507000</text:p>
          </table:table-cell>
          <table:table-cell office:value-type="float" office:value="825286000" calcext:value-type="float">
            <text:p>825286000</text:p>
          </table:table-cell>
          <table:table-cell office:value-type="float" office:value="836370000" calcext:value-type="float">
            <text:p>836370000</text:p>
          </table:table-cell>
          <table:table-cell office:value-type="float" office:value="836497000" calcext:value-type="float">
            <text:p>836497000</text:p>
          </table:table-cell>
          <table:table-cell office:value-type="float" office:value="836506000" calcext:value-type="float">
            <text:p>836506000</text:p>
          </table:table-cell>
          <table:table-cell office:value-type="float" office:value="825346000" calcext:value-type="float">
            <text:p>825346000</text:p>
          </table:table-cell>
          <table:table-cell office:value-type="float" office:value="836370000" calcext:value-type="float">
            <text:p>836370000</text:p>
          </table:table-cell>
          <table:table-cell office:value-type="float" office:value="836497000" calcext:value-type="float">
            <text:p>836497000</text:p>
          </table:table-cell>
          <table:table-cell office:value-type="float" office:value="836506000" calcext:value-type="float">
            <text:p>836506000</text:p>
          </table:table-cell>
          <table:table-cell office:value-type="float" office:value="825265000" calcext:value-type="float">
            <text:p>825265000</text:p>
          </table:table-cell>
          <table:table-cell office:value-type="float" office:value="836370000" calcext:value-type="float">
            <text:p>836370000</text:p>
          </table:table-cell>
          <table:table-cell office:value-type="float" office:value="836497000" calcext:value-type="float">
            <text:p>836497000</text:p>
          </table:table-cell>
          <table:table-cell office:value-type="float" office:value="836506000" calcext:value-type="float">
            <text:p>836506000</text:p>
          </table:table-cell>
          <table:table-cell office:value-type="float" office:value="825086000" calcext:value-type="float">
            <text:p>825086000</text:p>
          </table:table-cell>
          <table:table-cell office:value-type="float" office:value="836370000" calcext:value-type="float">
            <text:p>836370000</text:p>
          </table:table-cell>
          <table:table-cell office:value-type="float" office:value="836497000" calcext:value-type="float">
            <text:p>836497000</text:p>
          </table:table-cell>
          <table:table-cell office:value-type="float" office:value="836506000" calcext:value-type="float">
            <text:p>836506000</text:p>
          </table:table-cell>
          <table:table-cell office:value-type="float" office:value="825380000" calcext:value-type="float">
            <text:p>825380000</text:p>
          </table:table-cell>
          <table:table-cell office:value-type="float" office:value="836370000" calcext:value-type="float">
            <text:p>836370000</text:p>
          </table:table-cell>
          <table:table-cell office:value-type="float" office:value="836497000" calcext:value-type="float">
            <text:p>836497000</text:p>
          </table:table-cell>
          <table:table-cell office:value-type="float" office:value="836506000" calcext:value-type="float">
            <text:p>836506000</text:p>
          </table:table-cell>
          <table:table-cell office:value-type="float" office:value="825138000" calcext:value-type="float">
            <text:p>825138000</text:p>
          </table:table-cell>
          <table:table-cell office:value-type="float" office:value="836370000" calcext:value-type="float">
            <text:p>836370000</text:p>
          </table:table-cell>
          <table:table-cell office:value-type="float" office:value="836497000" calcext:value-type="float">
            <text:p>836497000</text:p>
          </table:table-cell>
          <table:table-cell office:value-type="float" office:value="836506000" calcext:value-type="float">
            <text:p>836506000</text:p>
          </table:table-cell>
          <table:table-cell office:value-type="float" office:value="825332000" calcext:value-type="float">
            <text:p>825332000</text:p>
          </table:table-cell>
          <table:table-cell office:value-type="float" office:value="836370000" calcext:value-type="float">
            <text:p>836370000</text:p>
          </table:table-cell>
          <table:table-cell office:value-type="float" office:value="825538000" calcext:value-type="float">
            <text:p>825538000</text:p>
          </table:table-cell>
          <table:table-cell table:number-columns-repeated="3" office:value-type="float" office:value="836370000" calcext:value-type="float">
            <text:p>836370000</text:p>
          </table:table-cell>
          <table:table-cell office:value-type="float" office:value="837928000" calcext:value-type="float">
            <text:p>837928000</text:p>
          </table:table-cell>
          <table:table-cell table:number-columns-repeated="21" office:value-type="float" office:value="837930000" calcext:value-type="float">
            <text:p>837930000</text:p>
          </table:table-cell>
          <table:table-cell table:number-columns-repeated="2"/>
          <table:table-cell table:formula="of:=MAX([.A12:.MD12])" office:value-type="float" office:value="837930000" calcext:value-type="float">
            <text:p>837930000</text:p>
          </table:table-cell>
          <table:table-cell table:number-columns-repeated="3"/>
        </table:table-row>
        <table:table-row table:style-name="ro1">
          <table:table-cell office:value-type="float" office:value="825330000" calcext:value-type="float">
            <text:p>825330000</text:p>
          </table:table-cell>
          <table:table-cell office:value-type="float" office:value="825281000" calcext:value-type="float">
            <text:p>825281000</text:p>
          </table:table-cell>
          <table:table-cell office:value-type="float" office:value="826927000" calcext:value-type="float">
            <text:p>826927000</text:p>
          </table:table-cell>
          <table:table-cell office:value-type="float" office:value="828331000" calcext:value-type="float">
            <text:p>828331000</text:p>
          </table:table-cell>
          <table:table-cell office:value-type="float" office:value="825697000" calcext:value-type="float">
            <text:p>825697000</text:p>
          </table:table-cell>
          <table:table-cell office:value-type="float" office:value="824869000" calcext:value-type="float">
            <text:p>824869000</text:p>
          </table:table-cell>
          <table:table-cell office:value-type="float" office:value="827494000" calcext:value-type="float">
            <text:p>827494000</text:p>
          </table:table-cell>
          <table:table-cell office:value-type="float" office:value="827752000" calcext:value-type="float">
            <text:p>827752000</text:p>
          </table:table-cell>
          <table:table-cell office:value-type="float" office:value="825469000" calcext:value-type="float">
            <text:p>825469000</text:p>
          </table:table-cell>
          <table:table-cell office:value-type="float" office:value="825610000" calcext:value-type="float">
            <text:p>825610000</text:p>
          </table:table-cell>
          <table:table-cell office:value-type="float" office:value="826837000" calcext:value-type="float">
            <text:p>826837000</text:p>
          </table:table-cell>
          <table:table-cell office:value-type="float" office:value="827925000" calcext:value-type="float">
            <text:p>827925000</text:p>
          </table:table-cell>
          <table:table-cell office:value-type="float" office:value="825946000" calcext:value-type="float">
            <text:p>825946000</text:p>
          </table:table-cell>
          <table:table-cell office:value-type="float" office:value="824719000" calcext:value-type="float">
            <text:p>824719000</text:p>
          </table:table-cell>
          <table:table-cell office:value-type="float" office:value="827276000" calcext:value-type="float">
            <text:p>827276000</text:p>
          </table:table-cell>
          <table:table-cell office:value-type="float" office:value="827444000" calcext:value-type="float">
            <text:p>827444000</text:p>
          </table:table-cell>
          <table:table-cell office:value-type="float" office:value="825167000" calcext:value-type="float">
            <text:p>825167000</text:p>
          </table:table-cell>
          <table:table-cell office:value-type="float" office:value="824896000" calcext:value-type="float">
            <text:p>824896000</text:p>
          </table:table-cell>
          <table:table-cell office:value-type="float" office:value="827125000" calcext:value-type="float">
            <text:p>827125000</text:p>
          </table:table-cell>
          <table:table-cell office:value-type="float" office:value="825758000" calcext:value-type="float">
            <text:p>825758000</text:p>
          </table:table-cell>
          <table:table-cell office:value-type="float" office:value="827619000" calcext:value-type="float">
            <text:p>827619000</text:p>
          </table:table-cell>
          <table:table-cell office:value-type="float" office:value="825809000" calcext:value-type="float">
            <text:p>825809000</text:p>
          </table:table-cell>
          <table:table-cell office:value-type="float" office:value="826650000" calcext:value-type="float">
            <text:p>826650000</text:p>
          </table:table-cell>
          <table:table-cell office:value-type="float" office:value="825773000" calcext:value-type="float">
            <text:p>825773000</text:p>
          </table:table-cell>
          <table:table-cell office:value-type="float" office:value="827630000" calcext:value-type="float">
            <text:p>827630000</text:p>
          </table:table-cell>
          <table:table-cell office:value-type="float" office:value="824311000" calcext:value-type="float">
            <text:p>824311000</text:p>
          </table:table-cell>
          <table:table-cell office:value-type="float" office:value="826768000" calcext:value-type="float">
            <text:p>826768000</text:p>
          </table:table-cell>
          <table:table-cell office:value-type="float" office:value="825606000" calcext:value-type="float">
            <text:p>825606000</text:p>
          </table:table-cell>
          <table:table-cell office:value-type="float" office:value="824957000" calcext:value-type="float">
            <text:p>824957000</text:p>
          </table:table-cell>
          <table:table-cell office:value-type="float" office:value="826938000" calcext:value-type="float">
            <text:p>826938000</text:p>
          </table:table-cell>
          <table:table-cell office:value-type="float" office:value="826888000" calcext:value-type="float">
            <text:p>826888000</text:p>
          </table:table-cell>
          <table:table-cell office:value-type="float" office:value="825440000" calcext:value-type="float">
            <text:p>825440000</text:p>
          </table:table-cell>
          <table:table-cell office:value-type="float" office:value="824925000" calcext:value-type="float">
            <text:p>824925000</text:p>
          </table:table-cell>
          <table:table-cell office:value-type="float" office:value="827027000" calcext:value-type="float">
            <text:p>827027000</text:p>
          </table:table-cell>
          <table:table-cell office:value-type="float" office:value="827447000" calcext:value-type="float">
            <text:p>827447000</text:p>
          </table:table-cell>
          <table:table-cell office:value-type="float" office:value="824876000" calcext:value-type="float">
            <text:p>824876000</text:p>
          </table:table-cell>
          <table:table-cell office:value-type="float" office:value="824769000" calcext:value-type="float">
            <text:p>824769000</text:p>
          </table:table-cell>
          <table:table-cell office:value-type="float" office:value="827773000" calcext:value-type="float">
            <text:p>827773000</text:p>
          </table:table-cell>
          <table:table-cell office:value-type="float" office:value="827664000" calcext:value-type="float">
            <text:p>827664000</text:p>
          </table:table-cell>
          <table:table-cell office:value-type="float" office:value="824811000" calcext:value-type="float">
            <text:p>824811000</text:p>
          </table:table-cell>
          <table:table-cell office:value-type="float" office:value="824158000" calcext:value-type="float">
            <text:p>824158000</text:p>
          </table:table-cell>
          <table:table-cell office:value-type="float" office:value="827549000" calcext:value-type="float">
            <text:p>827549000</text:p>
          </table:table-cell>
          <table:table-cell office:value-type="float" office:value="825258000" calcext:value-type="float">
            <text:p>825258000</text:p>
          </table:table-cell>
          <table:table-cell office:value-type="float" office:value="828531000" calcext:value-type="float">
            <text:p>828531000</text:p>
          </table:table-cell>
          <table:table-cell office:value-type="float" office:value="824622000" calcext:value-type="float">
            <text:p>824622000</text:p>
          </table:table-cell>
          <table:table-cell office:value-type="float" office:value="826738000" calcext:value-type="float">
            <text:p>826738000</text:p>
          </table:table-cell>
          <table:table-cell office:value-type="float" office:value="824659000" calcext:value-type="float">
            <text:p>824659000</text:p>
          </table:table-cell>
          <table:table-cell office:value-type="float" office:value="828247000" calcext:value-type="float">
            <text:p>828247000</text:p>
          </table:table-cell>
          <table:table-cell office:value-type="float" office:value="824862000" calcext:value-type="float">
            <text:p>824862000</text:p>
          </table:table-cell>
          <table:table-cell office:value-type="float" office:value="826973000" calcext:value-type="float">
            <text:p>826973000</text:p>
          </table:table-cell>
          <table:table-cell office:value-type="float" office:value="825579000" calcext:value-type="float">
            <text:p>825579000</text:p>
          </table:table-cell>
          <table:table-cell office:value-type="float" office:value="828241000" calcext:value-type="float">
            <text:p>828241000</text:p>
          </table:table-cell>
          <table:table-cell office:value-type="float" office:value="825287000" calcext:value-type="float">
            <text:p>825287000</text:p>
          </table:table-cell>
          <table:table-cell office:value-type="float" office:value="827501000" calcext:value-type="float">
            <text:p>827501000</text:p>
          </table:table-cell>
          <table:table-cell office:value-type="float" office:value="825433000" calcext:value-type="float">
            <text:p>825433000</text:p>
          </table:table-cell>
          <table:table-cell office:value-type="float" office:value="824588000" calcext:value-type="float">
            <text:p>824588000</text:p>
          </table:table-cell>
          <table:table-cell office:value-type="float" office:value="827463000" calcext:value-type="float">
            <text:p>827463000</text:p>
          </table:table-cell>
          <table:table-cell office:value-type="float" office:value="826550000" calcext:value-type="float">
            <text:p>826550000</text:p>
          </table:table-cell>
          <table:table-cell office:value-type="float" office:value="825675000" calcext:value-type="float">
            <text:p>825675000</text:p>
          </table:table-cell>
          <table:table-cell office:value-type="float" office:value="824540000" calcext:value-type="float">
            <text:p>824540000</text:p>
          </table:table-cell>
          <table:table-cell office:value-type="float" office:value="827462000" calcext:value-type="float">
            <text:p>827462000</text:p>
          </table:table-cell>
          <table:table-cell office:value-type="float" office:value="828267000" calcext:value-type="float">
            <text:p>828267000</text:p>
          </table:table-cell>
          <table:table-cell office:value-type="float" office:value="825365000" calcext:value-type="float">
            <text:p>825365000</text:p>
          </table:table-cell>
          <table:table-cell office:value-type="float" office:value="824335000" calcext:value-type="float">
            <text:p>824335000</text:p>
          </table:table-cell>
          <table:table-cell office:value-type="float" office:value="827076000" calcext:value-type="float">
            <text:p>827076000</text:p>
          </table:table-cell>
          <table:table-cell office:value-type="float" office:value="825443000" calcext:value-type="float">
            <text:p>825443000</text:p>
          </table:table-cell>
          <table:table-cell office:value-type="float" office:value="828019000" calcext:value-type="float">
            <text:p>828019000</text:p>
          </table:table-cell>
          <table:table-cell office:value-type="float" office:value="825371000" calcext:value-type="float">
            <text:p>825371000</text:p>
          </table:table-cell>
          <table:table-cell office:value-type="float" office:value="824748000" calcext:value-type="float">
            <text:p>824748000</text:p>
          </table:table-cell>
          <table:table-cell office:value-type="float" office:value="827522000" calcext:value-type="float">
            <text:p>827522000</text:p>
          </table:table-cell>
          <table:table-cell office:value-type="float" office:value="828158000" calcext:value-type="float">
            <text:p>828158000</text:p>
          </table:table-cell>
          <table:table-cell office:value-type="float" office:value="824697000" calcext:value-type="float">
            <text:p>824697000</text:p>
          </table:table-cell>
          <table:table-cell office:value-type="float" office:value="824961000" calcext:value-type="float">
            <text:p>824961000</text:p>
          </table:table-cell>
          <table:table-cell office:value-type="float" office:value="827677000" calcext:value-type="float">
            <text:p>827677000</text:p>
          </table:table-cell>
          <table:table-cell office:value-type="float" office:value="827616000" calcext:value-type="float">
            <text:p>827616000</text:p>
          </table:table-cell>
          <table:table-cell office:value-type="float" office:value="824560000" calcext:value-type="float">
            <text:p>824560000</text:p>
          </table:table-cell>
          <table:table-cell office:value-type="float" office:value="827210000" calcext:value-type="float">
            <text:p>827210000</text:p>
          </table:table-cell>
          <table:table-cell office:value-type="float" office:value="827901000" calcext:value-type="float">
            <text:p>827901000</text:p>
          </table:table-cell>
          <table:table-cell office:value-type="float" office:value="827715000" calcext:value-type="float">
            <text:p>827715000</text:p>
          </table:table-cell>
          <table:table-cell office:value-type="float" office:value="826827000" calcext:value-type="float">
            <text:p>826827000</text:p>
          </table:table-cell>
          <table:table-cell office:value-type="float" office:value="824755000" calcext:value-type="float">
            <text:p>824755000</text:p>
          </table:table-cell>
          <table:table-cell office:value-type="float" office:value="827451000" calcext:value-type="float">
            <text:p>827451000</text:p>
          </table:table-cell>
          <table:table-cell office:value-type="float" office:value="825501000" calcext:value-type="float">
            <text:p>825501000</text:p>
          </table:table-cell>
          <table:table-cell office:value-type="float" office:value="824483000" calcext:value-type="float">
            <text:p>824483000</text:p>
          </table:table-cell>
          <table:table-cell office:value-type="float" office:value="825123000" calcext:value-type="float">
            <text:p>825123000</text:p>
          </table:table-cell>
          <table:table-cell office:value-type="float" office:value="827748000" calcext:value-type="float">
            <text:p>827748000</text:p>
          </table:table-cell>
          <table:table-cell office:value-type="float" office:value="824943000" calcext:value-type="float">
            <text:p>824943000</text:p>
          </table:table-cell>
          <table:table-cell office:value-type="float" office:value="825042000" calcext:value-type="float">
            <text:p>825042000</text:p>
          </table:table-cell>
          <table:table-cell office:value-type="float" office:value="826856000" calcext:value-type="float">
            <text:p>826856000</text:p>
          </table:table-cell>
          <table:table-cell office:value-type="float" office:value="825087000" calcext:value-type="float">
            <text:p>825087000</text:p>
          </table:table-cell>
          <table:table-cell office:value-type="float" office:value="824760000" calcext:value-type="float">
            <text:p>824760000</text:p>
          </table:table-cell>
          <table:table-cell office:value-type="float" office:value="827042000" calcext:value-type="float">
            <text:p>827042000</text:p>
          </table:table-cell>
          <table:table-cell office:value-type="float" office:value="825653000" calcext:value-type="float">
            <text:p>825653000</text:p>
          </table:table-cell>
          <table:table-cell office:value-type="float" office:value="827881000" calcext:value-type="float">
            <text:p>827881000</text:p>
          </table:table-cell>
          <table:table-cell office:value-type="float" office:value="825245000" calcext:value-type="float">
            <text:p>825245000</text:p>
          </table:table-cell>
          <table:table-cell table:number-columns-repeated="2" office:value-type="float" office:value="825735000" calcext:value-type="float">
            <text:p>825735000</text:p>
          </table:table-cell>
          <table:table-cell office:value-type="float" office:value="827804000" calcext:value-type="float">
            <text:p>827804000</text:p>
          </table:table-cell>
          <table:table-cell office:value-type="float" office:value="825025000" calcext:value-type="float">
            <text:p>825025000</text:p>
          </table:table-cell>
          <table:table-cell office:value-type="float" office:value="828104000" calcext:value-type="float">
            <text:p>828104000</text:p>
          </table:table-cell>
          <table:table-cell office:value-type="float" office:value="825790000" calcext:value-type="float">
            <text:p>825790000</text:p>
          </table:table-cell>
          <table:table-cell office:value-type="float" office:value="827154000" calcext:value-type="float">
            <text:p>827154000</text:p>
          </table:table-cell>
          <table:table-cell office:value-type="float" office:value="823645000" calcext:value-type="float">
            <text:p>823645000</text:p>
          </table:table-cell>
          <table:table-cell office:value-type="float" office:value="825369000" calcext:value-type="float">
            <text:p>825369000</text:p>
          </table:table-cell>
          <table:table-cell office:value-type="float" office:value="827817000" calcext:value-type="float">
            <text:p>827817000</text:p>
          </table:table-cell>
          <table:table-cell office:value-type="float" office:value="826849000" calcext:value-type="float">
            <text:p>826849000</text:p>
          </table:table-cell>
          <table:table-cell office:value-type="float" office:value="824555000" calcext:value-type="float">
            <text:p>824555000</text:p>
          </table:table-cell>
          <table:table-cell office:value-type="float" office:value="824771000" calcext:value-type="float">
            <text:p>824771000</text:p>
          </table:table-cell>
          <table:table-cell office:value-type="float" office:value="826700000" calcext:value-type="float">
            <text:p>826700000</text:p>
          </table:table-cell>
          <table:table-cell office:value-type="float" office:value="827717000" calcext:value-type="float">
            <text:p>827717000</text:p>
          </table:table-cell>
          <table:table-cell office:value-type="float" office:value="824795000" calcext:value-type="float">
            <text:p>824795000</text:p>
          </table:table-cell>
          <table:table-cell office:value-type="float" office:value="824872000" calcext:value-type="float">
            <text:p>824872000</text:p>
          </table:table-cell>
          <table:table-cell office:value-type="float" office:value="827456000" calcext:value-type="float">
            <text:p>827456000</text:p>
          </table:table-cell>
          <table:table-cell office:value-type="float" office:value="827713000" calcext:value-type="float">
            <text:p>827713000</text:p>
          </table:table-cell>
          <table:table-cell office:value-type="float" office:value="824796000" calcext:value-type="float">
            <text:p>824796000</text:p>
          </table:table-cell>
          <table:table-cell office:value-type="float" office:value="825817000" calcext:value-type="float">
            <text:p>825817000</text:p>
          </table:table-cell>
          <table:table-cell office:value-type="float" office:value="827350000" calcext:value-type="float">
            <text:p>827350000</text:p>
          </table:table-cell>
          <table:table-cell office:value-type="float" office:value="827288000" calcext:value-type="float">
            <text:p>827288000</text:p>
          </table:table-cell>
          <table:table-cell office:value-type="float" office:value="824957000" calcext:value-type="float">
            <text:p>824957000</text:p>
          </table:table-cell>
          <table:table-cell office:value-type="float" office:value="825828000" calcext:value-type="float">
            <text:p>825828000</text:p>
          </table:table-cell>
          <table:table-cell office:value-type="float" office:value="827875000" calcext:value-type="float">
            <text:p>827875000</text:p>
          </table:table-cell>
          <table:table-cell office:value-type="float" office:value="824955000" calcext:value-type="float">
            <text:p>824955000</text:p>
          </table:table-cell>
          <table:table-cell office:value-type="float" office:value="828620000" calcext:value-type="float">
            <text:p>828620000</text:p>
          </table:table-cell>
          <table:table-cell office:value-type="float" office:value="825894000" calcext:value-type="float">
            <text:p>825894000</text:p>
          </table:table-cell>
          <table:table-cell office:value-type="float" office:value="826672000" calcext:value-type="float">
            <text:p>826672000</text:p>
          </table:table-cell>
          <table:table-cell office:value-type="float" office:value="824936000" calcext:value-type="float">
            <text:p>824936000</text:p>
          </table:table-cell>
          <table:table-cell office:value-type="float" office:value="825414000" calcext:value-type="float">
            <text:p>825414000</text:p>
          </table:table-cell>
          <table:table-cell office:value-type="float" office:value="827072000" calcext:value-type="float">
            <text:p>827072000</text:p>
          </table:table-cell>
          <table:table-cell office:value-type="float" office:value="827073000" calcext:value-type="float">
            <text:p>827073000</text:p>
          </table:table-cell>
          <table:table-cell office:value-type="float" office:value="824967000" calcext:value-type="float">
            <text:p>824967000</text:p>
          </table:table-cell>
          <table:table-cell office:value-type="float" office:value="825248000" calcext:value-type="float">
            <text:p>825248000</text:p>
          </table:table-cell>
          <table:table-cell office:value-type="float" office:value="828125000" calcext:value-type="float">
            <text:p>828125000</text:p>
          </table:table-cell>
          <table:table-cell office:value-type="float" office:value="827408000" calcext:value-type="float">
            <text:p>827408000</text:p>
          </table:table-cell>
          <table:table-cell office:value-type="float" office:value="825599000" calcext:value-type="float">
            <text:p>825599000</text:p>
          </table:table-cell>
          <table:table-cell office:value-type="float" office:value="826140000" calcext:value-type="float">
            <text:p>826140000</text:p>
          </table:table-cell>
          <table:table-cell office:value-type="float" office:value="828258000" calcext:value-type="float">
            <text:p>828258000</text:p>
          </table:table-cell>
          <table:table-cell office:value-type="float" office:value="827076000" calcext:value-type="float">
            <text:p>827076000</text:p>
          </table:table-cell>
          <table:table-cell office:value-type="float" office:value="824464000" calcext:value-type="float">
            <text:p>824464000</text:p>
          </table:table-cell>
          <table:table-cell office:value-type="float" office:value="824692000" calcext:value-type="float">
            <text:p>824692000</text:p>
          </table:table-cell>
          <table:table-cell office:value-type="float" office:value="828100000" calcext:value-type="float">
            <text:p>828100000</text:p>
          </table:table-cell>
          <table:table-cell office:value-type="float" office:value="826411000" calcext:value-type="float">
            <text:p>826411000</text:p>
          </table:table-cell>
          <table:table-cell office:value-type="float" office:value="824589000" calcext:value-type="float">
            <text:p>824589000</text:p>
          </table:table-cell>
          <table:table-cell office:value-type="float" office:value="825589000" calcext:value-type="float">
            <text:p>825589000</text:p>
          </table:table-cell>
          <table:table-cell office:value-type="float" office:value="826092000" calcext:value-type="float">
            <text:p>826092000</text:p>
          </table:table-cell>
          <table:table-cell office:value-type="float" office:value="827185000" calcext:value-type="float">
            <text:p>827185000</text:p>
          </table:table-cell>
          <table:table-cell office:value-type="float" office:value="824992000" calcext:value-type="float">
            <text:p>824992000</text:p>
          </table:table-cell>
          <table:table-cell office:value-type="float" office:value="825682000" calcext:value-type="float">
            <text:p>825682000</text:p>
          </table:table-cell>
          <table:table-cell office:value-type="float" office:value="827502000" calcext:value-type="float">
            <text:p>827502000</text:p>
          </table:table-cell>
          <table:table-cell office:value-type="float" office:value="825311000" calcext:value-type="float">
            <text:p>825311000</text:p>
          </table:table-cell>
          <table:table-cell office:value-type="float" office:value="827769000" calcext:value-type="float">
            <text:p>827769000</text:p>
          </table:table-cell>
          <table:table-cell office:value-type="float" office:value="824632000" calcext:value-type="float">
            <text:p>824632000</text:p>
          </table:table-cell>
          <table:table-cell office:value-type="float" office:value="828014000" calcext:value-type="float">
            <text:p>828014000</text:p>
          </table:table-cell>
          <table:table-cell office:value-type="float" office:value="824637000" calcext:value-type="float">
            <text:p>824637000</text:p>
          </table:table-cell>
          <table:table-cell office:value-type="float" office:value="828091000" calcext:value-type="float">
            <text:p>828091000</text:p>
          </table:table-cell>
          <table:table-cell office:value-type="float" office:value="827842000" calcext:value-type="float">
            <text:p>827842000</text:p>
          </table:table-cell>
          <table:table-cell office:value-type="float" office:value="828378000" calcext:value-type="float">
            <text:p>828378000</text:p>
          </table:table-cell>
          <table:table-cell office:value-type="float" office:value="827652000" calcext:value-type="float">
            <text:p>827652000</text:p>
          </table:table-cell>
          <table:table-cell office:value-type="float" office:value="828820000" calcext:value-type="float">
            <text:p>828820000</text:p>
          </table:table-cell>
          <table:table-cell office:value-type="float" office:value="828085000" calcext:value-type="float">
            <text:p>828085000</text:p>
          </table:table-cell>
          <table:table-cell office:value-type="float" office:value="828683000" calcext:value-type="float">
            <text:p>828683000</text:p>
          </table:table-cell>
          <table:table-cell office:value-type="float" office:value="832024000" calcext:value-type="float">
            <text:p>832024000</text:p>
          </table:table-cell>
          <table:table-cell office:value-type="float" office:value="824769000" calcext:value-type="float">
            <text:p>824769000</text:p>
          </table:table-cell>
          <table:table-cell office:value-type="float" office:value="827754000" calcext:value-type="float">
            <text:p>827754000</text:p>
          </table:table-cell>
          <table:table-cell office:value-type="float" office:value="832021000" calcext:value-type="float">
            <text:p>832021000</text:p>
          </table:table-cell>
          <table:table-cell office:value-type="float" office:value="826228000" calcext:value-type="float">
            <text:p>826228000</text:p>
          </table:table-cell>
          <table:table-cell office:value-type="float" office:value="824751000" calcext:value-type="float">
            <text:p>824751000</text:p>
          </table:table-cell>
          <table:table-cell office:value-type="float" office:value="832022000" calcext:value-type="float">
            <text:p>832022000</text:p>
          </table:table-cell>
          <table:table-cell office:value-type="float" office:value="827353000" calcext:value-type="float">
            <text:p>827353000</text:p>
          </table:table-cell>
          <table:table-cell office:value-type="float" office:value="824959000" calcext:value-type="float">
            <text:p>824959000</text:p>
          </table:table-cell>
          <table:table-cell office:value-type="float" office:value="832022000" calcext:value-type="float">
            <text:p>832022000</text:p>
          </table:table-cell>
          <table:table-cell office:value-type="float" office:value="827207000" calcext:value-type="float">
            <text:p>827207000</text:p>
          </table:table-cell>
          <table:table-cell office:value-type="float" office:value="824843000" calcext:value-type="float">
            <text:p>824843000</text:p>
          </table:table-cell>
          <table:table-cell office:value-type="float" office:value="832021000" calcext:value-type="float">
            <text:p>832021000</text:p>
          </table:table-cell>
          <table:table-cell office:value-type="float" office:value="824290000" calcext:value-type="float">
            <text:p>824290000</text:p>
          </table:table-cell>
          <table:table-cell office:value-type="float" office:value="827330000" calcext:value-type="float">
            <text:p>827330000</text:p>
          </table:table-cell>
          <table:table-cell office:value-type="float" office:value="832022000" calcext:value-type="float">
            <text:p>832022000</text:p>
          </table:table-cell>
          <table:table-cell office:value-type="float" office:value="825619000" calcext:value-type="float">
            <text:p>825619000</text:p>
          </table:table-cell>
          <table:table-cell office:value-type="float" office:value="827331000" calcext:value-type="float">
            <text:p>827331000</text:p>
          </table:table-cell>
          <table:table-cell office:value-type="float" office:value="832022000" calcext:value-type="float">
            <text:p>832022000</text:p>
          </table:table-cell>
          <table:table-cell office:value-type="float" office:value="825276000" calcext:value-type="float">
            <text:p>825276000</text:p>
          </table:table-cell>
          <table:table-cell office:value-type="float" office:value="828206000" calcext:value-type="float">
            <text:p>828206000</text:p>
          </table:table-cell>
          <table:table-cell office:value-type="float" office:value="832024000" calcext:value-type="float">
            <text:p>832024000</text:p>
          </table:table-cell>
          <table:table-cell office:value-type="float" office:value="825711000" calcext:value-type="float">
            <text:p>825711000</text:p>
          </table:table-cell>
          <table:table-cell office:value-type="float" office:value="827698000" calcext:value-type="float">
            <text:p>827698000</text:p>
          </table:table-cell>
          <table:table-cell office:value-type="float" office:value="824951000" calcext:value-type="float">
            <text:p>824951000</text:p>
          </table:table-cell>
          <table:table-cell office:value-type="float" office:value="832022000" calcext:value-type="float">
            <text:p>832022000</text:p>
          </table:table-cell>
          <table:table-cell office:value-type="float" office:value="827258000" calcext:value-type="float">
            <text:p>827258000</text:p>
          </table:table-cell>
          <table:table-cell office:value-type="float" office:value="825438000" calcext:value-type="float">
            <text:p>825438000</text:p>
          </table:table-cell>
          <table:table-cell office:value-type="float" office:value="832022000" calcext:value-type="float">
            <text:p>832022000</text:p>
          </table:table-cell>
          <table:table-cell office:value-type="float" office:value="827493000" calcext:value-type="float">
            <text:p>827493000</text:p>
          </table:table-cell>
          <table:table-cell office:value-type="float" office:value="825060000" calcext:value-type="float">
            <text:p>825060000</text:p>
          </table:table-cell>
          <table:table-cell office:value-type="float" office:value="832021000" calcext:value-type="float">
            <text:p>832021000</text:p>
          </table:table-cell>
          <table:table-cell office:value-type="float" office:value="833289000" calcext:value-type="float">
            <text:p>833289000</text:p>
          </table:table-cell>
          <table:table-cell office:value-type="float" office:value="827243000" calcext:value-type="float">
            <text:p>827243000</text:p>
          </table:table-cell>
          <table:table-cell office:value-type="float" office:value="825162000" calcext:value-type="float">
            <text:p>825162000</text:p>
          </table:table-cell>
          <table:table-cell office:value-type="float" office:value="832024000" calcext:value-type="float">
            <text:p>832024000</text:p>
          </table:table-cell>
          <table:table-cell office:value-type="float" office:value="827438000" calcext:value-type="float">
            <text:p>827438000</text:p>
          </table:table-cell>
          <table:table-cell office:value-type="float" office:value="833282000" calcext:value-type="float">
            <text:p>833282000</text:p>
          </table:table-cell>
          <table:table-cell office:value-type="float" office:value="824347000" calcext:value-type="float">
            <text:p>824347000</text:p>
          </table:table-cell>
          <table:table-cell office:value-type="float" office:value="832021000" calcext:value-type="float">
            <text:p>832021000</text:p>
          </table:table-cell>
          <table:table-cell office:value-type="float" office:value="826814000" calcext:value-type="float">
            <text:p>826814000</text:p>
          </table:table-cell>
          <table:table-cell office:value-type="float" office:value="833294000" calcext:value-type="float">
            <text:p>833294000</text:p>
          </table:table-cell>
          <table:table-cell office:value-type="float" office:value="823953000" calcext:value-type="float">
            <text:p>823953000</text:p>
          </table:table-cell>
          <table:table-cell office:value-type="float" office:value="832022000" calcext:value-type="float">
            <text:p>832022000</text:p>
          </table:table-cell>
          <table:table-cell office:value-type="float" office:value="827099000" calcext:value-type="float">
            <text:p>827099000</text:p>
          </table:table-cell>
          <table:table-cell office:value-type="float" office:value="833288000" calcext:value-type="float">
            <text:p>833288000</text:p>
          </table:table-cell>
          <table:table-cell office:value-type="float" office:value="825899000" calcext:value-type="float">
            <text:p>825899000</text:p>
          </table:table-cell>
          <table:table-cell office:value-type="float" office:value="827581000" calcext:value-type="float">
            <text:p>827581000</text:p>
          </table:table-cell>
          <table:table-cell office:value-type="float" office:value="832022000" calcext:value-type="float">
            <text:p>832022000</text:p>
          </table:table-cell>
          <table:table-cell office:value-type="float" office:value="824223000" calcext:value-type="float">
            <text:p>824223000</text:p>
          </table:table-cell>
          <table:table-cell office:value-type="float" office:value="833289000" calcext:value-type="float">
            <text:p>833289000</text:p>
          </table:table-cell>
          <table:table-cell office:value-type="float" office:value="826691000" calcext:value-type="float">
            <text:p>826691000</text:p>
          </table:table-cell>
          <table:table-cell office:value-type="float" office:value="832021000" calcext:value-type="float">
            <text:p>832021000</text:p>
          </table:table-cell>
          <table:table-cell office:value-type="float" office:value="824417000" calcext:value-type="float">
            <text:p>824417000</text:p>
          </table:table-cell>
          <table:table-cell office:value-type="float" office:value="833288000" calcext:value-type="float">
            <text:p>833288000</text:p>
          </table:table-cell>
          <table:table-cell office:value-type="float" office:value="826778000" calcext:value-type="float">
            <text:p>826778000</text:p>
          </table:table-cell>
          <table:table-cell office:value-type="float" office:value="832021000" calcext:value-type="float">
            <text:p>832021000</text:p>
          </table:table-cell>
          <table:table-cell office:value-type="float" office:value="824972000" calcext:value-type="float">
            <text:p>824972000</text:p>
          </table:table-cell>
          <table:table-cell office:value-type="float" office:value="826954000" calcext:value-type="float">
            <text:p>826954000</text:p>
          </table:table-cell>
          <table:table-cell office:value-type="float" office:value="832021000" calcext:value-type="float">
            <text:p>832021000</text:p>
          </table:table-cell>
          <table:table-cell office:value-type="float" office:value="833288000" calcext:value-type="float">
            <text:p>833288000</text:p>
          </table:table-cell>
          <table:table-cell office:value-type="float" office:value="823796000" calcext:value-type="float">
            <text:p>823796000</text:p>
          </table:table-cell>
          <table:table-cell office:value-type="float" office:value="827311000" calcext:value-type="float">
            <text:p>827311000</text:p>
          </table:table-cell>
          <table:table-cell office:value-type="float" office:value="832022000" calcext:value-type="float">
            <text:p>832022000</text:p>
          </table:table-cell>
          <table:table-cell office:value-type="float" office:value="833295000" calcext:value-type="float">
            <text:p>833295000</text:p>
          </table:table-cell>
          <table:table-cell office:value-type="float" office:value="824534000" calcext:value-type="float">
            <text:p>824534000</text:p>
          </table:table-cell>
          <table:table-cell office:value-type="float" office:value="827392000" calcext:value-type="float">
            <text:p>827392000</text:p>
          </table:table-cell>
          <table:table-cell office:value-type="float" office:value="832021000" calcext:value-type="float">
            <text:p>832021000</text:p>
          </table:table-cell>
          <table:table-cell office:value-type="float" office:value="833289000" calcext:value-type="float">
            <text:p>833289000</text:p>
          </table:table-cell>
          <table:table-cell office:value-type="float" office:value="827141000" calcext:value-type="float">
            <text:p>827141000</text:p>
          </table:table-cell>
          <table:table-cell office:value-type="float" office:value="833282000" calcext:value-type="float">
            <text:p>833282000</text:p>
          </table:table-cell>
          <table:table-cell office:value-type="float" office:value="833288000" calcext:value-type="float">
            <text:p>833288000</text:p>
          </table:table-cell>
          <table:table-cell office:value-type="float" office:value="833133000" calcext:value-type="float">
            <text:p>833133000</text:p>
          </table:table-cell>
          <table:table-cell office:value-type="float" office:value="833292000" calcext:value-type="float">
            <text:p>833292000</text:p>
          </table:table-cell>
          <table:table-cell office:value-type="float" office:value="833288000" calcext:value-type="float">
            <text:p>833288000</text:p>
          </table:table-cell>
          <table:table-cell office:value-type="float" office:value="833158000" calcext:value-type="float">
            <text:p>833158000</text:p>
          </table:table-cell>
          <table:table-cell office:value-type="float" office:value="833294000" calcext:value-type="float">
            <text:p>833294000</text:p>
          </table:table-cell>
          <table:table-cell office:value-type="float" office:value="833347000" calcext:value-type="float">
            <text:p>833347000</text:p>
          </table:table-cell>
          <table:table-cell office:value-type="float" office:value="833288000" calcext:value-type="float">
            <text:p>833288000</text:p>
          </table:table-cell>
          <table:table-cell office:value-type="float" office:value="833304000" calcext:value-type="float">
            <text:p>833304000</text:p>
          </table:table-cell>
          <table:table-cell office:value-type="float" office:value="833295000" calcext:value-type="float">
            <text:p>833295000</text:p>
          </table:table-cell>
          <table:table-cell office:value-type="float" office:value="832324000" calcext:value-type="float">
            <text:p>832324000</text:p>
          </table:table-cell>
          <table:table-cell office:value-type="float" office:value="833214000" calcext:value-type="float">
            <text:p>833214000</text:p>
          </table:table-cell>
          <table:table-cell office:value-type="float" office:value="832867000" calcext:value-type="float">
            <text:p>832867000</text:p>
          </table:table-cell>
          <table:table-cell office:value-type="float" office:value="833287000" calcext:value-type="float">
            <text:p>833287000</text:p>
          </table:table-cell>
          <table:table-cell office:value-type="float" office:value="832324000" calcext:value-type="float">
            <text:p>832324000</text:p>
          </table:table-cell>
          <table:table-cell office:value-type="float" office:value="833106000" calcext:value-type="float">
            <text:p>833106000</text:p>
          </table:table-cell>
          <table:table-cell office:value-type="float" office:value="832867000" calcext:value-type="float">
            <text:p>832867000</text:p>
          </table:table-cell>
          <table:table-cell office:value-type="float" office:value="833295000" calcext:value-type="float">
            <text:p>833295000</text:p>
          </table:table-cell>
          <table:table-cell office:value-type="float" office:value="832324000" calcext:value-type="float">
            <text:p>832324000</text:p>
          </table:table-cell>
          <table:table-cell office:value-type="float" office:value="833273000" calcext:value-type="float">
            <text:p>833273000</text:p>
          </table:table-cell>
          <table:table-cell office:value-type="float" office:value="832867000" calcext:value-type="float">
            <text:p>832867000</text:p>
          </table:table-cell>
          <table:table-cell office:value-type="float" office:value="832324000" calcext:value-type="float">
            <text:p>832324000</text:p>
          </table:table-cell>
          <table:table-cell office:value-type="float" office:value="833350000" calcext:value-type="float">
            <text:p>833350000</text:p>
          </table:table-cell>
          <table:table-cell office:value-type="float" office:value="833282000" calcext:value-type="float">
            <text:p>833282000</text:p>
          </table:table-cell>
          <table:table-cell office:value-type="float" office:value="832867000" calcext:value-type="float">
            <text:p>832867000</text:p>
          </table:table-cell>
          <table:table-cell office:value-type="float" office:value="832324000" calcext:value-type="float">
            <text:p>832324000</text:p>
          </table:table-cell>
          <table:table-cell office:value-type="float" office:value="833399000" calcext:value-type="float">
            <text:p>833399000</text:p>
          </table:table-cell>
          <table:table-cell office:value-type="float" office:value="833282000" calcext:value-type="float">
            <text:p>833282000</text:p>
          </table:table-cell>
          <table:table-cell office:value-type="float" office:value="832867000" calcext:value-type="float">
            <text:p>832867000</text:p>
          </table:table-cell>
          <table:table-cell office:value-type="float" office:value="832324000" calcext:value-type="float">
            <text:p>832324000</text:p>
          </table:table-cell>
          <table:table-cell office:value-type="float" office:value="833389000" calcext:value-type="float">
            <text:p>833389000</text:p>
          </table:table-cell>
          <table:table-cell office:value-type="float" office:value="833294000" calcext:value-type="float">
            <text:p>833294000</text:p>
          </table:table-cell>
          <table:table-cell office:value-type="float" office:value="832867000" calcext:value-type="float">
            <text:p>832867000</text:p>
          </table:table-cell>
          <table:table-cell office:value-type="float" office:value="832324000" calcext:value-type="float">
            <text:p>832324000</text:p>
          </table:table-cell>
          <table:table-cell office:value-type="float" office:value="833186000" calcext:value-type="float">
            <text:p>833186000</text:p>
          </table:table-cell>
          <table:table-cell office:value-type="float" office:value="832867000" calcext:value-type="float">
            <text:p>832867000</text:p>
          </table:table-cell>
          <table:table-cell office:value-type="float" office:value="832324000" calcext:value-type="float">
            <text:p>832324000</text:p>
          </table:table-cell>
          <table:table-cell office:value-type="float" office:value="833011000" calcext:value-type="float">
            <text:p>833011000</text:p>
          </table:table-cell>
          <table:table-cell office:value-type="float" office:value="832867000" calcext:value-type="float">
            <text:p>832867000</text:p>
          </table:table-cell>
          <table:table-cell office:value-type="float" office:value="832324000" calcext:value-type="float">
            <text:p>832324000</text:p>
          </table:table-cell>
          <table:table-cell office:value-type="float" office:value="833130000" calcext:value-type="float">
            <text:p>833130000</text:p>
          </table:table-cell>
          <table:table-cell office:value-type="float" office:value="834419000" calcext:value-type="float">
            <text:p>834419000</text:p>
          </table:table-cell>
          <table:table-cell office:value-type="float" office:value="832867000" calcext:value-type="float">
            <text:p>832867000</text:p>
          </table:table-cell>
          <table:table-cell office:value-type="float" office:value="833277000" calcext:value-type="float">
            <text:p>833277000</text:p>
          </table:table-cell>
          <table:table-cell office:value-type="float" office:value="832324000" calcext:value-type="float">
            <text:p>832324000</text:p>
          </table:table-cell>
          <table:table-cell office:value-type="float" office:value="834179000" calcext:value-type="float">
            <text:p>834179000</text:p>
          </table:table-cell>
          <table:table-cell office:value-type="float" office:value="832867000" calcext:value-type="float">
            <text:p>832867000</text:p>
          </table:table-cell>
          <table:table-cell office:value-type="float" office:value="833226000" calcext:value-type="float">
            <text:p>833226000</text:p>
          </table:table-cell>
          <table:table-cell office:value-type="float" office:value="832324000" calcext:value-type="float">
            <text:p>832324000</text:p>
          </table:table-cell>
          <table:table-cell office:value-type="float" office:value="832867000" calcext:value-type="float">
            <text:p>832867000</text:p>
          </table:table-cell>
          <table:table-cell office:value-type="float" office:value="834053000" calcext:value-type="float">
            <text:p>834053000</text:p>
          </table:table-cell>
          <table:table-cell office:value-type="float" office:value="833289000" calcext:value-type="float">
            <text:p>833289000</text:p>
          </table:table-cell>
          <table:table-cell office:value-type="float" office:value="832324000" calcext:value-type="float">
            <text:p>832324000</text:p>
          </table:table-cell>
          <table:table-cell office:value-type="float" office:value="832867000" calcext:value-type="float">
            <text:p>832867000</text:p>
          </table:table-cell>
          <table:table-cell office:value-type="float" office:value="833317000" calcext:value-type="float">
            <text:p>833317000</text:p>
          </table:table-cell>
          <table:table-cell office:value-type="float" office:value="834233000" calcext:value-type="float">
            <text:p>834233000</text:p>
          </table:table-cell>
          <table:table-cell office:value-type="float" office:value="832324000" calcext:value-type="float">
            <text:p>832324000</text:p>
          </table:table-cell>
          <table:table-cell office:value-type="float" office:value="832867000" calcext:value-type="float">
            <text:p>832867000</text:p>
          </table:table-cell>
          <table:table-cell office:value-type="float" office:value="833244000" calcext:value-type="float">
            <text:p>833244000</text:p>
          </table:table-cell>
          <table:table-cell office:value-type="float" office:value="832324000" calcext:value-type="float">
            <text:p>832324000</text:p>
          </table:table-cell>
          <table:table-cell office:value-type="float" office:value="834229000" calcext:value-type="float">
            <text:p>834229000</text:p>
          </table:table-cell>
          <table:table-cell office:value-type="float" office:value="832867000" calcext:value-type="float">
            <text:p>832867000</text:p>
          </table:table-cell>
          <table:table-cell office:value-type="float" office:value="833205000" calcext:value-type="float">
            <text:p>833205000</text:p>
          </table:table-cell>
          <table:table-cell office:value-type="float" office:value="832324000" calcext:value-type="float">
            <text:p>832324000</text:p>
          </table:table-cell>
          <table:table-cell office:value-type="float" office:value="834438000" calcext:value-type="float">
            <text:p>834438000</text:p>
          </table:table-cell>
          <table:table-cell office:value-type="float" office:value="832867000" calcext:value-type="float">
            <text:p>832867000</text:p>
          </table:table-cell>
          <table:table-cell office:value-type="float" office:value="832324000" calcext:value-type="float">
            <text:p>832324000</text:p>
          </table:table-cell>
          <table:table-cell office:value-type="float" office:value="834201000" calcext:value-type="float">
            <text:p>834201000</text:p>
          </table:table-cell>
          <table:table-cell office:value-type="float" office:value="832867000" calcext:value-type="float">
            <text:p>832867000</text:p>
          </table:table-cell>
          <table:table-cell office:value-type="float" office:value="832324000" calcext:value-type="float">
            <text:p>832324000</text:p>
          </table:table-cell>
          <table:table-cell office:value-type="float" office:value="834265000" calcext:value-type="float">
            <text:p>834265000</text:p>
          </table:table-cell>
          <table:table-cell office:value-type="float" office:value="832867000" calcext:value-type="float">
            <text:p>832867000</text:p>
          </table:table-cell>
          <table:table-cell office:value-type="float" office:value="832324000" calcext:value-type="float">
            <text:p>832324000</text:p>
          </table:table-cell>
          <table:table-cell office:value-type="float" office:value="832867000" calcext:value-type="float">
            <text:p>832867000</text:p>
          </table:table-cell>
          <table:table-cell office:value-type="float" office:value="834174000" calcext:value-type="float">
            <text:p>834174000</text:p>
          </table:table-cell>
          <table:table-cell office:value-type="float" office:value="832324000" calcext:value-type="float">
            <text:p>832324000</text:p>
          </table:table-cell>
          <table:table-cell office:value-type="float" office:value="832867000" calcext:value-type="float">
            <text:p>832867000</text:p>
          </table:table-cell>
          <table:table-cell office:value-type="float" office:value="834103000" calcext:value-type="float">
            <text:p>834103000</text:p>
          </table:table-cell>
          <table:table-cell office:value-type="float" office:value="832324000" calcext:value-type="float">
            <text:p>832324000</text:p>
          </table:table-cell>
          <table:table-cell office:value-type="float" office:value="832867000" calcext:value-type="float">
            <text:p>832867000</text:p>
          </table:table-cell>
          <table:table-cell office:value-type="float" office:value="834219000" calcext:value-type="float">
            <text:p>834219000</text:p>
          </table:table-cell>
          <table:table-cell office:value-type="float" office:value="834416000" calcext:value-type="float">
            <text:p>834416000</text:p>
          </table:table-cell>
          <table:table-cell office:value-type="float" office:value="834175000" calcext:value-type="float">
            <text:p>834175000</text:p>
          </table:table-cell>
          <table:table-cell office:value-type="float" office:value="834252000" calcext:value-type="float">
            <text:p>834252000</text:p>
          </table:table-cell>
          <table:table-cell office:value-type="float" office:value="834189000" calcext:value-type="float">
            <text:p>834189000</text:p>
          </table:table-cell>
          <table:table-cell office:value-type="float" office:value="834185000" calcext:value-type="float">
            <text:p>834185000</text:p>
          </table:table-cell>
          <table:table-cell office:value-type="float" office:value="834496000" calcext:value-type="float">
            <text:p>834496000</text:p>
          </table:table-cell>
          <table:table-cell office:value-type="float" office:value="834321000" calcext:value-type="float">
            <text:p>834321000</text:p>
          </table:table-cell>
          <table:table-cell office:value-type="float" office:value="834407000" calcext:value-type="float">
            <text:p>834407000</text:p>
          </table:table-cell>
          <table:table-cell office:value-type="float" office:value="834455000" calcext:value-type="float">
            <text:p>834455000</text:p>
          </table:table-cell>
          <table:table-cell table:number-columns-repeated="22" office:value-type="float" office:value="838259000" calcext:value-type="float">
            <text:p>838259000</text:p>
          </table:table-cell>
          <table:table-cell/>
          <table:table-cell table:formula="of:=MAX([.A13:.MD13])" office:value-type="float" office:value="838259000" calcext:value-type="float">
            <text:p>838259000</text:p>
          </table:table-cell>
          <table:table-cell table:number-columns-repeated="3"/>
        </table:table-row>
        <table:table-row table:style-name="ro1" table:number-rows-repeated="1048562">
          <table:table-cell table:number-columns-repeated="348"/>
        </table:table-row>
        <table:table-row table:style-name="ro1">
          <table:table-cell table:number-columns-repeated="3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0/00/0000</text:date>, <text:time style:data-style-name="N2" text:time-value="16:16:16.8549748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7T16:18:44.237592238</dc:date>
    <meta:editing-duration>PT5M45S</meta:editing-duration>
    <meta:editing-cycles>2</meta:editing-cycles>
    <meta:generator>LibreOffice/5.1.6.2$Linux_X86_64 LibreOffice_project/10m0$Build-2</meta:generator>
    <meta:document-statistic meta:table-count="1" meta:cell-count="3452" meta:object-count="0"/>
  </office:meta>
</office:document-meta>
</file>